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47cm"/>
    </style:style>
    <style:style style:name="co2" style:family="table-column">
      <style:table-column-properties fo:break-before="auto" style:column-width="3.657cm"/>
    </style:style>
    <style:style style:name="co3" style:family="table-column">
      <style:table-column-properties fo:break-before="auto" style:column-width="3.847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3.466cm"/>
    </style:style>
    <style:style style:name="co6" style:family="table-column">
      <style:table-column-properties fo:break-before="auto" style:column-width="4.256cm"/>
    </style:style>
    <style:style style:name="co7" style:family="table-column">
      <style:table-column-properties fo:break-before="auto" style:column-width="1.316cm"/>
    </style:style>
    <style:style style:name="co8" style:family="table-column">
      <style:table-column-properties fo:break-before="auto" style:column-width="1.097cm"/>
    </style:style>
    <style:style style:name="co9" style:family="table-column">
      <style:table-column-properties fo:break-before="auto" style:column-width="1.752cm"/>
    </style:style>
    <style:style style:name="co10" style:family="table-column">
      <style:table-column-properties fo:break-before="auto" style:column-width="0.933cm"/>
    </style:style>
    <style:style style:name="co11" style:family="table-column">
      <style:table-column-properties fo:break-before="auto" style:column-width="1.071cm"/>
    </style:style>
    <style:style style:name="co12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6" style:family="table-cell" style:parent-style-name="Default"/>
    <style:style style:name="ce7" style:family="table-cell" style:parent-style-name="Default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2" table:default-cell-style-name="Default"/>
        <table:table-column table:style-name="co1" table:number-columns-repeated="7" table:default-cell-style-name="Default"/>
        <table:table-column table:style-name="co5" table:default-cell-style-name="Default"/>
        <table:table-column table:style-name="co6" table:default-cell-style-name="Default"/>
        <table:table-column table:style-name="co4" table:default-cell-style-name="Default"/>
        <table:table-column table:style-name="co5" table:default-cell-style-name="Default"/>
        <table:table-column table:style-name="co7" table:number-columns-repeated="6" table:default-cell-style-name="Default"/>
        <table:table-column table:style-name="co7" table:default-cell-style-name="ce7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number-columns-repeated="997" table:default-cell-style-name="Default"/>
        <table:table-row table:style-name="ro1">
          <table:table-cell table:style-name="ce1" office:value-type="string" calcext:value-type="string" table:number-columns-spanned="11" table:number-rows-spanned="1">
            <text:p>py</text:p>
          </table:table-cell>
          <table:covered-table-cell table:number-columns-repeated="10" table:style-name="ce3"/>
          <table:table-cell table:style-name="ce1" office:value-type="string" calcext:value-type="string" table:number-columns-spanned="11" table:number-rows-spanned="1">
            <text:p>f</text:p>
          </table:table-cell>
          <table:covered-table-cell table:number-columns-repeated="10" table:style-name="ce3"/>
          <table:table-cell table:style-name="ce5" office:value-type="string" calcext:value-type="string" table:number-columns-spanned="5" table:number-rows-spanned="1">
            <text:p>c</text:p>
          </table:table-cell>
          <table:covered-table-cell table:number-columns-repeated="4" table:style-name="ce3"/>
          <table:table-cell table:style-name="ce3" table:number-columns-repeated="997"/>
        </table:table-row>
        <table:table-row table:style-name="ro2">
          <table:table-cell table:style-name="ce2" office:value-type="string" calcext:value-type="string">
            <text:p>dV_ne</text:p>
          </table:table-cell>
          <table:table-cell table:style-name="ce4" office:value-type="string" calcext:value-type="string">
            <text:p>norm</text:p>
          </table:table-cell>
          <table:table-cell table:style-name="ce4" office:value-type="string" calcext:value-type="string">
            <text:p>coeff</text:p>
          </table:table-cell>
          <table:table-cell table:style-name="ce4" office:value-type="string" calcext:value-type="string">
            <text:p>Kab</text:p>
          </table:table-cell>
          <table:table-cell table:style-name="ce4" office:value-type="string" calcext:value-type="string">
            <text:p>boys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G1</text:p>
          </table:table-cell>
          <table:table-cell table:style-name="ce4" office:value-type="string" calcext:value-type="string">
            <text:p>PG2</text:p>
          </table:table-cell>
          <table:table-cell table:style-name="ce4" office:value-type="string" calcext:value-type="string">
            <text:p>PG3</text:p>
          </table:table-cell>
          <table:table-cell table:style-name="ce4" office:value-type="string" calcext:value-type="string">
            <text:p>PG2</text:p>
          </table:table-cell>
          <table:table-cell table:style-name="ce2" office:value-type="string" calcext:value-type="string">
            <text:p>dV_ne</text:p>
          </table:table-cell>
          <table:table-cell table:style-name="ce4" office:value-type="string" calcext:value-type="string">
            <text:p>norm</text:p>
          </table:table-cell>
          <table:table-cell table:style-name="ce4" office:value-type="string" calcext:value-type="string">
            <text:p>coeff</text:p>
          </table:table-cell>
          <table:table-cell table:style-name="ce4" office:value-type="string" calcext:value-type="string">
            <text:p>Kab</text:p>
          </table:table-cell>
          <table:table-cell table:style-name="ce4" office:value-type="string" calcext:value-type="string">
            <text:p>boys</text:p>
          </table:table-cell>
          <table:table-cell table:style-name="ce4" office:value-type="string" calcext:value-type="string">
            <text:p>x</text:p>
          </table:table-cell>
          <table:table-cell table:style-name="ce4" office:value-type="string" calcext:value-type="string">
            <text:p>p</text:p>
          </table:table-cell>
          <table:table-cell table:style-name="ce4" office:value-type="string" calcext:value-type="string">
            <text:p>PG1</text:p>
          </table:table-cell>
          <table:table-cell table:style-name="ce4" office:value-type="string" calcext:value-type="string">
            <text:p>PG2</text:p>
          </table:table-cell>
          <table:table-cell table:style-name="ce4" office:value-type="string" calcext:value-type="string">
            <text:p>PG3</text:p>
          </table:table-cell>
          <table:table-cell table:style-name="ce4" office:value-type="string" calcext:value-type="string">
            <text:p>PG2</text:p>
          </table:table-cell>
          <table:table-cell table:style-name="ce2" office:value-type="string" calcext:value-type="string">
            <text:p>dV_ne</text:p>
          </table:table-cell>
          <table:table-cell table:style-name="ce4" office:value-type="string" calcext:value-type="string">
            <text:p>norm</text:p>
          </table:table-cell>
          <table:table-cell table:style-name="ce4" office:value-type="string" calcext:value-type="string">
            <text:p>coeff</text:p>
          </table:table-cell>
          <table:table-cell table:style-name="ce4" office:value-type="string" calcext:value-type="string">
            <text:p>Kab</text:p>
          </table:table-cell>
          <table:table-cell table:style-name="ce4" office:value-type="string" calcext:value-type="string">
            <text:p>boys</text:p>
          </table:table-cell>
          <table:table-cell table:style-name="ce4" table:number-columns-repeated="997"/>
        </table:table-row>
        <table:table-row table:style-name="ro2">
          <table:table-cell office:value-type="float" office:value="-0.00774821799122959" calcext:value-type="float">
            <text:p>-0.00774821799122959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0774821718788424" calcext:value-type="float">
            <text:p>-0.0077482171878842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3];6)=ROUND([.L3];6);0;1)" office:value-type="float" office:value="0" calcext:value-type="float">
            <text:p>0</text:p>
          </table:table-cell>
          <table:table-cell table:style-name="ce6" table:formula="of:=IF(ROUND([.B3];6)=ROUND([.M3];6);0;1)" office:value-type="float" office:value="1" calcext:value-type="float">
            <text:p>1</text:p>
          </table:table-cell>
          <table:table-cell table:style-name="ce6" table:formula="of:=IF(ROUND([.C3];6)=ROUND([.N3];6);0;1)" office:value-type="float" office:value="0" calcext:value-type="float">
            <text:p>0</text:p>
          </table:table-cell>
          <table:table-cell table:style-name="ce7" table:formula="of:=IF(ROUND([.D3];6)=ROUND([.O3];6);0;1)" office:value-type="float" office:value="0" calcext:value-type="float">
            <text:p>0</text:p>
          </table:table-cell>
          <table:table-cell table:style-name="ce7" table:formula="of:=IF(ROUND([.E3];6)=ROUND([.P3];6);0;1)" office:value-type="float" office:value="0" calcext:value-type="float">
            <text:p>0</text:p>
          </table:table-cell>
          <table:table-cell table:style-name="ce7" table:formula="of:=IF(ROUND([.F3];6)=ROUND([.Q3];6);0;1)" office:value-type="float" office:value="0" calcext:value-type="float">
            <text:p>0</text:p>
          </table:table-cell>
          <table:table-cell table:style-name="ce7" table:formula="of:=IF(ROUND([.G3];6)=ROUND([.R3];6);0;1)" office:value-type="float" office:value="1" calcext:value-type="float">
            <text:p>1</text:p>
          </table:table-cell>
          <table:table-cell table:style-name="ce7" table:formula="of:=IF(ROUND([.H3];6)=ROUND([.S3];6);0;1)" office:value-type="float" office:value="0" calcext:value-type="float">
            <text:p>0</text:p>
          </table:table-cell>
          <table:table-cell table:style-name="ce7" table:formula="of:=IF(ROUND([.I3];6)=ROUND([.T3];6);0;1)" office:value-type="float" office:value="0" calcext:value-type="float">
            <text:p>0</text:p>
          </table:table-cell>
          <table:table-cell table:style-name="ce7" table:formula="of:=IF(ROUND([.J3];6)=ROUND([.U3];6);0;1)" office:value-type="float" office:value="0" calcext:value-type="float">
            <text:p>0</text:p>
          </table:table-cell>
          <table:table-cell table:style-name="ce7" table:formula="of:=IF(ROUND([.K3];6)=ROUND([.V3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28397527373418" calcext:value-type="float">
            <text:p>-0.0228397527373418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4];6)=ROUND([.L4];6);0;1)" office:value-type="float" office:value="0" calcext:value-type="float">
            <text:p>0</text:p>
          </table:table-cell>
          <table:table-cell table:style-name="ce6" table:formula="of:=IF(ROUND([.B4];6)=ROUND([.M4];6);0;1)" office:value-type="float" office:value="0" calcext:value-type="float">
            <text:p>0</text:p>
          </table:table-cell>
          <table:table-cell table:style-name="ce6" table:formula="of:=IF(ROUND([.C4];6)=ROUND([.N4];6);0;1)" office:value-type="float" office:value="0" calcext:value-type="float">
            <text:p>0</text:p>
          </table:table-cell>
          <table:table-cell table:style-name="ce7" table:formula="of:=IF(ROUND([.D4];6)=ROUND([.O4];6);0;1)" office:value-type="float" office:value="0" calcext:value-type="float">
            <text:p>0</text:p>
          </table:table-cell>
          <table:table-cell table:style-name="ce7" table:formula="of:=IF(ROUND([.E4];6)=ROUND([.P4];6);0;1)" office:value-type="float" office:value="0" calcext:value-type="float">
            <text:p>0</text:p>
          </table:table-cell>
          <table:table-cell table:style-name="ce7" table:formula="of:=IF(ROUND([.F4];6)=ROUND([.Q4];6);0;1)" office:value-type="float" office:value="0" calcext:value-type="float">
            <text:p>0</text:p>
          </table:table-cell>
          <table:table-cell table:style-name="ce7" table:formula="of:=IF(ROUND([.G4];6)=ROUND([.R4];6);0;1)" office:value-type="float" office:value="0" calcext:value-type="float">
            <text:p>0</text:p>
          </table:table-cell>
          <table:table-cell table:style-name="ce7" table:formula="of:=IF(ROUND([.H4];6)=ROUND([.S4];6);0;1)" office:value-type="float" office:value="0" calcext:value-type="float">
            <text:p>0</text:p>
          </table:table-cell>
          <table:table-cell table:style-name="ce7" table:formula="of:=IF(ROUND([.I4];6)=ROUND([.T4];6);0;1)" office:value-type="float" office:value="0" calcext:value-type="float">
            <text:p>0</text:p>
          </table:table-cell>
          <table:table-cell table:style-name="ce7" table:formula="of:=IF(ROUND([.J4];6)=ROUND([.U4];6);0;1)" office:value-type="float" office:value="0" calcext:value-type="float">
            <text:p>0</text:p>
          </table:table-cell>
          <table:table-cell table:style-name="ce7" table:formula="of:=IF(ROUND([.K4];6)=ROUND([.V4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89355664950086" calcext:value-type="float">
            <text:p>-0.0289355664950086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];6)=ROUND([.L5];6);0;1)" office:value-type="float" office:value="0" calcext:value-type="float">
            <text:p>0</text:p>
          </table:table-cell>
          <table:table-cell table:style-name="ce6" table:formula="of:=IF(ROUND([.B5];6)=ROUND([.M5];6);0;1)" office:value-type="float" office:value="0" calcext:value-type="float">
            <text:p>0</text:p>
          </table:table-cell>
          <table:table-cell table:style-name="ce6" table:formula="of:=IF(ROUND([.C5];6)=ROUND([.N5];6);0;1)" office:value-type="float" office:value="0" calcext:value-type="float">
            <text:p>0</text:p>
          </table:table-cell>
          <table:table-cell table:style-name="ce7" table:formula="of:=IF(ROUND([.D5];6)=ROUND([.O5];6);0;1)" office:value-type="float" office:value="0" calcext:value-type="float">
            <text:p>0</text:p>
          </table:table-cell>
          <table:table-cell table:style-name="ce7" table:formula="of:=IF(ROUND([.E5];6)=ROUND([.P5];6);0;1)" office:value-type="float" office:value="0" calcext:value-type="float">
            <text:p>0</text:p>
          </table:table-cell>
          <table:table-cell table:style-name="ce7" table:formula="of:=IF(ROUND([.F5];6)=ROUND([.Q5];6);0;1)" office:value-type="float" office:value="0" calcext:value-type="float">
            <text:p>0</text:p>
          </table:table-cell>
          <table:table-cell table:style-name="ce7" table:formula="of:=IF(ROUND([.G5];6)=ROUND([.R5];6);0;1)" office:value-type="float" office:value="1" calcext:value-type="float">
            <text:p>1</text:p>
          </table:table-cell>
          <table:table-cell table:style-name="ce7" table:formula="of:=IF(ROUND([.H5];6)=ROUND([.S5];6);0;1)" office:value-type="float" office:value="0" calcext:value-type="float">
            <text:p>0</text:p>
          </table:table-cell>
          <table:table-cell table:style-name="ce7" table:formula="of:=IF(ROUND([.I5];6)=ROUND([.T5];6);0;1)" office:value-type="float" office:value="0" calcext:value-type="float">
            <text:p>0</text:p>
          </table:table-cell>
          <table:table-cell table:style-name="ce7" table:formula="of:=IF(ROUND([.J5];6)=ROUND([.U5];6);0;1)" office:value-type="float" office:value="0" calcext:value-type="float">
            <text:p>0</text:p>
          </table:table-cell>
          <table:table-cell table:style-name="ce7" table:formula="of:=IF(ROUND([.K5];6)=ROUND([.V5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28397527373418" calcext:value-type="float">
            <text:p>-0.0228397527373418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];6)=ROUND([.L6];6);0;1)" office:value-type="float" office:value="0" calcext:value-type="float">
            <text:p>0</text:p>
          </table:table-cell>
          <table:table-cell table:style-name="ce6" table:formula="of:=IF(ROUND([.B6];6)=ROUND([.M6];6);0;1)" office:value-type="float" office:value="0" calcext:value-type="float">
            <text:p>0</text:p>
          </table:table-cell>
          <table:table-cell table:style-name="ce6" table:formula="of:=IF(ROUND([.C6];6)=ROUND([.N6];6);0;1)" office:value-type="float" office:value="0" calcext:value-type="float">
            <text:p>0</text:p>
          </table:table-cell>
          <table:table-cell table:style-name="ce7" table:formula="of:=IF(ROUND([.D6];6)=ROUND([.O6];6);0;1)" office:value-type="float" office:value="0" calcext:value-type="float">
            <text:p>0</text:p>
          </table:table-cell>
          <table:table-cell table:style-name="ce7" table:formula="of:=IF(ROUND([.E6];6)=ROUND([.P6];6);0;1)" office:value-type="float" office:value="0" calcext:value-type="float">
            <text:p>0</text:p>
          </table:table-cell>
          <table:table-cell table:style-name="ce7" table:formula="of:=IF(ROUND([.F6];6)=ROUND([.Q6];6);0;1)" office:value-type="float" office:value="0" calcext:value-type="float">
            <text:p>0</text:p>
          </table:table-cell>
          <table:table-cell table:style-name="ce7" table:formula="of:=IF(ROUND([.G6];6)=ROUND([.R6];6);0;1)" office:value-type="float" office:value="0" calcext:value-type="float">
            <text:p>0</text:p>
          </table:table-cell>
          <table:table-cell table:style-name="ce7" table:formula="of:=IF(ROUND([.H6];6)=ROUND([.S6];6);0;1)" office:value-type="float" office:value="0" calcext:value-type="float">
            <text:p>0</text:p>
          </table:table-cell>
          <table:table-cell table:style-name="ce7" table:formula="of:=IF(ROUND([.I6];6)=ROUND([.T6];6);0;1)" office:value-type="float" office:value="0" calcext:value-type="float">
            <text:p>0</text:p>
          </table:table-cell>
          <table:table-cell table:style-name="ce7" table:formula="of:=IF(ROUND([.J6];6)=ROUND([.U6];6);0;1)" office:value-type="float" office:value="0" calcext:value-type="float">
            <text:p>0</text:p>
          </table:table-cell>
          <table:table-cell table:style-name="ce7" table:formula="of:=IF(ROUND([.K6];6)=ROUND([.V6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147786756854894" calcext:value-type="float">
            <text:p>-0.147786756854894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147786753816758" calcext:value-type="float">
            <text:p>-0.147786753816758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];6)=ROUND([.L7];6);0;1)" office:value-type="float" office:value="0" calcext:value-type="float">
            <text:p>0</text:p>
          </table:table-cell>
          <table:table-cell table:style-name="ce6" table:formula="of:=IF(ROUND([.B7];6)=ROUND([.M7];6);0;1)" office:value-type="float" office:value="0" calcext:value-type="float">
            <text:p>0</text:p>
          </table:table-cell>
          <table:table-cell table:style-name="ce6" table:formula="of:=IF(ROUND([.C7];6)=ROUND([.N7];6);0;1)" office:value-type="float" office:value="0" calcext:value-type="float">
            <text:p>0</text:p>
          </table:table-cell>
          <table:table-cell table:style-name="ce7" table:formula="of:=IF(ROUND([.D7];6)=ROUND([.O7];6);0;1)" office:value-type="float" office:value="0" calcext:value-type="float">
            <text:p>0</text:p>
          </table:table-cell>
          <table:table-cell table:style-name="ce7" table:formula="of:=IF(ROUND([.E7];6)=ROUND([.P7];6);0;1)" office:value-type="float" office:value="0" calcext:value-type="float">
            <text:p>0</text:p>
          </table:table-cell>
          <table:table-cell table:style-name="ce7" table:formula="of:=IF(ROUND([.F7];6)=ROUND([.Q7];6);0;1)" office:value-type="float" office:value="0" calcext:value-type="float">
            <text:p>0</text:p>
          </table:table-cell>
          <table:table-cell table:style-name="ce7" table:formula="of:=IF(ROUND([.G7];6)=ROUND([.R7];6);0;1)" office:value-type="float" office:value="0" calcext:value-type="float">
            <text:p>0</text:p>
          </table:table-cell>
          <table:table-cell table:style-name="ce7" table:formula="of:=IF(ROUND([.H7];6)=ROUND([.S7];6);0;1)" office:value-type="float" office:value="0" calcext:value-type="float">
            <text:p>0</text:p>
          </table:table-cell>
          <table:table-cell table:style-name="ce7" table:formula="of:=IF(ROUND([.I7];6)=ROUND([.T7];6);0;1)" office:value-type="float" office:value="0" calcext:value-type="float">
            <text:p>0</text:p>
          </table:table-cell>
          <table:table-cell table:style-name="ce7" table:formula="of:=IF(ROUND([.J7];6)=ROUND([.U7];6);0;1)" office:value-type="float" office:value="0" calcext:value-type="float">
            <text:p>0</text:p>
          </table:table-cell>
          <table:table-cell table:style-name="ce7" table:formula="of:=IF(ROUND([.K7];6)=ROUND([.V7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7434447947121" calcext:value-type="float">
            <text:p>-0.27434447947121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8];6)=ROUND([.L8];6);0;1)" office:value-type="float" office:value="0" calcext:value-type="float">
            <text:p>0</text:p>
          </table:table-cell>
          <table:table-cell table:style-name="ce6" table:formula="of:=IF(ROUND([.B8];6)=ROUND([.M8];6);0;1)" office:value-type="float" office:value="0" calcext:value-type="float">
            <text:p>0</text:p>
          </table:table-cell>
          <table:table-cell table:style-name="ce6" table:formula="of:=IF(ROUND([.C8];6)=ROUND([.N8];6);0;1)" office:value-type="float" office:value="0" calcext:value-type="float">
            <text:p>0</text:p>
          </table:table-cell>
          <table:table-cell table:style-name="ce7" table:formula="of:=IF(ROUND([.D8];6)=ROUND([.O8];6);0;1)" office:value-type="float" office:value="0" calcext:value-type="float">
            <text:p>0</text:p>
          </table:table-cell>
          <table:table-cell table:style-name="ce7" table:formula="of:=IF(ROUND([.E8];6)=ROUND([.P8];6);0;1)" office:value-type="float" office:value="0" calcext:value-type="float">
            <text:p>0</text:p>
          </table:table-cell>
          <table:table-cell table:style-name="ce7" table:formula="of:=IF(ROUND([.F8];6)=ROUND([.Q8];6);0;1)" office:value-type="float" office:value="0" calcext:value-type="float">
            <text:p>0</text:p>
          </table:table-cell>
          <table:table-cell table:style-name="ce7" table:formula="of:=IF(ROUND([.G8];6)=ROUND([.R8];6);0;1)" office:value-type="float" office:value="0" calcext:value-type="float">
            <text:p>0</text:p>
          </table:table-cell>
          <table:table-cell table:style-name="ce7" table:formula="of:=IF(ROUND([.H8];6)=ROUND([.S8];6);0;1)" office:value-type="float" office:value="0" calcext:value-type="float">
            <text:p>0</text:p>
          </table:table-cell>
          <table:table-cell table:style-name="ce7" table:formula="of:=IF(ROUND([.I8];6)=ROUND([.T8];6);0;1)" office:value-type="float" office:value="0" calcext:value-type="float">
            <text:p>0</text:p>
          </table:table-cell>
          <table:table-cell table:style-name="ce7" table:formula="of:=IF(ROUND([.J8];6)=ROUND([.U8];6);0;1)" office:value-type="float" office:value="0" calcext:value-type="float">
            <text:p>0</text:p>
          </table:table-cell>
          <table:table-cell table:style-name="ce7" table:formula="of:=IF(ROUND([.K8];6)=ROUND([.V8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89355664950086" calcext:value-type="float">
            <text:p>-0.0289355664950086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9];6)=ROUND([.L9];6);0;1)" office:value-type="float" office:value="0" calcext:value-type="float">
            <text:p>0</text:p>
          </table:table-cell>
          <table:table-cell table:style-name="ce6" table:formula="of:=IF(ROUND([.B9];6)=ROUND([.M9];6);0;1)" office:value-type="float" office:value="0" calcext:value-type="float">
            <text:p>0</text:p>
          </table:table-cell>
          <table:table-cell table:style-name="ce6" table:formula="of:=IF(ROUND([.C9];6)=ROUND([.N9];6);0;1)" office:value-type="float" office:value="0" calcext:value-type="float">
            <text:p>0</text:p>
          </table:table-cell>
          <table:table-cell table:style-name="ce7" table:formula="of:=IF(ROUND([.D9];6)=ROUND([.O9];6);0;1)" office:value-type="float" office:value="0" calcext:value-type="float">
            <text:p>0</text:p>
          </table:table-cell>
          <table:table-cell table:style-name="ce7" table:formula="of:=IF(ROUND([.E9];6)=ROUND([.P9];6);0;1)" office:value-type="float" office:value="0" calcext:value-type="float">
            <text:p>0</text:p>
          </table:table-cell>
          <table:table-cell table:style-name="ce7" table:formula="of:=IF(ROUND([.F9];6)=ROUND([.Q9];6);0;1)" office:value-type="float" office:value="0" calcext:value-type="float">
            <text:p>0</text:p>
          </table:table-cell>
          <table:table-cell table:style-name="ce7" table:formula="of:=IF(ROUND([.G9];6)=ROUND([.R9];6);0;1)" office:value-type="float" office:value="1" calcext:value-type="float">
            <text:p>1</text:p>
          </table:table-cell>
          <table:table-cell table:style-name="ce7" table:formula="of:=IF(ROUND([.H9];6)=ROUND([.S9];6);0;1)" office:value-type="float" office:value="0" calcext:value-type="float">
            <text:p>0</text:p>
          </table:table-cell>
          <table:table-cell table:style-name="ce7" table:formula="of:=IF(ROUND([.I9];6)=ROUND([.T9];6);0;1)" office:value-type="float" office:value="0" calcext:value-type="float">
            <text:p>0</text:p>
          </table:table-cell>
          <table:table-cell table:style-name="ce7" table:formula="of:=IF(ROUND([.J9];6)=ROUND([.U9];6);0;1)" office:value-type="float" office:value="0" calcext:value-type="float">
            <text:p>0</text:p>
          </table:table-cell>
          <table:table-cell table:style-name="ce7" table:formula="of:=IF(ROUND([.K9];6)=ROUND([.V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7434447947121" calcext:value-type="float">
            <text:p>-0.27434447947121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0];6)=ROUND([.L10];6);0;1)" office:value-type="float" office:value="0" calcext:value-type="float">
            <text:p>0</text:p>
          </table:table-cell>
          <table:table-cell table:style-name="ce6" table:formula="of:=IF(ROUND([.B10];6)=ROUND([.M10];6);0;1)" office:value-type="float" office:value="0" calcext:value-type="float">
            <text:p>0</text:p>
          </table:table-cell>
          <table:table-cell table:style-name="ce6" table:formula="of:=IF(ROUND([.C10];6)=ROUND([.N10];6);0;1)" office:value-type="float" office:value="0" calcext:value-type="float">
            <text:p>0</text:p>
          </table:table-cell>
          <table:table-cell table:style-name="ce7" table:formula="of:=IF(ROUND([.D10];6)=ROUND([.O10];6);0;1)" office:value-type="float" office:value="0" calcext:value-type="float">
            <text:p>0</text:p>
          </table:table-cell>
          <table:table-cell table:style-name="ce7" table:formula="of:=IF(ROUND([.E10];6)=ROUND([.P10];6);0;1)" office:value-type="float" office:value="0" calcext:value-type="float">
            <text:p>0</text:p>
          </table:table-cell>
          <table:table-cell table:style-name="ce7" table:formula="of:=IF(ROUND([.F10];6)=ROUND([.Q10];6);0;1)" office:value-type="float" office:value="0" calcext:value-type="float">
            <text:p>0</text:p>
          </table:table-cell>
          <table:table-cell table:style-name="ce7" table:formula="of:=IF(ROUND([.G10];6)=ROUND([.R10];6);0;1)" office:value-type="float" office:value="0" calcext:value-type="float">
            <text:p>0</text:p>
          </table:table-cell>
          <table:table-cell table:style-name="ce7" table:formula="of:=IF(ROUND([.H10];6)=ROUND([.S10];6);0;1)" office:value-type="float" office:value="0" calcext:value-type="float">
            <text:p>0</text:p>
          </table:table-cell>
          <table:table-cell table:style-name="ce7" table:formula="of:=IF(ROUND([.I10];6)=ROUND([.T10];6);0;1)" office:value-type="float" office:value="0" calcext:value-type="float">
            <text:p>0</text:p>
          </table:table-cell>
          <table:table-cell table:style-name="ce7" table:formula="of:=IF(ROUND([.J10];6)=ROUND([.U10];6);0;1)" office:value-type="float" office:value="0" calcext:value-type="float">
            <text:p>0</text:p>
          </table:table-cell>
          <table:table-cell table:style-name="ce7" table:formula="of:=IF(ROUND([.K10];6)=ROUND([.V1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845456276176125" calcext:value-type="float">
            <text:p>-0.845456276176125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845456226740718" calcext:value-type="float">
            <text:p>-0.845456226740718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];6)=ROUND([.L11];6);0;1)" office:value-type="float" office:value="0" calcext:value-type="float">
            <text:p>0</text:p>
          </table:table-cell>
          <table:table-cell table:style-name="ce6" table:formula="of:=IF(ROUND([.B11];6)=ROUND([.M11];6);0;1)" office:value-type="float" office:value="0" calcext:value-type="float">
            <text:p>0</text:p>
          </table:table-cell>
          <table:table-cell table:style-name="ce6" table:formula="of:=IF(ROUND([.C11];6)=ROUND([.N11];6);0;1)" office:value-type="float" office:value="0" calcext:value-type="float">
            <text:p>0</text:p>
          </table:table-cell>
          <table:table-cell table:style-name="ce7" table:formula="of:=IF(ROUND([.D11];6)=ROUND([.O11];6);0;1)" office:value-type="float" office:value="0" calcext:value-type="float">
            <text:p>0</text:p>
          </table:table-cell>
          <table:table-cell table:style-name="ce7" table:formula="of:=IF(ROUND([.E11];6)=ROUND([.P11];6);0;1)" office:value-type="float" office:value="0" calcext:value-type="float">
            <text:p>0</text:p>
          </table:table-cell>
          <table:table-cell table:style-name="ce7" table:formula="of:=IF(ROUND([.F11];6)=ROUND([.Q11];6);0;1)" office:value-type="float" office:value="0" calcext:value-type="float">
            <text:p>0</text:p>
          </table:table-cell>
          <table:table-cell table:style-name="ce7" table:formula="of:=IF(ROUND([.G11];6)=ROUND([.R11];6);0;1)" office:value-type="float" office:value="0" calcext:value-type="float">
            <text:p>0</text:p>
          </table:table-cell>
          <table:table-cell table:style-name="ce7" table:formula="of:=IF(ROUND([.H11];6)=ROUND([.S11];6);0;1)" office:value-type="float" office:value="0" calcext:value-type="float">
            <text:p>0</text:p>
          </table:table-cell>
          <table:table-cell table:style-name="ce7" table:formula="of:=IF(ROUND([.I11];6)=ROUND([.T11];6);0;1)" office:value-type="float" office:value="0" calcext:value-type="float">
            <text:p>0</text:p>
          </table:table-cell>
          <table:table-cell table:style-name="ce7" table:formula="of:=IF(ROUND([.J11];6)=ROUND([.U11];6);0;1)" office:value-type="float" office:value="0" calcext:value-type="float">
            <text:p>0</text:p>
          </table:table-cell>
          <table:table-cell table:style-name="ce7" table:formula="of:=IF(ROUND([.K11];6)=ROUND([.V11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129655635621074" calcext:value-type="float">
            <text:p>-0.0129655635621074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2];6)=ROUND([.L12];6);0;1)" office:value-type="float" office:value="0" calcext:value-type="float">
            <text:p>0</text:p>
          </table:table-cell>
          <table:table-cell table:style-name="ce6" table:formula="of:=IF(ROUND([.B12];6)=ROUND([.M12];6);0;1)" office:value-type="float" office:value="0" calcext:value-type="float">
            <text:p>0</text:p>
          </table:table-cell>
          <table:table-cell table:style-name="ce6" table:formula="of:=IF(ROUND([.C12];6)=ROUND([.N12];6);0;1)" office:value-type="float" office:value="0" calcext:value-type="float">
            <text:p>0</text:p>
          </table:table-cell>
          <table:table-cell table:style-name="ce7" table:formula="of:=IF(ROUND([.D12];6)=ROUND([.O12];6);0;1)" office:value-type="float" office:value="0" calcext:value-type="float">
            <text:p>0</text:p>
          </table:table-cell>
          <table:table-cell table:style-name="ce7" table:formula="of:=IF(ROUND([.E12];6)=ROUND([.P12];6);0;1)" office:value-type="float" office:value="0" calcext:value-type="float">
            <text:p>0</text:p>
          </table:table-cell>
          <table:table-cell table:style-name="ce7" table:formula="of:=IF(ROUND([.F12];6)=ROUND([.Q12];6);0;1)" office:value-type="float" office:value="0" calcext:value-type="float">
            <text:p>0</text:p>
          </table:table-cell>
          <table:table-cell table:style-name="ce7" table:formula="of:=IF(ROUND([.G12];6)=ROUND([.R12];6);0;1)" office:value-type="float" office:value="1" calcext:value-type="float">
            <text:p>1</text:p>
          </table:table-cell>
          <table:table-cell table:style-name="ce7" table:formula="of:=IF(ROUND([.H12];6)=ROUND([.S12];6);0;1)" office:value-type="float" office:value="0" calcext:value-type="float">
            <text:p>0</text:p>
          </table:table-cell>
          <table:table-cell table:style-name="ce7" table:formula="of:=IF(ROUND([.I12];6)=ROUND([.T12];6);0;1)" office:value-type="float" office:value="0" calcext:value-type="float">
            <text:p>0</text:p>
          </table:table-cell>
          <table:table-cell table:style-name="ce7" table:formula="of:=IF(ROUND([.J12];6)=ROUND([.U12];6);0;1)" office:value-type="float" office:value="0" calcext:value-type="float">
            <text:p>0</text:p>
          </table:table-cell>
          <table:table-cell table:style-name="ce7" table:formula="of:=IF(ROUND([.K12];6)=ROUND([.V12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139112332401368" calcext:value-type="float">
            <text:p>-0.139112332401368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3];6)=ROUND([.L13];6);0;1)" office:value-type="float" office:value="0" calcext:value-type="float">
            <text:p>0</text:p>
          </table:table-cell>
          <table:table-cell table:style-name="ce6" table:formula="of:=IF(ROUND([.B13];6)=ROUND([.M13];6);0;1)" office:value-type="float" office:value="0" calcext:value-type="float">
            <text:p>0</text:p>
          </table:table-cell>
          <table:table-cell table:style-name="ce6" table:formula="of:=IF(ROUND([.C13];6)=ROUND([.N13];6);0;1)" office:value-type="float" office:value="0" calcext:value-type="float">
            <text:p>0</text:p>
          </table:table-cell>
          <table:table-cell table:style-name="ce7" table:formula="of:=IF(ROUND([.D13];6)=ROUND([.O13];6);0;1)" office:value-type="float" office:value="0" calcext:value-type="float">
            <text:p>0</text:p>
          </table:table-cell>
          <table:table-cell table:style-name="ce7" table:formula="of:=IF(ROUND([.E13];6)=ROUND([.P13];6);0;1)" office:value-type="float" office:value="0" calcext:value-type="float">
            <text:p>0</text:p>
          </table:table-cell>
          <table:table-cell table:style-name="ce7" table:formula="of:=IF(ROUND([.F13];6)=ROUND([.Q13];6);0;1)" office:value-type="float" office:value="0" calcext:value-type="float">
            <text:p>0</text:p>
          </table:table-cell>
          <table:table-cell table:style-name="ce7" table:formula="of:=IF(ROUND([.G13];6)=ROUND([.R13];6);0;1)" office:value-type="float" office:value="0" calcext:value-type="float">
            <text:p>0</text:p>
          </table:table-cell>
          <table:table-cell table:style-name="ce7" table:formula="of:=IF(ROUND([.H13];6)=ROUND([.S13];6);0;1)" office:value-type="float" office:value="0" calcext:value-type="float">
            <text:p>0</text:p>
          </table:table-cell>
          <table:table-cell table:style-name="ce7" table:formula="of:=IF(ROUND([.I13];6)=ROUND([.T13];6);0;1)" office:value-type="float" office:value="0" calcext:value-type="float">
            <text:p>0</text:p>
          </table:table-cell>
          <table:table-cell table:style-name="ce7" table:formula="of:=IF(ROUND([.J13];6)=ROUND([.U13];6);0;1)" office:value-type="float" office:value="0" calcext:value-type="float">
            <text:p>0</text:p>
          </table:table-cell>
          <table:table-cell table:style-name="ce7" table:formula="of:=IF(ROUND([.K13];6)=ROUND([.V13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590233278058305" calcext:value-type="float">
            <text:p>-0.590233278058305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4];6)=ROUND([.L14];6);0;1)" office:value-type="float" office:value="0" calcext:value-type="float">
            <text:p>0</text:p>
          </table:table-cell>
          <table:table-cell table:style-name="ce6" table:formula="of:=IF(ROUND([.B14];6)=ROUND([.M14];6);0;1)" office:value-type="float" office:value="0" calcext:value-type="float">
            <text:p>0</text:p>
          </table:table-cell>
          <table:table-cell table:style-name="ce6" table:formula="of:=IF(ROUND([.C14];6)=ROUND([.N14];6);0;1)" office:value-type="float" office:value="0" calcext:value-type="float">
            <text:p>0</text:p>
          </table:table-cell>
          <table:table-cell table:style-name="ce7" table:formula="of:=IF(ROUND([.D14];6)=ROUND([.O14];6);0;1)" office:value-type="float" office:value="0" calcext:value-type="float">
            <text:p>0</text:p>
          </table:table-cell>
          <table:table-cell table:style-name="ce7" table:formula="of:=IF(ROUND([.E14];6)=ROUND([.P14];6);0;1)" office:value-type="float" office:value="0" calcext:value-type="float">
            <text:p>0</text:p>
          </table:table-cell>
          <table:table-cell table:style-name="ce7" table:formula="of:=IF(ROUND([.F14];6)=ROUND([.Q14];6);0;1)" office:value-type="float" office:value="0" calcext:value-type="float">
            <text:p>0</text:p>
          </table:table-cell>
          <table:table-cell table:style-name="ce7" table:formula="of:=IF(ROUND([.G14];6)=ROUND([.R14];6);0;1)" office:value-type="float" office:value="0" calcext:value-type="float">
            <text:p>0</text:p>
          </table:table-cell>
          <table:table-cell table:style-name="ce7" table:formula="of:=IF(ROUND([.H14];6)=ROUND([.S14];6);0;1)" office:value-type="float" office:value="0" calcext:value-type="float">
            <text:p>0</text:p>
          </table:table-cell>
          <table:table-cell table:style-name="ce7" table:formula="of:=IF(ROUND([.I14];6)=ROUND([.T14];6);0;1)" office:value-type="float" office:value="0" calcext:value-type="float">
            <text:p>0</text:p>
          </table:table-cell>
          <table:table-cell table:style-name="ce7" table:formula="of:=IF(ROUND([.J14];6)=ROUND([.U14];6);0;1)" office:value-type="float" office:value="0" calcext:value-type="float">
            <text:p>0</text:p>
          </table:table-cell>
          <table:table-cell table:style-name="ce7" table:formula="of:=IF(ROUND([.K14];6)=ROUND([.V14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0000000000542348" calcext:value-type="float">
            <text:p>-5.42348018108296E-14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office:value-type="float" office:value="0.000000000038673933" calcext:value-type="float">
            <text:p>3.86739329973585E-11</text:p>
          </table:table-cell>
          <table:table-cell office:value-type="float" office:value="0.180991377817154" calcext:value-type="float">
            <text:p>0.180991377817154</text:p>
          </table:table-cell>
          <table:table-cell office:value-type="float" office:value="23.9758553088" calcext:value-type="float">
            <text:p>23.9758553088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00000000000542348" calcext:value-type="float">
            <text:p>-5.42348018392366E-1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office:value-type="float" office:value="0.00000000003867393695" calcext:value-type="float">
            <text:p>3.86739369450529E-11</text:p>
          </table:table-cell>
          <table:table-cell office:value-type="float" office:value="0.180991378202436" calcext:value-type="float">
            <text:p>0.180991378202436</text:p>
          </table:table-cell>
          <table:table-cell office:value-type="float" office:value="23.9758552067236" calcext:value-type="float">
            <text:p>23.9758552067236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15];6)=ROUND([.L15];6);0;1)" office:value-type="float" office:value="0" calcext:value-type="float">
            <text:p>0</text:p>
          </table:table-cell>
          <table:table-cell table:style-name="ce6" table:formula="of:=IF(ROUND([.B15];6)=ROUND([.M15];6);0;1)" office:value-type="float" office:value="1" calcext:value-type="float">
            <text:p>1</text:p>
          </table:table-cell>
          <table:table-cell table:style-name="ce6" table:formula="of:=IF(ROUND([.C15];6)=ROUND([.N15];6);0;1)" office:value-type="float" office:value="0" calcext:value-type="float">
            <text:p>0</text:p>
          </table:table-cell>
          <table:table-cell table:style-name="ce7" table:formula="of:=IF(ROUND([.D15];6)=ROUND([.O15];6);0;1)" office:value-type="float" office:value="0" calcext:value-type="float">
            <text:p>0</text:p>
          </table:table-cell>
          <table:table-cell table:style-name="ce7" table:formula="of:=IF(ROUND([.E15];6)=ROUND([.P15];6);0;1)" office:value-type="float" office:value="0" calcext:value-type="float">
            <text:p>0</text:p>
          </table:table-cell>
          <table:table-cell table:style-name="ce7" table:formula="of:=IF(ROUND([.F15];6)=ROUND([.Q15];6);0;1)" office:value-type="float" office:value="0" calcext:value-type="float">
            <text:p>0</text:p>
          </table:table-cell>
          <table:table-cell table:style-name="ce7" table:formula="of:=IF(ROUND([.G15];6)=ROUND([.R15];6);0;1)" office:value-type="float" office:value="1" calcext:value-type="float">
            <text:p>1</text:p>
          </table:table-cell>
          <table:table-cell table:style-name="ce7" table:formula="of:=IF(ROUND([.H15];6)=ROUND([.S15];6);0;1)" office:value-type="float" office:value="0" calcext:value-type="float">
            <text:p>0</text:p>
          </table:table-cell>
          <table:table-cell table:style-name="ce7" table:formula="of:=IF(ROUND([.I15];6)=ROUND([.T15];6);0;1)" office:value-type="float" office:value="0" calcext:value-type="float">
            <text:p>0</text:p>
          </table:table-cell>
          <table:table-cell table:style-name="ce7" table:formula="of:=IF(ROUND([.J15];6)=ROUND([.U15];6);0;1)" office:value-type="float" office:value="1" calcext:value-type="float">
            <text:p>1</text:p>
          </table:table-cell>
          <table:table-cell table:style-name="ce7" table:formula="of:=IF(ROUND([.K15];6)=ROUND([.V15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0322213073346359" calcext:value-type="float">
            <text:p>-3.22213073346359E-05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756809203863054" calcext:value-type="float">
            <text:p>0.756809203863054</text:p>
          </table:table-cell>
          <table:table-cell office:value-type="float" office:value="0.948023788493291" calcext:value-type="float">
            <text:p>0.948023788493291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.0439784942299056" calcext:value-type="float">
            <text:p>0.0439784942299056</text:p>
          </table:table-cell>
          <table:table-cell office:value-type="float" office:value="-0.00000584530128585995" calcext:value-type="float">
            <text:p>-5.84530128585995E-06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137293589786114" calcext:value-type="float">
            <text:p>0.137293589786114</text:p>
          </table:table-cell>
          <table:table-cell office:value-type="float" office:value="41.6667244160761" calcext:value-type="float">
            <text:p>41.6667244160761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028951176762" calcext:value-type="float">
            <text:p>-1.39028951176762</text:p>
          </table:table-cell>
          <table:table-cell office:value-type="float" office:value="1.93290492653105" calcext:value-type="float">
            <text:p>1.93290492653105</text:p>
          </table:table-cell>
          <table:table-cell table:style-name="ce6" table:formula="of:=IF(ROUND([.A16];6)=ROUND([.L16];6);0;1)" office:value-type="float" office:value="1" calcext:value-type="float">
            <text:p>1</text:p>
          </table:table-cell>
          <table:table-cell table:style-name="ce6" table:formula="of:=IF(ROUND([.B16];6)=ROUND([.M16];6);0;1)" office:value-type="float" office:value="0" calcext:value-type="float">
            <text:p>0</text:p>
          </table:table-cell>
          <table:table-cell table:style-name="ce6" table:formula="of:=IF(ROUND([.C16];6)=ROUND([.N16];6);0;1)" office:value-type="float" office:value="0" calcext:value-type="float">
            <text:p>0</text:p>
          </table:table-cell>
          <table:table-cell table:style-name="ce7" table:formula="of:=IF(ROUND([.D16];6)=ROUND([.O16];6);0;1)" office:value-type="float" office:value="0" calcext:value-type="float">
            <text:p>0</text:p>
          </table:table-cell>
          <table:table-cell table:style-name="ce7" table:formula="of:=IF(ROUND([.E16];6)=ROUND([.P16];6);0;1)" office:value-type="float" office:value="1" calcext:value-type="float">
            <text:p>1</text:p>
          </table:table-cell>
          <table:table-cell table:style-name="ce7" table:formula="of:=IF(ROUND([.F16];6)=ROUND([.Q16];6);0;1)" office:value-type="float" office:value="1" calcext:value-type="float">
            <text:p>1</text:p>
          </table:table-cell>
          <table:table-cell table:style-name="ce7" table:formula="of:=IF(ROUND([.G16];6)=ROUND([.R16];6);0;1)" office:value-type="float" office:value="0" calcext:value-type="float">
            <text:p>0</text:p>
          </table:table-cell>
          <table:table-cell table:style-name="ce7" table:formula="of:=IF(ROUND([.H16];6)=ROUND([.S16];6);0;1)" office:value-type="float" office:value="0" calcext:value-type="float">
            <text:p>0</text:p>
          </table:table-cell>
          <table:table-cell table:style-name="ce7" table:formula="of:=IF(ROUND([.I16];6)=ROUND([.T16];6);0;1)" office:value-type="float" office:value="0" calcext:value-type="float">
            <text:p>0</text:p>
          </table:table-cell>
          <table:table-cell table:style-name="ce7" table:formula="of:=IF(ROUND([.J16];6)=ROUND([.U16];6);0;1)" office:value-type="float" office:value="1" calcext:value-type="float">
            <text:p>1</text:p>
          </table:table-cell>
          <table:table-cell table:style-name="ce7" table:formula="of:=IF(roundu33([.K16];6)=ROUND([.V16];6);0;1)" office:value-type="string" office:string-value="" calcext:value-type="error">
            <text:p>#NAME?</text:p>
          </table:table-cell>
          <table:table-cell table:number-columns-repeated="991"/>
        </table:table-row>
        <table:table-row table:style-name="ro2">
          <table:table-cell office:value-type="float" office:value="-0.00582751452352493" calcext:value-type="float">
            <text:p>-0.00582751452352493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982239129003418" calcext:value-type="float">
            <text:p>0.982239129003418</text:p>
          </table:table-cell>
          <table:table-cell office:value-type="float" office:value="0.0541510914736133" calcext:value-type="float">
            <text:p>0.0541510914736133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.00279543484734709" calcext:value-type="float">
            <text:p>0.00279543484734709</text:p>
          </table:table-cell>
          <table:table-cell office:value-type="float" office:value="-0.000772157370146634" calcext:value-type="float">
            <text:p>-0.000772157370146634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130148671652569" calcext:value-type="float">
            <text:p>0.130148671652569</text:p>
          </table:table-cell>
          <table:table-cell office:value-type="float" office:value="46.3671499126408" calcext:value-type="float">
            <text:p>46.3671499126408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4712814884075" calcext:value-type="float">
            <text:p>-1.54712814884075</text:p>
          </table:table-cell>
          <table:table-cell office:value-type="float" office:value="2.3936055089354" calcext:value-type="float">
            <text:p>2.3936055089354</text:p>
          </table:table-cell>
          <table:table-cell table:style-name="ce6" table:formula="of:=IF(ROUND([.A17];6)=ROUND([.L17];6);0;1)" office:value-type="float" office:value="1" calcext:value-type="float">
            <text:p>1</text:p>
          </table:table-cell>
          <table:table-cell table:style-name="ce6" table:formula="of:=IF(ROUND([.B17];6)=ROUND([.M17];6);0;1)" office:value-type="float" office:value="0" calcext:value-type="float">
            <text:p>0</text:p>
          </table:table-cell>
          <table:table-cell table:style-name="ce6" table:formula="of:=IF(ROUND([.C17];6)=ROUND([.N17];6);0;1)" office:value-type="float" office:value="0" calcext:value-type="float">
            <text:p>0</text:p>
          </table:table-cell>
          <table:table-cell table:style-name="ce7" table:formula="of:=IF(ROUND([.D17];6)=ROUND([.O17];6);0;1)" office:value-type="float" office:value="0" calcext:value-type="float">
            <text:p>0</text:p>
          </table:table-cell>
          <table:table-cell table:style-name="ce7" table:formula="of:=IF(ROUND([.E17];6)=ROUND([.P17];6);0;1)" office:value-type="float" office:value="1" calcext:value-type="float">
            <text:p>1</text:p>
          </table:table-cell>
          <table:table-cell table:style-name="ce7" table:formula="of:=IF(ROUND([.F17];6)=ROUND([.Q17];6);0;1)" office:value-type="float" office:value="1" calcext:value-type="float">
            <text:p>1</text:p>
          </table:table-cell>
          <table:table-cell table:style-name="ce7" table:formula="of:=IF(ROUND([.G17];6)=ROUND([.R17];6);0;1)" office:value-type="float" office:value="1" calcext:value-type="float">
            <text:p>1</text:p>
          </table:table-cell>
          <table:table-cell table:style-name="ce7" table:formula="of:=IF(ROUND([.H17];6)=ROUND([.S17];6);0;1)" office:value-type="float" office:value="0" calcext:value-type="float">
            <text:p>0</text:p>
          </table:table-cell>
          <table:table-cell table:style-name="ce7" table:formula="of:=IF(ROUND([.I17];6)=ROUND([.T17];6);0;1)" office:value-type="float" office:value="0" calcext:value-type="float">
            <text:p>0</text:p>
          </table:table-cell>
          <table:table-cell table:style-name="ce7" table:formula="of:=IF(ROUND([.J17];6)=ROUND([.U17];6);0;1)" office:value-type="float" office:value="1" calcext:value-type="float">
            <text:p>1</text:p>
          </table:table-cell>
          <table:table-cell table:style-name="ce7" table:formula="of:=IF(ROUND([.K17];6)=ROUND([.V17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00584530276181886" calcext:value-type="float">
            <text:p>-5.84530276181886E-06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137293589101376" calcext:value-type="float">
            <text:p>0.137293589101376</text:p>
          </table:table-cell>
          <table:table-cell office:value-type="float" office:value="41.6667248316933" calcext:value-type="float">
            <text:p>41.6667248316933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1.93290489102812" calcext:value-type="float">
            <text:p>1.93290489102812</text:p>
          </table:table-cell>
          <table:table-cell office:value-type="float" office:value="-0.0000322212984305068" calcext:value-type="float">
            <text:p>-3.22212984305068E-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756809189595628" calcext:value-type="float">
            <text:p>0.756809189595628</text:p>
          </table:table-cell>
          <table:table-cell office:value-type="float" office:value="0.948023861744004" calcext:value-type="float">
            <text:p>0.948023861744004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9710512074238" calcext:value-type="float">
            <text:p>-0.209710512074238</text:p>
          </table:table-cell>
          <table:table-cell office:value-type="float" office:value="0.0439784988744392" calcext:value-type="float">
            <text:p>0.0439784988744392</text:p>
          </table:table-cell>
          <table:table-cell table:style-name="ce6" table:formula="of:=IF(ROUND([.A18];6)=ROUND([.L18];6);0;1)" office:value-type="float" office:value="1" calcext:value-type="float">
            <text:p>1</text:p>
          </table:table-cell>
          <table:table-cell table:style-name="ce6" table:formula="of:=IF(ROUND([.B18];6)=ROUND([.M18];6);0;1)" office:value-type="float" office:value="0" calcext:value-type="float">
            <text:p>0</text:p>
          </table:table-cell>
          <table:table-cell table:style-name="ce6" table:formula="of:=IF(ROUND([.C18];6)=ROUND([.N18];6);0;1)" office:value-type="float" office:value="0" calcext:value-type="float">
            <text:p>0</text:p>
          </table:table-cell>
          <table:table-cell table:style-name="ce7" table:formula="of:=IF(ROUND([.D18];6)=ROUND([.O18];6);0;1)" office:value-type="float" office:value="0" calcext:value-type="float">
            <text:p>0</text:p>
          </table:table-cell>
          <table:table-cell table:style-name="ce7" table:formula="of:=IF(ROUND([.E18];6)=ROUND([.P18];6);0;1)" office:value-type="float" office:value="1" calcext:value-type="float">
            <text:p>1</text:p>
          </table:table-cell>
          <table:table-cell table:style-name="ce7" table:formula="of:=IF(ROUND([.F18];6)=ROUND([.Q18];6);0;1)" office:value-type="float" office:value="1" calcext:value-type="float">
            <text:p>1</text:p>
          </table:table-cell>
          <table:table-cell table:style-name="ce7" table:formula="of:=IF(ROUND([.G18];6)=ROUND([.R18];6);0;1)" office:value-type="float" office:value="0" calcext:value-type="float">
            <text:p>0</text:p>
          </table:table-cell>
          <table:table-cell table:style-name="ce7" table:formula="of:=IF(ROUND([.H18];6)=ROUND([.S18];6);0;1)" office:value-type="float" office:value="0" calcext:value-type="float">
            <text:p>0</text:p>
          </table:table-cell>
          <table:table-cell table:style-name="ce7" table:formula="of:=IF(ROUND([.I18];6)=ROUND([.T18];6);0;1)" office:value-type="float" office:value="0" calcext:value-type="float">
            <text:p>0</text:p>
          </table:table-cell>
          <table:table-cell table:style-name="ce7" table:formula="of:=IF(ROUND([.J18];6)=ROUND([.U18];6);0;1)" office:value-type="float" office:value="1" calcext:value-type="float">
            <text:p>1</text:p>
          </table:table-cell>
          <table:table-cell table:style-name="ce7" table:formula="of:=IF(ROUND([.K18];6)=ROUND([.V18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18377575628833" calcext:value-type="float">
            <text:p>-0.0018377575628833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office:value-type="float" office:value="0.0268764514325518" calcext:value-type="float">
            <text:p>0.0268764514325518</text:p>
          </table:table-cell>
          <table:table-cell office:value-type="float" office:value="0.4626800488625" calcext:value-type="float">
            <text:p>0.4626800488625</text:p>
          </table:table-cell>
          <table:table-cell office:value-type="float" office:value="3.6165047872" calcext:value-type="float">
            <text:p>3.6165047872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183775722941574" calcext:value-type="float">
            <text:p>-0.00183775722941574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office:value-type="float" office:value="0.0268764476064853" calcext:value-type="float">
            <text:p>0.0268764476064853</text:p>
          </table:table-cell>
          <table:table-cell office:value-type="float" office:value="0.462680040285165" calcext:value-type="float">
            <text:p>0.462680040285165</text:p>
          </table:table-cell>
          <table:table-cell office:value-type="float" office:value="3.61650492955759" calcext:value-type="float">
            <text:p>3.61650492955759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19];6)=ROUND([.L19];6);0;1)" office:value-type="float" office:value="0" calcext:value-type="float">
            <text:p>0</text:p>
          </table:table-cell>
          <table:table-cell table:style-name="ce6" table:formula="of:=IF(ROUND([.B19];6)=ROUND([.M19];6);0;1)" office:value-type="float" office:value="0" calcext:value-type="float">
            <text:p>0</text:p>
          </table:table-cell>
          <table:table-cell table:style-name="ce6" table:formula="of:=IF(ROUND([.C19];6)=ROUND([.N19];6);0;1)" office:value-type="float" office:value="0" calcext:value-type="float">
            <text:p>0</text:p>
          </table:table-cell>
          <table:table-cell table:style-name="ce7" table:formula="of:=IF(ROUND([.D19];6)=ROUND([.O19];6);0;1)" office:value-type="float" office:value="0" calcext:value-type="float">
            <text:p>0</text:p>
          </table:table-cell>
          <table:table-cell table:style-name="ce7" table:formula="of:=IF(ROUND([.E19];6)=ROUND([.P19];6);0;1)" office:value-type="float" office:value="0" calcext:value-type="float">
            <text:p>0</text:p>
          </table:table-cell>
          <table:table-cell table:style-name="ce7" table:formula="of:=IF(ROUND([.F19];6)=ROUND([.Q19];6);0;1)" office:value-type="float" office:value="0" calcext:value-type="float">
            <text:p>0</text:p>
          </table:table-cell>
          <table:table-cell table:style-name="ce7" table:formula="of:=IF(ROUND([.G19];6)=ROUND([.R19];6);0;1)" office:value-type="float" office:value="0" calcext:value-type="float">
            <text:p>0</text:p>
          </table:table-cell>
          <table:table-cell table:style-name="ce7" table:formula="of:=IF(ROUND([.H19];6)=ROUND([.S19];6);0;1)" office:value-type="float" office:value="0" calcext:value-type="float">
            <text:p>0</text:p>
          </table:table-cell>
          <table:table-cell table:style-name="ce7" table:formula="of:=IF(ROUND([.I19];6)=ROUND([.T19];6);0;1)" office:value-type="float" office:value="0" calcext:value-type="float">
            <text:p>0</text:p>
          </table:table-cell>
          <table:table-cell table:style-name="ce7" table:formula="of:=IF(ROUND([.J19];6)=ROUND([.U19];6);0;1)" office:value-type="float" office:value="1" calcext:value-type="float">
            <text:p>1</text:p>
          </table:table-cell>
          <table:table-cell table:style-name="ce7" table:formula="of:=IF(ROUND([.K19];6)=ROUND([.V1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65461192922546" calcext:value-type="float">
            <text:p>-0.065461192922546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907642350415926" calcext:value-type="float">
            <text:p>0.907642350415926</text:p>
          </table:table-cell>
          <table:table-cell office:value-type="float" office:value="0.302689348973031" calcext:value-type="float">
            <text:p>0.302689348973031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.0873432250690125" calcext:value-type="float">
            <text:p>0.0873432250690125</text:p>
          </table:table-cell>
          <table:table-cell office:value-type="float" office:value="-0.0263051516503244" calcext:value-type="float">
            <text:p>-0.0263051516503244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364730167659658" calcext:value-type="float">
            <text:p>0.364730167659658</text:p>
          </table:table-cell>
          <table:table-cell office:value-type="float" office:value="5.89698762327917" calcext:value-type="float">
            <text:p>5.89698762327917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0446114710481" calcext:value-type="float">
            <text:p>-1.30446114710481</text:p>
          </table:table-cell>
          <table:table-cell office:value-type="float" office:value="1.70161888430601" calcext:value-type="float">
            <text:p>1.70161888430601</text:p>
          </table:table-cell>
          <table:table-cell table:style-name="ce6" table:formula="of:=IF(ROUND([.A20];6)=ROUND([.L20];6);0;1)" office:value-type="float" office:value="1" calcext:value-type="float">
            <text:p>1</text:p>
          </table:table-cell>
          <table:table-cell table:style-name="ce6" table:formula="of:=IF(ROUND([.B20];6)=ROUND([.M20];6);0;1)" office:value-type="float" office:value="0" calcext:value-type="float">
            <text:p>0</text:p>
          </table:table-cell>
          <table:table-cell table:style-name="ce6" table:formula="of:=IF(ROUND([.C20];6)=ROUND([.N20];6);0;1)" office:value-type="float" office:value="0" calcext:value-type="float">
            <text:p>0</text:p>
          </table:table-cell>
          <table:table-cell table:style-name="ce7" table:formula="of:=IF(ROUND([.D20];6)=ROUND([.O20];6);0;1)" office:value-type="float" office:value="0" calcext:value-type="float">
            <text:p>0</text:p>
          </table:table-cell>
          <table:table-cell table:style-name="ce7" table:formula="of:=IF(ROUND([.E20];6)=ROUND([.P20];6);0;1)" office:value-type="float" office:value="1" calcext:value-type="float">
            <text:p>1</text:p>
          </table:table-cell>
          <table:table-cell table:style-name="ce7" table:formula="of:=IF(ROUND([.F20];6)=ROUND([.Q20];6);0;1)" office:value-type="float" office:value="1" calcext:value-type="float">
            <text:p>1</text:p>
          </table:table-cell>
          <table:table-cell table:style-name="ce7" table:formula="of:=IF(ROUND([.G20];6)=ROUND([.R20];6);0;1)" office:value-type="float" office:value="0" calcext:value-type="float">
            <text:p>0</text:p>
          </table:table-cell>
          <table:table-cell table:style-name="ce7" table:formula="of:=IF(ROUND([.H20];6)=ROUND([.S20];6);0;1)" office:value-type="float" office:value="0" calcext:value-type="float">
            <text:p>0</text:p>
          </table:table-cell>
          <table:table-cell table:style-name="ce7" table:formula="of:=IF(ROUND([.I20];6)=ROUND([.T20];6);0;1)" office:value-type="float" office:value="0" calcext:value-type="float">
            <text:p>0</text:p>
          </table:table-cell>
          <table:table-cell table:style-name="ce7" table:formula="of:=IF(ROUND([.J20];6)=ROUND([.U20];6);0;1)" office:value-type="float" office:value="1" calcext:value-type="float">
            <text:p>1</text:p>
          </table:table-cell>
          <table:table-cell table:style-name="ce7" table:formula="of:=IF(ROUND([.K20];6)=ROUND([.V20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77215746116935" calcext:value-type="float">
            <text:p>-0.00077215746116935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130148671281853" calcext:value-type="float">
            <text:p>0.130148671281853</text:p>
          </table:table-cell>
          <table:table-cell office:value-type="float" office:value="46.3671501767856" calcext:value-type="float">
            <text:p>46.3671501767856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39360544449084" calcext:value-type="float">
            <text:p>2.39360544449084</text:p>
          </table:table-cell>
          <table:table-cell office:value-type="float" office:value="-0.00582751381153122" calcext:value-type="float">
            <text:p>-0.00582751381153122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982239127580638" calcext:value-type="float">
            <text:p>0.982239127580638</text:p>
          </table:table-cell>
          <table:table-cell office:value-type="float" office:value="0.0541510958824674" calcext:value-type="float">
            <text:p>0.0541510958824674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8718750011112" calcext:value-type="float">
            <text:p>-0.0528718750011112</text:p>
          </table:table-cell>
          <table:table-cell office:value-type="float" office:value="0.00279543516613313" calcext:value-type="float">
            <text:p>0.00279543516613313</text:p>
          </table:table-cell>
          <table:table-cell table:style-name="ce6" table:formula="of:=IF(ROUND([.A21];6)=ROUND([.L21];6);0;1)" office:value-type="float" office:value="1" calcext:value-type="float">
            <text:p>1</text:p>
          </table:table-cell>
          <table:table-cell table:style-name="ce6" table:formula="of:=IF(ROUND([.B21];6)=ROUND([.M21];6);0;1)" office:value-type="float" office:value="0" calcext:value-type="float">
            <text:p>0</text:p>
          </table:table-cell>
          <table:table-cell table:style-name="ce6" table:formula="of:=IF(ROUND([.C21];6)=ROUND([.N21];6);0;1)" office:value-type="float" office:value="0" calcext:value-type="float">
            <text:p>0</text:p>
          </table:table-cell>
          <table:table-cell table:style-name="ce7" table:formula="of:=IF(ROUND([.D21];6)=ROUND([.O21];6);0;1)" office:value-type="float" office:value="0" calcext:value-type="float">
            <text:p>0</text:p>
          </table:table-cell>
          <table:table-cell table:style-name="ce7" table:formula="of:=IF(ROUND([.E21];6)=ROUND([.P21];6);0;1)" office:value-type="float" office:value="1" calcext:value-type="float">
            <text:p>1</text:p>
          </table:table-cell>
          <table:table-cell table:style-name="ce7" table:formula="of:=IF(ROUND([.F21];6)=ROUND([.Q21];6);0;1)" office:value-type="float" office:value="1" calcext:value-type="float">
            <text:p>1</text:p>
          </table:table-cell>
          <table:table-cell table:style-name="ce7" table:formula="of:=IF(ROUND([.G21];6)=ROUND([.R21];6);0;1)" office:value-type="float" office:value="1" calcext:value-type="float">
            <text:p>1</text:p>
          </table:table-cell>
          <table:table-cell table:style-name="ce7" table:formula="of:=IF(ROUND([.H21];6)=ROUND([.S21];6);0;1)" office:value-type="float" office:value="0" calcext:value-type="float">
            <text:p>0</text:p>
          </table:table-cell>
          <table:table-cell table:style-name="ce7" table:formula="of:=IF(ROUND([.I21];6)=ROUND([.T21];6);0;1)" office:value-type="float" office:value="0" calcext:value-type="float">
            <text:p>0</text:p>
          </table:table-cell>
          <table:table-cell table:style-name="ce7" table:formula="of:=IF(ROUND([.J21];6)=ROUND([.U21];6);0;1)" office:value-type="float" office:value="1" calcext:value-type="float">
            <text:p>1</text:p>
          </table:table-cell>
          <table:table-cell table:style-name="ce7" table:formula="of:=IF(ROUND([.K21];6)=ROUND([.V21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263051545858477" calcext:value-type="float">
            <text:p>-0.0263051545858477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364730174786196" calcext:value-type="float">
            <text:p>0.364730174786196</text:p>
          </table:table-cell>
          <table:table-cell office:value-type="float" office:value="5.89698739108503" calcext:value-type="float">
            <text:p>5.89698739108503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1.70161883355387" calcext:value-type="float">
            <text:p>1.70161883355387</text:p>
          </table:table-cell>
          <table:table-cell office:value-type="float" office:value="-0.0654611866575383" calcext:value-type="float">
            <text:p>-0.0654611866575383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907642347103129" calcext:value-type="float">
            <text:p>0.907642347103129</text:p>
          </table:table-cell>
          <table:table-cell office:value-type="float" office:value="0.302689360852968" calcext:value-type="float">
            <text:p>0.302689360852968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5538876737043" calcext:value-type="float">
            <text:p>-0.295538876737043</text:p>
          </table:table-cell>
          <table:table-cell office:value-type="float" office:value="0.0873432276629934" calcext:value-type="float">
            <text:p>0.0873432276629934</text:p>
          </table:table-cell>
          <table:table-cell table:style-name="ce6" table:formula="of:=IF(ROUND([.A22];6)=ROUND([.L22];6);0;1)" office:value-type="float" office:value="1" calcext:value-type="float">
            <text:p>1</text:p>
          </table:table-cell>
          <table:table-cell table:style-name="ce6" table:formula="of:=IF(ROUND([.B22];6)=ROUND([.M22];6);0;1)" office:value-type="float" office:value="0" calcext:value-type="float">
            <text:p>0</text:p>
          </table:table-cell>
          <table:table-cell table:style-name="ce6" table:formula="of:=IF(ROUND([.C22];6)=ROUND([.N22];6);0;1)" office:value-type="float" office:value="0" calcext:value-type="float">
            <text:p>0</text:p>
          </table:table-cell>
          <table:table-cell table:style-name="ce7" table:formula="of:=IF(ROUND([.D22];6)=ROUND([.O22];6);0;1)" office:value-type="float" office:value="0" calcext:value-type="float">
            <text:p>0</text:p>
          </table:table-cell>
          <table:table-cell table:style-name="ce7" table:formula="of:=IF(ROUND([.E22];6)=ROUND([.P22];6);0;1)" office:value-type="float" office:value="1" calcext:value-type="float">
            <text:p>1</text:p>
          </table:table-cell>
          <table:table-cell table:style-name="ce7" table:formula="of:=IF(ROUND([.F22];6)=ROUND([.Q22];6);0;1)" office:value-type="float" office:value="1" calcext:value-type="float">
            <text:p>1</text:p>
          </table:table-cell>
          <table:table-cell table:style-name="ce7" table:formula="of:=IF(ROUND([.G22];6)=ROUND([.R22];6);0;1)" office:value-type="float" office:value="0" calcext:value-type="float">
            <text:p>0</text:p>
          </table:table-cell>
          <table:table-cell table:style-name="ce7" table:formula="of:=IF(ROUND([.H22];6)=ROUND([.S22];6);0;1)" office:value-type="float" office:value="0" calcext:value-type="float">
            <text:p>0</text:p>
          </table:table-cell>
          <table:table-cell table:style-name="ce7" table:formula="of:=IF(ROUND([.I22];6)=ROUND([.T22];6);0;1)" office:value-type="float" office:value="0" calcext:value-type="float">
            <text:p>0</text:p>
          </table:table-cell>
          <table:table-cell table:style-name="ce7" table:formula="of:=IF(ROUND([.J22];6)=ROUND([.U22];6);0;1)" office:value-type="float" office:value="1" calcext:value-type="float">
            <text:p>1</text:p>
          </table:table-cell>
          <table:table-cell table:style-name="ce7" table:formula="of:=IF(ROUND([.K22];6)=ROUND([.V22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29165897385431" calcext:value-type="float">
            <text:p>-0.29165897385431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office:value-type="float" office:value="0.44071548690649" calcext:value-type="float">
            <text:p>0.44071548690649</text:p>
          </table:table-cell>
          <table:table-cell office:value-type="float" office:value="0.782755051472853" calcext:value-type="float">
            <text:p>0.782755051472853</text:p>
          </table:table-cell>
          <table:table-cell office:value-type="float" office:value="0.819355766144" calcext:value-type="float">
            <text:p>0.819355766144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291658944904609" calcext:value-type="float">
            <text:p>-0.291658944904609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office:value-type="float" office:value="0.440715472715237" calcext:value-type="float">
            <text:p>0.440715472715237</text:p>
          </table:table-cell>
          <table:table-cell office:value-type="float" office:value="0.782755044751816" calcext:value-type="float">
            <text:p>0.782755044751816</text:p>
          </table:table-cell>
          <table:table-cell office:value-type="float" office:value="0.819355798344486" calcext:value-type="float">
            <text:p>0.819355798344486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23];6)=ROUND([.L23];6);0;1)" office:value-type="float" office:value="0" calcext:value-type="float">
            <text:p>0</text:p>
          </table:table-cell>
          <table:table-cell table:style-name="ce6" table:formula="of:=IF(ROUND([.B23];6)=ROUND([.M23];6);0;1)" office:value-type="float" office:value="0" calcext:value-type="float">
            <text:p>0</text:p>
          </table:table-cell>
          <table:table-cell table:style-name="ce6" table:formula="of:=IF(ROUND([.C23];6)=ROUND([.N23];6);0;1)" office:value-type="float" office:value="0" calcext:value-type="float">
            <text:p>0</text:p>
          </table:table-cell>
          <table:table-cell table:style-name="ce7" table:formula="of:=IF(ROUND([.D23];6)=ROUND([.O23];6);0;1)" office:value-type="float" office:value="0" calcext:value-type="float">
            <text:p>0</text:p>
          </table:table-cell>
          <table:table-cell table:style-name="ce7" table:formula="of:=IF(ROUND([.E23];6)=ROUND([.P23];6);0;1)" office:value-type="float" office:value="0" calcext:value-type="float">
            <text:p>0</text:p>
          </table:table-cell>
          <table:table-cell table:style-name="ce7" table:formula="of:=IF(ROUND([.F23];6)=ROUND([.Q23];6);0;1)" office:value-type="float" office:value="0" calcext:value-type="float">
            <text:p>0</text:p>
          </table:table-cell>
          <table:table-cell table:style-name="ce7" table:formula="of:=IF(ROUND([.G23];6)=ROUND([.R23];6);0;1)" office:value-type="float" office:value="0" calcext:value-type="float">
            <text:p>0</text:p>
          </table:table-cell>
          <table:table-cell table:style-name="ce7" table:formula="of:=IF(ROUND([.H23];6)=ROUND([.S23];6);0;1)" office:value-type="float" office:value="0" calcext:value-type="float">
            <text:p>0</text:p>
          </table:table-cell>
          <table:table-cell table:style-name="ce7" table:formula="of:=IF(ROUND([.I23];6)=ROUND([.T23];6);0;1)" office:value-type="float" office:value="0" calcext:value-type="float">
            <text:p>0</text:p>
          </table:table-cell>
          <table:table-cell table:style-name="ce7" table:formula="of:=IF(ROUND([.J23];6)=ROUND([.U23];6);0;1)" office:value-type="float" office:value="1" calcext:value-type="float">
            <text:p>1</text:p>
          </table:table-cell>
          <table:table-cell table:style-name="ce7" table:formula="of:=IF(ROUND([.K23];6)=ROUND([.V23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860011919835397" calcext:value-type="float">
            <text:p>-0.00860011919835397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998826397201336" calcext:value-type="float">
            <text:p>0.998826397201336</text:p>
          </table:table-cell>
          <table:table-cell office:value-type="float" office:value="0.003524531968464" calcext:value-type="float">
            <text:p>0.003524531968464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.000186558045698452" calcext:value-type="float">
            <text:p>0.000186558045698452</text:p>
          </table:table-cell>
          <table:table-cell office:value-type="float" office:value="-0.00110667217611685" calcext:value-type="float">
            <text:p>-0.00110667217611685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128530013995771" calcext:value-type="float">
            <text:p>0.128530013995771</text:p>
          </table:table-cell>
          <table:table-cell office:value-type="float" office:value="47.5423638776145" calcext:value-type="float">
            <text:p>47.5423638776145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63413980818" calcext:value-type="float">
            <text:p>-1.5863413980818</text:p>
          </table:table-cell>
          <table:table-cell office:value-type="float" office:value="2.51647903126812" calcext:value-type="float">
            <text:p>2.51647903126812</text:p>
          </table:table-cell>
          <table:table-cell table:style-name="ce6" table:formula="of:=IF(ROUND([.A24];6)=ROUND([.L24];6);0;1)" office:value-type="float" office:value="1" calcext:value-type="float">
            <text:p>1</text:p>
          </table:table-cell>
          <table:table-cell table:style-name="ce6" table:formula="of:=IF(ROUND([.B24];6)=ROUND([.M24];6);0;1)" office:value-type="float" office:value="0" calcext:value-type="float">
            <text:p>0</text:p>
          </table:table-cell>
          <table:table-cell table:style-name="ce6" table:formula="of:=IF(ROUND([.C24];6)=ROUND([.N24];6);0;1)" office:value-type="float" office:value="0" calcext:value-type="float">
            <text:p>0</text:p>
          </table:table-cell>
          <table:table-cell table:style-name="ce7" table:formula="of:=IF(ROUND([.D24];6)=ROUND([.O24];6);0;1)" office:value-type="float" office:value="0" calcext:value-type="float">
            <text:p>0</text:p>
          </table:table-cell>
          <table:table-cell table:style-name="ce7" table:formula="of:=IF(ROUND([.E24];6)=ROUND([.P24];6);0;1)" office:value-type="float" office:value="1" calcext:value-type="float">
            <text:p>1</text:p>
          </table:table-cell>
          <table:table-cell table:style-name="ce7" table:formula="of:=IF(ROUND([.F24];6)=ROUND([.Q24];6);0;1)" office:value-type="float" office:value="1" calcext:value-type="float">
            <text:p>1</text:p>
          </table:table-cell>
          <table:table-cell table:style-name="ce7" table:formula="of:=IF(ROUND([.G24];6)=ROUND([.R24];6);0;1)" office:value-type="float" office:value="1" calcext:value-type="float">
            <text:p>1</text:p>
          </table:table-cell>
          <table:table-cell table:style-name="ce7" table:formula="of:=IF(ROUND([.H24];6)=ROUND([.S24];6);0;1)" office:value-type="float" office:value="0" calcext:value-type="float">
            <text:p>0</text:p>
          </table:table-cell>
          <table:table-cell table:style-name="ce7" table:formula="of:=IF(ROUND([.I24];6)=ROUND([.T24];6);0;1)" office:value-type="float" office:value="0" calcext:value-type="float">
            <text:p>0</text:p>
          </table:table-cell>
          <table:table-cell table:style-name="ce7" table:formula="of:=IF(ROUND([.J24];6)=ROUND([.U24];6);0;1)" office:value-type="float" office:value="1" calcext:value-type="float">
            <text:p>1</text:p>
          </table:table-cell>
          <table:table-cell table:style-name="ce7" table:formula="of:=IF(ROUND([.K24];6)=ROUND([.V24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934377907657763" calcext:value-type="float">
            <text:p>-0.0934377907657763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992617880323312" calcext:value-type="float">
            <text:p>0.992617880323312</text:p>
          </table:table-cell>
          <table:table-cell office:value-type="float" office:value="0.022294686821254" calcext:value-type="float">
            <text:p>0.022294686821254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0.00746472525175881" calcext:value-type="float">
            <text:p>0.00746472525175881</text:p>
          </table:table-cell>
          <table:table-cell office:value-type="float" office:value="-0.0318849839179076" calcext:value-type="float">
            <text:p>-0.0318849839179076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338723827904602" calcext:value-type="float">
            <text:p>0.338723827904602</text:p>
          </table:table-cell>
          <table:table-cell office:value-type="float" office:value="6.84243347776398" calcext:value-type="float">
            <text:p>6.84243347776398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136013832142" calcext:value-type="float">
            <text:p>-1.5136013832142</text:p>
          </table:table-cell>
          <table:table-cell office:value-type="float" office:value="2.29098914726795" calcext:value-type="float">
            <text:p>2.29098914726795</text:p>
          </table:table-cell>
          <table:table-cell table:style-name="ce6" table:formula="of:=IF(ROUND([.A25];6)=ROUND([.L25];6);0;1)" office:value-type="float" office:value="1" calcext:value-type="float">
            <text:p>1</text:p>
          </table:table-cell>
          <table:table-cell table:style-name="ce6" table:formula="of:=IF(ROUND([.B25];6)=ROUND([.M25];6);0;1)" office:value-type="float" office:value="0" calcext:value-type="float">
            <text:p>0</text:p>
          </table:table-cell>
          <table:table-cell table:style-name="ce6" table:formula="of:=IF(ROUND([.C25];6)=ROUND([.N25];6);0;1)" office:value-type="float" office:value="0" calcext:value-type="float">
            <text:p>0</text:p>
          </table:table-cell>
          <table:table-cell table:style-name="ce7" table:formula="of:=IF(ROUND([.D25];6)=ROUND([.O25];6);0;1)" office:value-type="float" office:value="0" calcext:value-type="float">
            <text:p>0</text:p>
          </table:table-cell>
          <table:table-cell table:style-name="ce7" table:formula="of:=IF(ROUND([.E25];6)=ROUND([.P25];6);0;1)" office:value-type="float" office:value="1" calcext:value-type="float">
            <text:p>1</text:p>
          </table:table-cell>
          <table:table-cell table:style-name="ce7" table:formula="of:=IF(ROUND([.F25];6)=ROUND([.Q25];6);0;1)" office:value-type="float" office:value="1" calcext:value-type="float">
            <text:p>1</text:p>
          </table:table-cell>
          <table:table-cell table:style-name="ce7" table:formula="of:=IF(ROUND([.G25];6)=ROUND([.R25];6);0;1)" office:value-type="float" office:value="0" calcext:value-type="float">
            <text:p>0</text:p>
          </table:table-cell>
          <table:table-cell table:style-name="ce7" table:formula="of:=IF(ROUND([.H25];6)=ROUND([.S25];6);0;1)" office:value-type="float" office:value="0" calcext:value-type="float">
            <text:p>0</text:p>
          </table:table-cell>
          <table:table-cell table:style-name="ce7" table:formula="of:=IF(ROUND([.I25];6)=ROUND([.T25];6);0;1)" office:value-type="float" office:value="0" calcext:value-type="float">
            <text:p>0</text:p>
          </table:table-cell>
          <table:table-cell table:style-name="ce7" table:formula="of:=IF(ROUND([.J25];6)=ROUND([.U25];6);0;1)" office:value-type="float" office:value="1" calcext:value-type="float">
            <text:p>1</text:p>
          </table:table-cell>
          <table:table-cell table:style-name="ce7" table:formula="of:=IF(ROUND([.K25];6)=ROUND([.V25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412957293429176" calcext:value-type="float">
            <text:p>-0.41295729342917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972980826129829" calcext:value-type="float">
            <text:p>0.972980826129829</text:p>
          </table:table-cell>
          <table:table-cell office:value-type="float" office:value="0.0830883020277757" calcext:value-type="float">
            <text:p>0.0830883020277757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0.103679010403275" calcext:value-type="float">
            <text:p>0.103679010403275</text:p>
          </table:table-cell>
          <table:table-cell office:value-type="float" office:value="-0.294026863117448" calcext:value-type="float">
            <text:p>-0.29402686311744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692765373730482" calcext:value-type="float">
            <text:p>0.692765373730482</text:p>
          </table:table-cell>
          <table:table-cell office:value-type="float" office:value="1.30892883014833" calcext:value-type="float">
            <text:p>1.30892883014833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800777371451" calcext:value-type="float">
            <text:p>-1.27800777371451</text:p>
          </table:table-cell>
          <table:table-cell office:value-type="float" office:value="1.63330386967473" calcext:value-type="float">
            <text:p>1.63330386967473</text:p>
          </table:table-cell>
          <table:table-cell table:style-name="ce6" table:formula="of:=IF(ROUND([.A26];6)=ROUND([.L26];6);0;1)" office:value-type="float" office:value="1" calcext:value-type="float">
            <text:p>1</text:p>
          </table:table-cell>
          <table:table-cell table:style-name="ce6" table:formula="of:=IF(ROUND([.B26];6)=ROUND([.M26];6);0;1)" office:value-type="float" office:value="0" calcext:value-type="float">
            <text:p>0</text:p>
          </table:table-cell>
          <table:table-cell table:style-name="ce6" table:formula="of:=IF(ROUND([.C26];6)=ROUND([.N26];6);0;1)" office:value-type="float" office:value="0" calcext:value-type="float">
            <text:p>0</text:p>
          </table:table-cell>
          <table:table-cell table:style-name="ce7" table:formula="of:=IF(ROUND([.D26];6)=ROUND([.O26];6);0;1)" office:value-type="float" office:value="0" calcext:value-type="float">
            <text:p>0</text:p>
          </table:table-cell>
          <table:table-cell table:style-name="ce7" table:formula="of:=IF(ROUND([.E26];6)=ROUND([.P26];6);0;1)" office:value-type="float" office:value="1" calcext:value-type="float">
            <text:p>1</text:p>
          </table:table-cell>
          <table:table-cell table:style-name="ce7" table:formula="of:=IF(ROUND([.F26];6)=ROUND([.Q26];6);0;1)" office:value-type="float" office:value="1" calcext:value-type="float">
            <text:p>1</text:p>
          </table:table-cell>
          <table:table-cell table:style-name="ce7" table:formula="of:=IF(ROUND([.G26];6)=ROUND([.R26];6);0;1)" office:value-type="float" office:value="0" calcext:value-type="float">
            <text:p>0</text:p>
          </table:table-cell>
          <table:table-cell table:style-name="ce7" table:formula="of:=IF(ROUND([.H26];6)=ROUND([.S26];6);0;1)" office:value-type="float" office:value="0" calcext:value-type="float">
            <text:p>0</text:p>
          </table:table-cell>
          <table:table-cell table:style-name="ce7" table:formula="of:=IF(ROUND([.I26];6)=ROUND([.T26];6);0;1)" office:value-type="float" office:value="0" calcext:value-type="float">
            <text:p>0</text:p>
          </table:table-cell>
          <table:table-cell table:style-name="ce7" table:formula="of:=IF(ROUND([.J26];6)=ROUND([.U26];6);0;1)" office:value-type="float" office:value="1" calcext:value-type="float">
            <text:p>1</text:p>
          </table:table-cell>
          <table:table-cell table:style-name="ce7" table:formula="of:=IF(ROUND([.K26];6)=ROUND([.V26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129655635621074" calcext:value-type="float">
            <text:p>-0.0129655635621074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27];6)=ROUND([.L27];6);0;1)" office:value-type="float" office:value="0" calcext:value-type="float">
            <text:p>0</text:p>
          </table:table-cell>
          <table:table-cell table:style-name="ce6" table:formula="of:=IF(ROUND([.B27];6)=ROUND([.M27];6);0;1)" office:value-type="float" office:value="0" calcext:value-type="float">
            <text:p>0</text:p>
          </table:table-cell>
          <table:table-cell table:style-name="ce6" table:formula="of:=IF(ROUND([.C27];6)=ROUND([.N27];6);0;1)" office:value-type="float" office:value="0" calcext:value-type="float">
            <text:p>0</text:p>
          </table:table-cell>
          <table:table-cell table:style-name="ce7" table:formula="of:=IF(ROUND([.D27];6)=ROUND([.O27];6);0;1)" office:value-type="float" office:value="0" calcext:value-type="float">
            <text:p>0</text:p>
          </table:table-cell>
          <table:table-cell table:style-name="ce7" table:formula="of:=IF(ROUND([.E27];6)=ROUND([.P27];6);0;1)" office:value-type="float" office:value="0" calcext:value-type="float">
            <text:p>0</text:p>
          </table:table-cell>
          <table:table-cell table:style-name="ce7" table:formula="of:=IF(ROUND([.F27];6)=ROUND([.Q27];6);0;1)" office:value-type="float" office:value="0" calcext:value-type="float">
            <text:p>0</text:p>
          </table:table-cell>
          <table:table-cell table:style-name="ce7" table:formula="of:=IF(ROUND([.G27];6)=ROUND([.R27];6);0;1)" office:value-type="float" office:value="1" calcext:value-type="float">
            <text:p>1</text:p>
          </table:table-cell>
          <table:table-cell table:style-name="ce7" table:formula="of:=IF(ROUND([.H27];6)=ROUND([.S27];6);0;1)" office:value-type="float" office:value="0" calcext:value-type="float">
            <text:p>0</text:p>
          </table:table-cell>
          <table:table-cell table:style-name="ce7" table:formula="of:=IF(ROUND([.I27];6)=ROUND([.T27];6);0;1)" office:value-type="float" office:value="0" calcext:value-type="float">
            <text:p>0</text:p>
          </table:table-cell>
          <table:table-cell table:style-name="ce7" table:formula="of:=IF(ROUND([.J27];6)=ROUND([.U27];6);0;1)" office:value-type="float" office:value="0" calcext:value-type="float">
            <text:p>0</text:p>
          </table:table-cell>
          <table:table-cell table:style-name="ce7" table:formula="of:=IF(ROUND([.K27];6)=ROUND([.V27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139112332401368" calcext:value-type="float">
            <text:p>-0.139112332401368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28];6)=ROUND([.L28];6);0;1)" office:value-type="float" office:value="0" calcext:value-type="float">
            <text:p>0</text:p>
          </table:table-cell>
          <table:table-cell table:style-name="ce6" table:formula="of:=IF(ROUND([.B28];6)=ROUND([.M28];6);0;1)" office:value-type="float" office:value="0" calcext:value-type="float">
            <text:p>0</text:p>
          </table:table-cell>
          <table:table-cell table:style-name="ce6" table:formula="of:=IF(ROUND([.C28];6)=ROUND([.N28];6);0;1)" office:value-type="float" office:value="0" calcext:value-type="float">
            <text:p>0</text:p>
          </table:table-cell>
          <table:table-cell table:style-name="ce7" table:formula="of:=IF(ROUND([.D28];6)=ROUND([.O28];6);0;1)" office:value-type="float" office:value="0" calcext:value-type="float">
            <text:p>0</text:p>
          </table:table-cell>
          <table:table-cell table:style-name="ce7" table:formula="of:=IF(ROUND([.E28];6)=ROUND([.P28];6);0;1)" office:value-type="float" office:value="0" calcext:value-type="float">
            <text:p>0</text:p>
          </table:table-cell>
          <table:table-cell table:style-name="ce7" table:formula="of:=IF(ROUND([.F28];6)=ROUND([.Q28];6);0;1)" office:value-type="float" office:value="0" calcext:value-type="float">
            <text:p>0</text:p>
          </table:table-cell>
          <table:table-cell table:style-name="ce7" table:formula="of:=IF(ROUND([.G28];6)=ROUND([.R28];6);0;1)" office:value-type="float" office:value="0" calcext:value-type="float">
            <text:p>0</text:p>
          </table:table-cell>
          <table:table-cell table:style-name="ce7" table:formula="of:=IF(ROUND([.H28];6)=ROUND([.S28];6);0;1)" office:value-type="float" office:value="0" calcext:value-type="float">
            <text:p>0</text:p>
          </table:table-cell>
          <table:table-cell table:style-name="ce7" table:formula="of:=IF(ROUND([.I28];6)=ROUND([.T28];6);0;1)" office:value-type="float" office:value="0" calcext:value-type="float">
            <text:p>0</text:p>
          </table:table-cell>
          <table:table-cell table:style-name="ce7" table:formula="of:=IF(ROUND([.J28];6)=ROUND([.U28];6);0;1)" office:value-type="float" office:value="0" calcext:value-type="float">
            <text:p>0</text:p>
          </table:table-cell>
          <table:table-cell table:style-name="ce7" table:formula="of:=IF(ROUND([.K28];6)=ROUND([.V28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590233278058305" calcext:value-type="float">
            <text:p>-0.590233278058305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29];6)=ROUND([.L29];6);0;1)" office:value-type="float" office:value="0" calcext:value-type="float">
            <text:p>0</text:p>
          </table:table-cell>
          <table:table-cell table:style-name="ce6" table:formula="of:=IF(ROUND([.B29];6)=ROUND([.M29];6);0;1)" office:value-type="float" office:value="0" calcext:value-type="float">
            <text:p>0</text:p>
          </table:table-cell>
          <table:table-cell table:style-name="ce6" table:formula="of:=IF(ROUND([.C29];6)=ROUND([.N29];6);0;1)" office:value-type="float" office:value="0" calcext:value-type="float">
            <text:p>0</text:p>
          </table:table-cell>
          <table:table-cell table:style-name="ce7" table:formula="of:=IF(ROUND([.D29];6)=ROUND([.O29];6);0;1)" office:value-type="float" office:value="0" calcext:value-type="float">
            <text:p>0</text:p>
          </table:table-cell>
          <table:table-cell table:style-name="ce7" table:formula="of:=IF(ROUND([.E29];6)=ROUND([.P29];6);0;1)" office:value-type="float" office:value="0" calcext:value-type="float">
            <text:p>0</text:p>
          </table:table-cell>
          <table:table-cell table:style-name="ce7" table:formula="of:=IF(ROUND([.F29];6)=ROUND([.Q29];6);0;1)" office:value-type="float" office:value="0" calcext:value-type="float">
            <text:p>0</text:p>
          </table:table-cell>
          <table:table-cell table:style-name="ce7" table:formula="of:=IF(ROUND([.G29];6)=ROUND([.R29];6);0;1)" office:value-type="float" office:value="0" calcext:value-type="float">
            <text:p>0</text:p>
          </table:table-cell>
          <table:table-cell table:style-name="ce7" table:formula="of:=IF(ROUND([.H29];6)=ROUND([.S29];6);0;1)" office:value-type="float" office:value="0" calcext:value-type="float">
            <text:p>0</text:p>
          </table:table-cell>
          <table:table-cell table:style-name="ce7" table:formula="of:=IF(ROUND([.I29];6)=ROUND([.T29];6);0;1)" office:value-type="float" office:value="0" calcext:value-type="float">
            <text:p>0</text:p>
          </table:table-cell>
          <table:table-cell table:style-name="ce7" table:formula="of:=IF(ROUND([.J29];6)=ROUND([.U29];6);0;1)" office:value-type="float" office:value="0" calcext:value-type="float">
            <text:p>0</text:p>
          </table:table-cell>
          <table:table-cell table:style-name="ce7" table:formula="of:=IF(ROUND([.K29];6)=ROUND([.V2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640851340312899" calcext:value-type="float">
            <text:p>-0.640851340312899</text:p>
          </table:table-cell>
          <table:table-cell office:value-type="float" office:value="0.0328989398964694" calcext:value-type="float">
            <text:p>0.0328989398964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640851334938487" calcext:value-type="float">
            <text:p>-0.640851334938487</text:p>
          </table:table-cell>
          <table:table-cell office:value-type="float" office:value="0.0328989390687621" calcext:value-type="float">
            <text:p>0.03289893906876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30];6)=ROUND([.L30];6);0;1)" office:value-type="float" office:value="0" calcext:value-type="float">
            <text:p>0</text:p>
          </table:table-cell>
          <table:table-cell table:style-name="ce6" table:formula="of:=IF(ROUND([.B30];6)=ROUND([.M30];6);0;1)" office:value-type="float" office:value="0" calcext:value-type="float">
            <text:p>0</text:p>
          </table:table-cell>
          <table:table-cell table:style-name="ce6" table:formula="of:=IF(ROUND([.C30];6)=ROUND([.N30];6);0;1)" office:value-type="float" office:value="0" calcext:value-type="float">
            <text:p>0</text:p>
          </table:table-cell>
          <table:table-cell table:style-name="ce7" table:formula="of:=IF(ROUND([.D30];6)=ROUND([.O30];6);0;1)" office:value-type="float" office:value="0" calcext:value-type="float">
            <text:p>0</text:p>
          </table:table-cell>
          <table:table-cell table:style-name="ce7" table:formula="of:=IF(ROUND([.E30];6)=ROUND([.P30];6);0;1)" office:value-type="float" office:value="0" calcext:value-type="float">
            <text:p>0</text:p>
          </table:table-cell>
          <table:table-cell table:style-name="ce7" table:formula="of:=IF(ROUND([.F30];6)=ROUND([.Q30];6);0;1)" office:value-type="float" office:value="0" calcext:value-type="float">
            <text:p>0</text:p>
          </table:table-cell>
          <table:table-cell table:style-name="ce7" table:formula="of:=IF(ROUND([.G30];6)=ROUND([.R30];6);0;1)" office:value-type="float" office:value="0" calcext:value-type="float">
            <text:p>0</text:p>
          </table:table-cell>
          <table:table-cell table:style-name="ce7" table:formula="of:=IF(ROUND([.H30];6)=ROUND([.S30];6);0;1)" office:value-type="float" office:value="0" calcext:value-type="float">
            <text:p>0</text:p>
          </table:table-cell>
          <table:table-cell table:style-name="ce7" table:formula="of:=IF(ROUND([.I30];6)=ROUND([.T30];6);0;1)" office:value-type="float" office:value="0" calcext:value-type="float">
            <text:p>0</text:p>
          </table:table-cell>
          <table:table-cell table:style-name="ce7" table:formula="of:=IF(ROUND([.J30];6)=ROUND([.U30];6);0;1)" office:value-type="float" office:value="0" calcext:value-type="float">
            <text:p>0</text:p>
          </table:table-cell>
          <table:table-cell table:style-name="ce7" table:formula="of:=IF(ROUND([.K30];6)=ROUND([.V3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10667223212395" calcext:value-type="float">
            <text:p>-0.00110667223212395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128530013712681" calcext:value-type="float">
            <text:p>0.128530013712681</text:p>
          </table:table-cell>
          <table:table-cell office:value-type="float" office:value="47.5423640870405" calcext:value-type="float">
            <text:p>47.5423640870405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1647895701393" calcext:value-type="float">
            <text:p>2.51647895701393</text:p>
          </table:table-cell>
          <table:table-cell office:value-type="float" office:value="-0.00860011874386777" calcext:value-type="float">
            <text:p>-0.00860011874386777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998826397165967" calcext:value-type="float">
            <text:p>0.998826397165967</text:p>
          </table:table-cell>
          <table:table-cell office:value-type="float" office:value="0.00352453207479595" calcext:value-type="float">
            <text:p>0.00352453207479595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586257600586" calcext:value-type="float">
            <text:p>-0.0136586257600586</text:p>
          </table:table-cell>
          <table:table-cell office:value-type="float" office:value="0.000186558057653337" calcext:value-type="float">
            <text:p>0.000186558057653337</text:p>
          </table:table-cell>
          <table:table-cell table:style-name="ce6" table:formula="of:=IF(ROUND([.A31];6)=ROUND([.L31];6);0;1)" office:value-type="float" office:value="1" calcext:value-type="float">
            <text:p>1</text:p>
          </table:table-cell>
          <table:table-cell table:style-name="ce6" table:formula="of:=IF(ROUND([.B31];6)=ROUND([.M31];6);0;1)" office:value-type="float" office:value="0" calcext:value-type="float">
            <text:p>0</text:p>
          </table:table-cell>
          <table:table-cell table:style-name="ce6" table:formula="of:=IF(ROUND([.C31];6)=ROUND([.N31];6);0;1)" office:value-type="float" office:value="0" calcext:value-type="float">
            <text:p>0</text:p>
          </table:table-cell>
          <table:table-cell table:style-name="ce7" table:formula="of:=IF(ROUND([.D31];6)=ROUND([.O31];6);0;1)" office:value-type="float" office:value="0" calcext:value-type="float">
            <text:p>0</text:p>
          </table:table-cell>
          <table:table-cell table:style-name="ce7" table:formula="of:=IF(ROUND([.E31];6)=ROUND([.P31];6);0;1)" office:value-type="float" office:value="1" calcext:value-type="float">
            <text:p>1</text:p>
          </table:table-cell>
          <table:table-cell table:style-name="ce7" table:formula="of:=IF(ROUND([.F31];6)=ROUND([.Q31];6);0;1)" office:value-type="float" office:value="1" calcext:value-type="float">
            <text:p>1</text:p>
          </table:table-cell>
          <table:table-cell table:style-name="ce7" table:formula="of:=IF(ROUND([.G31];6)=ROUND([.R31];6);0;1)" office:value-type="float" office:value="1" calcext:value-type="float">
            <text:p>1</text:p>
          </table:table-cell>
          <table:table-cell table:style-name="ce7" table:formula="of:=IF(ROUND([.H31];6)=ROUND([.S31];6);0;1)" office:value-type="float" office:value="0" calcext:value-type="float">
            <text:p>0</text:p>
          </table:table-cell>
          <table:table-cell table:style-name="ce7" table:formula="of:=IF(ROUND([.I31];6)=ROUND([.T31];6);0;1)" office:value-type="float" office:value="0" calcext:value-type="float">
            <text:p>0</text:p>
          </table:table-cell>
          <table:table-cell table:style-name="ce7" table:formula="of:=IF(ROUND([.J31];6)=ROUND([.U31];6);0;1)" office:value-type="float" office:value="1" calcext:value-type="float">
            <text:p>1</text:p>
          </table:table-cell>
          <table:table-cell table:style-name="ce7" table:formula="of:=IF(ROUND([.K31];6)=ROUND([.V31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31884985581974" calcext:value-type="float">
            <text:p>-0.031884985581974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33872383479031" calcext:value-type="float">
            <text:p>0.33872383479031</text:p>
          </table:table-cell>
          <table:table-cell office:value-type="float" office:value="6.84243319869325" calcext:value-type="float">
            <text:p>6.84243319869325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29098907247559" calcext:value-type="float">
            <text:p>2.29098907247559</text:p>
          </table:table-cell>
          <table:table-cell office:value-type="float" office:value="-0.0934377877969314" calcext:value-type="float">
            <text:p>-0.0934377877969314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992617880410443" calcext:value-type="float">
            <text:p>0.992617880410443</text:p>
          </table:table-cell>
          <table:table-cell office:value-type="float" office:value="0.022294686556346" calcext:value-type="float">
            <text:p>0.022294686556346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63986406276558" calcext:value-type="float">
            <text:p>-0.0863986406276558</text:p>
          </table:table-cell>
          <table:table-cell office:value-type="float" office:value="0.00746472510230681" calcext:value-type="float">
            <text:p>0.00746472510230681</text:p>
          </table:table-cell>
          <table:table-cell table:style-name="ce6" table:formula="of:=IF(ROUND([.A32];6)=ROUND([.L32];6);0;1)" office:value-type="float" office:value="1" calcext:value-type="float">
            <text:p>1</text:p>
          </table:table-cell>
          <table:table-cell table:style-name="ce6" table:formula="of:=IF(ROUND([.B32];6)=ROUND([.M32];6);0;1)" office:value-type="float" office:value="0" calcext:value-type="float">
            <text:p>0</text:p>
          </table:table-cell>
          <table:table-cell table:style-name="ce6" table:formula="of:=IF(ROUND([.C32];6)=ROUND([.N32];6);0;1)" office:value-type="float" office:value="0" calcext:value-type="float">
            <text:p>0</text:p>
          </table:table-cell>
          <table:table-cell table:style-name="ce7" table:formula="of:=IF(ROUND([.D32];6)=ROUND([.O32];6);0;1)" office:value-type="float" office:value="0" calcext:value-type="float">
            <text:p>0</text:p>
          </table:table-cell>
          <table:table-cell table:style-name="ce7" table:formula="of:=IF(ROUND([.E32];6)=ROUND([.P32];6);0;1)" office:value-type="float" office:value="1" calcext:value-type="float">
            <text:p>1</text:p>
          </table:table-cell>
          <table:table-cell table:style-name="ce7" table:formula="of:=IF(ROUND([.F32];6)=ROUND([.Q32];6);0;1)" office:value-type="float" office:value="1" calcext:value-type="float">
            <text:p>1</text:p>
          </table:table-cell>
          <table:table-cell table:style-name="ce7" table:formula="of:=IF(ROUND([.G32];6)=ROUND([.R32];6);0;1)" office:value-type="float" office:value="0" calcext:value-type="float">
            <text:p>0</text:p>
          </table:table-cell>
          <table:table-cell table:style-name="ce7" table:formula="of:=IF(ROUND([.H32];6)=ROUND([.S32];6);0;1)" office:value-type="float" office:value="0" calcext:value-type="float">
            <text:p>0</text:p>
          </table:table-cell>
          <table:table-cell table:style-name="ce7" table:formula="of:=IF(ROUND([.I32];6)=ROUND([.T32];6);0;1)" office:value-type="float" office:value="0" calcext:value-type="float">
            <text:p>0</text:p>
          </table:table-cell>
          <table:table-cell table:style-name="ce7" table:formula="of:=IF(ROUND([.J32];6)=ROUND([.U32];6);0;1)" office:value-type="float" office:value="1" calcext:value-type="float">
            <text:p>1</text:p>
          </table:table-cell>
          <table:table-cell table:style-name="ce7" table:formula="of:=IF(ROUND([.K32];6)=ROUND([.V32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294026881029265" calcext:value-type="float">
            <text:p>-0.294026881029265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692765383152861" calcext:value-type="float">
            <text:p>0.692765383152861</text:p>
          </table:table-cell>
          <table:table-cell office:value-type="float" office:value="1.30892877178778" calcext:value-type="float">
            <text:p>1.30892877178778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1.63330380372877" calcext:value-type="float">
            <text:p>1.63330380372877</text:p>
          </table:table-cell>
          <table:table-cell office:value-type="float" office:value="-0.412957273977888" calcext:value-type="float">
            <text:p>-0.41295727397788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972980826339456" calcext:value-type="float">
            <text:p>0.972980826339456</text:p>
          </table:table-cell>
          <table:table-cell office:value-type="float" office:value="0.0830883013669062" calcext:value-type="float">
            <text:p>0.0830883013669062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1992250127344" calcext:value-type="float">
            <text:p>-0.321992250127344</text:p>
          </table:table-cell>
          <table:table-cell office:value-type="float" office:value="0.10367900914207" calcext:value-type="float">
            <text:p>0.10367900914207</text:p>
          </table:table-cell>
          <table:table-cell table:style-name="ce6" table:formula="of:=IF(ROUND([.A33];6)=ROUND([.L33];6);0;1)" office:value-type="float" office:value="1" calcext:value-type="float">
            <text:p>1</text:p>
          </table:table-cell>
          <table:table-cell table:style-name="ce6" table:formula="of:=IF(ROUND([.B33];6)=ROUND([.M33];6);0;1)" office:value-type="float" office:value="0" calcext:value-type="float">
            <text:p>0</text:p>
          </table:table-cell>
          <table:table-cell table:style-name="ce6" table:formula="of:=IF(ROUND([.C33];6)=ROUND([.N33];6);0;1)" office:value-type="float" office:value="0" calcext:value-type="float">
            <text:p>0</text:p>
          </table:table-cell>
          <table:table-cell table:style-name="ce7" table:formula="of:=IF(ROUND([.D33];6)=ROUND([.O33];6);0;1)" office:value-type="float" office:value="0" calcext:value-type="float">
            <text:p>0</text:p>
          </table:table-cell>
          <table:table-cell table:style-name="ce7" table:formula="of:=IF(ROUND([.E33];6)=ROUND([.P33];6);0;1)" office:value-type="float" office:value="1" calcext:value-type="float">
            <text:p>1</text:p>
          </table:table-cell>
          <table:table-cell table:style-name="ce7" table:formula="of:=IF(ROUND([.F33];6)=ROUND([.Q33];6);0;1)" office:value-type="float" office:value="1" calcext:value-type="float">
            <text:p>1</text:p>
          </table:table-cell>
          <table:table-cell table:style-name="ce7" table:formula="of:=IF(ROUND([.G33];6)=ROUND([.R33];6);0;1)" office:value-type="float" office:value="0" calcext:value-type="float">
            <text:p>0</text:p>
          </table:table-cell>
          <table:table-cell table:style-name="ce7" table:formula="of:=IF(ROUND([.H33];6)=ROUND([.S33];6);0;1)" office:value-type="float" office:value="0" calcext:value-type="float">
            <text:p>0</text:p>
          </table:table-cell>
          <table:table-cell table:style-name="ce7" table:formula="of:=IF(ROUND([.I33];6)=ROUND([.T33];6);0;1)" office:value-type="float" office:value="0" calcext:value-type="float">
            <text:p>0</text:p>
          </table:table-cell>
          <table:table-cell table:style-name="ce7" table:formula="of:=IF(ROUND([.J33];6)=ROUND([.U33];6);0;1)" office:value-type="float" office:value="1" calcext:value-type="float">
            <text:p>1</text:p>
          </table:table-cell>
          <table:table-cell table:style-name="ce7" table:formula="of:=IF(ROUND([.K33];6)=ROUND([.V33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487562678116902" calcext:value-type="float">
            <text:p>-0.487562678116902</text:p>
          </table:table-cell>
          <table:table-cell office:value-type="float" office:value="0.0328989398964694" calcext:value-type="float">
            <text:p>0.0328989398964694</text:p>
          </table:table-cell>
          <table:table-cell office:value-type="float" office:value="1" calcext:value-type="float">
            <text:p>1</text:p>
          </table:table-cell>
          <table:table-cell office:value-type="float" office:value="0.813478703710291" calcext:value-type="float">
            <text:p>0.813478703710291</text:p>
          </table:table-cell>
          <table:table-cell office:value-type="float" office:value="0.935248389550161" calcext:value-type="float">
            <text:p>0.935248389550161</text:p>
          </table:table-cell>
          <table:table-cell office:value-type="float" office:value="0.206435531264" calcext:value-type="float">
            <text:p>0.206435531264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487562672303027" calcext:value-type="float">
            <text:p>-0.487562672303027</text:p>
          </table:table-cell>
          <table:table-cell office:value-type="float" office:value="0.0328989390687621" calcext:value-type="float">
            <text:p>0.0328989390687621</text:p>
          </table:table-cell>
          <table:table-cell office:value-type="float" office:value="1" calcext:value-type="float">
            <text:p>1</text:p>
          </table:table-cell>
          <table:table-cell office:value-type="float" office:value="0.813478701522219" calcext:value-type="float">
            <text:p>0.813478701522219</text:p>
          </table:table-cell>
          <table:table-cell office:value-type="float" office:value="0.935248388756856" calcext:value-type="float">
            <text:p>0.935248388756856</text:p>
          </table:table-cell>
          <table:table-cell office:value-type="float" office:value="0.206435533953772" calcext:value-type="float">
            <text:p>0.206435533953772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34];6)=ROUND([.L34];6);0;1)" office:value-type="float" office:value="0" calcext:value-type="float">
            <text:p>0</text:p>
          </table:table-cell>
          <table:table-cell table:style-name="ce6" table:formula="of:=IF(ROUND([.B34];6)=ROUND([.M34];6);0;1)" office:value-type="float" office:value="0" calcext:value-type="float">
            <text:p>0</text:p>
          </table:table-cell>
          <table:table-cell table:style-name="ce6" table:formula="of:=IF(ROUND([.C34];6)=ROUND([.N34];6);0;1)" office:value-type="float" office:value="0" calcext:value-type="float">
            <text:p>0</text:p>
          </table:table-cell>
          <table:table-cell table:style-name="ce7" table:formula="of:=IF(ROUND([.D34];6)=ROUND([.O34];6);0;1)" office:value-type="float" office:value="0" calcext:value-type="float">
            <text:p>0</text:p>
          </table:table-cell>
          <table:table-cell table:style-name="ce7" table:formula="of:=IF(ROUND([.E34];6)=ROUND([.P34];6);0;1)" office:value-type="float" office:value="0" calcext:value-type="float">
            <text:p>0</text:p>
          </table:table-cell>
          <table:table-cell table:style-name="ce7" table:formula="of:=IF(ROUND([.F34];6)=ROUND([.Q34];6);0;1)" office:value-type="float" office:value="0" calcext:value-type="float">
            <text:p>0</text:p>
          </table:table-cell>
          <table:table-cell table:style-name="ce7" table:formula="of:=IF(ROUND([.G34];6)=ROUND([.R34];6);0;1)" office:value-type="float" office:value="0" calcext:value-type="float">
            <text:p>0</text:p>
          </table:table-cell>
          <table:table-cell table:style-name="ce7" table:formula="of:=IF(ROUND([.H34];6)=ROUND([.S34];6);0;1)" office:value-type="float" office:value="0" calcext:value-type="float">
            <text:p>0</text:p>
          </table:table-cell>
          <table:table-cell table:style-name="ce7" table:formula="of:=IF(ROUND([.I34];6)=ROUND([.T34];6);0;1)" office:value-type="float" office:value="0" calcext:value-type="float">
            <text:p>0</text:p>
          </table:table-cell>
          <table:table-cell table:style-name="ce7" table:formula="of:=IF(ROUND([.J34];6)=ROUND([.U34];6);0;1)" office:value-type="float" office:value="1" calcext:value-type="float">
            <text:p>1</text:p>
          </table:table-cell>
          <table:table-cell table:style-name="ce7" table:formula="of:=IF(ROUND([.K34];6)=ROUND([.V34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0000000000542348" calcext:value-type="float">
            <text:p>-5.42348018108296E-14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office:value-type="float" office:value="0.000000000038673933" calcext:value-type="float">
            <text:p>3.86739329973585E-11</text:p>
          </table:table-cell>
          <table:table-cell office:value-type="float" office:value="0.180991377817154" calcext:value-type="float">
            <text:p>0.180991377817154</text:p>
          </table:table-cell>
          <table:table-cell office:value-type="float" office:value="23.9758553088" calcext:value-type="float">
            <text:p>23.9758553088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00000000000542348" calcext:value-type="float">
            <text:p>-5.42348018392366E-1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office:value-type="float" office:value="0.00000000003867393695" calcext:value-type="float">
            <text:p>3.86739369450529E-11</text:p>
          </table:table-cell>
          <table:table-cell office:value-type="float" office:value="0.180991378202436" calcext:value-type="float">
            <text:p>0.180991378202436</text:p>
          </table:table-cell>
          <table:table-cell office:value-type="float" office:value="23.9758552067236" calcext:value-type="float">
            <text:p>23.9758552067236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35];6)=ROUND([.L35];6);0;1)" office:value-type="float" office:value="0" calcext:value-type="float">
            <text:p>0</text:p>
          </table:table-cell>
          <table:table-cell table:style-name="ce6" table:formula="of:=IF(ROUND([.B35];6)=ROUND([.M35];6);0;1)" office:value-type="float" office:value="1" calcext:value-type="float">
            <text:p>1</text:p>
          </table:table-cell>
          <table:table-cell table:style-name="ce6" table:formula="of:=IF(ROUND([.C35];6)=ROUND([.N35];6);0;1)" office:value-type="float" office:value="0" calcext:value-type="float">
            <text:p>0</text:p>
          </table:table-cell>
          <table:table-cell table:style-name="ce7" table:formula="of:=IF(ROUND([.D35];6)=ROUND([.O35];6);0;1)" office:value-type="float" office:value="0" calcext:value-type="float">
            <text:p>0</text:p>
          </table:table-cell>
          <table:table-cell table:style-name="ce7" table:formula="of:=IF(ROUND([.E35];6)=ROUND([.P35];6);0;1)" office:value-type="float" office:value="0" calcext:value-type="float">
            <text:p>0</text:p>
          </table:table-cell>
          <table:table-cell table:style-name="ce7" table:formula="of:=IF(ROUND([.F35];6)=ROUND([.Q35];6);0;1)" office:value-type="float" office:value="0" calcext:value-type="float">
            <text:p>0</text:p>
          </table:table-cell>
          <table:table-cell table:style-name="ce7" table:formula="of:=IF(ROUND([.G35];6)=ROUND([.R35];6);0;1)" office:value-type="float" office:value="1" calcext:value-type="float">
            <text:p>1</text:p>
          </table:table-cell>
          <table:table-cell table:style-name="ce7" table:formula="of:=IF(ROUND([.H35];6)=ROUND([.S35];6);0;1)" office:value-type="float" office:value="0" calcext:value-type="float">
            <text:p>0</text:p>
          </table:table-cell>
          <table:table-cell table:style-name="ce7" table:formula="of:=IF(ROUND([.I35];6)=ROUND([.T35];6);0;1)" office:value-type="float" office:value="0" calcext:value-type="float">
            <text:p>0</text:p>
          </table:table-cell>
          <table:table-cell table:style-name="ce7" table:formula="of:=IF(ROUND([.J35];6)=ROUND([.U35];6);0;1)" office:value-type="float" office:value="1" calcext:value-type="float">
            <text:p>1</text:p>
          </table:table-cell>
          <table:table-cell table:style-name="ce7" table:formula="of:=IF(ROUND([.K35];6)=ROUND([.V35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00584530276181886" calcext:value-type="float">
            <text:p>-5.84530276181886E-06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137293589101376" calcext:value-type="float">
            <text:p>0.137293589101376</text:p>
          </table:table-cell>
          <table:table-cell office:value-type="float" office:value="41.6667248316933" calcext:value-type="float">
            <text:p>41.6667248316933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1.93290489102812" calcext:value-type="float">
            <text:p>1.93290489102812</text:p>
          </table:table-cell>
          <table:table-cell office:value-type="float" office:value="-0.00000584530128585995" calcext:value-type="float">
            <text:p>-5.84530128585995E-06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137293589786114" calcext:value-type="float">
            <text:p>0.137293589786114</text:p>
          </table:table-cell>
          <table:table-cell office:value-type="float" office:value="41.6667244160761" calcext:value-type="float">
            <text:p>41.6667244160761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028951176762" calcext:value-type="float">
            <text:p>1.39028951176762</text:p>
          </table:table-cell>
          <table:table-cell office:value-type="float" office:value="1.93290492653105" calcext:value-type="float">
            <text:p>1.93290492653105</text:p>
          </table:table-cell>
          <table:table-cell table:style-name="ce6" table:formula="of:=IF(ROUND([.A36];6)=ROUND([.L36];6);0;1)" office:value-type="float" office:value="0" calcext:value-type="float">
            <text:p>0</text:p>
          </table:table-cell>
          <table:table-cell table:style-name="ce6" table:formula="of:=IF(ROUND([.B36];6)=ROUND([.M36];6);0;1)" office:value-type="float" office:value="0" calcext:value-type="float">
            <text:p>0</text:p>
          </table:table-cell>
          <table:table-cell table:style-name="ce6" table:formula="of:=IF(ROUND([.C36];6)=ROUND([.N36];6);0;1)" office:value-type="float" office:value="0" calcext:value-type="float">
            <text:p>0</text:p>
          </table:table-cell>
          <table:table-cell table:style-name="ce7" table:formula="of:=IF(ROUND([.D36];6)=ROUND([.O36];6);0;1)" office:value-type="float" office:value="0" calcext:value-type="float">
            <text:p>0</text:p>
          </table:table-cell>
          <table:table-cell table:style-name="ce7" table:formula="of:=IF(ROUND([.E36];6)=ROUND([.P36];6);0;1)" office:value-type="float" office:value="0" calcext:value-type="float">
            <text:p>0</text:p>
          </table:table-cell>
          <table:table-cell table:style-name="ce7" table:formula="of:=IF(ROUND([.F36];6)=ROUND([.Q36];6);0;1)" office:value-type="float" office:value="1" calcext:value-type="float">
            <text:p>1</text:p>
          </table:table-cell>
          <table:table-cell table:style-name="ce7" table:formula="of:=IF(ROUND([.G36];6)=ROUND([.R36];6);0;1)" office:value-type="float" office:value="0" calcext:value-type="float">
            <text:p>0</text:p>
          </table:table-cell>
          <table:table-cell table:style-name="ce7" table:formula="of:=IF(ROUND([.H36];6)=ROUND([.S36];6);0;1)" office:value-type="float" office:value="0" calcext:value-type="float">
            <text:p>0</text:p>
          </table:table-cell>
          <table:table-cell table:style-name="ce7" table:formula="of:=IF(ROUND([.I36];6)=ROUND([.T36];6);0;1)" office:value-type="float" office:value="0" calcext:value-type="float">
            <text:p>0</text:p>
          </table:table-cell>
          <table:table-cell table:style-name="ce7" table:formula="of:=IF(ROUND([.J36];6)=ROUND([.U36];6);0;1)" office:value-type="float" office:value="1" calcext:value-type="float">
            <text:p>1</text:p>
          </table:table-cell>
          <table:table-cell table:style-name="ce7" table:formula="of:=IF(ROUND([.K36];6)=ROUND([.V36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77215746116935" calcext:value-type="float">
            <text:p>-0.00077215746116935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130148671281853" calcext:value-type="float">
            <text:p>0.130148671281853</text:p>
          </table:table-cell>
          <table:table-cell office:value-type="float" office:value="46.3671501767856" calcext:value-type="float">
            <text:p>46.3671501767856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39360544449084" calcext:value-type="float">
            <text:p>2.39360544449084</text:p>
          </table:table-cell>
          <table:table-cell office:value-type="float" office:value="-0.000772157370146634" calcext:value-type="float">
            <text:p>-0.000772157370146634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130148671652569" calcext:value-type="float">
            <text:p>0.130148671652569</text:p>
          </table:table-cell>
          <table:table-cell office:value-type="float" office:value="46.3671499126408" calcext:value-type="float">
            <text:p>46.3671499126408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712814884075" calcext:value-type="float">
            <text:p>1.54712814884075</text:p>
          </table:table-cell>
          <table:table-cell office:value-type="float" office:value="2.3936055089354" calcext:value-type="float">
            <text:p>2.3936055089354</text:p>
          </table:table-cell>
          <table:table-cell table:style-name="ce6" table:formula="of:=IF(ROUND([.A37];6)=ROUND([.L37];6);0;1)" office:value-type="float" office:value="0" calcext:value-type="float">
            <text:p>0</text:p>
          </table:table-cell>
          <table:table-cell table:style-name="ce6" table:formula="of:=IF(ROUND([.B37];6)=ROUND([.M37];6);0;1)" office:value-type="float" office:value="0" calcext:value-type="float">
            <text:p>0</text:p>
          </table:table-cell>
          <table:table-cell table:style-name="ce6" table:formula="of:=IF(ROUND([.C37];6)=ROUND([.N37];6);0;1)" office:value-type="float" office:value="0" calcext:value-type="float">
            <text:p>0</text:p>
          </table:table-cell>
          <table:table-cell table:style-name="ce7" table:formula="of:=IF(ROUND([.D37];6)=ROUND([.O37];6);0;1)" office:value-type="float" office:value="0" calcext:value-type="float">
            <text:p>0</text:p>
          </table:table-cell>
          <table:table-cell table:style-name="ce7" table:formula="of:=IF(ROUND([.E37];6)=ROUND([.P37];6);0;1)" office:value-type="float" office:value="0" calcext:value-type="float">
            <text:p>0</text:p>
          </table:table-cell>
          <table:table-cell table:style-name="ce7" table:formula="of:=IF(ROUND([.F37];6)=ROUND([.Q37];6);0;1)" office:value-type="float" office:value="0" calcext:value-type="float">
            <text:p>0</text:p>
          </table:table-cell>
          <table:table-cell table:style-name="ce7" table:formula="of:=IF(ROUND([.G37];6)=ROUND([.R37];6);0;1)" office:value-type="float" office:value="1" calcext:value-type="float">
            <text:p>1</text:p>
          </table:table-cell>
          <table:table-cell table:style-name="ce7" table:formula="of:=IF(ROUND([.H37];6)=ROUND([.S37];6);0;1)" office:value-type="float" office:value="0" calcext:value-type="float">
            <text:p>0</text:p>
          </table:table-cell>
          <table:table-cell table:style-name="ce7" table:formula="of:=IF(ROUND([.I37];6)=ROUND([.T37];6);0;1)" office:value-type="float" office:value="0" calcext:value-type="float">
            <text:p>0</text:p>
          </table:table-cell>
          <table:table-cell table:style-name="ce7" table:formula="of:=IF(ROUND([.J37];6)=ROUND([.U37];6);0;1)" office:value-type="float" office:value="1" calcext:value-type="float">
            <text:p>1</text:p>
          </table:table-cell>
          <table:table-cell table:style-name="ce7" table:formula="of:=IF(ROUND([.K37];6)=ROUND([.V37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0322213073346359" calcext:value-type="float">
            <text:p>-3.22213073346359E-05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756809203863054" calcext:value-type="float">
            <text:p>0.756809203863054</text:p>
          </table:table-cell>
          <table:table-cell office:value-type="float" office:value="0.948023788493291" calcext:value-type="float">
            <text:p>0.948023788493291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.0439784942299056" calcext:value-type="float">
            <text:p>0.0439784942299056</text:p>
          </table:table-cell>
          <table:table-cell office:value-type="float" office:value="-0.0000322212984305068" calcext:value-type="float">
            <text:p>-3.22212984305068E-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756809189595628" calcext:value-type="float">
            <text:p>0.756809189595628</text:p>
          </table:table-cell>
          <table:table-cell office:value-type="float" office:value="0.948023861744004" calcext:value-type="float">
            <text:p>0.948023861744004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710512074238" calcext:value-type="float">
            <text:p>0.209710512074238</text:p>
          </table:table-cell>
          <table:table-cell office:value-type="float" office:value="0.0439784988744392" calcext:value-type="float">
            <text:p>0.0439784988744392</text:p>
          </table:table-cell>
          <table:table-cell table:style-name="ce6" table:formula="of:=IF(ROUND([.A38];6)=ROUND([.L38];6);0;1)" office:value-type="float" office:value="0" calcext:value-type="float">
            <text:p>0</text:p>
          </table:table-cell>
          <table:table-cell table:style-name="ce6" table:formula="of:=IF(ROUND([.B38];6)=ROUND([.M38];6);0;1)" office:value-type="float" office:value="0" calcext:value-type="float">
            <text:p>0</text:p>
          </table:table-cell>
          <table:table-cell table:style-name="ce6" table:formula="of:=IF(ROUND([.C38];6)=ROUND([.N38];6);0;1)" office:value-type="float" office:value="0" calcext:value-type="float">
            <text:p>0</text:p>
          </table:table-cell>
          <table:table-cell table:style-name="ce7" table:formula="of:=IF(ROUND([.D38];6)=ROUND([.O38];6);0;1)" office:value-type="float" office:value="0" calcext:value-type="float">
            <text:p>0</text:p>
          </table:table-cell>
          <table:table-cell table:style-name="ce7" table:formula="of:=IF(ROUND([.E38];6)=ROUND([.P38];6);0;1)" office:value-type="float" office:value="0" calcext:value-type="float">
            <text:p>0</text:p>
          </table:table-cell>
          <table:table-cell table:style-name="ce7" table:formula="of:=IF(ROUND([.F38];6)=ROUND([.Q38];6);0;1)" office:value-type="float" office:value="0" calcext:value-type="float">
            <text:p>0</text:p>
          </table:table-cell>
          <table:table-cell table:style-name="ce7" table:formula="of:=IF(ROUND([.G38];6)=ROUND([.R38];6);0;1)" office:value-type="float" office:value="0" calcext:value-type="float">
            <text:p>0</text:p>
          </table:table-cell>
          <table:table-cell table:style-name="ce7" table:formula="of:=IF(ROUND([.H38];6)=ROUND([.S38];6);0;1)" office:value-type="float" office:value="0" calcext:value-type="float">
            <text:p>0</text:p>
          </table:table-cell>
          <table:table-cell table:style-name="ce7" table:formula="of:=IF(ROUND([.I38];6)=ROUND([.T38];6);0;1)" office:value-type="float" office:value="0" calcext:value-type="float">
            <text:p>0</text:p>
          </table:table-cell>
          <table:table-cell table:style-name="ce7" table:formula="of:=IF(ROUND([.J38];6)=ROUND([.U38];6);0;1)" office:value-type="float" office:value="1" calcext:value-type="float">
            <text:p>1</text:p>
          </table:table-cell>
          <table:table-cell table:style-name="ce7" table:formula="of:=IF(ROUND([.K38];6)=ROUND([.V38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8377575628833" calcext:value-type="float">
            <text:p>-0.0018377575628833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office:value-type="float" office:value="0.0268764514325518" calcext:value-type="float">
            <text:p>0.0268764514325518</text:p>
          </table:table-cell>
          <table:table-cell office:value-type="float" office:value="0.4626800488625" calcext:value-type="float">
            <text:p>0.4626800488625</text:p>
          </table:table-cell>
          <table:table-cell office:value-type="float" office:value="3.6165047872" calcext:value-type="float">
            <text:p>3.6165047872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183775722941574" calcext:value-type="float">
            <text:p>-0.00183775722941574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office:value-type="float" office:value="0.0268764476064853" calcext:value-type="float">
            <text:p>0.0268764476064853</text:p>
          </table:table-cell>
          <table:table-cell office:value-type="float" office:value="0.462680040285165" calcext:value-type="float">
            <text:p>0.462680040285165</text:p>
          </table:table-cell>
          <table:table-cell office:value-type="float" office:value="3.61650492955759" calcext:value-type="float">
            <text:p>3.61650492955759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39];6)=ROUND([.L39];6);0;1)" office:value-type="float" office:value="0" calcext:value-type="float">
            <text:p>0</text:p>
          </table:table-cell>
          <table:table-cell table:style-name="ce6" table:formula="of:=IF(ROUND([.B39];6)=ROUND([.M39];6);0;1)" office:value-type="float" office:value="0" calcext:value-type="float">
            <text:p>0</text:p>
          </table:table-cell>
          <table:table-cell table:style-name="ce6" table:formula="of:=IF(ROUND([.C39];6)=ROUND([.N39];6);0;1)" office:value-type="float" office:value="0" calcext:value-type="float">
            <text:p>0</text:p>
          </table:table-cell>
          <table:table-cell table:style-name="ce7" table:formula="of:=IF(ROUND([.D39];6)=ROUND([.O39];6);0;1)" office:value-type="float" office:value="0" calcext:value-type="float">
            <text:p>0</text:p>
          </table:table-cell>
          <table:table-cell table:style-name="ce7" table:formula="of:=IF(ROUND([.E39];6)=ROUND([.P39];6);0;1)" office:value-type="float" office:value="0" calcext:value-type="float">
            <text:p>0</text:p>
          </table:table-cell>
          <table:table-cell table:style-name="ce7" table:formula="of:=IF(ROUND([.F39];6)=ROUND([.Q39];6);0;1)" office:value-type="float" office:value="0" calcext:value-type="float">
            <text:p>0</text:p>
          </table:table-cell>
          <table:table-cell table:style-name="ce7" table:formula="of:=IF(ROUND([.G39];6)=ROUND([.R39];6);0;1)" office:value-type="float" office:value="0" calcext:value-type="float">
            <text:p>0</text:p>
          </table:table-cell>
          <table:table-cell table:style-name="ce7" table:formula="of:=IF(ROUND([.H39];6)=ROUND([.S39];6);0;1)" office:value-type="float" office:value="0" calcext:value-type="float">
            <text:p>0</text:p>
          </table:table-cell>
          <table:table-cell table:style-name="ce7" table:formula="of:=IF(ROUND([.I39];6)=ROUND([.T39];6);0;1)" office:value-type="float" office:value="0" calcext:value-type="float">
            <text:p>0</text:p>
          </table:table-cell>
          <table:table-cell table:style-name="ce7" table:formula="of:=IF(ROUND([.J39];6)=ROUND([.U39];6);0;1)" office:value-type="float" office:value="1" calcext:value-type="float">
            <text:p>1</text:p>
          </table:table-cell>
          <table:table-cell table:style-name="ce7" table:formula="of:=IF(ROUND([.K39];6)=ROUND([.V3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63051545858477" calcext:value-type="float">
            <text:p>-0.0263051545858477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364730174786196" calcext:value-type="float">
            <text:p>0.364730174786196</text:p>
          </table:table-cell>
          <table:table-cell office:value-type="float" office:value="5.89698739108503" calcext:value-type="float">
            <text:p>5.89698739108503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1.70161883355387" calcext:value-type="float">
            <text:p>1.70161883355387</text:p>
          </table:table-cell>
          <table:table-cell office:value-type="float" office:value="-0.0263051516503244" calcext:value-type="float">
            <text:p>-0.0263051516503244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364730167659658" calcext:value-type="float">
            <text:p>0.364730167659658</text:p>
          </table:table-cell>
          <table:table-cell office:value-type="float" office:value="5.89698762327917" calcext:value-type="float">
            <text:p>5.89698762327917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446114710481" calcext:value-type="float">
            <text:p>1.30446114710481</text:p>
          </table:table-cell>
          <table:table-cell office:value-type="float" office:value="1.70161888430601" calcext:value-type="float">
            <text:p>1.70161888430601</text:p>
          </table:table-cell>
          <table:table-cell table:style-name="ce6" table:formula="of:=IF(ROUND([.A40];6)=ROUND([.L40];6);0;1)" office:value-type="float" office:value="0" calcext:value-type="float">
            <text:p>0</text:p>
          </table:table-cell>
          <table:table-cell table:style-name="ce6" table:formula="of:=IF(ROUND([.B40];6)=ROUND([.M40];6);0;1)" office:value-type="float" office:value="0" calcext:value-type="float">
            <text:p>0</text:p>
          </table:table-cell>
          <table:table-cell table:style-name="ce6" table:formula="of:=IF(ROUND([.C40];6)=ROUND([.N40];6);0;1)" office:value-type="float" office:value="0" calcext:value-type="float">
            <text:p>0</text:p>
          </table:table-cell>
          <table:table-cell table:style-name="ce7" table:formula="of:=IF(ROUND([.D40];6)=ROUND([.O40];6);0;1)" office:value-type="float" office:value="0" calcext:value-type="float">
            <text:p>0</text:p>
          </table:table-cell>
          <table:table-cell table:style-name="ce7" table:formula="of:=IF(ROUND([.E40];6)=ROUND([.P40];6);0;1)" office:value-type="float" office:value="0" calcext:value-type="float">
            <text:p>0</text:p>
          </table:table-cell>
          <table:table-cell table:style-name="ce7" table:formula="of:=IF(ROUND([.F40];6)=ROUND([.Q40];6);0;1)" office:value-type="float" office:value="1" calcext:value-type="float">
            <text:p>1</text:p>
          </table:table-cell>
          <table:table-cell table:style-name="ce7" table:formula="of:=IF(ROUND([.G40];6)=ROUND([.R40];6);0;1)" office:value-type="float" office:value="0" calcext:value-type="float">
            <text:p>0</text:p>
          </table:table-cell>
          <table:table-cell table:style-name="ce7" table:formula="of:=IF(ROUND([.H40];6)=ROUND([.S40];6);0;1)" office:value-type="float" office:value="0" calcext:value-type="float">
            <text:p>0</text:p>
          </table:table-cell>
          <table:table-cell table:style-name="ce7" table:formula="of:=IF(ROUND([.I40];6)=ROUND([.T40];6);0;1)" office:value-type="float" office:value="0" calcext:value-type="float">
            <text:p>0</text:p>
          </table:table-cell>
          <table:table-cell table:style-name="ce7" table:formula="of:=IF(ROUND([.J40];6)=ROUND([.U40];6);0;1)" office:value-type="float" office:value="1" calcext:value-type="float">
            <text:p>1</text:p>
          </table:table-cell>
          <table:table-cell table:style-name="ce7" table:formula="of:=IF(ROUND([.K40];6)=ROUND([.V4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582751452352493" calcext:value-type="float">
            <text:p>-0.00582751452352493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982239129003418" calcext:value-type="float">
            <text:p>0.982239129003418</text:p>
          </table:table-cell>
          <table:table-cell office:value-type="float" office:value="0.0541510914736133" calcext:value-type="float">
            <text:p>0.0541510914736133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.00279543484734709" calcext:value-type="float">
            <text:p>0.00279543484734709</text:p>
          </table:table-cell>
          <table:table-cell office:value-type="float" office:value="-0.00582751381153122" calcext:value-type="float">
            <text:p>-0.00582751381153122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982239127580638" calcext:value-type="float">
            <text:p>0.982239127580638</text:p>
          </table:table-cell>
          <table:table-cell office:value-type="float" office:value="0.0541510958824676" calcext:value-type="float">
            <text:p>0.0541510958824676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718750011113" calcext:value-type="float">
            <text:p>0.0528718750011113</text:p>
          </table:table-cell>
          <table:table-cell office:value-type="float" office:value="0.00279543516613314" calcext:value-type="float">
            <text:p>0.00279543516613314</text:p>
          </table:table-cell>
          <table:table-cell table:style-name="ce6" table:formula="of:=IF(ROUND([.A41];6)=ROUND([.L41];6);0;1)" office:value-type="float" office:value="0" calcext:value-type="float">
            <text:p>0</text:p>
          </table:table-cell>
          <table:table-cell table:style-name="ce6" table:formula="of:=IF(ROUND([.B41];6)=ROUND([.M41];6);0;1)" office:value-type="float" office:value="0" calcext:value-type="float">
            <text:p>0</text:p>
          </table:table-cell>
          <table:table-cell table:style-name="ce6" table:formula="of:=IF(ROUND([.C41];6)=ROUND([.N41];6);0;1)" office:value-type="float" office:value="0" calcext:value-type="float">
            <text:p>0</text:p>
          </table:table-cell>
          <table:table-cell table:style-name="ce7" table:formula="of:=IF(ROUND([.D41];6)=ROUND([.O41];6);0;1)" office:value-type="float" office:value="0" calcext:value-type="float">
            <text:p>0</text:p>
          </table:table-cell>
          <table:table-cell table:style-name="ce7" table:formula="of:=IF(ROUND([.E41];6)=ROUND([.P41];6);0;1)" office:value-type="float" office:value="0" calcext:value-type="float">
            <text:p>0</text:p>
          </table:table-cell>
          <table:table-cell table:style-name="ce7" table:formula="of:=IF(ROUND([.F41];6)=ROUND([.Q41];6);0;1)" office:value-type="float" office:value="0" calcext:value-type="float">
            <text:p>0</text:p>
          </table:table-cell>
          <table:table-cell table:style-name="ce7" table:formula="of:=IF(ROUND([.G41];6)=ROUND([.R41];6);0;1)" office:value-type="float" office:value="1" calcext:value-type="float">
            <text:p>1</text:p>
          </table:table-cell>
          <table:table-cell table:style-name="ce7" table:formula="of:=IF(ROUND([.H41];6)=ROUND([.S41];6);0;1)" office:value-type="float" office:value="0" calcext:value-type="float">
            <text:p>0</text:p>
          </table:table-cell>
          <table:table-cell table:style-name="ce7" table:formula="of:=IF(ROUND([.I41];6)=ROUND([.T41];6);0;1)" office:value-type="float" office:value="0" calcext:value-type="float">
            <text:p>0</text:p>
          </table:table-cell>
          <table:table-cell table:style-name="ce7" table:formula="of:=IF(ROUND([.J41];6)=ROUND([.U41];6);0;1)" office:value-type="float" office:value="1" calcext:value-type="float">
            <text:p>1</text:p>
          </table:table-cell>
          <table:table-cell table:style-name="ce7" table:formula="of:=IF(ROUND([.K41];6)=ROUND([.V41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65461192922546" calcext:value-type="float">
            <text:p>-0.065461192922546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907642350415926" calcext:value-type="float">
            <text:p>0.907642350415926</text:p>
          </table:table-cell>
          <table:table-cell office:value-type="float" office:value="0.302689348973031" calcext:value-type="float">
            <text:p>0.302689348973031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.0873432250690125" calcext:value-type="float">
            <text:p>0.0873432250690125</text:p>
          </table:table-cell>
          <table:table-cell office:value-type="float" office:value="-0.0654611866575383" calcext:value-type="float">
            <text:p>-0.0654611866575383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907642347103129" calcext:value-type="float">
            <text:p>0.907642347103129</text:p>
          </table:table-cell>
          <table:table-cell office:value-type="float" office:value="0.302689360852968" calcext:value-type="float">
            <text:p>0.302689360852968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538876737043" calcext:value-type="float">
            <text:p>0.295538876737043</text:p>
          </table:table-cell>
          <table:table-cell office:value-type="float" office:value="0.0873432276629934" calcext:value-type="float">
            <text:p>0.0873432276629934</text:p>
          </table:table-cell>
          <table:table-cell table:style-name="ce6" table:formula="of:=IF(ROUND([.A42];6)=ROUND([.L42];6);0;1)" office:value-type="float" office:value="0" calcext:value-type="float">
            <text:p>0</text:p>
          </table:table-cell>
          <table:table-cell table:style-name="ce6" table:formula="of:=IF(ROUND([.B42];6)=ROUND([.M42];6);0;1)" office:value-type="float" office:value="0" calcext:value-type="float">
            <text:p>0</text:p>
          </table:table-cell>
          <table:table-cell table:style-name="ce6" table:formula="of:=IF(ROUND([.C42];6)=ROUND([.N42];6);0;1)" office:value-type="float" office:value="0" calcext:value-type="float">
            <text:p>0</text:p>
          </table:table-cell>
          <table:table-cell table:style-name="ce7" table:formula="of:=IF(ROUND([.D42];6)=ROUND([.O42];6);0;1)" office:value-type="float" office:value="0" calcext:value-type="float">
            <text:p>0</text:p>
          </table:table-cell>
          <table:table-cell table:style-name="ce7" table:formula="of:=IF(ROUND([.E42];6)=ROUND([.P42];6);0;1)" office:value-type="float" office:value="0" calcext:value-type="float">
            <text:p>0</text:p>
          </table:table-cell>
          <table:table-cell table:style-name="ce7" table:formula="of:=IF(ROUND([.F42];6)=ROUND([.Q42];6);0;1)" office:value-type="float" office:value="0" calcext:value-type="float">
            <text:p>0</text:p>
          </table:table-cell>
          <table:table-cell table:style-name="ce7" table:formula="of:=IF(ROUND([.G42];6)=ROUND([.R42];6);0;1)" office:value-type="float" office:value="0" calcext:value-type="float">
            <text:p>0</text:p>
          </table:table-cell>
          <table:table-cell table:style-name="ce7" table:formula="of:=IF(ROUND([.H42];6)=ROUND([.S42];6);0;1)" office:value-type="float" office:value="0" calcext:value-type="float">
            <text:p>0</text:p>
          </table:table-cell>
          <table:table-cell table:style-name="ce7" table:formula="of:=IF(ROUND([.I42];6)=ROUND([.T42];6);0;1)" office:value-type="float" office:value="0" calcext:value-type="float">
            <text:p>0</text:p>
          </table:table-cell>
          <table:table-cell table:style-name="ce7" table:formula="of:=IF(ROUND([.J42];6)=ROUND([.U42];6);0;1)" office:value-type="float" office:value="1" calcext:value-type="float">
            <text:p>1</text:p>
          </table:table-cell>
          <table:table-cell table:style-name="ce7" table:formula="of:=IF(ROUND([.K42];6)=ROUND([.V42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9165897385431" calcext:value-type="float">
            <text:p>-0.29165897385431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office:value-type="float" office:value="0.44071548690649" calcext:value-type="float">
            <text:p>0.44071548690649</text:p>
          </table:table-cell>
          <table:table-cell office:value-type="float" office:value="0.782755051472853" calcext:value-type="float">
            <text:p>0.782755051472853</text:p>
          </table:table-cell>
          <table:table-cell office:value-type="float" office:value="0.819355766144" calcext:value-type="float">
            <text:p>0.819355766144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291658944904609" calcext:value-type="float">
            <text:p>-0.291658944904609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office:value-type="float" office:value="0.440715472715237" calcext:value-type="float">
            <text:p>0.440715472715237</text:p>
          </table:table-cell>
          <table:table-cell office:value-type="float" office:value="0.782755044751816" calcext:value-type="float">
            <text:p>0.782755044751816</text:p>
          </table:table-cell>
          <table:table-cell office:value-type="float" office:value="0.819355798344486" calcext:value-type="float">
            <text:p>0.819355798344486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43];6)=ROUND([.L43];6);0;1)" office:value-type="float" office:value="0" calcext:value-type="float">
            <text:p>0</text:p>
          </table:table-cell>
          <table:table-cell table:style-name="ce6" table:formula="of:=IF(ROUND([.B43];6)=ROUND([.M43];6);0;1)" office:value-type="float" office:value="0" calcext:value-type="float">
            <text:p>0</text:p>
          </table:table-cell>
          <table:table-cell table:style-name="ce6" table:formula="of:=IF(ROUND([.C43];6)=ROUND([.N43];6);0;1)" office:value-type="float" office:value="0" calcext:value-type="float">
            <text:p>0</text:p>
          </table:table-cell>
          <table:table-cell table:style-name="ce7" table:formula="of:=IF(ROUND([.D43];6)=ROUND([.O43];6);0;1)" office:value-type="float" office:value="0" calcext:value-type="float">
            <text:p>0</text:p>
          </table:table-cell>
          <table:table-cell table:style-name="ce7" table:formula="of:=IF(ROUND([.E43];6)=ROUND([.P43];6);0;1)" office:value-type="float" office:value="0" calcext:value-type="float">
            <text:p>0</text:p>
          </table:table-cell>
          <table:table-cell table:style-name="ce7" table:formula="of:=IF(ROUND([.F43];6)=ROUND([.Q43];6);0;1)" office:value-type="float" office:value="0" calcext:value-type="float">
            <text:p>0</text:p>
          </table:table-cell>
          <table:table-cell table:style-name="ce7" table:formula="of:=IF(ROUND([.G43];6)=ROUND([.R43];6);0;1)" office:value-type="float" office:value="0" calcext:value-type="float">
            <text:p>0</text:p>
          </table:table-cell>
          <table:table-cell table:style-name="ce7" table:formula="of:=IF(ROUND([.H43];6)=ROUND([.S43];6);0;1)" office:value-type="float" office:value="0" calcext:value-type="float">
            <text:p>0</text:p>
          </table:table-cell>
          <table:table-cell table:style-name="ce7" table:formula="of:=IF(ROUND([.I43];6)=ROUND([.T43];6);0;1)" office:value-type="float" office:value="0" calcext:value-type="float">
            <text:p>0</text:p>
          </table:table-cell>
          <table:table-cell table:style-name="ce7" table:formula="of:=IF(ROUND([.J43];6)=ROUND([.U43];6);0;1)" office:value-type="float" office:value="1" calcext:value-type="float">
            <text:p>1</text:p>
          </table:table-cell>
          <table:table-cell table:style-name="ce7" table:formula="of:=IF(ROUND([.K43];6)=ROUND([.V43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10667223212395" calcext:value-type="float">
            <text:p>-0.00110667223212395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128530013712681" calcext:value-type="float">
            <text:p>0.128530013712681</text:p>
          </table:table-cell>
          <table:table-cell office:value-type="float" office:value="47.5423640870405" calcext:value-type="float">
            <text:p>47.5423640870405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1647895701393" calcext:value-type="float">
            <text:p>2.51647895701393</text:p>
          </table:table-cell>
          <table:table-cell office:value-type="float" office:value="-0.00110667217611685" calcext:value-type="float">
            <text:p>-0.00110667217611685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128530013995771" calcext:value-type="float">
            <text:p>0.128530013995771</text:p>
          </table:table-cell>
          <table:table-cell office:value-type="float" office:value="47.5423638776145" calcext:value-type="float">
            <text:p>47.5423638776145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63413980818" calcext:value-type="float">
            <text:p>1.5863413980818</text:p>
          </table:table-cell>
          <table:table-cell office:value-type="float" office:value="2.51647903126812" calcext:value-type="float">
            <text:p>2.51647903126812</text:p>
          </table:table-cell>
          <table:table-cell table:style-name="ce6" table:formula="of:=IF(ROUND([.A44];6)=ROUND([.L44];6);0;1)" office:value-type="float" office:value="0" calcext:value-type="float">
            <text:p>0</text:p>
          </table:table-cell>
          <table:table-cell table:style-name="ce6" table:formula="of:=IF(ROUND([.B44];6)=ROUND([.M44];6);0;1)" office:value-type="float" office:value="0" calcext:value-type="float">
            <text:p>0</text:p>
          </table:table-cell>
          <table:table-cell table:style-name="ce6" table:formula="of:=IF(ROUND([.C44];6)=ROUND([.N44];6);0;1)" office:value-type="float" office:value="0" calcext:value-type="float">
            <text:p>0</text:p>
          </table:table-cell>
          <table:table-cell table:style-name="ce7" table:formula="of:=IF(ROUND([.D44];6)=ROUND([.O44];6);0;1)" office:value-type="float" office:value="0" calcext:value-type="float">
            <text:p>0</text:p>
          </table:table-cell>
          <table:table-cell table:style-name="ce7" table:formula="of:=IF(ROUND([.E44];6)=ROUND([.P44];6);0;1)" office:value-type="float" office:value="0" calcext:value-type="float">
            <text:p>0</text:p>
          </table:table-cell>
          <table:table-cell table:style-name="ce7" table:formula="of:=IF(ROUND([.F44];6)=ROUND([.Q44];6);0;1)" office:value-type="float" office:value="0" calcext:value-type="float">
            <text:p>0</text:p>
          </table:table-cell>
          <table:table-cell table:style-name="ce7" table:formula="of:=IF(ROUND([.G44];6)=ROUND([.R44];6);0;1)" office:value-type="float" office:value="1" calcext:value-type="float">
            <text:p>1</text:p>
          </table:table-cell>
          <table:table-cell table:style-name="ce7" table:formula="of:=IF(ROUND([.H44];6)=ROUND([.S44];6);0;1)" office:value-type="float" office:value="0" calcext:value-type="float">
            <text:p>0</text:p>
          </table:table-cell>
          <table:table-cell table:style-name="ce7" table:formula="of:=IF(ROUND([.I44];6)=ROUND([.T44];6);0;1)" office:value-type="float" office:value="0" calcext:value-type="float">
            <text:p>0</text:p>
          </table:table-cell>
          <table:table-cell table:style-name="ce7" table:formula="of:=IF(ROUND([.J44];6)=ROUND([.U44];6);0;1)" office:value-type="float" office:value="1" calcext:value-type="float">
            <text:p>1</text:p>
          </table:table-cell>
          <table:table-cell table:style-name="ce7" table:formula="of:=IF(ROUND([.K44];6)=ROUND([.V44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31884985581974" calcext:value-type="float">
            <text:p>-0.031884985581974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33872383479031" calcext:value-type="float">
            <text:p>0.33872383479031</text:p>
          </table:table-cell>
          <table:table-cell office:value-type="float" office:value="6.84243319869325" calcext:value-type="float">
            <text:p>6.84243319869325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29098907247559" calcext:value-type="float">
            <text:p>2.29098907247559</text:p>
          </table:table-cell>
          <table:table-cell office:value-type="float" office:value="-0.0318849839179076" calcext:value-type="float">
            <text:p>-0.0318849839179076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338723827904602" calcext:value-type="float">
            <text:p>0.338723827904602</text:p>
          </table:table-cell>
          <table:table-cell office:value-type="float" office:value="6.84243347776398" calcext:value-type="float">
            <text:p>6.84243347776398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6013832142" calcext:value-type="float">
            <text:p>1.5136013832142</text:p>
          </table:table-cell>
          <table:table-cell office:value-type="float" office:value="2.29098914726795" calcext:value-type="float">
            <text:p>2.29098914726795</text:p>
          </table:table-cell>
          <table:table-cell table:style-name="ce6" table:formula="of:=IF(ROUND([.A45];6)=ROUND([.L45];6);0;1)" office:value-type="float" office:value="0" calcext:value-type="float">
            <text:p>0</text:p>
          </table:table-cell>
          <table:table-cell table:style-name="ce6" table:formula="of:=IF(ROUND([.B45];6)=ROUND([.M45];6);0;1)" office:value-type="float" office:value="0" calcext:value-type="float">
            <text:p>0</text:p>
          </table:table-cell>
          <table:table-cell table:style-name="ce6" table:formula="of:=IF(ROUND([.C45];6)=ROUND([.N45];6);0;1)" office:value-type="float" office:value="0" calcext:value-type="float">
            <text:p>0</text:p>
          </table:table-cell>
          <table:table-cell table:style-name="ce7" table:formula="of:=IF(ROUND([.D45];6)=ROUND([.O45];6);0;1)" office:value-type="float" office:value="0" calcext:value-type="float">
            <text:p>0</text:p>
          </table:table-cell>
          <table:table-cell table:style-name="ce7" table:formula="of:=IF(ROUND([.E45];6)=ROUND([.P45];6);0;1)" office:value-type="float" office:value="0" calcext:value-type="float">
            <text:p>0</text:p>
          </table:table-cell>
          <table:table-cell table:style-name="ce7" table:formula="of:=IF(ROUND([.F45];6)=ROUND([.Q45];6);0;1)" office:value-type="float" office:value="0" calcext:value-type="float">
            <text:p>0</text:p>
          </table:table-cell>
          <table:table-cell table:style-name="ce7" table:formula="of:=IF(ROUND([.G45];6)=ROUND([.R45];6);0;1)" office:value-type="float" office:value="0" calcext:value-type="float">
            <text:p>0</text:p>
          </table:table-cell>
          <table:table-cell table:style-name="ce7" table:formula="of:=IF(ROUND([.H45];6)=ROUND([.S45];6);0;1)" office:value-type="float" office:value="0" calcext:value-type="float">
            <text:p>0</text:p>
          </table:table-cell>
          <table:table-cell table:style-name="ce7" table:formula="of:=IF(ROUND([.I45];6)=ROUND([.T45];6);0;1)" office:value-type="float" office:value="0" calcext:value-type="float">
            <text:p>0</text:p>
          </table:table-cell>
          <table:table-cell table:style-name="ce7" table:formula="of:=IF(ROUND([.J45];6)=ROUND([.U45];6);0;1)" office:value-type="float" office:value="1" calcext:value-type="float">
            <text:p>1</text:p>
          </table:table-cell>
          <table:table-cell table:style-name="ce7" table:formula="of:=IF(ROUND([.K45];6)=ROUND([.V45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94026881029265" calcext:value-type="float">
            <text:p>-0.294026881029265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692765383152861" calcext:value-type="float">
            <text:p>0.692765383152861</text:p>
          </table:table-cell>
          <table:table-cell office:value-type="float" office:value="1.30892877178778" calcext:value-type="float">
            <text:p>1.30892877178778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1.63330380372877" calcext:value-type="float">
            <text:p>1.63330380372877</text:p>
          </table:table-cell>
          <table:table-cell office:value-type="float" office:value="-0.294026863117448" calcext:value-type="float">
            <text:p>-0.29402686311744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692765373730482" calcext:value-type="float">
            <text:p>0.692765373730482</text:p>
          </table:table-cell>
          <table:table-cell office:value-type="float" office:value="1.30892883014833" calcext:value-type="float">
            <text:p>1.30892883014833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800777371451" calcext:value-type="float">
            <text:p>1.27800777371451</text:p>
          </table:table-cell>
          <table:table-cell office:value-type="float" office:value="1.63330386967473" calcext:value-type="float">
            <text:p>1.63330386967473</text:p>
          </table:table-cell>
          <table:table-cell table:style-name="ce6" table:formula="of:=IF(ROUND([.A46];6)=ROUND([.L46];6);0;1)" office:value-type="float" office:value="0" calcext:value-type="float">
            <text:p>0</text:p>
          </table:table-cell>
          <table:table-cell table:style-name="ce6" table:formula="of:=IF(ROUND([.B46];6)=ROUND([.M46];6);0;1)" office:value-type="float" office:value="0" calcext:value-type="float">
            <text:p>0</text:p>
          </table:table-cell>
          <table:table-cell table:style-name="ce6" table:formula="of:=IF(ROUND([.C46];6)=ROUND([.N46];6);0;1)" office:value-type="float" office:value="0" calcext:value-type="float">
            <text:p>0</text:p>
          </table:table-cell>
          <table:table-cell table:style-name="ce7" table:formula="of:=IF(ROUND([.D46];6)=ROUND([.O46];6);0;1)" office:value-type="float" office:value="0" calcext:value-type="float">
            <text:p>0</text:p>
          </table:table-cell>
          <table:table-cell table:style-name="ce7" table:formula="of:=IF(ROUND([.E46];6)=ROUND([.P46];6);0;1)" office:value-type="float" office:value="0" calcext:value-type="float">
            <text:p>0</text:p>
          </table:table-cell>
          <table:table-cell table:style-name="ce7" table:formula="of:=IF(ROUND([.F46];6)=ROUND([.Q46];6);0;1)" office:value-type="float" office:value="0" calcext:value-type="float">
            <text:p>0</text:p>
          </table:table-cell>
          <table:table-cell table:style-name="ce7" table:formula="of:=IF(ROUND([.G46];6)=ROUND([.R46];6);0;1)" office:value-type="float" office:value="0" calcext:value-type="float">
            <text:p>0</text:p>
          </table:table-cell>
          <table:table-cell table:style-name="ce7" table:formula="of:=IF(ROUND([.H46];6)=ROUND([.S46];6);0;1)" office:value-type="float" office:value="0" calcext:value-type="float">
            <text:p>0</text:p>
          </table:table-cell>
          <table:table-cell table:style-name="ce7" table:formula="of:=IF(ROUND([.I46];6)=ROUND([.T46];6);0;1)" office:value-type="float" office:value="0" calcext:value-type="float">
            <text:p>0</text:p>
          </table:table-cell>
          <table:table-cell table:style-name="ce7" table:formula="of:=IF(ROUND([.J46];6)=ROUND([.U46];6);0;1)" office:value-type="float" office:value="1" calcext:value-type="float">
            <text:p>1</text:p>
          </table:table-cell>
          <table:table-cell table:style-name="ce7" table:formula="of:=IF(ROUND([.K46];6)=ROUND([.V46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701180324933217" calcext:value-type="float">
            <text:p>-0.000701180324933217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office:value-type="float" office:value="1" calcext:value-type="float">
            <text:p>1</text:p>
          </table:table-cell>
          <table:table-cell office:value-type="float" office:value="0.0904956889089725" calcext:value-type="float">
            <text:p>0.0904956889089725</text:p>
          </table:table-cell>
          <table:table-cell office:value-type="float" office:value="95.9034212352" calcext:value-type="float">
            <text:p>95.9034212352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0774821718788424" calcext:value-type="float">
            <text:p>-0.0077482171878842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47];6)=ROUND([.L47];6);0;1)" office:value-type="float" office:value="1" calcext:value-type="float">
            <text:p>1</text:p>
          </table:table-cell>
          <table:table-cell table:style-name="ce6" table:formula="of:=IF(ROUND([.B47];6)=ROUND([.M47];6);0;1)" office:value-type="float" office:value="1" calcext:value-type="float">
            <text:p>1</text:p>
          </table:table-cell>
          <table:table-cell table:style-name="ce6" table:formula="of:=IF(ROUND([.C47];6)=ROUND([.N47];6);0;1)" office:value-type="float" office:value="0" calcext:value-type="float">
            <text:p>0</text:p>
          </table:table-cell>
          <table:table-cell table:style-name="ce7" table:formula="of:=IF(ROUND([.D47];6)=ROUND([.O47];6);0;1)" office:value-type="float" office:value="0" calcext:value-type="float">
            <text:p>0</text:p>
          </table:table-cell>
          <table:table-cell table:style-name="ce7" table:formula="of:=IF(ROUND([.E47];6)=ROUND([.P47];6);0;1)" office:value-type="float" office:value="1" calcext:value-type="float">
            <text:p>1</text:p>
          </table:table-cell>
          <table:table-cell table:style-name="ce7" table:formula="of:=IF(ROUND([.F47];6)=ROUND([.Q47];6);0;1)" office:value-type="float" office:value="1" calcext:value-type="float">
            <text:p>1</text:p>
          </table:table-cell>
          <table:table-cell table:style-name="ce7" table:formula="of:=IF(ROUND([.G47];6)=ROUND([.R47];6);0;1)" office:value-type="float" office:value="1" calcext:value-type="float">
            <text:p>1</text:p>
          </table:table-cell>
          <table:table-cell table:style-name="ce7" table:formula="of:=IF(ROUND([.H47];6)=ROUND([.S47];6);0;1)" office:value-type="float" office:value="0" calcext:value-type="float">
            <text:p>0</text:p>
          </table:table-cell>
          <table:table-cell table:style-name="ce7" table:formula="of:=IF(ROUND([.I47];6)=ROUND([.T47];6);0;1)" office:value-type="float" office:value="0" calcext:value-type="float">
            <text:p>0</text:p>
          </table:table-cell>
          <table:table-cell table:style-name="ce7" table:formula="of:=IF(ROUND([.J47];6)=ROUND([.U47];6);0;1)" office:value-type="float" office:value="0" calcext:value-type="float">
            <text:p>0</text:p>
          </table:table-cell>
          <table:table-cell table:style-name="ce7" table:formula="of:=IF(ROUND([.K47];6)=ROUND([.V47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272475159948772" calcext:value-type="float">
            <text:p>-0.00272475159948772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1" calcext:value-type="float">
            <text:p>1</text:p>
          </table:table-cell>
          <table:table-cell office:value-type="float" office:value="0.119298647004742" calcext:value-type="float">
            <text:p>0.119298647004742</text:p>
          </table:table-cell>
          <table:table-cell office:value-type="float" office:value="55.184720192" calcext:value-type="float">
            <text:p>55.184720192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48];6)=ROUND([.L48];6);0;1)" office:value-type="float" office:value="1" calcext:value-type="float">
            <text:p>1</text:p>
          </table:table-cell>
          <table:table-cell table:style-name="ce6" table:formula="of:=IF(ROUND([.B48];6)=ROUND([.M48];6);0;1)" office:value-type="float" office:value="0" calcext:value-type="float">
            <text:p>0</text:p>
          </table:table-cell>
          <table:table-cell table:style-name="ce6" table:formula="of:=IF(ROUND([.C48];6)=ROUND([.N48];6);0;1)" office:value-type="float" office:value="0" calcext:value-type="float">
            <text:p>0</text:p>
          </table:table-cell>
          <table:table-cell table:style-name="ce7" table:formula="of:=IF(ROUND([.D48];6)=ROUND([.O48];6);0;1)" office:value-type="float" office:value="0" calcext:value-type="float">
            <text:p>0</text:p>
          </table:table-cell>
          <table:table-cell table:style-name="ce7" table:formula="of:=IF(ROUND([.E48];6)=ROUND([.P48];6);0;1)" office:value-type="float" office:value="1" calcext:value-type="float">
            <text:p>1</text:p>
          </table:table-cell>
          <table:table-cell table:style-name="ce7" table:formula="of:=IF(ROUND([.F48];6)=ROUND([.Q48];6);0;1)" office:value-type="float" office:value="1" calcext:value-type="float">
            <text:p>1</text:p>
          </table:table-cell>
          <table:table-cell table:style-name="ce7" table:formula="of:=IF(ROUND([.G48];6)=ROUND([.R48];6);0;1)" office:value-type="float" office:value="0" calcext:value-type="float">
            <text:p>0</text:p>
          </table:table-cell>
          <table:table-cell table:style-name="ce7" table:formula="of:=IF(ROUND([.H48];6)=ROUND([.S48];6);0;1)" office:value-type="float" office:value="0" calcext:value-type="float">
            <text:p>0</text:p>
          </table:table-cell>
          <table:table-cell table:style-name="ce7" table:formula="of:=IF(ROUND([.I48];6)=ROUND([.T48];6);0;1)" office:value-type="float" office:value="0" calcext:value-type="float">
            <text:p>0</text:p>
          </table:table-cell>
          <table:table-cell table:style-name="ce7" table:formula="of:=IF(ROUND([.J48];6)=ROUND([.U48];6);0;1)" office:value-type="float" office:value="0" calcext:value-type="float">
            <text:p>0</text:p>
          </table:table-cell>
          <table:table-cell table:style-name="ce7" table:formula="of:=IF(ROUND([.K48];6)=ROUND([.V48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364148082421044" calcext:value-type="float">
            <text:p>-0.00364148082421044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1" calcext:value-type="float">
            <text:p>1</text:p>
          </table:table-cell>
          <table:table-cell office:value-type="float" office:value="0.125847918852344" calcext:value-type="float">
            <text:p>0.125847918852344</text:p>
          </table:table-cell>
          <table:table-cell office:value-type="float" office:value="49.590422149888" calcext:value-type="float">
            <text:p>49.590422149888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49];6)=ROUND([.L49];6);0;1)" office:value-type="float" office:value="1" calcext:value-type="float">
            <text:p>1</text:p>
          </table:table-cell>
          <table:table-cell table:style-name="ce6" table:formula="of:=IF(ROUND([.B49];6)=ROUND([.M49];6);0;1)" office:value-type="float" office:value="0" calcext:value-type="float">
            <text:p>0</text:p>
          </table:table-cell>
          <table:table-cell table:style-name="ce6" table:formula="of:=IF(ROUND([.C49];6)=ROUND([.N49];6);0;1)" office:value-type="float" office:value="0" calcext:value-type="float">
            <text:p>0</text:p>
          </table:table-cell>
          <table:table-cell table:style-name="ce7" table:formula="of:=IF(ROUND([.D49];6)=ROUND([.O49];6);0;1)" office:value-type="float" office:value="0" calcext:value-type="float">
            <text:p>0</text:p>
          </table:table-cell>
          <table:table-cell table:style-name="ce7" table:formula="of:=IF(ROUND([.E49];6)=ROUND([.P49];6);0;1)" office:value-type="float" office:value="1" calcext:value-type="float">
            <text:p>1</text:p>
          </table:table-cell>
          <table:table-cell table:style-name="ce7" table:formula="of:=IF(ROUND([.F49];6)=ROUND([.Q49];6);0;1)" office:value-type="float" office:value="1" calcext:value-type="float">
            <text:p>1</text:p>
          </table:table-cell>
          <table:table-cell table:style-name="ce7" table:formula="of:=IF(ROUND([.G49];6)=ROUND([.R49];6);0;1)" office:value-type="float" office:value="1" calcext:value-type="float">
            <text:p>1</text:p>
          </table:table-cell>
          <table:table-cell table:style-name="ce7" table:formula="of:=IF(ROUND([.H49];6)=ROUND([.S49];6);0;1)" office:value-type="float" office:value="0" calcext:value-type="float">
            <text:p>0</text:p>
          </table:table-cell>
          <table:table-cell table:style-name="ce7" table:formula="of:=IF(ROUND([.I49];6)=ROUND([.T49];6);0;1)" office:value-type="float" office:value="0" calcext:value-type="float">
            <text:p>0</text:p>
          </table:table-cell>
          <table:table-cell table:style-name="ce7" table:formula="of:=IF(ROUND([.J49];6)=ROUND([.U49];6);0;1)" office:value-type="float" office:value="0" calcext:value-type="float">
            <text:p>0</text:p>
          </table:table-cell>
          <table:table-cell table:style-name="ce7" table:formula="of:=IF(ROUND([.K49];6)=ROUND([.V49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272475159948772" calcext:value-type="float">
            <text:p>-0.00272475159948772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1" calcext:value-type="float">
            <text:p>1</text:p>
          </table:table-cell>
          <table:table-cell office:value-type="float" office:value="0.119298647004742" calcext:value-type="float">
            <text:p>0.119298647004742</text:p>
          </table:table-cell>
          <table:table-cell office:value-type="float" office:value="55.184720192" calcext:value-type="float">
            <text:p>55.184720192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0];6)=ROUND([.L50];6);0;1)" office:value-type="float" office:value="1" calcext:value-type="float">
            <text:p>1</text:p>
          </table:table-cell>
          <table:table-cell table:style-name="ce6" table:formula="of:=IF(ROUND([.B50];6)=ROUND([.M50];6);0;1)" office:value-type="float" office:value="0" calcext:value-type="float">
            <text:p>0</text:p>
          </table:table-cell>
          <table:table-cell table:style-name="ce6" table:formula="of:=IF(ROUND([.C50];6)=ROUND([.N50];6);0;1)" office:value-type="float" office:value="0" calcext:value-type="float">
            <text:p>0</text:p>
          </table:table-cell>
          <table:table-cell table:style-name="ce7" table:formula="of:=IF(ROUND([.D50];6)=ROUND([.O50];6);0;1)" office:value-type="float" office:value="0" calcext:value-type="float">
            <text:p>0</text:p>
          </table:table-cell>
          <table:table-cell table:style-name="ce7" table:formula="of:=IF(ROUND([.E50];6)=ROUND([.P50];6);0;1)" office:value-type="float" office:value="1" calcext:value-type="float">
            <text:p>1</text:p>
          </table:table-cell>
          <table:table-cell table:style-name="ce7" table:formula="of:=IF(ROUND([.F50];6)=ROUND([.Q50];6);0;1)" office:value-type="float" office:value="1" calcext:value-type="float">
            <text:p>1</text:p>
          </table:table-cell>
          <table:table-cell table:style-name="ce7" table:formula="of:=IF(ROUND([.G50];6)=ROUND([.R50];6);0;1)" office:value-type="float" office:value="0" calcext:value-type="float">
            <text:p>0</text:p>
          </table:table-cell>
          <table:table-cell table:style-name="ce7" table:formula="of:=IF(ROUND([.H50];6)=ROUND([.S50];6);0;1)" office:value-type="float" office:value="0" calcext:value-type="float">
            <text:p>0</text:p>
          </table:table-cell>
          <table:table-cell table:style-name="ce7" table:formula="of:=IF(ROUND([.I50];6)=ROUND([.T50];6);0;1)" office:value-type="float" office:value="0" calcext:value-type="float">
            <text:p>0</text:p>
          </table:table-cell>
          <table:table-cell table:style-name="ce7" table:formula="of:=IF(ROUND([.J50];6)=ROUND([.U50];6);0;1)" office:value-type="float" office:value="0" calcext:value-type="float">
            <text:p>0</text:p>
          </table:table-cell>
          <table:table-cell table:style-name="ce7" table:formula="of:=IF(ROUND([.K50];6)=ROUND([.V50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344354616057438" calcext:value-type="float">
            <text:p>-0.0344354616057438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office:value-type="float" office:value="1" calcext:value-type="float">
            <text:p>1</text:p>
          </table:table-cell>
          <table:table-cell office:value-type="float" office:value="0.233007762932065" calcext:value-type="float">
            <text:p>0.233007762932065</text:p>
          </table:table-cell>
          <table:table-cell office:value-type="float" office:value="14.4660191488" calcext:value-type="float">
            <text:p>14.4660191488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147786753816758" calcext:value-type="float">
            <text:p>-0.147786753816758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1];6)=ROUND([.L51];6);0;1)" office:value-type="float" office:value="1" calcext:value-type="float">
            <text:p>1</text:p>
          </table:table-cell>
          <table:table-cell table:style-name="ce6" table:formula="of:=IF(ROUND([.B51];6)=ROUND([.M51];6);0;1)" office:value-type="float" office:value="0" calcext:value-type="float">
            <text:p>0</text:p>
          </table:table-cell>
          <table:table-cell table:style-name="ce6" table:formula="of:=IF(ROUND([.C51];6)=ROUND([.N51];6);0;1)" office:value-type="float" office:value="0" calcext:value-type="float">
            <text:p>0</text:p>
          </table:table-cell>
          <table:table-cell table:style-name="ce7" table:formula="of:=IF(ROUND([.D51];6)=ROUND([.O51];6);0;1)" office:value-type="float" office:value="0" calcext:value-type="float">
            <text:p>0</text:p>
          </table:table-cell>
          <table:table-cell table:style-name="ce7" table:formula="of:=IF(ROUND([.E51];6)=ROUND([.P51];6);0;1)" office:value-type="float" office:value="1" calcext:value-type="float">
            <text:p>1</text:p>
          </table:table-cell>
          <table:table-cell table:style-name="ce7" table:formula="of:=IF(ROUND([.F51];6)=ROUND([.Q51];6);0;1)" office:value-type="float" office:value="1" calcext:value-type="float">
            <text:p>1</text:p>
          </table:table-cell>
          <table:table-cell table:style-name="ce7" table:formula="of:=IF(ROUND([.G51];6)=ROUND([.R51];6);0;1)" office:value-type="float" office:value="0" calcext:value-type="float">
            <text:p>0</text:p>
          </table:table-cell>
          <table:table-cell table:style-name="ce7" table:formula="of:=IF(ROUND([.H51];6)=ROUND([.S51];6);0;1)" office:value-type="float" office:value="0" calcext:value-type="float">
            <text:p>0</text:p>
          </table:table-cell>
          <table:table-cell table:style-name="ce7" table:formula="of:=IF(ROUND([.I51];6)=ROUND([.T51];6);0;1)" office:value-type="float" office:value="0" calcext:value-type="float">
            <text:p>0</text:p>
          </table:table-cell>
          <table:table-cell table:style-name="ce7" table:formula="of:=IF(ROUND([.J51];6)=ROUND([.U51];6);0;1)" office:value-type="float" office:value="0" calcext:value-type="float">
            <text:p>0</text:p>
          </table:table-cell>
          <table:table-cell table:style-name="ce7" table:formula="of:=IF(ROUND([.K51];6)=ROUND([.V51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816255737962054" calcext:value-type="float">
            <text:p>-0.0816255737962054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1" calcext:value-type="float">
            <text:p>1</text:p>
          </table:table-cell>
          <table:table-cell office:value-type="float" office:value="0.29752949267846" calcext:value-type="float">
            <text:p>0.29752949267846</text:p>
          </table:table-cell>
          <table:table-cell office:value-type="float" office:value="8.871721106688" calcext:value-type="float">
            <text:p>8.871721106688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2];6)=ROUND([.L52];6);0;1)" office:value-type="float" office:value="1" calcext:value-type="float">
            <text:p>1</text:p>
          </table:table-cell>
          <table:table-cell table:style-name="ce6" table:formula="of:=IF(ROUND([.B52];6)=ROUND([.M52];6);0;1)" office:value-type="float" office:value="0" calcext:value-type="float">
            <text:p>0</text:p>
          </table:table-cell>
          <table:table-cell table:style-name="ce6" table:formula="of:=IF(ROUND([.C52];6)=ROUND([.N52];6);0;1)" office:value-type="float" office:value="0" calcext:value-type="float">
            <text:p>0</text:p>
          </table:table-cell>
          <table:table-cell table:style-name="ce7" table:formula="of:=IF(ROUND([.D52];6)=ROUND([.O52];6);0;1)" office:value-type="float" office:value="0" calcext:value-type="float">
            <text:p>0</text:p>
          </table:table-cell>
          <table:table-cell table:style-name="ce7" table:formula="of:=IF(ROUND([.E52];6)=ROUND([.P52];6);0;1)" office:value-type="float" office:value="1" calcext:value-type="float">
            <text:p>1</text:p>
          </table:table-cell>
          <table:table-cell table:style-name="ce7" table:formula="of:=IF(ROUND([.F52];6)=ROUND([.Q52];6);0;1)" office:value-type="float" office:value="1" calcext:value-type="float">
            <text:p>1</text:p>
          </table:table-cell>
          <table:table-cell table:style-name="ce7" table:formula="of:=IF(ROUND([.G52];6)=ROUND([.R52];6);0;1)" office:value-type="float" office:value="0" calcext:value-type="float">
            <text:p>0</text:p>
          </table:table-cell>
          <table:table-cell table:style-name="ce7" table:formula="of:=IF(ROUND([.H52];6)=ROUND([.S52];6);0;1)" office:value-type="float" office:value="0" calcext:value-type="float">
            <text:p>0</text:p>
          </table:table-cell>
          <table:table-cell table:style-name="ce7" table:formula="of:=IF(ROUND([.I52];6)=ROUND([.T52];6);0;1)" office:value-type="float" office:value="0" calcext:value-type="float">
            <text:p>0</text:p>
          </table:table-cell>
          <table:table-cell table:style-name="ce7" table:formula="of:=IF(ROUND([.J52];6)=ROUND([.U52];6);0;1)" office:value-type="float" office:value="0" calcext:value-type="float">
            <text:p>0</text:p>
          </table:table-cell>
          <table:table-cell table:style-name="ce7" table:formula="of:=IF(ROUND([.K52];6)=ROUND([.V52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364148082421044" calcext:value-type="float">
            <text:p>-0.00364148082421044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1" calcext:value-type="float">
            <text:p>1</text:p>
          </table:table-cell>
          <table:table-cell office:value-type="float" office:value="0.125847918852344" calcext:value-type="float">
            <text:p>0.125847918852344</text:p>
          </table:table-cell>
          <table:table-cell office:value-type="float" office:value="49.590422149888" calcext:value-type="float">
            <text:p>49.590422149888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3];6)=ROUND([.L53];6);0;1)" office:value-type="float" office:value="1" calcext:value-type="float">
            <text:p>1</text:p>
          </table:table-cell>
          <table:table-cell table:style-name="ce6" table:formula="of:=IF(ROUND([.B53];6)=ROUND([.M53];6);0;1)" office:value-type="float" office:value="0" calcext:value-type="float">
            <text:p>0</text:p>
          </table:table-cell>
          <table:table-cell table:style-name="ce6" table:formula="of:=IF(ROUND([.C53];6)=ROUND([.N53];6);0;1)" office:value-type="float" office:value="0" calcext:value-type="float">
            <text:p>0</text:p>
          </table:table-cell>
          <table:table-cell table:style-name="ce7" table:formula="of:=IF(ROUND([.D53];6)=ROUND([.O53];6);0;1)" office:value-type="float" office:value="0" calcext:value-type="float">
            <text:p>0</text:p>
          </table:table-cell>
          <table:table-cell table:style-name="ce7" table:formula="of:=IF(ROUND([.E53];6)=ROUND([.P53];6);0;1)" office:value-type="float" office:value="1" calcext:value-type="float">
            <text:p>1</text:p>
          </table:table-cell>
          <table:table-cell table:style-name="ce7" table:formula="of:=IF(ROUND([.F53];6)=ROUND([.Q53];6);0;1)" office:value-type="float" office:value="1" calcext:value-type="float">
            <text:p>1</text:p>
          </table:table-cell>
          <table:table-cell table:style-name="ce7" table:formula="of:=IF(ROUND([.G53];6)=ROUND([.R53];6);0;1)" office:value-type="float" office:value="1" calcext:value-type="float">
            <text:p>1</text:p>
          </table:table-cell>
          <table:table-cell table:style-name="ce7" table:formula="of:=IF(ROUND([.H53];6)=ROUND([.S53];6);0;1)" office:value-type="float" office:value="0" calcext:value-type="float">
            <text:p>0</text:p>
          </table:table-cell>
          <table:table-cell table:style-name="ce7" table:formula="of:=IF(ROUND([.I53];6)=ROUND([.T53];6);0;1)" office:value-type="float" office:value="0" calcext:value-type="float">
            <text:p>0</text:p>
          </table:table-cell>
          <table:table-cell table:style-name="ce7" table:formula="of:=IF(ROUND([.J53];6)=ROUND([.U53];6);0;1)" office:value-type="float" office:value="0" calcext:value-type="float">
            <text:p>0</text:p>
          </table:table-cell>
          <table:table-cell table:style-name="ce7" table:formula="of:=IF(ROUND([.K53];6)=ROUND([.V53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816255737962054" calcext:value-type="float">
            <text:p>-0.0816255737962054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1" calcext:value-type="float">
            <text:p>1</text:p>
          </table:table-cell>
          <table:table-cell office:value-type="float" office:value="0.29752949267846" calcext:value-type="float">
            <text:p>0.29752949267846</text:p>
          </table:table-cell>
          <table:table-cell office:value-type="float" office:value="8.871721106688" calcext:value-type="float">
            <text:p>8.871721106688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4];6)=ROUND([.L54];6);0;1)" office:value-type="float" office:value="1" calcext:value-type="float">
            <text:p>1</text:p>
          </table:table-cell>
          <table:table-cell table:style-name="ce6" table:formula="of:=IF(ROUND([.B54];6)=ROUND([.M54];6);0;1)" office:value-type="float" office:value="0" calcext:value-type="float">
            <text:p>0</text:p>
          </table:table-cell>
          <table:table-cell table:style-name="ce6" table:formula="of:=IF(ROUND([.C54];6)=ROUND([.N54];6);0;1)" office:value-type="float" office:value="0" calcext:value-type="float">
            <text:p>0</text:p>
          </table:table-cell>
          <table:table-cell table:style-name="ce7" table:formula="of:=IF(ROUND([.D54];6)=ROUND([.O54];6);0;1)" office:value-type="float" office:value="0" calcext:value-type="float">
            <text:p>0</text:p>
          </table:table-cell>
          <table:table-cell table:style-name="ce7" table:formula="of:=IF(ROUND([.E54];6)=ROUND([.P54];6);0;1)" office:value-type="float" office:value="1" calcext:value-type="float">
            <text:p>1</text:p>
          </table:table-cell>
          <table:table-cell table:style-name="ce7" table:formula="of:=IF(ROUND([.F54];6)=ROUND([.Q54];6);0;1)" office:value-type="float" office:value="1" calcext:value-type="float">
            <text:p>1</text:p>
          </table:table-cell>
          <table:table-cell table:style-name="ce7" table:formula="of:=IF(ROUND([.G54];6)=ROUND([.R54];6);0;1)" office:value-type="float" office:value="0" calcext:value-type="float">
            <text:p>0</text:p>
          </table:table-cell>
          <table:table-cell table:style-name="ce7" table:formula="of:=IF(ROUND([.H54];6)=ROUND([.S54];6);0;1)" office:value-type="float" office:value="0" calcext:value-type="float">
            <text:p>0</text:p>
          </table:table-cell>
          <table:table-cell table:style-name="ce7" table:formula="of:=IF(ROUND([.I54];6)=ROUND([.T54];6);0;1)" office:value-type="float" office:value="0" calcext:value-type="float">
            <text:p>0</text:p>
          </table:table-cell>
          <table:table-cell table:style-name="ce7" table:formula="of:=IF(ROUND([.J54];6)=ROUND([.U54];6);0;1)" office:value-type="float" office:value="0" calcext:value-type="float">
            <text:p>0</text:p>
          </table:table-cell>
          <table:table-cell table:style-name="ce7" table:formula="of:=IF(ROUND([.K54];6)=ROUND([.V54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409546523356849" calcext:value-type="float">
            <text:p>-0.409546523356849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office:value-type="float" office:value="1" calcext:value-type="float">
            <text:p>1</text:p>
          </table:table-cell>
          <table:table-cell office:value-type="float" office:value="0.484408874707475" calcext:value-type="float">
            <text:p>0.484408874707475</text:p>
          </table:table-cell>
          <table:table-cell office:value-type="float" office:value="3.277423064576" calcext:value-type="float">
            <text:p>3.277423064576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845456226740718" calcext:value-type="float">
            <text:p>-0.845456226740718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5];6)=ROUND([.L55];6);0;1)" office:value-type="float" office:value="1" calcext:value-type="float">
            <text:p>1</text:p>
          </table:table-cell>
          <table:table-cell table:style-name="ce6" table:formula="of:=IF(ROUND([.B55];6)=ROUND([.M55];6);0;1)" office:value-type="float" office:value="0" calcext:value-type="float">
            <text:p>0</text:p>
          </table:table-cell>
          <table:table-cell table:style-name="ce6" table:formula="of:=IF(ROUND([.C55];6)=ROUND([.N55];6);0;1)" office:value-type="float" office:value="0" calcext:value-type="float">
            <text:p>0</text:p>
          </table:table-cell>
          <table:table-cell table:style-name="ce7" table:formula="of:=IF(ROUND([.D55];6)=ROUND([.O55];6);0;1)" office:value-type="float" office:value="0" calcext:value-type="float">
            <text:p>0</text:p>
          </table:table-cell>
          <table:table-cell table:style-name="ce7" table:formula="of:=IF(ROUND([.E55];6)=ROUND([.P55];6);0;1)" office:value-type="float" office:value="1" calcext:value-type="float">
            <text:p>1</text:p>
          </table:table-cell>
          <table:table-cell table:style-name="ce7" table:formula="of:=IF(ROUND([.F55];6)=ROUND([.Q55];6);0;1)" office:value-type="float" office:value="1" calcext:value-type="float">
            <text:p>1</text:p>
          </table:table-cell>
          <table:table-cell table:style-name="ce7" table:formula="of:=IF(ROUND([.G55];6)=ROUND([.R55];6);0;1)" office:value-type="float" office:value="0" calcext:value-type="float">
            <text:p>0</text:p>
          </table:table-cell>
          <table:table-cell table:style-name="ce7" table:formula="of:=IF(ROUND([.H55];6)=ROUND([.S55];6);0;1)" office:value-type="float" office:value="0" calcext:value-type="float">
            <text:p>0</text:p>
          </table:table-cell>
          <table:table-cell table:style-name="ce7" table:formula="of:=IF(ROUND([.I55];6)=ROUND([.T55];6);0;1)" office:value-type="float" office:value="0" calcext:value-type="float">
            <text:p>0</text:p>
          </table:table-cell>
          <table:table-cell table:style-name="ce7" table:formula="of:=IF(ROUND([.J55];6)=ROUND([.U55];6);0;1)" office:value-type="float" office:value="0" calcext:value-type="float">
            <text:p>0</text:p>
          </table:table-cell>
          <table:table-cell table:style-name="ce7" table:formula="of:=IF(ROUND([.K55];6)=ROUND([.V55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165223805727903" calcext:value-type="float">
            <text:p>-0.00165223805727903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1" calcext:value-type="float">
            <text:p>1</text:p>
          </table:table-cell>
          <table:table-cell office:value-type="float" office:value="0.127432799150188" calcext:value-type="float">
            <text:p>0.127432799150188</text:p>
          </table:table-cell>
          <table:table-cell office:value-type="float" office:value="48.364581680128" calcext:value-type="float">
            <text:p>48.364581680128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6];6)=ROUND([.L56];6);0;1)" office:value-type="float" office:value="1" calcext:value-type="float">
            <text:p>1</text:p>
          </table:table-cell>
          <table:table-cell table:style-name="ce6" table:formula="of:=IF(ROUND([.B56];6)=ROUND([.M56];6);0;1)" office:value-type="float" office:value="0" calcext:value-type="float">
            <text:p>0</text:p>
          </table:table-cell>
          <table:table-cell table:style-name="ce6" table:formula="of:=IF(ROUND([.C56];6)=ROUND([.N56];6);0;1)" office:value-type="float" office:value="0" calcext:value-type="float">
            <text:p>0</text:p>
          </table:table-cell>
          <table:table-cell table:style-name="ce7" table:formula="of:=IF(ROUND([.D56];6)=ROUND([.O56];6);0;1)" office:value-type="float" office:value="0" calcext:value-type="float">
            <text:p>0</text:p>
          </table:table-cell>
          <table:table-cell table:style-name="ce7" table:formula="of:=IF(ROUND([.E56];6)=ROUND([.P56];6);0;1)" office:value-type="float" office:value="1" calcext:value-type="float">
            <text:p>1</text:p>
          </table:table-cell>
          <table:table-cell table:style-name="ce7" table:formula="of:=IF(ROUND([.F56];6)=ROUND([.Q56];6);0;1)" office:value-type="float" office:value="1" calcext:value-type="float">
            <text:p>1</text:p>
          </table:table-cell>
          <table:table-cell table:style-name="ce7" table:formula="of:=IF(ROUND([.G56];6)=ROUND([.R56];6);0;1)" office:value-type="float" office:value="1" calcext:value-type="float">
            <text:p>1</text:p>
          </table:table-cell>
          <table:table-cell table:style-name="ce7" table:formula="of:=IF(ROUND([.H56];6)=ROUND([.S56];6);0;1)" office:value-type="float" office:value="0" calcext:value-type="float">
            <text:p>0</text:p>
          </table:table-cell>
          <table:table-cell table:style-name="ce7" table:formula="of:=IF(ROUND([.I56];6)=ROUND([.T56];6);0;1)" office:value-type="float" office:value="0" calcext:value-type="float">
            <text:p>0</text:p>
          </table:table-cell>
          <table:table-cell table:style-name="ce7" table:formula="of:=IF(ROUND([.J56];6)=ROUND([.U56];6);0;1)" office:value-type="float" office:value="0" calcext:value-type="float">
            <text:p>0</text:p>
          </table:table-cell>
          <table:table-cell table:style-name="ce7" table:formula="of:=IF(ROUND([.K56];6)=ROUND([.V56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445817187840241" calcext:value-type="float">
            <text:p>-0.0445817187840241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1" calcext:value-type="float">
            <text:p>1</text:p>
          </table:table-cell>
          <table:table-cell office:value-type="float" office:value="0.320472800753542" calcext:value-type="float">
            <text:p>0.320472800753542</text:p>
          </table:table-cell>
          <table:table-cell office:value-type="float" office:value="7.645880636928" calcext:value-type="float">
            <text:p>7.645880636928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7];6)=ROUND([.L57];6);0;1)" office:value-type="float" office:value="1" calcext:value-type="float">
            <text:p>1</text:p>
          </table:table-cell>
          <table:table-cell table:style-name="ce6" table:formula="of:=IF(ROUND([.B57];6)=ROUND([.M57];6);0;1)" office:value-type="float" office:value="0" calcext:value-type="float">
            <text:p>0</text:p>
          </table:table-cell>
          <table:table-cell table:style-name="ce6" table:formula="of:=IF(ROUND([.C57];6)=ROUND([.N57];6);0;1)" office:value-type="float" office:value="0" calcext:value-type="float">
            <text:p>0</text:p>
          </table:table-cell>
          <table:table-cell table:style-name="ce7" table:formula="of:=IF(ROUND([.D57];6)=ROUND([.O57];6);0;1)" office:value-type="float" office:value="0" calcext:value-type="float">
            <text:p>0</text:p>
          </table:table-cell>
          <table:table-cell table:style-name="ce7" table:formula="of:=IF(ROUND([.E57];6)=ROUND([.P57];6);0;1)" office:value-type="float" office:value="1" calcext:value-type="float">
            <text:p>1</text:p>
          </table:table-cell>
          <table:table-cell table:style-name="ce7" table:formula="of:=IF(ROUND([.F57];6)=ROUND([.Q57];6);0;1)" office:value-type="float" office:value="1" calcext:value-type="float">
            <text:p>1</text:p>
          </table:table-cell>
          <table:table-cell table:style-name="ce7" table:formula="of:=IF(ROUND([.G57];6)=ROUND([.R57];6);0;1)" office:value-type="float" office:value="0" calcext:value-type="float">
            <text:p>0</text:p>
          </table:table-cell>
          <table:table-cell table:style-name="ce7" table:formula="of:=IF(ROUND([.H57];6)=ROUND([.S57];6);0;1)" office:value-type="float" office:value="0" calcext:value-type="float">
            <text:p>0</text:p>
          </table:table-cell>
          <table:table-cell table:style-name="ce7" table:formula="of:=IF(ROUND([.I57];6)=ROUND([.T57];6);0;1)" office:value-type="float" office:value="0" calcext:value-type="float">
            <text:p>0</text:p>
          </table:table-cell>
          <table:table-cell table:style-name="ce7" table:formula="of:=IF(ROUND([.J57];6)=ROUND([.U57];6);0;1)" office:value-type="float" office:value="0" calcext:value-type="float">
            <text:p>0</text:p>
          </table:table-cell>
          <table:table-cell table:style-name="ce7" table:formula="of:=IF(ROUND([.K57];6)=ROUND([.V57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34956299632926" calcext:value-type="float">
            <text:p>-0.3495629963292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1" calcext:value-type="float">
            <text:p>1</text:p>
          </table:table-cell>
          <table:table-cell office:value-type="float" office:value="0.592245488900965" calcext:value-type="float">
            <text:p>0.592245488900965</text:p>
          </table:table-cell>
          <table:table-cell office:value-type="float" office:value="2.051582594816" calcext:value-type="float">
            <text:p>2.051582594816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58];6)=ROUND([.L58];6);0;1)" office:value-type="float" office:value="1" calcext:value-type="float">
            <text:p>1</text:p>
          </table:table-cell>
          <table:table-cell table:style-name="ce6" table:formula="of:=IF(ROUND([.B58];6)=ROUND([.M58];6);0;1)" office:value-type="float" office:value="0" calcext:value-type="float">
            <text:p>0</text:p>
          </table:table-cell>
          <table:table-cell table:style-name="ce6" table:formula="of:=IF(ROUND([.C58];6)=ROUND([.N58];6);0;1)" office:value-type="float" office:value="0" calcext:value-type="float">
            <text:p>0</text:p>
          </table:table-cell>
          <table:table-cell table:style-name="ce7" table:formula="of:=IF(ROUND([.D58];6)=ROUND([.O58];6);0;1)" office:value-type="float" office:value="0" calcext:value-type="float">
            <text:p>0</text:p>
          </table:table-cell>
          <table:table-cell table:style-name="ce7" table:formula="of:=IF(ROUND([.E58];6)=ROUND([.P58];6);0;1)" office:value-type="float" office:value="1" calcext:value-type="float">
            <text:p>1</text:p>
          </table:table-cell>
          <table:table-cell table:style-name="ce7" table:formula="of:=IF(ROUND([.F58];6)=ROUND([.Q58];6);0;1)" office:value-type="float" office:value="1" calcext:value-type="float">
            <text:p>1</text:p>
          </table:table-cell>
          <table:table-cell table:style-name="ce7" table:formula="of:=IF(ROUND([.G58];6)=ROUND([.R58];6);0;1)" office:value-type="float" office:value="0" calcext:value-type="float">
            <text:p>0</text:p>
          </table:table-cell>
          <table:table-cell table:style-name="ce7" table:formula="of:=IF(ROUND([.H58];6)=ROUND([.S58];6);0;1)" office:value-type="float" office:value="0" calcext:value-type="float">
            <text:p>0</text:p>
          </table:table-cell>
          <table:table-cell table:style-name="ce7" table:formula="of:=IF(ROUND([.I58];6)=ROUND([.T58];6);0;1)" office:value-type="float" office:value="0" calcext:value-type="float">
            <text:p>0</text:p>
          </table:table-cell>
          <table:table-cell table:style-name="ce7" table:formula="of:=IF(ROUND([.J58];6)=ROUND([.U58];6);0;1)" office:value-type="float" office:value="0" calcext:value-type="float">
            <text:p>0</text:p>
          </table:table-cell>
          <table:table-cell table:style-name="ce7" table:formula="of:=IF(ROUND([.K58];6)=ROUND([.V58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860011919835397" calcext:value-type="float">
            <text:p>-0.00860011919835397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998826397201336" calcext:value-type="float">
            <text:p>0.998826397201336</text:p>
          </table:table-cell>
          <table:table-cell office:value-type="float" office:value="0.003524531968464" calcext:value-type="float">
            <text:p>0.003524531968464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.000186558045698452" calcext:value-type="float">
            <text:p>0.000186558045698452</text:p>
          </table:table-cell>
          <table:table-cell office:value-type="float" office:value="-0.00860011874386777" calcext:value-type="float">
            <text:p>-0.00860011874386777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998826397165967" calcext:value-type="float">
            <text:p>0.998826397165967</text:p>
          </table:table-cell>
          <table:table-cell office:value-type="float" office:value="0.00352453207479591" calcext:value-type="float">
            <text:p>0.00352453207479591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586257600585" calcext:value-type="float">
            <text:p>0.0136586257600585</text:p>
          </table:table-cell>
          <table:table-cell office:value-type="float" office:value="0.000186558057653335" calcext:value-type="float">
            <text:p>0.000186558057653335</text:p>
          </table:table-cell>
          <table:table-cell table:style-name="ce6" table:formula="of:=IF(ROUND([.A59];6)=ROUND([.L59];6);0;1)" office:value-type="float" office:value="0" calcext:value-type="float">
            <text:p>0</text:p>
          </table:table-cell>
          <table:table-cell table:style-name="ce6" table:formula="of:=IF(ROUND([.B59];6)=ROUND([.M59];6);0;1)" office:value-type="float" office:value="0" calcext:value-type="float">
            <text:p>0</text:p>
          </table:table-cell>
          <table:table-cell table:style-name="ce6" table:formula="of:=IF(ROUND([.C59];6)=ROUND([.N59];6);0;1)" office:value-type="float" office:value="0" calcext:value-type="float">
            <text:p>0</text:p>
          </table:table-cell>
          <table:table-cell table:style-name="ce7" table:formula="of:=IF(ROUND([.D59];6)=ROUND([.O59];6);0;1)" office:value-type="float" office:value="0" calcext:value-type="float">
            <text:p>0</text:p>
          </table:table-cell>
          <table:table-cell table:style-name="ce7" table:formula="of:=IF(ROUND([.E59];6)=ROUND([.P59];6);0;1)" office:value-type="float" office:value="0" calcext:value-type="float">
            <text:p>0</text:p>
          </table:table-cell>
          <table:table-cell table:style-name="ce7" table:formula="of:=IF(ROUND([.F59];6)=ROUND([.Q59];6);0;1)" office:value-type="float" office:value="0" calcext:value-type="float">
            <text:p>0</text:p>
          </table:table-cell>
          <table:table-cell table:style-name="ce7" table:formula="of:=IF(ROUND([.G59];6)=ROUND([.R59];6);0;1)" office:value-type="float" office:value="1" calcext:value-type="float">
            <text:p>1</text:p>
          </table:table-cell>
          <table:table-cell table:style-name="ce7" table:formula="of:=IF(ROUND([.H59];6)=ROUND([.S59];6);0;1)" office:value-type="float" office:value="0" calcext:value-type="float">
            <text:p>0</text:p>
          </table:table-cell>
          <table:table-cell table:style-name="ce7" table:formula="of:=IF(ROUND([.I59];6)=ROUND([.T59];6);0;1)" office:value-type="float" office:value="0" calcext:value-type="float">
            <text:p>0</text:p>
          </table:table-cell>
          <table:table-cell table:style-name="ce7" table:formula="of:=IF(ROUND([.J59];6)=ROUND([.U59];6);0;1)" office:value-type="float" office:value="1" calcext:value-type="float">
            <text:p>1</text:p>
          </table:table-cell>
          <table:table-cell table:style-name="ce7" table:formula="of:=IF(ROUND([.K59];6)=ROUND([.V5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934377907657763" calcext:value-type="float">
            <text:p>-0.0934377907657763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992617880323312" calcext:value-type="float">
            <text:p>0.992617880323312</text:p>
          </table:table-cell>
          <table:table-cell office:value-type="float" office:value="0.022294686821254" calcext:value-type="float">
            <text:p>0.022294686821254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0.00746472525175881" calcext:value-type="float">
            <text:p>0.00746472525175881</text:p>
          </table:table-cell>
          <table:table-cell office:value-type="float" office:value="-0.0934377877969314" calcext:value-type="float">
            <text:p>-0.0934377877969314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992617880410443" calcext:value-type="float">
            <text:p>0.992617880410443</text:p>
          </table:table-cell>
          <table:table-cell office:value-type="float" office:value="0.022294686556346" calcext:value-type="float">
            <text:p>0.022294686556346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3986406276558" calcext:value-type="float">
            <text:p>0.0863986406276558</text:p>
          </table:table-cell>
          <table:table-cell office:value-type="float" office:value="0.00746472510230681" calcext:value-type="float">
            <text:p>0.00746472510230681</text:p>
          </table:table-cell>
          <table:table-cell table:style-name="ce6" table:formula="of:=IF(ROUND([.A60];6)=ROUND([.L60];6);0;1)" office:value-type="float" office:value="0" calcext:value-type="float">
            <text:p>0</text:p>
          </table:table-cell>
          <table:table-cell table:style-name="ce6" table:formula="of:=IF(ROUND([.B60];6)=ROUND([.M60];6);0;1)" office:value-type="float" office:value="0" calcext:value-type="float">
            <text:p>0</text:p>
          </table:table-cell>
          <table:table-cell table:style-name="ce6" table:formula="of:=IF(ROUND([.C60];6)=ROUND([.N60];6);0;1)" office:value-type="float" office:value="0" calcext:value-type="float">
            <text:p>0</text:p>
          </table:table-cell>
          <table:table-cell table:style-name="ce7" table:formula="of:=IF(ROUND([.D60];6)=ROUND([.O60];6);0;1)" office:value-type="float" office:value="0" calcext:value-type="float">
            <text:p>0</text:p>
          </table:table-cell>
          <table:table-cell table:style-name="ce7" table:formula="of:=IF(ROUND([.E60];6)=ROUND([.P60];6);0;1)" office:value-type="float" office:value="0" calcext:value-type="float">
            <text:p>0</text:p>
          </table:table-cell>
          <table:table-cell table:style-name="ce7" table:formula="of:=IF(ROUND([.F60];6)=ROUND([.Q60];6);0;1)" office:value-type="float" office:value="0" calcext:value-type="float">
            <text:p>0</text:p>
          </table:table-cell>
          <table:table-cell table:style-name="ce7" table:formula="of:=IF(ROUND([.G60];6)=ROUND([.R60];6);0;1)" office:value-type="float" office:value="0" calcext:value-type="float">
            <text:p>0</text:p>
          </table:table-cell>
          <table:table-cell table:style-name="ce7" table:formula="of:=IF(ROUND([.H60];6)=ROUND([.S60];6);0;1)" office:value-type="float" office:value="0" calcext:value-type="float">
            <text:p>0</text:p>
          </table:table-cell>
          <table:table-cell table:style-name="ce7" table:formula="of:=IF(ROUND([.I60];6)=ROUND([.T60];6);0;1)" office:value-type="float" office:value="0" calcext:value-type="float">
            <text:p>0</text:p>
          </table:table-cell>
          <table:table-cell table:style-name="ce7" table:formula="of:=IF(ROUND([.J60];6)=ROUND([.U60];6);0;1)" office:value-type="float" office:value="1" calcext:value-type="float">
            <text:p>1</text:p>
          </table:table-cell>
          <table:table-cell table:style-name="ce7" table:formula="of:=IF(ROUND([.K60];6)=ROUND([.V6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412957293429176" calcext:value-type="float">
            <text:p>-0.41295729342917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972980826129829" calcext:value-type="float">
            <text:p>0.972980826129829</text:p>
          </table:table-cell>
          <table:table-cell office:value-type="float" office:value="0.0830883020277757" calcext:value-type="float">
            <text:p>0.0830883020277757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0.103679010403275" calcext:value-type="float">
            <text:p>0.103679010403275</text:p>
          </table:table-cell>
          <table:table-cell office:value-type="float" office:value="-0.412957273977888" calcext:value-type="float">
            <text:p>-0.41295727397788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972980826339456" calcext:value-type="float">
            <text:p>0.972980826339456</text:p>
          </table:table-cell>
          <table:table-cell office:value-type="float" office:value="0.0830883013669061" calcext:value-type="float">
            <text:p>0.0830883013669061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992250127343" calcext:value-type="float">
            <text:p>0.321992250127343</text:p>
          </table:table-cell>
          <table:table-cell office:value-type="float" office:value="0.10367900914207" calcext:value-type="float">
            <text:p>0.10367900914207</text:p>
          </table:table-cell>
          <table:table-cell table:style-name="ce6" table:formula="of:=IF(ROUND([.A61];6)=ROUND([.L61];6);0;1)" office:value-type="float" office:value="0" calcext:value-type="float">
            <text:p>0</text:p>
          </table:table-cell>
          <table:table-cell table:style-name="ce6" table:formula="of:=IF(ROUND([.B61];6)=ROUND([.M61];6);0;1)" office:value-type="float" office:value="0" calcext:value-type="float">
            <text:p>0</text:p>
          </table:table-cell>
          <table:table-cell table:style-name="ce6" table:formula="of:=IF(ROUND([.C61];6)=ROUND([.N61];6);0;1)" office:value-type="float" office:value="0" calcext:value-type="float">
            <text:p>0</text:p>
          </table:table-cell>
          <table:table-cell table:style-name="ce7" table:formula="of:=IF(ROUND([.D61];6)=ROUND([.O61];6);0;1)" office:value-type="float" office:value="0" calcext:value-type="float">
            <text:p>0</text:p>
          </table:table-cell>
          <table:table-cell table:style-name="ce7" table:formula="of:=IF(ROUND([.E61];6)=ROUND([.P61];6);0;1)" office:value-type="float" office:value="0" calcext:value-type="float">
            <text:p>0</text:p>
          </table:table-cell>
          <table:table-cell table:style-name="ce7" table:formula="of:=IF(ROUND([.F61];6)=ROUND([.Q61];6);0;1)" office:value-type="float" office:value="0" calcext:value-type="float">
            <text:p>0</text:p>
          </table:table-cell>
          <table:table-cell table:style-name="ce7" table:formula="of:=IF(ROUND([.G61];6)=ROUND([.R61];6);0;1)" office:value-type="float" office:value="0" calcext:value-type="float">
            <text:p>0</text:p>
          </table:table-cell>
          <table:table-cell table:style-name="ce7" table:formula="of:=IF(ROUND([.H61];6)=ROUND([.S61];6);0;1)" office:value-type="float" office:value="0" calcext:value-type="float">
            <text:p>0</text:p>
          </table:table-cell>
          <table:table-cell table:style-name="ce7" table:formula="of:=IF(ROUND([.I61];6)=ROUND([.T61];6);0;1)" office:value-type="float" office:value="0" calcext:value-type="float">
            <text:p>0</text:p>
          </table:table-cell>
          <table:table-cell table:style-name="ce7" table:formula="of:=IF(ROUND([.J61];6)=ROUND([.U61];6);0;1)" office:value-type="float" office:value="1" calcext:value-type="float">
            <text:p>1</text:p>
          </table:table-cell>
          <table:table-cell table:style-name="ce7" table:formula="of:=IF(ROUND([.K61];6)=ROUND([.V61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487562678116902" calcext:value-type="float">
            <text:p>-0.487562678116902</text:p>
          </table:table-cell>
          <table:table-cell office:value-type="float" office:value="0.0328989398964694" calcext:value-type="float">
            <text:p>0.0328989398964694</text:p>
          </table:table-cell>
          <table:table-cell office:value-type="float" office:value="1" calcext:value-type="float">
            <text:p>1</text:p>
          </table:table-cell>
          <table:table-cell office:value-type="float" office:value="0.813478703710291" calcext:value-type="float">
            <text:p>0.813478703710291</text:p>
          </table:table-cell>
          <table:table-cell office:value-type="float" office:value="0.935248389550161" calcext:value-type="float">
            <text:p>0.935248389550161</text:p>
          </table:table-cell>
          <table:table-cell office:value-type="float" office:value="0.206435531264" calcext:value-type="float">
            <text:p>0.206435531264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487562672303027" calcext:value-type="float">
            <text:p>-0.487562672303027</text:p>
          </table:table-cell>
          <table:table-cell office:value-type="float" office:value="0.0328989390687621" calcext:value-type="float">
            <text:p>0.0328989390687621</text:p>
          </table:table-cell>
          <table:table-cell office:value-type="float" office:value="1" calcext:value-type="float">
            <text:p>1</text:p>
          </table:table-cell>
          <table:table-cell office:value-type="float" office:value="0.813478701522219" calcext:value-type="float">
            <text:p>0.813478701522219</text:p>
          </table:table-cell>
          <table:table-cell office:value-type="float" office:value="0.935248388756856" calcext:value-type="float">
            <text:p>0.935248388756856</text:p>
          </table:table-cell>
          <table:table-cell office:value-type="float" office:value="0.206435533953772" calcext:value-type="float">
            <text:p>0.206435533953772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62];6)=ROUND([.L62];6);0;1)" office:value-type="float" office:value="0" calcext:value-type="float">
            <text:p>0</text:p>
          </table:table-cell>
          <table:table-cell table:style-name="ce6" table:formula="of:=IF(ROUND([.B62];6)=ROUND([.M62];6);0;1)" office:value-type="float" office:value="0" calcext:value-type="float">
            <text:p>0</text:p>
          </table:table-cell>
          <table:table-cell table:style-name="ce6" table:formula="of:=IF(ROUND([.C62];6)=ROUND([.N62];6);0;1)" office:value-type="float" office:value="0" calcext:value-type="float">
            <text:p>0</text:p>
          </table:table-cell>
          <table:table-cell table:style-name="ce7" table:formula="of:=IF(ROUND([.D62];6)=ROUND([.O62];6);0;1)" office:value-type="float" office:value="0" calcext:value-type="float">
            <text:p>0</text:p>
          </table:table-cell>
          <table:table-cell table:style-name="ce7" table:formula="of:=IF(ROUND([.E62];6)=ROUND([.P62];6);0;1)" office:value-type="float" office:value="0" calcext:value-type="float">
            <text:p>0</text:p>
          </table:table-cell>
          <table:table-cell table:style-name="ce7" table:formula="of:=IF(ROUND([.F62];6)=ROUND([.Q62];6);0;1)" office:value-type="float" office:value="0" calcext:value-type="float">
            <text:p>0</text:p>
          </table:table-cell>
          <table:table-cell table:style-name="ce7" table:formula="of:=IF(ROUND([.G62];6)=ROUND([.R62];6);0;1)" office:value-type="float" office:value="0" calcext:value-type="float">
            <text:p>0</text:p>
          </table:table-cell>
          <table:table-cell table:style-name="ce7" table:formula="of:=IF(ROUND([.H62];6)=ROUND([.S62];6);0;1)" office:value-type="float" office:value="0" calcext:value-type="float">
            <text:p>0</text:p>
          </table:table-cell>
          <table:table-cell table:style-name="ce7" table:formula="of:=IF(ROUND([.I62];6)=ROUND([.T62];6);0;1)" office:value-type="float" office:value="0" calcext:value-type="float">
            <text:p>0</text:p>
          </table:table-cell>
          <table:table-cell table:style-name="ce7" table:formula="of:=IF(ROUND([.J62];6)=ROUND([.U62];6);0;1)" office:value-type="float" office:value="1" calcext:value-type="float">
            <text:p>1</text:p>
          </table:table-cell>
          <table:table-cell table:style-name="ce7" table:formula="of:=IF(ROUND([.K62];6)=ROUND([.V62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65223805727903" calcext:value-type="float">
            <text:p>-0.00165223805727903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1" calcext:value-type="float">
            <text:p>1</text:p>
          </table:table-cell>
          <table:table-cell office:value-type="float" office:value="0.127432799150188" calcext:value-type="float">
            <text:p>0.127432799150188</text:p>
          </table:table-cell>
          <table:table-cell office:value-type="float" office:value="48.364581680128" calcext:value-type="float">
            <text:p>48.364581680128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3];6)=ROUND([.L63];6);0;1)" office:value-type="float" office:value="1" calcext:value-type="float">
            <text:p>1</text:p>
          </table:table-cell>
          <table:table-cell table:style-name="ce6" table:formula="of:=IF(ROUND([.B63];6)=ROUND([.M63];6);0;1)" office:value-type="float" office:value="0" calcext:value-type="float">
            <text:p>0</text:p>
          </table:table-cell>
          <table:table-cell table:style-name="ce6" table:formula="of:=IF(ROUND([.C63];6)=ROUND([.N63];6);0;1)" office:value-type="float" office:value="0" calcext:value-type="float">
            <text:p>0</text:p>
          </table:table-cell>
          <table:table-cell table:style-name="ce7" table:formula="of:=IF(ROUND([.D63];6)=ROUND([.O63];6);0;1)" office:value-type="float" office:value="0" calcext:value-type="float">
            <text:p>0</text:p>
          </table:table-cell>
          <table:table-cell table:style-name="ce7" table:formula="of:=IF(ROUND([.E63];6)=ROUND([.P63];6);0;1)" office:value-type="float" office:value="1" calcext:value-type="float">
            <text:p>1</text:p>
          </table:table-cell>
          <table:table-cell table:style-name="ce7" table:formula="of:=IF(ROUND([.F63];6)=ROUND([.Q63];6);0;1)" office:value-type="float" office:value="1" calcext:value-type="float">
            <text:p>1</text:p>
          </table:table-cell>
          <table:table-cell table:style-name="ce7" table:formula="of:=IF(ROUND([.G63];6)=ROUND([.R63];6);0;1)" office:value-type="float" office:value="1" calcext:value-type="float">
            <text:p>1</text:p>
          </table:table-cell>
          <table:table-cell table:style-name="ce7" table:formula="of:=IF(ROUND([.H63];6)=ROUND([.S63];6);0;1)" office:value-type="float" office:value="0" calcext:value-type="float">
            <text:p>0</text:p>
          </table:table-cell>
          <table:table-cell table:style-name="ce7" table:formula="of:=IF(ROUND([.I63];6)=ROUND([.T63];6);0;1)" office:value-type="float" office:value="0" calcext:value-type="float">
            <text:p>0</text:p>
          </table:table-cell>
          <table:table-cell table:style-name="ce7" table:formula="of:=IF(ROUND([.J63];6)=ROUND([.U63];6);0;1)" office:value-type="float" office:value="0" calcext:value-type="float">
            <text:p>0</text:p>
          </table:table-cell>
          <table:table-cell table:style-name="ce7" table:formula="of:=IF(ROUND([.K63];6)=ROUND([.V63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445817187840241" calcext:value-type="float">
            <text:p>-0.0445817187840241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1" calcext:value-type="float">
            <text:p>1</text:p>
          </table:table-cell>
          <table:table-cell office:value-type="float" office:value="0.320472800753542" calcext:value-type="float">
            <text:p>0.320472800753542</text:p>
          </table:table-cell>
          <table:table-cell office:value-type="float" office:value="7.645880636928" calcext:value-type="float">
            <text:p>7.645880636928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4];6)=ROUND([.L64];6);0;1)" office:value-type="float" office:value="1" calcext:value-type="float">
            <text:p>1</text:p>
          </table:table-cell>
          <table:table-cell table:style-name="ce6" table:formula="of:=IF(ROUND([.B64];6)=ROUND([.M64];6);0;1)" office:value-type="float" office:value="0" calcext:value-type="float">
            <text:p>0</text:p>
          </table:table-cell>
          <table:table-cell table:style-name="ce6" table:formula="of:=IF(ROUND([.C64];6)=ROUND([.N64];6);0;1)" office:value-type="float" office:value="0" calcext:value-type="float">
            <text:p>0</text:p>
          </table:table-cell>
          <table:table-cell table:style-name="ce7" table:formula="of:=IF(ROUND([.D64];6)=ROUND([.O64];6);0;1)" office:value-type="float" office:value="0" calcext:value-type="float">
            <text:p>0</text:p>
          </table:table-cell>
          <table:table-cell table:style-name="ce7" table:formula="of:=IF(ROUND([.E64];6)=ROUND([.P64];6);0;1)" office:value-type="float" office:value="1" calcext:value-type="float">
            <text:p>1</text:p>
          </table:table-cell>
          <table:table-cell table:style-name="ce7" table:formula="of:=IF(ROUND([.F64];6)=ROUND([.Q64];6);0;1)" office:value-type="float" office:value="1" calcext:value-type="float">
            <text:p>1</text:p>
          </table:table-cell>
          <table:table-cell table:style-name="ce7" table:formula="of:=IF(ROUND([.G64];6)=ROUND([.R64];6);0;1)" office:value-type="float" office:value="0" calcext:value-type="float">
            <text:p>0</text:p>
          </table:table-cell>
          <table:table-cell table:style-name="ce7" table:formula="of:=IF(ROUND([.H64];6)=ROUND([.S64];6);0;1)" office:value-type="float" office:value="0" calcext:value-type="float">
            <text:p>0</text:p>
          </table:table-cell>
          <table:table-cell table:style-name="ce7" table:formula="of:=IF(ROUND([.I64];6)=ROUND([.T64];6);0;1)" office:value-type="float" office:value="0" calcext:value-type="float">
            <text:p>0</text:p>
          </table:table-cell>
          <table:table-cell table:style-name="ce7" table:formula="of:=IF(ROUND([.J64];6)=ROUND([.U64];6);0;1)" office:value-type="float" office:value="0" calcext:value-type="float">
            <text:p>0</text:p>
          </table:table-cell>
          <table:table-cell table:style-name="ce7" table:formula="of:=IF(ROUND([.K64];6)=ROUND([.V64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34956299632926" calcext:value-type="float">
            <text:p>-0.3495629963292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1" calcext:value-type="float">
            <text:p>1</text:p>
          </table:table-cell>
          <table:table-cell office:value-type="float" office:value="0.592245488900965" calcext:value-type="float">
            <text:p>0.592245488900965</text:p>
          </table:table-cell>
          <table:table-cell office:value-type="float" office:value="2.051582594816" calcext:value-type="float">
            <text:p>2.051582594816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5];6)=ROUND([.L65];6);0;1)" office:value-type="float" office:value="1" calcext:value-type="float">
            <text:p>1</text:p>
          </table:table-cell>
          <table:table-cell table:style-name="ce6" table:formula="of:=IF(ROUND([.B65];6)=ROUND([.M65];6);0;1)" office:value-type="float" office:value="0" calcext:value-type="float">
            <text:p>0</text:p>
          </table:table-cell>
          <table:table-cell table:style-name="ce6" table:formula="of:=IF(ROUND([.C65];6)=ROUND([.N65];6);0;1)" office:value-type="float" office:value="0" calcext:value-type="float">
            <text:p>0</text:p>
          </table:table-cell>
          <table:table-cell table:style-name="ce7" table:formula="of:=IF(ROUND([.D65];6)=ROUND([.O65];6);0;1)" office:value-type="float" office:value="0" calcext:value-type="float">
            <text:p>0</text:p>
          </table:table-cell>
          <table:table-cell table:style-name="ce7" table:formula="of:=IF(ROUND([.E65];6)=ROUND([.P65];6);0;1)" office:value-type="float" office:value="1" calcext:value-type="float">
            <text:p>1</text:p>
          </table:table-cell>
          <table:table-cell table:style-name="ce7" table:formula="of:=IF(ROUND([.F65];6)=ROUND([.Q65];6);0;1)" office:value-type="float" office:value="1" calcext:value-type="float">
            <text:p>1</text:p>
          </table:table-cell>
          <table:table-cell table:style-name="ce7" table:formula="of:=IF(ROUND([.G65];6)=ROUND([.R65];6);0;1)" office:value-type="float" office:value="0" calcext:value-type="float">
            <text:p>0</text:p>
          </table:table-cell>
          <table:table-cell table:style-name="ce7" table:formula="of:=IF(ROUND([.H65];6)=ROUND([.S65];6);0;1)" office:value-type="float" office:value="0" calcext:value-type="float">
            <text:p>0</text:p>
          </table:table-cell>
          <table:table-cell table:style-name="ce7" table:formula="of:=IF(ROUND([.I65];6)=ROUND([.T65];6);0;1)" office:value-type="float" office:value="0" calcext:value-type="float">
            <text:p>0</text:p>
          </table:table-cell>
          <table:table-cell table:style-name="ce7" table:formula="of:=IF(ROUND([.J65];6)=ROUND([.U65];6);0;1)" office:value-type="float" office:value="0" calcext:value-type="float">
            <text:p>0</text:p>
          </table:table-cell>
          <table:table-cell table:style-name="ce7" table:formula="of:=IF(ROUND([.K65];6)=ROUND([.V65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500776851835157" calcext:value-type="float">
            <text:p>-0.500776851835157</text:p>
          </table:table-cell>
          <table:table-cell office:value-type="float" office:value="0.0328989398964694" calcext:value-type="float">
            <text:p>0.0328989398964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1424365268004" calcext:value-type="float">
            <text:p>0.781424365268004</text:p>
          </table:table-cell>
          <table:table-cell office:value-type="float" office:value="0.825742125056" calcext:value-type="float">
            <text:p>0.825742125056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640851334938487" calcext:value-type="float">
            <text:p>-0.640851334938487</text:p>
          </table:table-cell>
          <table:table-cell office:value-type="float" office:value="0.0328989390687621" calcext:value-type="float">
            <text:p>0.03289893906876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6];6)=ROUND([.L66];6);0;1)" office:value-type="float" office:value="1" calcext:value-type="float">
            <text:p>1</text:p>
          </table:table-cell>
          <table:table-cell table:style-name="ce6" table:formula="of:=IF(ROUND([.B66];6)=ROUND([.M66];6);0;1)" office:value-type="float" office:value="0" calcext:value-type="float">
            <text:p>0</text:p>
          </table:table-cell>
          <table:table-cell table:style-name="ce6" table:formula="of:=IF(ROUND([.C66];6)=ROUND([.N66];6);0;1)" office:value-type="float" office:value="0" calcext:value-type="float">
            <text:p>0</text:p>
          </table:table-cell>
          <table:table-cell table:style-name="ce7" table:formula="of:=IF(ROUND([.D66];6)=ROUND([.O66];6);0;1)" office:value-type="float" office:value="0" calcext:value-type="float">
            <text:p>0</text:p>
          </table:table-cell>
          <table:table-cell table:style-name="ce7" table:formula="of:=IF(ROUND([.E66];6)=ROUND([.P66];6);0;1)" office:value-type="float" office:value="1" calcext:value-type="float">
            <text:p>1</text:p>
          </table:table-cell>
          <table:table-cell table:style-name="ce7" table:formula="of:=IF(ROUND([.F66];6)=ROUND([.Q66];6);0;1)" office:value-type="float" office:value="1" calcext:value-type="float">
            <text:p>1</text:p>
          </table:table-cell>
          <table:table-cell table:style-name="ce7" table:formula="of:=IF(ROUND([.G66];6)=ROUND([.R66];6);0;1)" office:value-type="float" office:value="0" calcext:value-type="float">
            <text:p>0</text:p>
          </table:table-cell>
          <table:table-cell table:style-name="ce7" table:formula="of:=IF(ROUND([.H66];6)=ROUND([.S66];6);0;1)" office:value-type="float" office:value="0" calcext:value-type="float">
            <text:p>0</text:p>
          </table:table-cell>
          <table:table-cell table:style-name="ce7" table:formula="of:=IF(ROUND([.I66];6)=ROUND([.T66];6);0;1)" office:value-type="float" office:value="0" calcext:value-type="float">
            <text:p>0</text:p>
          </table:table-cell>
          <table:table-cell table:style-name="ce7" table:formula="of:=IF(ROUND([.J66];6)=ROUND([.U66];6);0;1)" office:value-type="float" office:value="0" calcext:value-type="float">
            <text:p>0</text:p>
          </table:table-cell>
          <table:table-cell table:style-name="ce7" table:formula="of:=IF(ROUND([.K66];6)=ROUND([.V66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701180324933217" calcext:value-type="float">
            <text:p>-0.000701180324933217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office:value-type="float" office:value="1" calcext:value-type="float">
            <text:p>1</text:p>
          </table:table-cell>
          <table:table-cell office:value-type="float" office:value="0.0904956889089725" calcext:value-type="float">
            <text:p>0.0904956889089725</text:p>
          </table:table-cell>
          <table:table-cell office:value-type="float" office:value="95.9034212352" calcext:value-type="float">
            <text:p>95.9034212352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0774821718788424" calcext:value-type="float">
            <text:p>-0.0077482171878842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7];6)=ROUND([.L67];6);0;1)" office:value-type="float" office:value="1" calcext:value-type="float">
            <text:p>1</text:p>
          </table:table-cell>
          <table:table-cell table:style-name="ce6" table:formula="of:=IF(ROUND([.B67];6)=ROUND([.M67];6);0;1)" office:value-type="float" office:value="1" calcext:value-type="float">
            <text:p>1</text:p>
          </table:table-cell>
          <table:table-cell table:style-name="ce6" table:formula="of:=IF(ROUND([.C67];6)=ROUND([.N67];6);0;1)" office:value-type="float" office:value="0" calcext:value-type="float">
            <text:p>0</text:p>
          </table:table-cell>
          <table:table-cell table:style-name="ce7" table:formula="of:=IF(ROUND([.D67];6)=ROUND([.O67];6);0;1)" office:value-type="float" office:value="0" calcext:value-type="float">
            <text:p>0</text:p>
          </table:table-cell>
          <table:table-cell table:style-name="ce7" table:formula="of:=IF(ROUND([.E67];6)=ROUND([.P67];6);0;1)" office:value-type="float" office:value="1" calcext:value-type="float">
            <text:p>1</text:p>
          </table:table-cell>
          <table:table-cell table:style-name="ce7" table:formula="of:=IF(ROUND([.F67];6)=ROUND([.Q67];6);0;1)" office:value-type="float" office:value="1" calcext:value-type="float">
            <text:p>1</text:p>
          </table:table-cell>
          <table:table-cell table:style-name="ce7" table:formula="of:=IF(ROUND([.G67];6)=ROUND([.R67];6);0;1)" office:value-type="float" office:value="1" calcext:value-type="float">
            <text:p>1</text:p>
          </table:table-cell>
          <table:table-cell table:style-name="ce7" table:formula="of:=IF(ROUND([.H67];6)=ROUND([.S67];6);0;1)" office:value-type="float" office:value="0" calcext:value-type="float">
            <text:p>0</text:p>
          </table:table-cell>
          <table:table-cell table:style-name="ce7" table:formula="of:=IF(ROUND([.I67];6)=ROUND([.T67];6);0;1)" office:value-type="float" office:value="0" calcext:value-type="float">
            <text:p>0</text:p>
          </table:table-cell>
          <table:table-cell table:style-name="ce7" table:formula="of:=IF(ROUND([.J67];6)=ROUND([.U67];6);0;1)" office:value-type="float" office:value="0" calcext:value-type="float">
            <text:p>0</text:p>
          </table:table-cell>
          <table:table-cell table:style-name="ce7" table:formula="of:=IF(ROUND([.K67];6)=ROUND([.V67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272475159948772" calcext:value-type="float">
            <text:p>-0.00272475159948772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1" calcext:value-type="float">
            <text:p>1</text:p>
          </table:table-cell>
          <table:table-cell office:value-type="float" office:value="0.119298647004742" calcext:value-type="float">
            <text:p>0.119298647004742</text:p>
          </table:table-cell>
          <table:table-cell office:value-type="float" office:value="55.184720192" calcext:value-type="float">
            <text:p>55.184720192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8];6)=ROUND([.L68];6);0;1)" office:value-type="float" office:value="1" calcext:value-type="float">
            <text:p>1</text:p>
          </table:table-cell>
          <table:table-cell table:style-name="ce6" table:formula="of:=IF(ROUND([.B68];6)=ROUND([.M68];6);0;1)" office:value-type="float" office:value="0" calcext:value-type="float">
            <text:p>0</text:p>
          </table:table-cell>
          <table:table-cell table:style-name="ce6" table:formula="of:=IF(ROUND([.C68];6)=ROUND([.N68];6);0;1)" office:value-type="float" office:value="0" calcext:value-type="float">
            <text:p>0</text:p>
          </table:table-cell>
          <table:table-cell table:style-name="ce7" table:formula="of:=IF(ROUND([.D68];6)=ROUND([.O68];6);0;1)" office:value-type="float" office:value="0" calcext:value-type="float">
            <text:p>0</text:p>
          </table:table-cell>
          <table:table-cell table:style-name="ce7" table:formula="of:=IF(ROUND([.E68];6)=ROUND([.P68];6);0;1)" office:value-type="float" office:value="1" calcext:value-type="float">
            <text:p>1</text:p>
          </table:table-cell>
          <table:table-cell table:style-name="ce7" table:formula="of:=IF(ROUND([.F68];6)=ROUND([.Q68];6);0;1)" office:value-type="float" office:value="1" calcext:value-type="float">
            <text:p>1</text:p>
          </table:table-cell>
          <table:table-cell table:style-name="ce7" table:formula="of:=IF(ROUND([.G68];6)=ROUND([.R68];6);0;1)" office:value-type="float" office:value="0" calcext:value-type="float">
            <text:p>0</text:p>
          </table:table-cell>
          <table:table-cell table:style-name="ce7" table:formula="of:=IF(ROUND([.H68];6)=ROUND([.S68];6);0;1)" office:value-type="float" office:value="0" calcext:value-type="float">
            <text:p>0</text:p>
          </table:table-cell>
          <table:table-cell table:style-name="ce7" table:formula="of:=IF(ROUND([.I68];6)=ROUND([.T68];6);0;1)" office:value-type="float" office:value="0" calcext:value-type="float">
            <text:p>0</text:p>
          </table:table-cell>
          <table:table-cell table:style-name="ce7" table:formula="of:=IF(ROUND([.J68];6)=ROUND([.U68];6);0;1)" office:value-type="float" office:value="0" calcext:value-type="float">
            <text:p>0</text:p>
          </table:table-cell>
          <table:table-cell table:style-name="ce7" table:formula="of:=IF(ROUND([.K68];6)=ROUND([.V68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364148082421044" calcext:value-type="float">
            <text:p>-0.00364148082421044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1" calcext:value-type="float">
            <text:p>1</text:p>
          </table:table-cell>
          <table:table-cell office:value-type="float" office:value="0.125847918852344" calcext:value-type="float">
            <text:p>0.125847918852344</text:p>
          </table:table-cell>
          <table:table-cell office:value-type="float" office:value="49.590422149888" calcext:value-type="float">
            <text:p>49.590422149888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69];6)=ROUND([.L69];6);0;1)" office:value-type="float" office:value="1" calcext:value-type="float">
            <text:p>1</text:p>
          </table:table-cell>
          <table:table-cell table:style-name="ce6" table:formula="of:=IF(ROUND([.B69];6)=ROUND([.M69];6);0;1)" office:value-type="float" office:value="0" calcext:value-type="float">
            <text:p>0</text:p>
          </table:table-cell>
          <table:table-cell table:style-name="ce6" table:formula="of:=IF(ROUND([.C69];6)=ROUND([.N69];6);0;1)" office:value-type="float" office:value="0" calcext:value-type="float">
            <text:p>0</text:p>
          </table:table-cell>
          <table:table-cell table:style-name="ce7" table:formula="of:=IF(ROUND([.D69];6)=ROUND([.O69];6);0;1)" office:value-type="float" office:value="0" calcext:value-type="float">
            <text:p>0</text:p>
          </table:table-cell>
          <table:table-cell table:style-name="ce7" table:formula="of:=IF(ROUND([.E69];6)=ROUND([.P69];6);0;1)" office:value-type="float" office:value="1" calcext:value-type="float">
            <text:p>1</text:p>
          </table:table-cell>
          <table:table-cell table:style-name="ce7" table:formula="of:=IF(ROUND([.F69];6)=ROUND([.Q69];6);0;1)" office:value-type="float" office:value="1" calcext:value-type="float">
            <text:p>1</text:p>
          </table:table-cell>
          <table:table-cell table:style-name="ce7" table:formula="of:=IF(ROUND([.G69];6)=ROUND([.R69];6);0;1)" office:value-type="float" office:value="1" calcext:value-type="float">
            <text:p>1</text:p>
          </table:table-cell>
          <table:table-cell table:style-name="ce7" table:formula="of:=IF(ROUND([.H69];6)=ROUND([.S69];6);0;1)" office:value-type="float" office:value="0" calcext:value-type="float">
            <text:p>0</text:p>
          </table:table-cell>
          <table:table-cell table:style-name="ce7" table:formula="of:=IF(ROUND([.I69];6)=ROUND([.T69];6);0;1)" office:value-type="float" office:value="0" calcext:value-type="float">
            <text:p>0</text:p>
          </table:table-cell>
          <table:table-cell table:style-name="ce7" table:formula="of:=IF(ROUND([.J69];6)=ROUND([.U69];6);0;1)" office:value-type="float" office:value="0" calcext:value-type="float">
            <text:p>0</text:p>
          </table:table-cell>
          <table:table-cell table:style-name="ce7" table:formula="of:=IF(ROUND([.K69];6)=ROUND([.V69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272475159948772" calcext:value-type="float">
            <text:p>-0.00272475159948772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1" calcext:value-type="float">
            <text:p>1</text:p>
          </table:table-cell>
          <table:table-cell office:value-type="float" office:value="0.119298647004742" calcext:value-type="float">
            <text:p>0.119298647004742</text:p>
          </table:table-cell>
          <table:table-cell office:value-type="float" office:value="55.184720192" calcext:value-type="float">
            <text:p>55.184720192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0];6)=ROUND([.L70];6);0;1)" office:value-type="float" office:value="1" calcext:value-type="float">
            <text:p>1</text:p>
          </table:table-cell>
          <table:table-cell table:style-name="ce6" table:formula="of:=IF(ROUND([.B70];6)=ROUND([.M70];6);0;1)" office:value-type="float" office:value="0" calcext:value-type="float">
            <text:p>0</text:p>
          </table:table-cell>
          <table:table-cell table:style-name="ce6" table:formula="of:=IF(ROUND([.C70];6)=ROUND([.N70];6);0;1)" office:value-type="float" office:value="0" calcext:value-type="float">
            <text:p>0</text:p>
          </table:table-cell>
          <table:table-cell table:style-name="ce7" table:formula="of:=IF(ROUND([.D70];6)=ROUND([.O70];6);0;1)" office:value-type="float" office:value="0" calcext:value-type="float">
            <text:p>0</text:p>
          </table:table-cell>
          <table:table-cell table:style-name="ce7" table:formula="of:=IF(ROUND([.E70];6)=ROUND([.P70];6);0;1)" office:value-type="float" office:value="1" calcext:value-type="float">
            <text:p>1</text:p>
          </table:table-cell>
          <table:table-cell table:style-name="ce7" table:formula="of:=IF(ROUND([.F70];6)=ROUND([.Q70];6);0;1)" office:value-type="float" office:value="1" calcext:value-type="float">
            <text:p>1</text:p>
          </table:table-cell>
          <table:table-cell table:style-name="ce7" table:formula="of:=IF(ROUND([.G70];6)=ROUND([.R70];6);0;1)" office:value-type="float" office:value="0" calcext:value-type="float">
            <text:p>0</text:p>
          </table:table-cell>
          <table:table-cell table:style-name="ce7" table:formula="of:=IF(ROUND([.H70];6)=ROUND([.S70];6);0;1)" office:value-type="float" office:value="0" calcext:value-type="float">
            <text:p>0</text:p>
          </table:table-cell>
          <table:table-cell table:style-name="ce7" table:formula="of:=IF(ROUND([.I70];6)=ROUND([.T70];6);0;1)" office:value-type="float" office:value="0" calcext:value-type="float">
            <text:p>0</text:p>
          </table:table-cell>
          <table:table-cell table:style-name="ce7" table:formula="of:=IF(ROUND([.J70];6)=ROUND([.U70];6);0;1)" office:value-type="float" office:value="0" calcext:value-type="float">
            <text:p>0</text:p>
          </table:table-cell>
          <table:table-cell table:style-name="ce7" table:formula="of:=IF(ROUND([.K70];6)=ROUND([.V70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344354616057438" calcext:value-type="float">
            <text:p>-0.0344354616057438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office:value-type="float" office:value="1" calcext:value-type="float">
            <text:p>1</text:p>
          </table:table-cell>
          <table:table-cell office:value-type="float" office:value="0.233007762932065" calcext:value-type="float">
            <text:p>0.233007762932065</text:p>
          </table:table-cell>
          <table:table-cell office:value-type="float" office:value="14.4660191488" calcext:value-type="float">
            <text:p>14.4660191488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147786753816758" calcext:value-type="float">
            <text:p>-0.147786753816758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1];6)=ROUND([.L71];6);0;1)" office:value-type="float" office:value="1" calcext:value-type="float">
            <text:p>1</text:p>
          </table:table-cell>
          <table:table-cell table:style-name="ce6" table:formula="of:=IF(ROUND([.B71];6)=ROUND([.M71];6);0;1)" office:value-type="float" office:value="0" calcext:value-type="float">
            <text:p>0</text:p>
          </table:table-cell>
          <table:table-cell table:style-name="ce6" table:formula="of:=IF(ROUND([.C71];6)=ROUND([.N71];6);0;1)" office:value-type="float" office:value="0" calcext:value-type="float">
            <text:p>0</text:p>
          </table:table-cell>
          <table:table-cell table:style-name="ce7" table:formula="of:=IF(ROUND([.D71];6)=ROUND([.O71];6);0;1)" office:value-type="float" office:value="0" calcext:value-type="float">
            <text:p>0</text:p>
          </table:table-cell>
          <table:table-cell table:style-name="ce7" table:formula="of:=IF(ROUND([.E71];6)=ROUND([.P71];6);0;1)" office:value-type="float" office:value="1" calcext:value-type="float">
            <text:p>1</text:p>
          </table:table-cell>
          <table:table-cell table:style-name="ce7" table:formula="of:=IF(ROUND([.F71];6)=ROUND([.Q71];6);0;1)" office:value-type="float" office:value="1" calcext:value-type="float">
            <text:p>1</text:p>
          </table:table-cell>
          <table:table-cell table:style-name="ce7" table:formula="of:=IF(ROUND([.G71];6)=ROUND([.R71];6);0;1)" office:value-type="float" office:value="0" calcext:value-type="float">
            <text:p>0</text:p>
          </table:table-cell>
          <table:table-cell table:style-name="ce7" table:formula="of:=IF(ROUND([.H71];6)=ROUND([.S71];6);0;1)" office:value-type="float" office:value="0" calcext:value-type="float">
            <text:p>0</text:p>
          </table:table-cell>
          <table:table-cell table:style-name="ce7" table:formula="of:=IF(ROUND([.I71];6)=ROUND([.T71];6);0;1)" office:value-type="float" office:value="0" calcext:value-type="float">
            <text:p>0</text:p>
          </table:table-cell>
          <table:table-cell table:style-name="ce7" table:formula="of:=IF(ROUND([.J71];6)=ROUND([.U71];6);0;1)" office:value-type="float" office:value="0" calcext:value-type="float">
            <text:p>0</text:p>
          </table:table-cell>
          <table:table-cell table:style-name="ce7" table:formula="of:=IF(ROUND([.K71];6)=ROUND([.V71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816255737962054" calcext:value-type="float">
            <text:p>-0.0816255737962054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1" calcext:value-type="float">
            <text:p>1</text:p>
          </table:table-cell>
          <table:table-cell office:value-type="float" office:value="0.29752949267846" calcext:value-type="float">
            <text:p>0.29752949267846</text:p>
          </table:table-cell>
          <table:table-cell office:value-type="float" office:value="8.871721106688" calcext:value-type="float">
            <text:p>8.871721106688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2];6)=ROUND([.L72];6);0;1)" office:value-type="float" office:value="1" calcext:value-type="float">
            <text:p>1</text:p>
          </table:table-cell>
          <table:table-cell table:style-name="ce6" table:formula="of:=IF(ROUND([.B72];6)=ROUND([.M72];6);0;1)" office:value-type="float" office:value="0" calcext:value-type="float">
            <text:p>0</text:p>
          </table:table-cell>
          <table:table-cell table:style-name="ce6" table:formula="of:=IF(ROUND([.C72];6)=ROUND([.N72];6);0;1)" office:value-type="float" office:value="0" calcext:value-type="float">
            <text:p>0</text:p>
          </table:table-cell>
          <table:table-cell table:style-name="ce7" table:formula="of:=IF(ROUND([.D72];6)=ROUND([.O72];6);0;1)" office:value-type="float" office:value="0" calcext:value-type="float">
            <text:p>0</text:p>
          </table:table-cell>
          <table:table-cell table:style-name="ce7" table:formula="of:=IF(ROUND([.E72];6)=ROUND([.P72];6);0;1)" office:value-type="float" office:value="1" calcext:value-type="float">
            <text:p>1</text:p>
          </table:table-cell>
          <table:table-cell table:style-name="ce7" table:formula="of:=IF(ROUND([.F72];6)=ROUND([.Q72];6);0;1)" office:value-type="float" office:value="1" calcext:value-type="float">
            <text:p>1</text:p>
          </table:table-cell>
          <table:table-cell table:style-name="ce7" table:formula="of:=IF(ROUND([.G72];6)=ROUND([.R72];6);0;1)" office:value-type="float" office:value="0" calcext:value-type="float">
            <text:p>0</text:p>
          </table:table-cell>
          <table:table-cell table:style-name="ce7" table:formula="of:=IF(ROUND([.H72];6)=ROUND([.S72];6);0;1)" office:value-type="float" office:value="0" calcext:value-type="float">
            <text:p>0</text:p>
          </table:table-cell>
          <table:table-cell table:style-name="ce7" table:formula="of:=IF(ROUND([.I72];6)=ROUND([.T72];6);0;1)" office:value-type="float" office:value="0" calcext:value-type="float">
            <text:p>0</text:p>
          </table:table-cell>
          <table:table-cell table:style-name="ce7" table:formula="of:=IF(ROUND([.J72];6)=ROUND([.U72];6);0;1)" office:value-type="float" office:value="0" calcext:value-type="float">
            <text:p>0</text:p>
          </table:table-cell>
          <table:table-cell table:style-name="ce7" table:formula="of:=IF(ROUND([.K72];6)=ROUND([.V72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364148082421044" calcext:value-type="float">
            <text:p>-0.00364148082421044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1" calcext:value-type="float">
            <text:p>1</text:p>
          </table:table-cell>
          <table:table-cell office:value-type="float" office:value="0.125847918852344" calcext:value-type="float">
            <text:p>0.125847918852344</text:p>
          </table:table-cell>
          <table:table-cell office:value-type="float" office:value="49.590422149888" calcext:value-type="float">
            <text:p>49.590422149888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3];6)=ROUND([.L73];6);0;1)" office:value-type="float" office:value="1" calcext:value-type="float">
            <text:p>1</text:p>
          </table:table-cell>
          <table:table-cell table:style-name="ce6" table:formula="of:=IF(ROUND([.B73];6)=ROUND([.M73];6);0;1)" office:value-type="float" office:value="0" calcext:value-type="float">
            <text:p>0</text:p>
          </table:table-cell>
          <table:table-cell table:style-name="ce6" table:formula="of:=IF(ROUND([.C73];6)=ROUND([.N73];6);0;1)" office:value-type="float" office:value="0" calcext:value-type="float">
            <text:p>0</text:p>
          </table:table-cell>
          <table:table-cell table:style-name="ce7" table:formula="of:=IF(ROUND([.D73];6)=ROUND([.O73];6);0;1)" office:value-type="float" office:value="0" calcext:value-type="float">
            <text:p>0</text:p>
          </table:table-cell>
          <table:table-cell table:style-name="ce7" table:formula="of:=IF(ROUND([.E73];6)=ROUND([.P73];6);0;1)" office:value-type="float" office:value="1" calcext:value-type="float">
            <text:p>1</text:p>
          </table:table-cell>
          <table:table-cell table:style-name="ce7" table:formula="of:=IF(ROUND([.F73];6)=ROUND([.Q73];6);0;1)" office:value-type="float" office:value="1" calcext:value-type="float">
            <text:p>1</text:p>
          </table:table-cell>
          <table:table-cell table:style-name="ce7" table:formula="of:=IF(ROUND([.G73];6)=ROUND([.R73];6);0;1)" office:value-type="float" office:value="1" calcext:value-type="float">
            <text:p>1</text:p>
          </table:table-cell>
          <table:table-cell table:style-name="ce7" table:formula="of:=IF(ROUND([.H73];6)=ROUND([.S73];6);0;1)" office:value-type="float" office:value="0" calcext:value-type="float">
            <text:p>0</text:p>
          </table:table-cell>
          <table:table-cell table:style-name="ce7" table:formula="of:=IF(ROUND([.I73];6)=ROUND([.T73];6);0;1)" office:value-type="float" office:value="0" calcext:value-type="float">
            <text:p>0</text:p>
          </table:table-cell>
          <table:table-cell table:style-name="ce7" table:formula="of:=IF(ROUND([.J73];6)=ROUND([.U73];6);0;1)" office:value-type="float" office:value="0" calcext:value-type="float">
            <text:p>0</text:p>
          </table:table-cell>
          <table:table-cell table:style-name="ce7" table:formula="of:=IF(ROUND([.K73];6)=ROUND([.V73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816255737962054" calcext:value-type="float">
            <text:p>-0.0816255737962054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1" calcext:value-type="float">
            <text:p>1</text:p>
          </table:table-cell>
          <table:table-cell office:value-type="float" office:value="0.29752949267846" calcext:value-type="float">
            <text:p>0.29752949267846</text:p>
          </table:table-cell>
          <table:table-cell office:value-type="float" office:value="8.871721106688" calcext:value-type="float">
            <text:p>8.871721106688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4];6)=ROUND([.L74];6);0;1)" office:value-type="float" office:value="1" calcext:value-type="float">
            <text:p>1</text:p>
          </table:table-cell>
          <table:table-cell table:style-name="ce6" table:formula="of:=IF(ROUND([.B74];6)=ROUND([.M74];6);0;1)" office:value-type="float" office:value="0" calcext:value-type="float">
            <text:p>0</text:p>
          </table:table-cell>
          <table:table-cell table:style-name="ce6" table:formula="of:=IF(ROUND([.C74];6)=ROUND([.N74];6);0;1)" office:value-type="float" office:value="0" calcext:value-type="float">
            <text:p>0</text:p>
          </table:table-cell>
          <table:table-cell table:style-name="ce7" table:formula="of:=IF(ROUND([.D74];6)=ROUND([.O74];6);0;1)" office:value-type="float" office:value="0" calcext:value-type="float">
            <text:p>0</text:p>
          </table:table-cell>
          <table:table-cell table:style-name="ce7" table:formula="of:=IF(ROUND([.E74];6)=ROUND([.P74];6);0;1)" office:value-type="float" office:value="1" calcext:value-type="float">
            <text:p>1</text:p>
          </table:table-cell>
          <table:table-cell table:style-name="ce7" table:formula="of:=IF(ROUND([.F74];6)=ROUND([.Q74];6);0;1)" office:value-type="float" office:value="1" calcext:value-type="float">
            <text:p>1</text:p>
          </table:table-cell>
          <table:table-cell table:style-name="ce7" table:formula="of:=IF(ROUND([.G74];6)=ROUND([.R74];6);0;1)" office:value-type="float" office:value="0" calcext:value-type="float">
            <text:p>0</text:p>
          </table:table-cell>
          <table:table-cell table:style-name="ce7" table:formula="of:=IF(ROUND([.H74];6)=ROUND([.S74];6);0;1)" office:value-type="float" office:value="0" calcext:value-type="float">
            <text:p>0</text:p>
          </table:table-cell>
          <table:table-cell table:style-name="ce7" table:formula="of:=IF(ROUND([.I74];6)=ROUND([.T74];6);0;1)" office:value-type="float" office:value="0" calcext:value-type="float">
            <text:p>0</text:p>
          </table:table-cell>
          <table:table-cell table:style-name="ce7" table:formula="of:=IF(ROUND([.J74];6)=ROUND([.U74];6);0;1)" office:value-type="float" office:value="0" calcext:value-type="float">
            <text:p>0</text:p>
          </table:table-cell>
          <table:table-cell table:style-name="ce7" table:formula="of:=IF(ROUND([.K74];6)=ROUND([.V74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409546523356849" calcext:value-type="float">
            <text:p>-0.409546523356849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office:value-type="float" office:value="1" calcext:value-type="float">
            <text:p>1</text:p>
          </table:table-cell>
          <table:table-cell office:value-type="float" office:value="0.484408874707475" calcext:value-type="float">
            <text:p>0.484408874707475</text:p>
          </table:table-cell>
          <table:table-cell office:value-type="float" office:value="3.277423064576" calcext:value-type="float">
            <text:p>3.277423064576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845456226740718" calcext:value-type="float">
            <text:p>-0.845456226740718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5];6)=ROUND([.L75];6);0;1)" office:value-type="float" office:value="1" calcext:value-type="float">
            <text:p>1</text:p>
          </table:table-cell>
          <table:table-cell table:style-name="ce6" table:formula="of:=IF(ROUND([.B75];6)=ROUND([.M75];6);0;1)" office:value-type="float" office:value="0" calcext:value-type="float">
            <text:p>0</text:p>
          </table:table-cell>
          <table:table-cell table:style-name="ce6" table:formula="of:=IF(ROUND([.C75];6)=ROUND([.N75];6);0;1)" office:value-type="float" office:value="0" calcext:value-type="float">
            <text:p>0</text:p>
          </table:table-cell>
          <table:table-cell table:style-name="ce7" table:formula="of:=IF(ROUND([.D75];6)=ROUND([.O75];6);0;1)" office:value-type="float" office:value="0" calcext:value-type="float">
            <text:p>0</text:p>
          </table:table-cell>
          <table:table-cell table:style-name="ce7" table:formula="of:=IF(ROUND([.E75];6)=ROUND([.P75];6);0;1)" office:value-type="float" office:value="1" calcext:value-type="float">
            <text:p>1</text:p>
          </table:table-cell>
          <table:table-cell table:style-name="ce7" table:formula="of:=IF(ROUND([.F75];6)=ROUND([.Q75];6);0;1)" office:value-type="float" office:value="1" calcext:value-type="float">
            <text:p>1</text:p>
          </table:table-cell>
          <table:table-cell table:style-name="ce7" table:formula="of:=IF(ROUND([.G75];6)=ROUND([.R75];6);0;1)" office:value-type="float" office:value="0" calcext:value-type="float">
            <text:p>0</text:p>
          </table:table-cell>
          <table:table-cell table:style-name="ce7" table:formula="of:=IF(ROUND([.H75];6)=ROUND([.S75];6);0;1)" office:value-type="float" office:value="0" calcext:value-type="float">
            <text:p>0</text:p>
          </table:table-cell>
          <table:table-cell table:style-name="ce7" table:formula="of:=IF(ROUND([.I75];6)=ROUND([.T75];6);0;1)" office:value-type="float" office:value="0" calcext:value-type="float">
            <text:p>0</text:p>
          </table:table-cell>
          <table:table-cell table:style-name="ce7" table:formula="of:=IF(ROUND([.J75];6)=ROUND([.U75];6);0;1)" office:value-type="float" office:value="0" calcext:value-type="float">
            <text:p>0</text:p>
          </table:table-cell>
          <table:table-cell table:style-name="ce7" table:formula="of:=IF(ROUND([.K75];6)=ROUND([.V75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165223805727903" calcext:value-type="float">
            <text:p>-0.00165223805727903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1" calcext:value-type="float">
            <text:p>1</text:p>
          </table:table-cell>
          <table:table-cell office:value-type="float" office:value="0.127432799150188" calcext:value-type="float">
            <text:p>0.127432799150188</text:p>
          </table:table-cell>
          <table:table-cell office:value-type="float" office:value="48.364581680128" calcext:value-type="float">
            <text:p>48.364581680128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6];6)=ROUND([.L76];6);0;1)" office:value-type="float" office:value="1" calcext:value-type="float">
            <text:p>1</text:p>
          </table:table-cell>
          <table:table-cell table:style-name="ce6" table:formula="of:=IF(ROUND([.B76];6)=ROUND([.M76];6);0;1)" office:value-type="float" office:value="0" calcext:value-type="float">
            <text:p>0</text:p>
          </table:table-cell>
          <table:table-cell table:style-name="ce6" table:formula="of:=IF(ROUND([.C76];6)=ROUND([.N76];6);0;1)" office:value-type="float" office:value="0" calcext:value-type="float">
            <text:p>0</text:p>
          </table:table-cell>
          <table:table-cell table:style-name="ce7" table:formula="of:=IF(ROUND([.D76];6)=ROUND([.O76];6);0;1)" office:value-type="float" office:value="0" calcext:value-type="float">
            <text:p>0</text:p>
          </table:table-cell>
          <table:table-cell table:style-name="ce7" table:formula="of:=IF(ROUND([.E76];6)=ROUND([.P76];6);0;1)" office:value-type="float" office:value="1" calcext:value-type="float">
            <text:p>1</text:p>
          </table:table-cell>
          <table:table-cell table:style-name="ce7" table:formula="of:=IF(ROUND([.F76];6)=ROUND([.Q76];6);0;1)" office:value-type="float" office:value="1" calcext:value-type="float">
            <text:p>1</text:p>
          </table:table-cell>
          <table:table-cell table:style-name="ce7" table:formula="of:=IF(ROUND([.G76];6)=ROUND([.R76];6);0;1)" office:value-type="float" office:value="1" calcext:value-type="float">
            <text:p>1</text:p>
          </table:table-cell>
          <table:table-cell table:style-name="ce7" table:formula="of:=IF(ROUND([.H76];6)=ROUND([.S76];6);0;1)" office:value-type="float" office:value="0" calcext:value-type="float">
            <text:p>0</text:p>
          </table:table-cell>
          <table:table-cell table:style-name="ce7" table:formula="of:=IF(ROUND([.I76];6)=ROUND([.T76];6);0;1)" office:value-type="float" office:value="0" calcext:value-type="float">
            <text:p>0</text:p>
          </table:table-cell>
          <table:table-cell table:style-name="ce7" table:formula="of:=IF(ROUND([.J76];6)=ROUND([.U76];6);0;1)" office:value-type="float" office:value="0" calcext:value-type="float">
            <text:p>0</text:p>
          </table:table-cell>
          <table:table-cell table:style-name="ce7" table:formula="of:=IF(ROUND([.K76];6)=ROUND([.V76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445817187840241" calcext:value-type="float">
            <text:p>-0.0445817187840241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1" calcext:value-type="float">
            <text:p>1</text:p>
          </table:table-cell>
          <table:table-cell office:value-type="float" office:value="0.320472800753542" calcext:value-type="float">
            <text:p>0.320472800753542</text:p>
          </table:table-cell>
          <table:table-cell office:value-type="float" office:value="7.645880636928" calcext:value-type="float">
            <text:p>7.645880636928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7];6)=ROUND([.L77];6);0;1)" office:value-type="float" office:value="1" calcext:value-type="float">
            <text:p>1</text:p>
          </table:table-cell>
          <table:table-cell table:style-name="ce6" table:formula="of:=IF(ROUND([.B77];6)=ROUND([.M77];6);0;1)" office:value-type="float" office:value="0" calcext:value-type="float">
            <text:p>0</text:p>
          </table:table-cell>
          <table:table-cell table:style-name="ce6" table:formula="of:=IF(ROUND([.C77];6)=ROUND([.N77];6);0;1)" office:value-type="float" office:value="0" calcext:value-type="float">
            <text:p>0</text:p>
          </table:table-cell>
          <table:table-cell table:style-name="ce7" table:formula="of:=IF(ROUND([.D77];6)=ROUND([.O77];6);0;1)" office:value-type="float" office:value="0" calcext:value-type="float">
            <text:p>0</text:p>
          </table:table-cell>
          <table:table-cell table:style-name="ce7" table:formula="of:=IF(ROUND([.E77];6)=ROUND([.P77];6);0;1)" office:value-type="float" office:value="1" calcext:value-type="float">
            <text:p>1</text:p>
          </table:table-cell>
          <table:table-cell table:style-name="ce7" table:formula="of:=IF(ROUND([.F77];6)=ROUND([.Q77];6);0;1)" office:value-type="float" office:value="1" calcext:value-type="float">
            <text:p>1</text:p>
          </table:table-cell>
          <table:table-cell table:style-name="ce7" table:formula="of:=IF(ROUND([.G77];6)=ROUND([.R77];6);0;1)" office:value-type="float" office:value="0" calcext:value-type="float">
            <text:p>0</text:p>
          </table:table-cell>
          <table:table-cell table:style-name="ce7" table:formula="of:=IF(ROUND([.H77];6)=ROUND([.S77];6);0;1)" office:value-type="float" office:value="0" calcext:value-type="float">
            <text:p>0</text:p>
          </table:table-cell>
          <table:table-cell table:style-name="ce7" table:formula="of:=IF(ROUND([.I77];6)=ROUND([.T77];6);0;1)" office:value-type="float" office:value="0" calcext:value-type="float">
            <text:p>0</text:p>
          </table:table-cell>
          <table:table-cell table:style-name="ce7" table:formula="of:=IF(ROUND([.J77];6)=ROUND([.U77];6);0;1)" office:value-type="float" office:value="0" calcext:value-type="float">
            <text:p>0</text:p>
          </table:table-cell>
          <table:table-cell table:style-name="ce7" table:formula="of:=IF(ROUND([.K77];6)=ROUND([.V77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34956299632926" calcext:value-type="float">
            <text:p>-0.3495629963292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1" calcext:value-type="float">
            <text:p>1</text:p>
          </table:table-cell>
          <table:table-cell office:value-type="float" office:value="0.592245488900965" calcext:value-type="float">
            <text:p>0.592245488900965</text:p>
          </table:table-cell>
          <table:table-cell office:value-type="float" office:value="2.051582594816" calcext:value-type="float">
            <text:p>2.051582594816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78];6)=ROUND([.L78];6);0;1)" office:value-type="float" office:value="1" calcext:value-type="float">
            <text:p>1</text:p>
          </table:table-cell>
          <table:table-cell table:style-name="ce6" table:formula="of:=IF(ROUND([.B78];6)=ROUND([.M78];6);0;1)" office:value-type="float" office:value="0" calcext:value-type="float">
            <text:p>0</text:p>
          </table:table-cell>
          <table:table-cell table:style-name="ce6" table:formula="of:=IF(ROUND([.C78];6)=ROUND([.N78];6);0;1)" office:value-type="float" office:value="0" calcext:value-type="float">
            <text:p>0</text:p>
          </table:table-cell>
          <table:table-cell table:style-name="ce7" table:formula="of:=IF(ROUND([.D78];6)=ROUND([.O78];6);0;1)" office:value-type="float" office:value="0" calcext:value-type="float">
            <text:p>0</text:p>
          </table:table-cell>
          <table:table-cell table:style-name="ce7" table:formula="of:=IF(ROUND([.E78];6)=ROUND([.P78];6);0;1)" office:value-type="float" office:value="1" calcext:value-type="float">
            <text:p>1</text:p>
          </table:table-cell>
          <table:table-cell table:style-name="ce7" table:formula="of:=IF(ROUND([.F78];6)=ROUND([.Q78];6);0;1)" office:value-type="float" office:value="1" calcext:value-type="float">
            <text:p>1</text:p>
          </table:table-cell>
          <table:table-cell table:style-name="ce7" table:formula="of:=IF(ROUND([.G78];6)=ROUND([.R78];6);0;1)" office:value-type="float" office:value="0" calcext:value-type="float">
            <text:p>0</text:p>
          </table:table-cell>
          <table:table-cell table:style-name="ce7" table:formula="of:=IF(ROUND([.H78];6)=ROUND([.S78];6);0;1)" office:value-type="float" office:value="0" calcext:value-type="float">
            <text:p>0</text:p>
          </table:table-cell>
          <table:table-cell table:style-name="ce7" table:formula="of:=IF(ROUND([.I78];6)=ROUND([.T78];6);0;1)" office:value-type="float" office:value="0" calcext:value-type="float">
            <text:p>0</text:p>
          </table:table-cell>
          <table:table-cell table:style-name="ce7" table:formula="of:=IF(ROUND([.J78];6)=ROUND([.U78];6);0;1)" office:value-type="float" office:value="0" calcext:value-type="float">
            <text:p>0</text:p>
          </table:table-cell>
          <table:table-cell table:style-name="ce7" table:formula="of:=IF(ROUND([.K78];6)=ROUND([.V78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0000000000542348" calcext:value-type="float">
            <text:p>-5.42348018108296E-14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office:value-type="float" office:value="0.000000000038673933" calcext:value-type="float">
            <text:p>3.86739329973585E-11</text:p>
          </table:table-cell>
          <table:table-cell office:value-type="float" office:value="0.180991377817154" calcext:value-type="float">
            <text:p>0.180991377817154</text:p>
          </table:table-cell>
          <table:table-cell office:value-type="float" office:value="23.9758553088" calcext:value-type="float">
            <text:p>23.9758553088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00000000000542348" calcext:value-type="float">
            <text:p>-5.42348018392366E-1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office:value-type="float" office:value="0.00000000003867393695" calcext:value-type="float">
            <text:p>3.86739369450529E-11</text:p>
          </table:table-cell>
          <table:table-cell office:value-type="float" office:value="0.180991378202436" calcext:value-type="float">
            <text:p>0.180991378202436</text:p>
          </table:table-cell>
          <table:table-cell office:value-type="float" office:value="23.9758552067236" calcext:value-type="float">
            <text:p>23.9758552067236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79];6)=ROUND([.L79];6);0;1)" office:value-type="float" office:value="0" calcext:value-type="float">
            <text:p>0</text:p>
          </table:table-cell>
          <table:table-cell table:style-name="ce6" table:formula="of:=IF(ROUND([.B79];6)=ROUND([.M79];6);0;1)" office:value-type="float" office:value="1" calcext:value-type="float">
            <text:p>1</text:p>
          </table:table-cell>
          <table:table-cell table:style-name="ce6" table:formula="of:=IF(ROUND([.C79];6)=ROUND([.N79];6);0;1)" office:value-type="float" office:value="0" calcext:value-type="float">
            <text:p>0</text:p>
          </table:table-cell>
          <table:table-cell table:style-name="ce7" table:formula="of:=IF(ROUND([.D79];6)=ROUND([.O79];6);0;1)" office:value-type="float" office:value="0" calcext:value-type="float">
            <text:p>0</text:p>
          </table:table-cell>
          <table:table-cell table:style-name="ce7" table:formula="of:=IF(ROUND([.E79];6)=ROUND([.P79];6);0;1)" office:value-type="float" office:value="0" calcext:value-type="float">
            <text:p>0</text:p>
          </table:table-cell>
          <table:table-cell table:style-name="ce7" table:formula="of:=IF(ROUND([.F79];6)=ROUND([.Q79];6);0;1)" office:value-type="float" office:value="0" calcext:value-type="float">
            <text:p>0</text:p>
          </table:table-cell>
          <table:table-cell table:style-name="ce7" table:formula="of:=IF(ROUND([.G79];6)=ROUND([.R79];6);0;1)" office:value-type="float" office:value="1" calcext:value-type="float">
            <text:p>1</text:p>
          </table:table-cell>
          <table:table-cell table:style-name="ce7" table:formula="of:=IF(ROUND([.H79];6)=ROUND([.S79];6);0;1)" office:value-type="float" office:value="0" calcext:value-type="float">
            <text:p>0</text:p>
          </table:table-cell>
          <table:table-cell table:style-name="ce7" table:formula="of:=IF(ROUND([.I79];6)=ROUND([.T79];6);0;1)" office:value-type="float" office:value="0" calcext:value-type="float">
            <text:p>0</text:p>
          </table:table-cell>
          <table:table-cell table:style-name="ce7" table:formula="of:=IF(ROUND([.J79];6)=ROUND([.U79];6);0;1)" office:value-type="float" office:value="1" calcext:value-type="float">
            <text:p>1</text:p>
          </table:table-cell>
          <table:table-cell table:style-name="ce7" table:formula="of:=IF(ROUND([.K79];6)=ROUND([.V7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00584530276181886" calcext:value-type="float">
            <text:p>-5.84530276181886E-06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137293589101376" calcext:value-type="float">
            <text:p>0.137293589101376</text:p>
          </table:table-cell>
          <table:table-cell office:value-type="float" office:value="41.6667248316933" calcext:value-type="float">
            <text:p>41.6667248316933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1.93290489102812" calcext:value-type="float">
            <text:p>1.93290489102812</text:p>
          </table:table-cell>
          <table:table-cell office:value-type="float" office:value="-0.00000584530128585995" calcext:value-type="float">
            <text:p>-5.84530128585995E-06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137293589786114" calcext:value-type="float">
            <text:p>0.137293589786114</text:p>
          </table:table-cell>
          <table:table-cell office:value-type="float" office:value="41.6667244160761" calcext:value-type="float">
            <text:p>41.6667244160761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9028951176762" calcext:value-type="float">
            <text:p>-1.39028951176762</text:p>
          </table:table-cell>
          <table:table-cell office:value-type="float" office:value="1.93290492653105" calcext:value-type="float">
            <text:p>1.93290492653105</text:p>
          </table:table-cell>
          <table:table-cell table:style-name="ce6" table:formula="of:=IF(ROUND([.A80];6)=ROUND([.L80];6);0;1)" office:value-type="float" office:value="0" calcext:value-type="float">
            <text:p>0</text:p>
          </table:table-cell>
          <table:table-cell table:style-name="ce6" table:formula="of:=IF(ROUND([.B80];6)=ROUND([.M80];6);0;1)" office:value-type="float" office:value="0" calcext:value-type="float">
            <text:p>0</text:p>
          </table:table-cell>
          <table:table-cell table:style-name="ce6" table:formula="of:=IF(ROUND([.C80];6)=ROUND([.N80];6);0;1)" office:value-type="float" office:value="0" calcext:value-type="float">
            <text:p>0</text:p>
          </table:table-cell>
          <table:table-cell table:style-name="ce7" table:formula="of:=IF(ROUND([.D80];6)=ROUND([.O80];6);0;1)" office:value-type="float" office:value="0" calcext:value-type="float">
            <text:p>0</text:p>
          </table:table-cell>
          <table:table-cell table:style-name="ce7" table:formula="of:=IF(ROUND([.E80];6)=ROUND([.P80];6);0;1)" office:value-type="float" office:value="0" calcext:value-type="float">
            <text:p>0</text:p>
          </table:table-cell>
          <table:table-cell table:style-name="ce7" table:formula="of:=IF(ROUND([.F80];6)=ROUND([.Q80];6);0;1)" office:value-type="float" office:value="1" calcext:value-type="float">
            <text:p>1</text:p>
          </table:table-cell>
          <table:table-cell table:style-name="ce7" table:formula="of:=IF(ROUND([.G80];6)=ROUND([.R80];6);0;1)" office:value-type="float" office:value="0" calcext:value-type="float">
            <text:p>0</text:p>
          </table:table-cell>
          <table:table-cell table:style-name="ce7" table:formula="of:=IF(ROUND([.H80];6)=ROUND([.S80];6);0;1)" office:value-type="float" office:value="0" calcext:value-type="float">
            <text:p>0</text:p>
          </table:table-cell>
          <table:table-cell table:style-name="ce7" table:formula="of:=IF(ROUND([.I80];6)=ROUND([.T80];6);0;1)" office:value-type="float" office:value="0" calcext:value-type="float">
            <text:p>0</text:p>
          </table:table-cell>
          <table:table-cell table:style-name="ce7" table:formula="of:=IF(ROUND([.J80];6)=ROUND([.U80];6);0;1)" office:value-type="float" office:value="1" calcext:value-type="float">
            <text:p>1</text:p>
          </table:table-cell>
          <table:table-cell table:style-name="ce7" table:formula="of:=IF(ROUND([.K80];6)=ROUND([.V8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77215746116935" calcext:value-type="float">
            <text:p>-0.00077215746116935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130148671281853" calcext:value-type="float">
            <text:p>0.130148671281853</text:p>
          </table:table-cell>
          <table:table-cell office:value-type="float" office:value="46.3671501767856" calcext:value-type="float">
            <text:p>46.3671501767856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39360544449084" calcext:value-type="float">
            <text:p>2.39360544449084</text:p>
          </table:table-cell>
          <table:table-cell office:value-type="float" office:value="-0.000772157370146634" calcext:value-type="float">
            <text:p>-0.000772157370146634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130148671652569" calcext:value-type="float">
            <text:p>0.130148671652569</text:p>
          </table:table-cell>
          <table:table-cell office:value-type="float" office:value="46.3671499126408" calcext:value-type="float">
            <text:p>46.3671499126408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4712814884075" calcext:value-type="float">
            <text:p>-1.54712814884075</text:p>
          </table:table-cell>
          <table:table-cell office:value-type="float" office:value="2.3936055089354" calcext:value-type="float">
            <text:p>2.3936055089354</text:p>
          </table:table-cell>
          <table:table-cell table:style-name="ce6" table:formula="of:=IF(ROUND([.A81];6)=ROUND([.L81];6);0;1)" office:value-type="float" office:value="0" calcext:value-type="float">
            <text:p>0</text:p>
          </table:table-cell>
          <table:table-cell table:style-name="ce6" table:formula="of:=IF(ROUND([.B81];6)=ROUND([.M81];6);0;1)" office:value-type="float" office:value="0" calcext:value-type="float">
            <text:p>0</text:p>
          </table:table-cell>
          <table:table-cell table:style-name="ce6" table:formula="of:=IF(ROUND([.C81];6)=ROUND([.N81];6);0;1)" office:value-type="float" office:value="0" calcext:value-type="float">
            <text:p>0</text:p>
          </table:table-cell>
          <table:table-cell table:style-name="ce7" table:formula="of:=IF(ROUND([.D81];6)=ROUND([.O81];6);0;1)" office:value-type="float" office:value="0" calcext:value-type="float">
            <text:p>0</text:p>
          </table:table-cell>
          <table:table-cell table:style-name="ce7" table:formula="of:=IF(ROUND([.E81];6)=ROUND([.P81];6);0;1)" office:value-type="float" office:value="0" calcext:value-type="float">
            <text:p>0</text:p>
          </table:table-cell>
          <table:table-cell table:style-name="ce7" table:formula="of:=IF(ROUND([.F81];6)=ROUND([.Q81];6);0;1)" office:value-type="float" office:value="0" calcext:value-type="float">
            <text:p>0</text:p>
          </table:table-cell>
          <table:table-cell table:style-name="ce7" table:formula="of:=IF(ROUND([.G81];6)=ROUND([.R81];6);0;1)" office:value-type="float" office:value="1" calcext:value-type="float">
            <text:p>1</text:p>
          </table:table-cell>
          <table:table-cell table:style-name="ce7" table:formula="of:=IF(ROUND([.H81];6)=ROUND([.S81];6);0;1)" office:value-type="float" office:value="0" calcext:value-type="float">
            <text:p>0</text:p>
          </table:table-cell>
          <table:table-cell table:style-name="ce7" table:formula="of:=IF(ROUND([.I81];6)=ROUND([.T81];6);0;1)" office:value-type="float" office:value="0" calcext:value-type="float">
            <text:p>0</text:p>
          </table:table-cell>
          <table:table-cell table:style-name="ce7" table:formula="of:=IF(ROUND([.J81];6)=ROUND([.U81];6);0;1)" office:value-type="float" office:value="1" calcext:value-type="float">
            <text:p>1</text:p>
          </table:table-cell>
          <table:table-cell table:style-name="ce7" table:formula="of:=IF(ROUND([.K81];6)=ROUND([.V81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0322213073346359" calcext:value-type="float">
            <text:p>-3.22213073346359E-05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756809203863053" calcext:value-type="float">
            <text:p>0.756809203863053</text:p>
          </table:table-cell>
          <table:table-cell office:value-type="float" office:value="0.948023788493292" calcext:value-type="float">
            <text:p>0.948023788493292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.0439784942299056" calcext:value-type="float">
            <text:p>0.0439784942299056</text:p>
          </table:table-cell>
          <table:table-cell office:value-type="float" office:value="-0.0000322212984305068" calcext:value-type="float">
            <text:p>-3.22212984305068E-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756809189595628" calcext:value-type="float">
            <text:p>0.756809189595628</text:p>
          </table:table-cell>
          <table:table-cell office:value-type="float" office:value="0.948023861744004" calcext:value-type="float">
            <text:p>0.948023861744004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09710512074238" calcext:value-type="float">
            <text:p>-0.209710512074238</text:p>
          </table:table-cell>
          <table:table-cell office:value-type="float" office:value="0.0439784988744392" calcext:value-type="float">
            <text:p>0.0439784988744392</text:p>
          </table:table-cell>
          <table:table-cell table:style-name="ce6" table:formula="of:=IF(ROUND([.A82];6)=ROUND([.L82];6);0;1)" office:value-type="float" office:value="0" calcext:value-type="float">
            <text:p>0</text:p>
          </table:table-cell>
          <table:table-cell table:style-name="ce6" table:formula="of:=IF(ROUND([.B82];6)=ROUND([.M82];6);0;1)" office:value-type="float" office:value="0" calcext:value-type="float">
            <text:p>0</text:p>
          </table:table-cell>
          <table:table-cell table:style-name="ce6" table:formula="of:=IF(ROUND([.C82];6)=ROUND([.N82];6);0;1)" office:value-type="float" office:value="0" calcext:value-type="float">
            <text:p>0</text:p>
          </table:table-cell>
          <table:table-cell table:style-name="ce7" table:formula="of:=IF(ROUND([.D82];6)=ROUND([.O82];6);0;1)" office:value-type="float" office:value="0" calcext:value-type="float">
            <text:p>0</text:p>
          </table:table-cell>
          <table:table-cell table:style-name="ce7" table:formula="of:=IF(ROUND([.E82];6)=ROUND([.P82];6);0;1)" office:value-type="float" office:value="0" calcext:value-type="float">
            <text:p>0</text:p>
          </table:table-cell>
          <table:table-cell table:style-name="ce7" table:formula="of:=IF(ROUND([.F82];6)=ROUND([.Q82];6);0;1)" office:value-type="float" office:value="0" calcext:value-type="float">
            <text:p>0</text:p>
          </table:table-cell>
          <table:table-cell table:style-name="ce7" table:formula="of:=IF(ROUND([.G82];6)=ROUND([.R82];6);0;1)" office:value-type="float" office:value="0" calcext:value-type="float">
            <text:p>0</text:p>
          </table:table-cell>
          <table:table-cell table:style-name="ce7" table:formula="of:=IF(ROUND([.H82];6)=ROUND([.S82];6);0;1)" office:value-type="float" office:value="0" calcext:value-type="float">
            <text:p>0</text:p>
          </table:table-cell>
          <table:table-cell table:style-name="ce7" table:formula="of:=IF(ROUND([.I82];6)=ROUND([.T82];6);0;1)" office:value-type="float" office:value="0" calcext:value-type="float">
            <text:p>0</text:p>
          </table:table-cell>
          <table:table-cell table:style-name="ce7" table:formula="of:=IF(ROUND([.J82];6)=ROUND([.U82];6);0;1)" office:value-type="float" office:value="1" calcext:value-type="float">
            <text:p>1</text:p>
          </table:table-cell>
          <table:table-cell table:style-name="ce7" table:formula="of:=IF(ROUND([.K82];6)=ROUND([.V82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8377575628833" calcext:value-type="float">
            <text:p>-0.0018377575628833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office:value-type="float" office:value="0.0268764514325518" calcext:value-type="float">
            <text:p>0.0268764514325518</text:p>
          </table:table-cell>
          <table:table-cell office:value-type="float" office:value="0.4626800488625" calcext:value-type="float">
            <text:p>0.4626800488625</text:p>
          </table:table-cell>
          <table:table-cell office:value-type="float" office:value="3.6165047872" calcext:value-type="float">
            <text:p>3.6165047872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183775722941574" calcext:value-type="float">
            <text:p>-0.00183775722941574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office:value-type="float" office:value="0.0268764476064853" calcext:value-type="float">
            <text:p>0.0268764476064853</text:p>
          </table:table-cell>
          <table:table-cell office:value-type="float" office:value="0.462680040285165" calcext:value-type="float">
            <text:p>0.462680040285165</text:p>
          </table:table-cell>
          <table:table-cell office:value-type="float" office:value="3.61650492955759" calcext:value-type="float">
            <text:p>3.61650492955759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83];6)=ROUND([.L83];6);0;1)" office:value-type="float" office:value="0" calcext:value-type="float">
            <text:p>0</text:p>
          </table:table-cell>
          <table:table-cell table:style-name="ce6" table:formula="of:=IF(ROUND([.B83];6)=ROUND([.M83];6);0;1)" office:value-type="float" office:value="0" calcext:value-type="float">
            <text:p>0</text:p>
          </table:table-cell>
          <table:table-cell table:style-name="ce6" table:formula="of:=IF(ROUND([.C83];6)=ROUND([.N83];6);0;1)" office:value-type="float" office:value="0" calcext:value-type="float">
            <text:p>0</text:p>
          </table:table-cell>
          <table:table-cell table:style-name="ce7" table:formula="of:=IF(ROUND([.D83];6)=ROUND([.O83];6);0;1)" office:value-type="float" office:value="0" calcext:value-type="float">
            <text:p>0</text:p>
          </table:table-cell>
          <table:table-cell table:style-name="ce7" table:formula="of:=IF(ROUND([.E83];6)=ROUND([.P83];6);0;1)" office:value-type="float" office:value="0" calcext:value-type="float">
            <text:p>0</text:p>
          </table:table-cell>
          <table:table-cell table:style-name="ce7" table:formula="of:=IF(ROUND([.F83];6)=ROUND([.Q83];6);0;1)" office:value-type="float" office:value="0" calcext:value-type="float">
            <text:p>0</text:p>
          </table:table-cell>
          <table:table-cell table:style-name="ce7" table:formula="of:=IF(ROUND([.G83];6)=ROUND([.R83];6);0;1)" office:value-type="float" office:value="0" calcext:value-type="float">
            <text:p>0</text:p>
          </table:table-cell>
          <table:table-cell table:style-name="ce7" table:formula="of:=IF(ROUND([.H83];6)=ROUND([.S83];6);0;1)" office:value-type="float" office:value="0" calcext:value-type="float">
            <text:p>0</text:p>
          </table:table-cell>
          <table:table-cell table:style-name="ce7" table:formula="of:=IF(ROUND([.I83];6)=ROUND([.T83];6);0;1)" office:value-type="float" office:value="0" calcext:value-type="float">
            <text:p>0</text:p>
          </table:table-cell>
          <table:table-cell table:style-name="ce7" table:formula="of:=IF(ROUND([.J83];6)=ROUND([.U83];6);0;1)" office:value-type="float" office:value="1" calcext:value-type="float">
            <text:p>1</text:p>
          </table:table-cell>
          <table:table-cell table:style-name="ce7" table:formula="of:=IF(ROUND([.K83];6)=ROUND([.V83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63051545858477" calcext:value-type="float">
            <text:p>-0.0263051545858477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364730174786196" calcext:value-type="float">
            <text:p>0.364730174786196</text:p>
          </table:table-cell>
          <table:table-cell office:value-type="float" office:value="5.89698739108503" calcext:value-type="float">
            <text:p>5.89698739108503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1.70161883355387" calcext:value-type="float">
            <text:p>1.70161883355387</text:p>
          </table:table-cell>
          <table:table-cell office:value-type="float" office:value="-0.0263051516503244" calcext:value-type="float">
            <text:p>-0.0263051516503244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364730167659658" calcext:value-type="float">
            <text:p>0.364730167659658</text:p>
          </table:table-cell>
          <table:table-cell office:value-type="float" office:value="5.89698762327917" calcext:value-type="float">
            <text:p>5.89698762327917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30446114710481" calcext:value-type="float">
            <text:p>-1.30446114710481</text:p>
          </table:table-cell>
          <table:table-cell office:value-type="float" office:value="1.70161888430601" calcext:value-type="float">
            <text:p>1.70161888430601</text:p>
          </table:table-cell>
          <table:table-cell table:style-name="ce6" table:formula="of:=IF(ROUND([.A84];6)=ROUND([.L84];6);0;1)" office:value-type="float" office:value="0" calcext:value-type="float">
            <text:p>0</text:p>
          </table:table-cell>
          <table:table-cell table:style-name="ce6" table:formula="of:=IF(ROUND([.B84];6)=ROUND([.M84];6);0;1)" office:value-type="float" office:value="0" calcext:value-type="float">
            <text:p>0</text:p>
          </table:table-cell>
          <table:table-cell table:style-name="ce6" table:formula="of:=IF(ROUND([.C84];6)=ROUND([.N84];6);0;1)" office:value-type="float" office:value="0" calcext:value-type="float">
            <text:p>0</text:p>
          </table:table-cell>
          <table:table-cell table:style-name="ce7" table:formula="of:=IF(ROUND([.D84];6)=ROUND([.O84];6);0;1)" office:value-type="float" office:value="0" calcext:value-type="float">
            <text:p>0</text:p>
          </table:table-cell>
          <table:table-cell table:style-name="ce7" table:formula="of:=IF(ROUND([.E84];6)=ROUND([.P84];6);0;1)" office:value-type="float" office:value="0" calcext:value-type="float">
            <text:p>0</text:p>
          </table:table-cell>
          <table:table-cell table:style-name="ce7" table:formula="of:=IF(ROUND([.F84];6)=ROUND([.Q84];6);0;1)" office:value-type="float" office:value="1" calcext:value-type="float">
            <text:p>1</text:p>
          </table:table-cell>
          <table:table-cell table:style-name="ce7" table:formula="of:=IF(ROUND([.G84];6)=ROUND([.R84];6);0;1)" office:value-type="float" office:value="0" calcext:value-type="float">
            <text:p>0</text:p>
          </table:table-cell>
          <table:table-cell table:style-name="ce7" table:formula="of:=IF(ROUND([.H84];6)=ROUND([.S84];6);0;1)" office:value-type="float" office:value="0" calcext:value-type="float">
            <text:p>0</text:p>
          </table:table-cell>
          <table:table-cell table:style-name="ce7" table:formula="of:=IF(ROUND([.I84];6)=ROUND([.T84];6);0;1)" office:value-type="float" office:value="0" calcext:value-type="float">
            <text:p>0</text:p>
          </table:table-cell>
          <table:table-cell table:style-name="ce7" table:formula="of:=IF(ROUND([.J84];6)=ROUND([.U84];6);0;1)" office:value-type="float" office:value="1" calcext:value-type="float">
            <text:p>1</text:p>
          </table:table-cell>
          <table:table-cell table:style-name="ce7" table:formula="of:=IF(ROUND([.K84];6)=ROUND([.V84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582751452352493" calcext:value-type="float">
            <text:p>-0.00582751452352493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982239129003418" calcext:value-type="float">
            <text:p>0.982239129003418</text:p>
          </table:table-cell>
          <table:table-cell office:value-type="float" office:value="0.0541510914736134" calcext:value-type="float">
            <text:p>0.0541510914736134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.0027954348473471" calcext:value-type="float">
            <text:p>0.0027954348473471</text:p>
          </table:table-cell>
          <table:table-cell office:value-type="float" office:value="-0.00582751381153122" calcext:value-type="float">
            <text:p>-0.00582751381153122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982239127580638" calcext:value-type="float">
            <text:p>0.982239127580638</text:p>
          </table:table-cell>
          <table:table-cell office:value-type="float" office:value="0.0541510958824674" calcext:value-type="float">
            <text:p>0.0541510958824674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528718750011112" calcext:value-type="float">
            <text:p>-0.0528718750011112</text:p>
          </table:table-cell>
          <table:table-cell office:value-type="float" office:value="0.00279543516613313" calcext:value-type="float">
            <text:p>0.00279543516613313</text:p>
          </table:table-cell>
          <table:table-cell table:style-name="ce6" table:formula="of:=IF(ROUND([.A85];6)=ROUND([.L85];6);0;1)" office:value-type="float" office:value="0" calcext:value-type="float">
            <text:p>0</text:p>
          </table:table-cell>
          <table:table-cell table:style-name="ce6" table:formula="of:=IF(ROUND([.B85];6)=ROUND([.M85];6);0;1)" office:value-type="float" office:value="0" calcext:value-type="float">
            <text:p>0</text:p>
          </table:table-cell>
          <table:table-cell table:style-name="ce6" table:formula="of:=IF(ROUND([.C85];6)=ROUND([.N85];6);0;1)" office:value-type="float" office:value="0" calcext:value-type="float">
            <text:p>0</text:p>
          </table:table-cell>
          <table:table-cell table:style-name="ce7" table:formula="of:=IF(ROUND([.D85];6)=ROUND([.O85];6);0;1)" office:value-type="float" office:value="0" calcext:value-type="float">
            <text:p>0</text:p>
          </table:table-cell>
          <table:table-cell table:style-name="ce7" table:formula="of:=IF(ROUND([.E85];6)=ROUND([.P85];6);0;1)" office:value-type="float" office:value="0" calcext:value-type="float">
            <text:p>0</text:p>
          </table:table-cell>
          <table:table-cell table:style-name="ce7" table:formula="of:=IF(ROUND([.F85];6)=ROUND([.Q85];6);0;1)" office:value-type="float" office:value="0" calcext:value-type="float">
            <text:p>0</text:p>
          </table:table-cell>
          <table:table-cell table:style-name="ce7" table:formula="of:=IF(ROUND([.G85];6)=ROUND([.R85];6);0;1)" office:value-type="float" office:value="1" calcext:value-type="float">
            <text:p>1</text:p>
          </table:table-cell>
          <table:table-cell table:style-name="ce7" table:formula="of:=IF(ROUND([.H85];6)=ROUND([.S85];6);0;1)" office:value-type="float" office:value="0" calcext:value-type="float">
            <text:p>0</text:p>
          </table:table-cell>
          <table:table-cell table:style-name="ce7" table:formula="of:=IF(ROUND([.I85];6)=ROUND([.T85];6);0;1)" office:value-type="float" office:value="0" calcext:value-type="float">
            <text:p>0</text:p>
          </table:table-cell>
          <table:table-cell table:style-name="ce7" table:formula="of:=IF(ROUND([.J85];6)=ROUND([.U85];6);0;1)" office:value-type="float" office:value="1" calcext:value-type="float">
            <text:p>1</text:p>
          </table:table-cell>
          <table:table-cell table:style-name="ce7" table:formula="of:=IF(ROUND([.K85];6)=ROUND([.V85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65461192922546" calcext:value-type="float">
            <text:p>-0.065461192922546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907642350415926" calcext:value-type="float">
            <text:p>0.907642350415926</text:p>
          </table:table-cell>
          <table:table-cell office:value-type="float" office:value="0.302689348973031" calcext:value-type="float">
            <text:p>0.302689348973031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.0873432250690126" calcext:value-type="float">
            <text:p>0.0873432250690126</text:p>
          </table:table-cell>
          <table:table-cell office:value-type="float" office:value="-0.0654611866575383" calcext:value-type="float">
            <text:p>-0.0654611866575383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907642347103129" calcext:value-type="float">
            <text:p>0.907642347103129</text:p>
          </table:table-cell>
          <table:table-cell office:value-type="float" office:value="0.302689360852968" calcext:value-type="float">
            <text:p>0.302689360852968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295538876737043" calcext:value-type="float">
            <text:p>-0.295538876737043</text:p>
          </table:table-cell>
          <table:table-cell office:value-type="float" office:value="0.0873432276629934" calcext:value-type="float">
            <text:p>0.0873432276629934</text:p>
          </table:table-cell>
          <table:table-cell table:style-name="ce6" table:formula="of:=IF(ROUND([.A86];6)=ROUND([.L86];6);0;1)" office:value-type="float" office:value="0" calcext:value-type="float">
            <text:p>0</text:p>
          </table:table-cell>
          <table:table-cell table:style-name="ce6" table:formula="of:=IF(ROUND([.B86];6)=ROUND([.M86];6);0;1)" office:value-type="float" office:value="0" calcext:value-type="float">
            <text:p>0</text:p>
          </table:table-cell>
          <table:table-cell table:style-name="ce6" table:formula="of:=IF(ROUND([.C86];6)=ROUND([.N86];6);0;1)" office:value-type="float" office:value="0" calcext:value-type="float">
            <text:p>0</text:p>
          </table:table-cell>
          <table:table-cell table:style-name="ce7" table:formula="of:=IF(ROUND([.D86];6)=ROUND([.O86];6);0;1)" office:value-type="float" office:value="0" calcext:value-type="float">
            <text:p>0</text:p>
          </table:table-cell>
          <table:table-cell table:style-name="ce7" table:formula="of:=IF(ROUND([.E86];6)=ROUND([.P86];6);0;1)" office:value-type="float" office:value="0" calcext:value-type="float">
            <text:p>0</text:p>
          </table:table-cell>
          <table:table-cell table:style-name="ce7" table:formula="of:=IF(ROUND([.F86];6)=ROUND([.Q86];6);0;1)" office:value-type="float" office:value="0" calcext:value-type="float">
            <text:p>0</text:p>
          </table:table-cell>
          <table:table-cell table:style-name="ce7" table:formula="of:=IF(ROUND([.G86];6)=ROUND([.R86];6);0;1)" office:value-type="float" office:value="0" calcext:value-type="float">
            <text:p>0</text:p>
          </table:table-cell>
          <table:table-cell table:style-name="ce7" table:formula="of:=IF(ROUND([.H86];6)=ROUND([.S86];6);0;1)" office:value-type="float" office:value="0" calcext:value-type="float">
            <text:p>0</text:p>
          </table:table-cell>
          <table:table-cell table:style-name="ce7" table:formula="of:=IF(ROUND([.I86];6)=ROUND([.T86];6);0;1)" office:value-type="float" office:value="0" calcext:value-type="float">
            <text:p>0</text:p>
          </table:table-cell>
          <table:table-cell table:style-name="ce7" table:formula="of:=IF(ROUND([.J86];6)=ROUND([.U86];6);0;1)" office:value-type="float" office:value="1" calcext:value-type="float">
            <text:p>1</text:p>
          </table:table-cell>
          <table:table-cell table:style-name="ce7" table:formula="of:=IF(ROUND([.K86];6)=ROUND([.V86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9165897385431" calcext:value-type="float">
            <text:p>-0.29165897385431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office:value-type="float" office:value="0.44071548690649" calcext:value-type="float">
            <text:p>0.44071548690649</text:p>
          </table:table-cell>
          <table:table-cell office:value-type="float" office:value="0.782755051472853" calcext:value-type="float">
            <text:p>0.782755051472853</text:p>
          </table:table-cell>
          <table:table-cell office:value-type="float" office:value="0.819355766144" calcext:value-type="float">
            <text:p>0.819355766144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291658944904609" calcext:value-type="float">
            <text:p>-0.291658944904609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office:value-type="float" office:value="0.440715472715237" calcext:value-type="float">
            <text:p>0.440715472715237</text:p>
          </table:table-cell>
          <table:table-cell office:value-type="float" office:value="0.782755044751816" calcext:value-type="float">
            <text:p>0.782755044751816</text:p>
          </table:table-cell>
          <table:table-cell office:value-type="float" office:value="0.819355798344486" calcext:value-type="float">
            <text:p>0.819355798344486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87];6)=ROUND([.L87];6);0;1)" office:value-type="float" office:value="0" calcext:value-type="float">
            <text:p>0</text:p>
          </table:table-cell>
          <table:table-cell table:style-name="ce6" table:formula="of:=IF(ROUND([.B87];6)=ROUND([.M87];6);0;1)" office:value-type="float" office:value="0" calcext:value-type="float">
            <text:p>0</text:p>
          </table:table-cell>
          <table:table-cell table:style-name="ce6" table:formula="of:=IF(ROUND([.C87];6)=ROUND([.N87];6);0;1)" office:value-type="float" office:value="0" calcext:value-type="float">
            <text:p>0</text:p>
          </table:table-cell>
          <table:table-cell table:style-name="ce7" table:formula="of:=IF(ROUND([.D87];6)=ROUND([.O87];6);0;1)" office:value-type="float" office:value="0" calcext:value-type="float">
            <text:p>0</text:p>
          </table:table-cell>
          <table:table-cell table:style-name="ce7" table:formula="of:=IF(ROUND([.E87];6)=ROUND([.P87];6);0;1)" office:value-type="float" office:value="0" calcext:value-type="float">
            <text:p>0</text:p>
          </table:table-cell>
          <table:table-cell table:style-name="ce7" table:formula="of:=IF(ROUND([.F87];6)=ROUND([.Q87];6);0;1)" office:value-type="float" office:value="0" calcext:value-type="float">
            <text:p>0</text:p>
          </table:table-cell>
          <table:table-cell table:style-name="ce7" table:formula="of:=IF(ROUND([.G87];6)=ROUND([.R87];6);0;1)" office:value-type="float" office:value="0" calcext:value-type="float">
            <text:p>0</text:p>
          </table:table-cell>
          <table:table-cell table:style-name="ce7" table:formula="of:=IF(ROUND([.H87];6)=ROUND([.S87];6);0;1)" office:value-type="float" office:value="0" calcext:value-type="float">
            <text:p>0</text:p>
          </table:table-cell>
          <table:table-cell table:style-name="ce7" table:formula="of:=IF(ROUND([.I87];6)=ROUND([.T87];6);0;1)" office:value-type="float" office:value="0" calcext:value-type="float">
            <text:p>0</text:p>
          </table:table-cell>
          <table:table-cell table:style-name="ce7" table:formula="of:=IF(ROUND([.J87];6)=ROUND([.U87];6);0;1)" office:value-type="float" office:value="1" calcext:value-type="float">
            <text:p>1</text:p>
          </table:table-cell>
          <table:table-cell table:style-name="ce7" table:formula="of:=IF(ROUND([.K87];6)=ROUND([.V87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10667223212395" calcext:value-type="float">
            <text:p>-0.00110667223212395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128530013712681" calcext:value-type="float">
            <text:p>0.128530013712681</text:p>
          </table:table-cell>
          <table:table-cell office:value-type="float" office:value="47.5423640870405" calcext:value-type="float">
            <text:p>47.5423640870405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1647895701393" calcext:value-type="float">
            <text:p>2.51647895701393</text:p>
          </table:table-cell>
          <table:table-cell office:value-type="float" office:value="-0.00110667217611685" calcext:value-type="float">
            <text:p>-0.00110667217611685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128530013995771" calcext:value-type="float">
            <text:p>0.128530013995771</text:p>
          </table:table-cell>
          <table:table-cell office:value-type="float" office:value="47.5423638776145" calcext:value-type="float">
            <text:p>47.5423638776145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863413980818" calcext:value-type="float">
            <text:p>-1.5863413980818</text:p>
          </table:table-cell>
          <table:table-cell office:value-type="float" office:value="2.51647903126812" calcext:value-type="float">
            <text:p>2.51647903126812</text:p>
          </table:table-cell>
          <table:table-cell table:style-name="ce6" table:formula="of:=IF(ROUND([.A88];6)=ROUND([.L88];6);0;1)" office:value-type="float" office:value="0" calcext:value-type="float">
            <text:p>0</text:p>
          </table:table-cell>
          <table:table-cell table:style-name="ce6" table:formula="of:=IF(ROUND([.B88];6)=ROUND([.M88];6);0;1)" office:value-type="float" office:value="0" calcext:value-type="float">
            <text:p>0</text:p>
          </table:table-cell>
          <table:table-cell table:style-name="ce6" table:formula="of:=IF(ROUND([.C88];6)=ROUND([.N88];6);0;1)" office:value-type="float" office:value="0" calcext:value-type="float">
            <text:p>0</text:p>
          </table:table-cell>
          <table:table-cell table:style-name="ce7" table:formula="of:=IF(ROUND([.D88];6)=ROUND([.O88];6);0;1)" office:value-type="float" office:value="0" calcext:value-type="float">
            <text:p>0</text:p>
          </table:table-cell>
          <table:table-cell table:style-name="ce7" table:formula="of:=IF(ROUND([.E88];6)=ROUND([.P88];6);0;1)" office:value-type="float" office:value="0" calcext:value-type="float">
            <text:p>0</text:p>
          </table:table-cell>
          <table:table-cell table:style-name="ce7" table:formula="of:=IF(ROUND([.F88];6)=ROUND([.Q88];6);0;1)" office:value-type="float" office:value="0" calcext:value-type="float">
            <text:p>0</text:p>
          </table:table-cell>
          <table:table-cell table:style-name="ce7" table:formula="of:=IF(ROUND([.G88];6)=ROUND([.R88];6);0;1)" office:value-type="float" office:value="1" calcext:value-type="float">
            <text:p>1</text:p>
          </table:table-cell>
          <table:table-cell table:style-name="ce7" table:formula="of:=IF(ROUND([.H88];6)=ROUND([.S88];6);0;1)" office:value-type="float" office:value="0" calcext:value-type="float">
            <text:p>0</text:p>
          </table:table-cell>
          <table:table-cell table:style-name="ce7" table:formula="of:=IF(ROUND([.I88];6)=ROUND([.T88];6);0;1)" office:value-type="float" office:value="0" calcext:value-type="float">
            <text:p>0</text:p>
          </table:table-cell>
          <table:table-cell table:style-name="ce7" table:formula="of:=IF(ROUND([.J88];6)=ROUND([.U88];6);0;1)" office:value-type="float" office:value="1" calcext:value-type="float">
            <text:p>1</text:p>
          </table:table-cell>
          <table:table-cell table:style-name="ce7" table:formula="of:=IF(ROUND([.K88];6)=ROUND([.V88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31884985581974" calcext:value-type="float">
            <text:p>-0.031884985581974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33872383479031" calcext:value-type="float">
            <text:p>0.33872383479031</text:p>
          </table:table-cell>
          <table:table-cell office:value-type="float" office:value="6.84243319869325" calcext:value-type="float">
            <text:p>6.84243319869325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29098907247559" calcext:value-type="float">
            <text:p>2.29098907247559</text:p>
          </table:table-cell>
          <table:table-cell office:value-type="float" office:value="-0.0318849839179076" calcext:value-type="float">
            <text:p>-0.0318849839179076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338723827904602" calcext:value-type="float">
            <text:p>0.338723827904602</text:p>
          </table:table-cell>
          <table:table-cell office:value-type="float" office:value="6.84243347776398" calcext:value-type="float">
            <text:p>6.84243347776398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5136013832142" calcext:value-type="float">
            <text:p>-1.5136013832142</text:p>
          </table:table-cell>
          <table:table-cell office:value-type="float" office:value="2.29098914726795" calcext:value-type="float">
            <text:p>2.29098914726795</text:p>
          </table:table-cell>
          <table:table-cell table:style-name="ce6" table:formula="of:=IF(ROUND([.A89];6)=ROUND([.L89];6);0;1)" office:value-type="float" office:value="0" calcext:value-type="float">
            <text:p>0</text:p>
          </table:table-cell>
          <table:table-cell table:style-name="ce6" table:formula="of:=IF(ROUND([.B89];6)=ROUND([.M89];6);0;1)" office:value-type="float" office:value="0" calcext:value-type="float">
            <text:p>0</text:p>
          </table:table-cell>
          <table:table-cell table:style-name="ce6" table:formula="of:=IF(ROUND([.C89];6)=ROUND([.N89];6);0;1)" office:value-type="float" office:value="0" calcext:value-type="float">
            <text:p>0</text:p>
          </table:table-cell>
          <table:table-cell table:style-name="ce7" table:formula="of:=IF(ROUND([.D89];6)=ROUND([.O89];6);0;1)" office:value-type="float" office:value="0" calcext:value-type="float">
            <text:p>0</text:p>
          </table:table-cell>
          <table:table-cell table:style-name="ce7" table:formula="of:=IF(ROUND([.E89];6)=ROUND([.P89];6);0;1)" office:value-type="float" office:value="0" calcext:value-type="float">
            <text:p>0</text:p>
          </table:table-cell>
          <table:table-cell table:style-name="ce7" table:formula="of:=IF(ROUND([.F89];6)=ROUND([.Q89];6);0;1)" office:value-type="float" office:value="0" calcext:value-type="float">
            <text:p>0</text:p>
          </table:table-cell>
          <table:table-cell table:style-name="ce7" table:formula="of:=IF(ROUND([.G89];6)=ROUND([.R89];6);0;1)" office:value-type="float" office:value="0" calcext:value-type="float">
            <text:p>0</text:p>
          </table:table-cell>
          <table:table-cell table:style-name="ce7" table:formula="of:=IF(ROUND([.H89];6)=ROUND([.S89];6);0;1)" office:value-type="float" office:value="0" calcext:value-type="float">
            <text:p>0</text:p>
          </table:table-cell>
          <table:table-cell table:style-name="ce7" table:formula="of:=IF(ROUND([.I89];6)=ROUND([.T89];6);0;1)" office:value-type="float" office:value="0" calcext:value-type="float">
            <text:p>0</text:p>
          </table:table-cell>
          <table:table-cell table:style-name="ce7" table:formula="of:=IF(ROUND([.J89];6)=ROUND([.U89];6);0;1)" office:value-type="float" office:value="1" calcext:value-type="float">
            <text:p>1</text:p>
          </table:table-cell>
          <table:table-cell table:style-name="ce7" table:formula="of:=IF(ROUND([.K89];6)=ROUND([.V8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94026881029265" calcext:value-type="float">
            <text:p>-0.294026881029265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692765383152862" calcext:value-type="float">
            <text:p>0.692765383152862</text:p>
          </table:table-cell>
          <table:table-cell office:value-type="float" office:value="1.30892877178778" calcext:value-type="float">
            <text:p>1.30892877178778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1.63330380372877" calcext:value-type="float">
            <text:p>1.63330380372877</text:p>
          </table:table-cell>
          <table:table-cell office:value-type="float" office:value="-0.294026863117448" calcext:value-type="float">
            <text:p>-0.29402686311744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692765373730482" calcext:value-type="float">
            <text:p>0.692765373730482</text:p>
          </table:table-cell>
          <table:table-cell office:value-type="float" office:value="1.30892883014833" calcext:value-type="float">
            <text:p>1.30892883014833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.27800777371451" calcext:value-type="float">
            <text:p>-1.27800777371451</text:p>
          </table:table-cell>
          <table:table-cell office:value-type="float" office:value="1.63330386967473" calcext:value-type="float">
            <text:p>1.63330386967473</text:p>
          </table:table-cell>
          <table:table-cell table:style-name="ce6" table:formula="of:=IF(ROUND([.A90];6)=ROUND([.L90];6);0;1)" office:value-type="float" office:value="0" calcext:value-type="float">
            <text:p>0</text:p>
          </table:table-cell>
          <table:table-cell table:style-name="ce6" table:formula="of:=IF(ROUND([.B90];6)=ROUND([.M90];6);0;1)" office:value-type="float" office:value="0" calcext:value-type="float">
            <text:p>0</text:p>
          </table:table-cell>
          <table:table-cell table:style-name="ce6" table:formula="of:=IF(ROUND([.C90];6)=ROUND([.N90];6);0;1)" office:value-type="float" office:value="0" calcext:value-type="float">
            <text:p>0</text:p>
          </table:table-cell>
          <table:table-cell table:style-name="ce7" table:formula="of:=IF(ROUND([.D90];6)=ROUND([.O90];6);0;1)" office:value-type="float" office:value="0" calcext:value-type="float">
            <text:p>0</text:p>
          </table:table-cell>
          <table:table-cell table:style-name="ce7" table:formula="of:=IF(ROUND([.E90];6)=ROUND([.P90];6);0;1)" office:value-type="float" office:value="0" calcext:value-type="float">
            <text:p>0</text:p>
          </table:table-cell>
          <table:table-cell table:style-name="ce7" table:formula="of:=IF(ROUND([.F90];6)=ROUND([.Q90];6);0;1)" office:value-type="float" office:value="0" calcext:value-type="float">
            <text:p>0</text:p>
          </table:table-cell>
          <table:table-cell table:style-name="ce7" table:formula="of:=IF(ROUND([.G90];6)=ROUND([.R90];6);0;1)" office:value-type="float" office:value="0" calcext:value-type="float">
            <text:p>0</text:p>
          </table:table-cell>
          <table:table-cell table:style-name="ce7" table:formula="of:=IF(ROUND([.H90];6)=ROUND([.S90];6);0;1)" office:value-type="float" office:value="0" calcext:value-type="float">
            <text:p>0</text:p>
          </table:table-cell>
          <table:table-cell table:style-name="ce7" table:formula="of:=IF(ROUND([.I90];6)=ROUND([.T90];6);0;1)" office:value-type="float" office:value="0" calcext:value-type="float">
            <text:p>0</text:p>
          </table:table-cell>
          <table:table-cell table:style-name="ce7" table:formula="of:=IF(ROUND([.J90];6)=ROUND([.U90];6);0;1)" office:value-type="float" office:value="1" calcext:value-type="float">
            <text:p>1</text:p>
          </table:table-cell>
          <table:table-cell table:style-name="ce7" table:formula="of:=IF(ROUND([.K90];6)=ROUND([.V9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65223805727903" calcext:value-type="float">
            <text:p>-0.00165223805727903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1" calcext:value-type="float">
            <text:p>1</text:p>
          </table:table-cell>
          <table:table-cell office:value-type="float" office:value="0.127432799150188" calcext:value-type="float">
            <text:p>0.127432799150188</text:p>
          </table:table-cell>
          <table:table-cell office:value-type="float" office:value="48.364581680128" calcext:value-type="float">
            <text:p>48.364581680128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91];6)=ROUND([.L91];6);0;1)" office:value-type="float" office:value="1" calcext:value-type="float">
            <text:p>1</text:p>
          </table:table-cell>
          <table:table-cell table:style-name="ce6" table:formula="of:=IF(ROUND([.B91];6)=ROUND([.M91];6);0;1)" office:value-type="float" office:value="0" calcext:value-type="float">
            <text:p>0</text:p>
          </table:table-cell>
          <table:table-cell table:style-name="ce6" table:formula="of:=IF(ROUND([.C91];6)=ROUND([.N91];6);0;1)" office:value-type="float" office:value="0" calcext:value-type="float">
            <text:p>0</text:p>
          </table:table-cell>
          <table:table-cell table:style-name="ce7" table:formula="of:=IF(ROUND([.D91];6)=ROUND([.O91];6);0;1)" office:value-type="float" office:value="0" calcext:value-type="float">
            <text:p>0</text:p>
          </table:table-cell>
          <table:table-cell table:style-name="ce7" table:formula="of:=IF(ROUND([.E91];6)=ROUND([.P91];6);0;1)" office:value-type="float" office:value="1" calcext:value-type="float">
            <text:p>1</text:p>
          </table:table-cell>
          <table:table-cell table:style-name="ce7" table:formula="of:=IF(ROUND([.F91];6)=ROUND([.Q91];6);0;1)" office:value-type="float" office:value="1" calcext:value-type="float">
            <text:p>1</text:p>
          </table:table-cell>
          <table:table-cell table:style-name="ce7" table:formula="of:=IF(ROUND([.G91];6)=ROUND([.R91];6);0;1)" office:value-type="float" office:value="1" calcext:value-type="float">
            <text:p>1</text:p>
          </table:table-cell>
          <table:table-cell table:style-name="ce7" table:formula="of:=IF(ROUND([.H91];6)=ROUND([.S91];6);0;1)" office:value-type="float" office:value="0" calcext:value-type="float">
            <text:p>0</text:p>
          </table:table-cell>
          <table:table-cell table:style-name="ce7" table:formula="of:=IF(ROUND([.I91];6)=ROUND([.T91];6);0;1)" office:value-type="float" office:value="0" calcext:value-type="float">
            <text:p>0</text:p>
          </table:table-cell>
          <table:table-cell table:style-name="ce7" table:formula="of:=IF(ROUND([.J91];6)=ROUND([.U91];6);0;1)" office:value-type="float" office:value="0" calcext:value-type="float">
            <text:p>0</text:p>
          </table:table-cell>
          <table:table-cell table:style-name="ce7" table:formula="of:=IF(ROUND([.K91];6)=ROUND([.V91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445817187840241" calcext:value-type="float">
            <text:p>-0.0445817187840241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1" calcext:value-type="float">
            <text:p>1</text:p>
          </table:table-cell>
          <table:table-cell office:value-type="float" office:value="0.320472800753542" calcext:value-type="float">
            <text:p>0.320472800753542</text:p>
          </table:table-cell>
          <table:table-cell office:value-type="float" office:value="7.645880636928" calcext:value-type="float">
            <text:p>7.645880636928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92];6)=ROUND([.L92];6);0;1)" office:value-type="float" office:value="1" calcext:value-type="float">
            <text:p>1</text:p>
          </table:table-cell>
          <table:table-cell table:style-name="ce6" table:formula="of:=IF(ROUND([.B92];6)=ROUND([.M92];6);0;1)" office:value-type="float" office:value="0" calcext:value-type="float">
            <text:p>0</text:p>
          </table:table-cell>
          <table:table-cell table:style-name="ce6" table:formula="of:=IF(ROUND([.C92];6)=ROUND([.N92];6);0;1)" office:value-type="float" office:value="0" calcext:value-type="float">
            <text:p>0</text:p>
          </table:table-cell>
          <table:table-cell table:style-name="ce7" table:formula="of:=IF(ROUND([.D92];6)=ROUND([.O92];6);0;1)" office:value-type="float" office:value="0" calcext:value-type="float">
            <text:p>0</text:p>
          </table:table-cell>
          <table:table-cell table:style-name="ce7" table:formula="of:=IF(ROUND([.E92];6)=ROUND([.P92];6);0;1)" office:value-type="float" office:value="1" calcext:value-type="float">
            <text:p>1</text:p>
          </table:table-cell>
          <table:table-cell table:style-name="ce7" table:formula="of:=IF(ROUND([.F92];6)=ROUND([.Q92];6);0;1)" office:value-type="float" office:value="1" calcext:value-type="float">
            <text:p>1</text:p>
          </table:table-cell>
          <table:table-cell table:style-name="ce7" table:formula="of:=IF(ROUND([.G92];6)=ROUND([.R92];6);0;1)" office:value-type="float" office:value="0" calcext:value-type="float">
            <text:p>0</text:p>
          </table:table-cell>
          <table:table-cell table:style-name="ce7" table:formula="of:=IF(ROUND([.H92];6)=ROUND([.S92];6);0;1)" office:value-type="float" office:value="0" calcext:value-type="float">
            <text:p>0</text:p>
          </table:table-cell>
          <table:table-cell table:style-name="ce7" table:formula="of:=IF(ROUND([.I92];6)=ROUND([.T92];6);0;1)" office:value-type="float" office:value="0" calcext:value-type="float">
            <text:p>0</text:p>
          </table:table-cell>
          <table:table-cell table:style-name="ce7" table:formula="of:=IF(ROUND([.J92];6)=ROUND([.U92];6);0;1)" office:value-type="float" office:value="0" calcext:value-type="float">
            <text:p>0</text:p>
          </table:table-cell>
          <table:table-cell table:style-name="ce7" table:formula="of:=IF(ROUND([.K92];6)=ROUND([.V92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34956299632926" calcext:value-type="float">
            <text:p>-0.3495629963292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1" calcext:value-type="float">
            <text:p>1</text:p>
          </table:table-cell>
          <table:table-cell office:value-type="float" office:value="0.592245488900965" calcext:value-type="float">
            <text:p>0.592245488900965</text:p>
          </table:table-cell>
          <table:table-cell office:value-type="float" office:value="2.051582594816" calcext:value-type="float">
            <text:p>2.051582594816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93];6)=ROUND([.L93];6);0;1)" office:value-type="float" office:value="1" calcext:value-type="float">
            <text:p>1</text:p>
          </table:table-cell>
          <table:table-cell table:style-name="ce6" table:formula="of:=IF(ROUND([.B93];6)=ROUND([.M93];6);0;1)" office:value-type="float" office:value="0" calcext:value-type="float">
            <text:p>0</text:p>
          </table:table-cell>
          <table:table-cell table:style-name="ce6" table:formula="of:=IF(ROUND([.C93];6)=ROUND([.N93];6);0;1)" office:value-type="float" office:value="0" calcext:value-type="float">
            <text:p>0</text:p>
          </table:table-cell>
          <table:table-cell table:style-name="ce7" table:formula="of:=IF(ROUND([.D93];6)=ROUND([.O93];6);0;1)" office:value-type="float" office:value="0" calcext:value-type="float">
            <text:p>0</text:p>
          </table:table-cell>
          <table:table-cell table:style-name="ce7" table:formula="of:=IF(ROUND([.E93];6)=ROUND([.P93];6);0;1)" office:value-type="float" office:value="1" calcext:value-type="float">
            <text:p>1</text:p>
          </table:table-cell>
          <table:table-cell table:style-name="ce7" table:formula="of:=IF(ROUND([.F93];6)=ROUND([.Q93];6);0;1)" office:value-type="float" office:value="1" calcext:value-type="float">
            <text:p>1</text:p>
          </table:table-cell>
          <table:table-cell table:style-name="ce7" table:formula="of:=IF(ROUND([.G93];6)=ROUND([.R93];6);0;1)" office:value-type="float" office:value="0" calcext:value-type="float">
            <text:p>0</text:p>
          </table:table-cell>
          <table:table-cell table:style-name="ce7" table:formula="of:=IF(ROUND([.H93];6)=ROUND([.S93];6);0;1)" office:value-type="float" office:value="0" calcext:value-type="float">
            <text:p>0</text:p>
          </table:table-cell>
          <table:table-cell table:style-name="ce7" table:formula="of:=IF(ROUND([.I93];6)=ROUND([.T93];6);0;1)" office:value-type="float" office:value="0" calcext:value-type="float">
            <text:p>0</text:p>
          </table:table-cell>
          <table:table-cell table:style-name="ce7" table:formula="of:=IF(ROUND([.J93];6)=ROUND([.U93];6);0;1)" office:value-type="float" office:value="0" calcext:value-type="float">
            <text:p>0</text:p>
          </table:table-cell>
          <table:table-cell table:style-name="ce7" table:formula="of:=IF(ROUND([.K93];6)=ROUND([.V93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500776851835157" calcext:value-type="float">
            <text:p>-0.500776851835157</text:p>
          </table:table-cell>
          <table:table-cell office:value-type="float" office:value="0.0328989398964694" calcext:value-type="float">
            <text:p>0.032898939896469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.781424365268004" calcext:value-type="float">
            <text:p>0.781424365268004</text:p>
          </table:table-cell>
          <table:table-cell office:value-type="float" office:value="0.825742125056" calcext:value-type="float">
            <text:p>0.825742125056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2.56" calcext:value-type="float">
            <text:p>2.56</text:p>
          </table:table-cell>
          <table:table-cell office:value-type="float" office:value="-0.640851334938487" calcext:value-type="float">
            <text:p>-0.640851334938487</text:p>
          </table:table-cell>
          <table:table-cell office:value-type="float" office:value="0.0328989390687621" calcext:value-type="float">
            <text:p>0.03289893906876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94];6)=ROUND([.L94];6);0;1)" office:value-type="float" office:value="1" calcext:value-type="float">
            <text:p>1</text:p>
          </table:table-cell>
          <table:table-cell table:style-name="ce6" table:formula="of:=IF(ROUND([.B94];6)=ROUND([.M94];6);0;1)" office:value-type="float" office:value="0" calcext:value-type="float">
            <text:p>0</text:p>
          </table:table-cell>
          <table:table-cell table:style-name="ce6" table:formula="of:=IF(ROUND([.C94];6)=ROUND([.N94];6);0;1)" office:value-type="float" office:value="0" calcext:value-type="float">
            <text:p>0</text:p>
          </table:table-cell>
          <table:table-cell table:style-name="ce7" table:formula="of:=IF(ROUND([.D94];6)=ROUND([.O94];6);0;1)" office:value-type="float" office:value="0" calcext:value-type="float">
            <text:p>0</text:p>
          </table:table-cell>
          <table:table-cell table:style-name="ce7" table:formula="of:=IF(ROUND([.E94];6)=ROUND([.P94];6);0;1)" office:value-type="float" office:value="1" calcext:value-type="float">
            <text:p>1</text:p>
          </table:table-cell>
          <table:table-cell table:style-name="ce7" table:formula="of:=IF(ROUND([.F94];6)=ROUND([.Q94];6);0;1)" office:value-type="float" office:value="1" calcext:value-type="float">
            <text:p>1</text:p>
          </table:table-cell>
          <table:table-cell table:style-name="ce7" table:formula="of:=IF(ROUND([.G94];6)=ROUND([.R94];6);0;1)" office:value-type="float" office:value="0" calcext:value-type="float">
            <text:p>0</text:p>
          </table:table-cell>
          <table:table-cell table:style-name="ce7" table:formula="of:=IF(ROUND([.H94];6)=ROUND([.S94];6);0;1)" office:value-type="float" office:value="0" calcext:value-type="float">
            <text:p>0</text:p>
          </table:table-cell>
          <table:table-cell table:style-name="ce7" table:formula="of:=IF(ROUND([.I94];6)=ROUND([.T94];6);0;1)" office:value-type="float" office:value="0" calcext:value-type="float">
            <text:p>0</text:p>
          </table:table-cell>
          <table:table-cell table:style-name="ce7" table:formula="of:=IF(ROUND([.J94];6)=ROUND([.U94];6);0;1)" office:value-type="float" office:value="0" calcext:value-type="float">
            <text:p>0</text:p>
          </table:table-cell>
          <table:table-cell table:style-name="ce7" table:formula="of:=IF(ROUND([.K94];6)=ROUND([.V94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860011919835397" calcext:value-type="float">
            <text:p>-0.00860011919835397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998826397201336" calcext:value-type="float">
            <text:p>0.998826397201336</text:p>
          </table:table-cell>
          <table:table-cell office:value-type="float" office:value="0.00352453196846402" calcext:value-type="float">
            <text:p>0.00352453196846402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.000186558045698453" calcext:value-type="float">
            <text:p>0.000186558045698453</text:p>
          </table:table-cell>
          <table:table-cell office:value-type="float" office:value="-0.00860011874386777" calcext:value-type="float">
            <text:p>-0.00860011874386777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998826397165967" calcext:value-type="float">
            <text:p>0.998826397165967</text:p>
          </table:table-cell>
          <table:table-cell office:value-type="float" office:value="0.00352453207479595" calcext:value-type="float">
            <text:p>0.00352453207479595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136586257600586" calcext:value-type="float">
            <text:p>-0.0136586257600586</text:p>
          </table:table-cell>
          <table:table-cell office:value-type="float" office:value="0.000186558057653337" calcext:value-type="float">
            <text:p>0.000186558057653337</text:p>
          </table:table-cell>
          <table:table-cell table:style-name="ce6" table:formula="of:=IF(ROUND([.A95];6)=ROUND([.L95];6);0;1)" office:value-type="float" office:value="0" calcext:value-type="float">
            <text:p>0</text:p>
          </table:table-cell>
          <table:table-cell table:style-name="ce6" table:formula="of:=IF(ROUND([.B95];6)=ROUND([.M95];6);0;1)" office:value-type="float" office:value="0" calcext:value-type="float">
            <text:p>0</text:p>
          </table:table-cell>
          <table:table-cell table:style-name="ce6" table:formula="of:=IF(ROUND([.C95];6)=ROUND([.N95];6);0;1)" office:value-type="float" office:value="0" calcext:value-type="float">
            <text:p>0</text:p>
          </table:table-cell>
          <table:table-cell table:style-name="ce7" table:formula="of:=IF(ROUND([.D95];6)=ROUND([.O95];6);0;1)" office:value-type="float" office:value="0" calcext:value-type="float">
            <text:p>0</text:p>
          </table:table-cell>
          <table:table-cell table:style-name="ce7" table:formula="of:=IF(ROUND([.E95];6)=ROUND([.P95];6);0;1)" office:value-type="float" office:value="0" calcext:value-type="float">
            <text:p>0</text:p>
          </table:table-cell>
          <table:table-cell table:style-name="ce7" table:formula="of:=IF(ROUND([.F95];6)=ROUND([.Q95];6);0;1)" office:value-type="float" office:value="0" calcext:value-type="float">
            <text:p>0</text:p>
          </table:table-cell>
          <table:table-cell table:style-name="ce7" table:formula="of:=IF(ROUND([.G95];6)=ROUND([.R95];6);0;1)" office:value-type="float" office:value="1" calcext:value-type="float">
            <text:p>1</text:p>
          </table:table-cell>
          <table:table-cell table:style-name="ce7" table:formula="of:=IF(ROUND([.H95];6)=ROUND([.S95];6);0;1)" office:value-type="float" office:value="0" calcext:value-type="float">
            <text:p>0</text:p>
          </table:table-cell>
          <table:table-cell table:style-name="ce7" table:formula="of:=IF(ROUND([.I95];6)=ROUND([.T95];6);0;1)" office:value-type="float" office:value="0" calcext:value-type="float">
            <text:p>0</text:p>
          </table:table-cell>
          <table:table-cell table:style-name="ce7" table:formula="of:=IF(ROUND([.J95];6)=ROUND([.U95];6);0;1)" office:value-type="float" office:value="1" calcext:value-type="float">
            <text:p>1</text:p>
          </table:table-cell>
          <table:table-cell table:style-name="ce7" table:formula="of:=IF(ROUND([.K95];6)=ROUND([.V95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934377907657763" calcext:value-type="float">
            <text:p>-0.0934377907657763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992617880323312" calcext:value-type="float">
            <text:p>0.992617880323312</text:p>
          </table:table-cell>
          <table:table-cell office:value-type="float" office:value="0.022294686821254" calcext:value-type="float">
            <text:p>0.022294686821254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0.00746472525175883" calcext:value-type="float">
            <text:p>0.00746472525175883</text:p>
          </table:table-cell>
          <table:table-cell office:value-type="float" office:value="-0.0934377877969314" calcext:value-type="float">
            <text:p>-0.0934377877969314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992617880410443" calcext:value-type="float">
            <text:p>0.992617880410443</text:p>
          </table:table-cell>
          <table:table-cell office:value-type="float" office:value="0.022294686556346" calcext:value-type="float">
            <text:p>0.022294686556346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0863986406276558" calcext:value-type="float">
            <text:p>-0.0863986406276558</text:p>
          </table:table-cell>
          <table:table-cell office:value-type="float" office:value="0.00746472510230681" calcext:value-type="float">
            <text:p>0.00746472510230681</text:p>
          </table:table-cell>
          <table:table-cell table:style-name="ce6" table:formula="of:=IF(ROUND([.A96];6)=ROUND([.L96];6);0;1)" office:value-type="float" office:value="0" calcext:value-type="float">
            <text:p>0</text:p>
          </table:table-cell>
          <table:table-cell table:style-name="ce6" table:formula="of:=IF(ROUND([.B96];6)=ROUND([.M96];6);0;1)" office:value-type="float" office:value="0" calcext:value-type="float">
            <text:p>0</text:p>
          </table:table-cell>
          <table:table-cell table:style-name="ce6" table:formula="of:=IF(ROUND([.C96];6)=ROUND([.N96];6);0;1)" office:value-type="float" office:value="0" calcext:value-type="float">
            <text:p>0</text:p>
          </table:table-cell>
          <table:table-cell table:style-name="ce7" table:formula="of:=IF(ROUND([.D96];6)=ROUND([.O96];6);0;1)" office:value-type="float" office:value="0" calcext:value-type="float">
            <text:p>0</text:p>
          </table:table-cell>
          <table:table-cell table:style-name="ce7" table:formula="of:=IF(ROUND([.E96];6)=ROUND([.P96];6);0;1)" office:value-type="float" office:value="0" calcext:value-type="float">
            <text:p>0</text:p>
          </table:table-cell>
          <table:table-cell table:style-name="ce7" table:formula="of:=IF(ROUND([.F96];6)=ROUND([.Q96];6);0;1)" office:value-type="float" office:value="0" calcext:value-type="float">
            <text:p>0</text:p>
          </table:table-cell>
          <table:table-cell table:style-name="ce7" table:formula="of:=IF(ROUND([.G96];6)=ROUND([.R96];6);0;1)" office:value-type="float" office:value="0" calcext:value-type="float">
            <text:p>0</text:p>
          </table:table-cell>
          <table:table-cell table:style-name="ce7" table:formula="of:=IF(ROUND([.H96];6)=ROUND([.S96];6);0;1)" office:value-type="float" office:value="0" calcext:value-type="float">
            <text:p>0</text:p>
          </table:table-cell>
          <table:table-cell table:style-name="ce7" table:formula="of:=IF(ROUND([.I96];6)=ROUND([.T96];6);0;1)" office:value-type="float" office:value="0" calcext:value-type="float">
            <text:p>0</text:p>
          </table:table-cell>
          <table:table-cell table:style-name="ce7" table:formula="of:=IF(ROUND([.J96];6)=ROUND([.U96];6);0;1)" office:value-type="float" office:value="1" calcext:value-type="float">
            <text:p>1</text:p>
          </table:table-cell>
          <table:table-cell table:style-name="ce7" table:formula="of:=IF(ROUND([.K96];6)=ROUND([.V96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412957293429176" calcext:value-type="float">
            <text:p>-0.41295729342917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972980826129829" calcext:value-type="float">
            <text:p>0.972980826129829</text:p>
          </table:table-cell>
          <table:table-cell office:value-type="float" office:value="0.0830883020277756" calcext:value-type="float">
            <text:p>0.0830883020277756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0.103679010403275" calcext:value-type="float">
            <text:p>0.103679010403275</text:p>
          </table:table-cell>
          <table:table-cell office:value-type="float" office:value="-0.412957273977888" calcext:value-type="float">
            <text:p>-0.41295727397788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972980826339456" calcext:value-type="float">
            <text:p>0.972980826339456</text:p>
          </table:table-cell>
          <table:table-cell office:value-type="float" office:value="0.0830883013669062" calcext:value-type="float">
            <text:p>0.0830883013669062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321992250127344" calcext:value-type="float">
            <text:p>-0.321992250127344</text:p>
          </table:table-cell>
          <table:table-cell office:value-type="float" office:value="0.10367900914207" calcext:value-type="float">
            <text:p>0.10367900914207</text:p>
          </table:table-cell>
          <table:table-cell table:style-name="ce6" table:formula="of:=IF(ROUND([.A97];6)=ROUND([.L97];6);0;1)" office:value-type="float" office:value="0" calcext:value-type="float">
            <text:p>0</text:p>
          </table:table-cell>
          <table:table-cell table:style-name="ce6" table:formula="of:=IF(ROUND([.B97];6)=ROUND([.M97];6);0;1)" office:value-type="float" office:value="0" calcext:value-type="float">
            <text:p>0</text:p>
          </table:table-cell>
          <table:table-cell table:style-name="ce6" table:formula="of:=IF(ROUND([.C97];6)=ROUND([.N97];6);0;1)" office:value-type="float" office:value="0" calcext:value-type="float">
            <text:p>0</text:p>
          </table:table-cell>
          <table:table-cell table:style-name="ce7" table:formula="of:=IF(ROUND([.D97];6)=ROUND([.O97];6);0;1)" office:value-type="float" office:value="0" calcext:value-type="float">
            <text:p>0</text:p>
          </table:table-cell>
          <table:table-cell table:style-name="ce7" table:formula="of:=IF(ROUND([.E97];6)=ROUND([.P97];6);0;1)" office:value-type="float" office:value="0" calcext:value-type="float">
            <text:p>0</text:p>
          </table:table-cell>
          <table:table-cell table:style-name="ce7" table:formula="of:=IF(ROUND([.F97];6)=ROUND([.Q97];6);0;1)" office:value-type="float" office:value="0" calcext:value-type="float">
            <text:p>0</text:p>
          </table:table-cell>
          <table:table-cell table:style-name="ce7" table:formula="of:=IF(ROUND([.G97];6)=ROUND([.R97];6);0;1)" office:value-type="float" office:value="0" calcext:value-type="float">
            <text:p>0</text:p>
          </table:table-cell>
          <table:table-cell table:style-name="ce7" table:formula="of:=IF(ROUND([.H97];6)=ROUND([.S97];6);0;1)" office:value-type="float" office:value="0" calcext:value-type="float">
            <text:p>0</text:p>
          </table:table-cell>
          <table:table-cell table:style-name="ce7" table:formula="of:=IF(ROUND([.I97];6)=ROUND([.T97];6);0;1)" office:value-type="float" office:value="0" calcext:value-type="float">
            <text:p>0</text:p>
          </table:table-cell>
          <table:table-cell table:style-name="ce7" table:formula="of:=IF(ROUND([.J97];6)=ROUND([.U97];6);0;1)" office:value-type="float" office:value="1" calcext:value-type="float">
            <text:p>1</text:p>
          </table:table-cell>
          <table:table-cell table:style-name="ce7" table:formula="of:=IF(ROUND([.K97];6)=ROUND([.V97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487562678116902" calcext:value-type="float">
            <text:p>-0.487562678116902</text:p>
          </table:table-cell>
          <table:table-cell office:value-type="float" office:value="0.0328989398964694" calcext:value-type="float">
            <text:p>0.0328989398964694</text:p>
          </table:table-cell>
          <table:table-cell office:value-type="float" office:value="1" calcext:value-type="float">
            <text:p>1</text:p>
          </table:table-cell>
          <table:table-cell office:value-type="float" office:value="0.813478703710291" calcext:value-type="float">
            <text:p>0.813478703710291</text:p>
          </table:table-cell>
          <table:table-cell office:value-type="float" office:value="0.935248389550161" calcext:value-type="float">
            <text:p>0.935248389550161</text:p>
          </table:table-cell>
          <table:table-cell office:value-type="float" office:value="0.206435531264" calcext:value-type="float">
            <text:p>0.206435531264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487562672303027" calcext:value-type="float">
            <text:p>-0.487562672303027</text:p>
          </table:table-cell>
          <table:table-cell office:value-type="float" office:value="0.0328989390687621" calcext:value-type="float">
            <text:p>0.0328989390687621</text:p>
          </table:table-cell>
          <table:table-cell office:value-type="float" office:value="1" calcext:value-type="float">
            <text:p>1</text:p>
          </table:table-cell>
          <table:table-cell office:value-type="float" office:value="0.813478701522219" calcext:value-type="float">
            <text:p>0.813478701522219</text:p>
          </table:table-cell>
          <table:table-cell office:value-type="float" office:value="0.935248388756856" calcext:value-type="float">
            <text:p>0.935248388756856</text:p>
          </table:table-cell>
          <table:table-cell office:value-type="float" office:value="0.206435533953772" calcext:value-type="float">
            <text:p>0.206435533953772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0.800000011920929" calcext:value-type="float">
            <text:p>-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98];6)=ROUND([.L98];6);0;1)" office:value-type="float" office:value="0" calcext:value-type="float">
            <text:p>0</text:p>
          </table:table-cell>
          <table:table-cell table:style-name="ce6" table:formula="of:=IF(ROUND([.B98];6)=ROUND([.M98];6);0;1)" office:value-type="float" office:value="0" calcext:value-type="float">
            <text:p>0</text:p>
          </table:table-cell>
          <table:table-cell table:style-name="ce6" table:formula="of:=IF(ROUND([.C98];6)=ROUND([.N98];6);0;1)" office:value-type="float" office:value="0" calcext:value-type="float">
            <text:p>0</text:p>
          </table:table-cell>
          <table:table-cell table:style-name="ce7" table:formula="of:=IF(ROUND([.D98];6)=ROUND([.O98];6);0;1)" office:value-type="float" office:value="0" calcext:value-type="float">
            <text:p>0</text:p>
          </table:table-cell>
          <table:table-cell table:style-name="ce7" table:formula="of:=IF(ROUND([.E98];6)=ROUND([.P98];6);0;1)" office:value-type="float" office:value="0" calcext:value-type="float">
            <text:p>0</text:p>
          </table:table-cell>
          <table:table-cell table:style-name="ce7" table:formula="of:=IF(ROUND([.F98];6)=ROUND([.Q98];6);0;1)" office:value-type="float" office:value="0" calcext:value-type="float">
            <text:p>0</text:p>
          </table:table-cell>
          <table:table-cell table:style-name="ce7" table:formula="of:=IF(ROUND([.G98];6)=ROUND([.R98];6);0;1)" office:value-type="float" office:value="0" calcext:value-type="float">
            <text:p>0</text:p>
          </table:table-cell>
          <table:table-cell table:style-name="ce7" table:formula="of:=IF(ROUND([.H98];6)=ROUND([.S98];6);0;1)" office:value-type="float" office:value="0" calcext:value-type="float">
            <text:p>0</text:p>
          </table:table-cell>
          <table:table-cell table:style-name="ce7" table:formula="of:=IF(ROUND([.I98];6)=ROUND([.T98];6);0;1)" office:value-type="float" office:value="0" calcext:value-type="float">
            <text:p>0</text:p>
          </table:table-cell>
          <table:table-cell table:style-name="ce7" table:formula="of:=IF(ROUND([.J98];6)=ROUND([.U98];6);0;1)" office:value-type="float" office:value="1" calcext:value-type="float">
            <text:p>1</text:p>
          </table:table-cell>
          <table:table-cell table:style-name="ce7" table:formula="of:=IF(ROUND([.K98];6)=ROUND([.V98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0000000000542348" calcext:value-type="float">
            <text:p>-5.42348018108296E-14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office:value-type="float" office:value="0.000000000038673933" calcext:value-type="float">
            <text:p>3.86739329973585E-11</text:p>
          </table:table-cell>
          <table:table-cell office:value-type="float" office:value="0.180991377817154" calcext:value-type="float">
            <text:p>0.180991377817154</text:p>
          </table:table-cell>
          <table:table-cell office:value-type="float" office:value="23.9758553088" calcext:value-type="float">
            <text:p>23.9758553088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00000000000542348" calcext:value-type="float">
            <text:p>-5.42348018392366E-1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office:value-type="float" office:value="0.00000000003867393695" calcext:value-type="float">
            <text:p>3.86739369450529E-11</text:p>
          </table:table-cell>
          <table:table-cell office:value-type="float" office:value="0.180991378202436" calcext:value-type="float">
            <text:p>0.180991378202436</text:p>
          </table:table-cell>
          <table:table-cell office:value-type="float" office:value="23.9758552067236" calcext:value-type="float">
            <text:p>23.9758552067236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99];6)=ROUND([.L99];6);0;1)" office:value-type="float" office:value="0" calcext:value-type="float">
            <text:p>0</text:p>
          </table:table-cell>
          <table:table-cell table:style-name="ce6" table:formula="of:=IF(ROUND([.B99];6)=ROUND([.M99];6);0;1)" office:value-type="float" office:value="1" calcext:value-type="float">
            <text:p>1</text:p>
          </table:table-cell>
          <table:table-cell table:style-name="ce6" table:formula="of:=IF(ROUND([.C99];6)=ROUND([.N99];6);0;1)" office:value-type="float" office:value="0" calcext:value-type="float">
            <text:p>0</text:p>
          </table:table-cell>
          <table:table-cell table:style-name="ce7" table:formula="of:=IF(ROUND([.D99];6)=ROUND([.O99];6);0;1)" office:value-type="float" office:value="0" calcext:value-type="float">
            <text:p>0</text:p>
          </table:table-cell>
          <table:table-cell table:style-name="ce7" table:formula="of:=IF(ROUND([.E99];6)=ROUND([.P99];6);0;1)" office:value-type="float" office:value="0" calcext:value-type="float">
            <text:p>0</text:p>
          </table:table-cell>
          <table:table-cell table:style-name="ce7" table:formula="of:=IF(ROUND([.F99];6)=ROUND([.Q99];6);0;1)" office:value-type="float" office:value="0" calcext:value-type="float">
            <text:p>0</text:p>
          </table:table-cell>
          <table:table-cell table:style-name="ce7" table:formula="of:=IF(ROUND([.G99];6)=ROUND([.R99];6);0;1)" office:value-type="float" office:value="1" calcext:value-type="float">
            <text:p>1</text:p>
          </table:table-cell>
          <table:table-cell table:style-name="ce7" table:formula="of:=IF(ROUND([.H99];6)=ROUND([.S99];6);0;1)" office:value-type="float" office:value="0" calcext:value-type="float">
            <text:p>0</text:p>
          </table:table-cell>
          <table:table-cell table:style-name="ce7" table:formula="of:=IF(ROUND([.I99];6)=ROUND([.T99];6);0;1)" office:value-type="float" office:value="0" calcext:value-type="float">
            <text:p>0</text:p>
          </table:table-cell>
          <table:table-cell table:style-name="ce7" table:formula="of:=IF(ROUND([.J99];6)=ROUND([.U99];6);0;1)" office:value-type="float" office:value="1" calcext:value-type="float">
            <text:p>1</text:p>
          </table:table-cell>
          <table:table-cell table:style-name="ce7" table:formula="of:=IF(ROUND([.K99];6)=ROUND([.V9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00322213073346359" calcext:value-type="float">
            <text:p>-3.22213073346359E-05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756809203863053" calcext:value-type="float">
            <text:p>0.756809203863053</text:p>
          </table:table-cell>
          <table:table-cell office:value-type="float" office:value="0.948023788493292" calcext:value-type="float">
            <text:p>0.948023788493292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.0439784942299056" calcext:value-type="float">
            <text:p>0.0439784942299056</text:p>
          </table:table-cell>
          <table:table-cell office:value-type="float" office:value="-0.00000584530128585995" calcext:value-type="float">
            <text:p>-5.84530128585995E-06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137293589786114" calcext:value-type="float">
            <text:p>0.137293589786114</text:p>
          </table:table-cell>
          <table:table-cell office:value-type="float" office:value="41.6667244160761" calcext:value-type="float">
            <text:p>41.6667244160761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9028951176762" calcext:value-type="float">
            <text:p>1.39028951176762</text:p>
          </table:table-cell>
          <table:table-cell office:value-type="float" office:value="1.93290492653105" calcext:value-type="float">
            <text:p>1.93290492653105</text:p>
          </table:table-cell>
          <table:table-cell table:style-name="ce6" table:formula="of:=IF(ROUND([.A100];6)=ROUND([.L100];6);0;1)" office:value-type="float" office:value="1" calcext:value-type="float">
            <text:p>1</text:p>
          </table:table-cell>
          <table:table-cell table:style-name="ce6" table:formula="of:=IF(ROUND([.B100];6)=ROUND([.M100];6);0;1)" office:value-type="float" office:value="0" calcext:value-type="float">
            <text:p>0</text:p>
          </table:table-cell>
          <table:table-cell table:style-name="ce6" table:formula="of:=IF(ROUND([.C100];6)=ROUND([.N100];6);0;1)" office:value-type="float" office:value="0" calcext:value-type="float">
            <text:p>0</text:p>
          </table:table-cell>
          <table:table-cell table:style-name="ce7" table:formula="of:=IF(ROUND([.D100];6)=ROUND([.O100];6);0;1)" office:value-type="float" office:value="0" calcext:value-type="float">
            <text:p>0</text:p>
          </table:table-cell>
          <table:table-cell table:style-name="ce7" table:formula="of:=IF(ROUND([.E100];6)=ROUND([.P100];6);0;1)" office:value-type="float" office:value="1" calcext:value-type="float">
            <text:p>1</text:p>
          </table:table-cell>
          <table:table-cell table:style-name="ce7" table:formula="of:=IF(ROUND([.F100];6)=ROUND([.Q100];6);0;1)" office:value-type="float" office:value="1" calcext:value-type="float">
            <text:p>1</text:p>
          </table:table-cell>
          <table:table-cell table:style-name="ce7" table:formula="of:=IF(ROUND([.G100];6)=ROUND([.R100];6);0;1)" office:value-type="float" office:value="0" calcext:value-type="float">
            <text:p>0</text:p>
          </table:table-cell>
          <table:table-cell table:style-name="ce7" table:formula="of:=IF(ROUND([.H100];6)=ROUND([.S100];6);0;1)" office:value-type="float" office:value="0" calcext:value-type="float">
            <text:p>0</text:p>
          </table:table-cell>
          <table:table-cell table:style-name="ce7" table:formula="of:=IF(ROUND([.I100];6)=ROUND([.T100];6);0;1)" office:value-type="float" office:value="0" calcext:value-type="float">
            <text:p>0</text:p>
          </table:table-cell>
          <table:table-cell table:style-name="ce7" table:formula="of:=IF(ROUND([.J100];6)=ROUND([.U100];6);0;1)" office:value-type="float" office:value="1" calcext:value-type="float">
            <text:p>1</text:p>
          </table:table-cell>
          <table:table-cell table:style-name="ce7" table:formula="of:=IF(ROUND([.K100];6)=ROUND([.V100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582751452352493" calcext:value-type="float">
            <text:p>-0.00582751452352493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982239129003418" calcext:value-type="float">
            <text:p>0.982239129003418</text:p>
          </table:table-cell>
          <table:table-cell office:value-type="float" office:value="0.0541510914736134" calcext:value-type="float">
            <text:p>0.0541510914736134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.0027954348473471" calcext:value-type="float">
            <text:p>0.0027954348473471</text:p>
          </table:table-cell>
          <table:table-cell office:value-type="float" office:value="-0.000772157370146634" calcext:value-type="float">
            <text:p>-0.000772157370146634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130148671652569" calcext:value-type="float">
            <text:p>0.130148671652569</text:p>
          </table:table-cell>
          <table:table-cell office:value-type="float" office:value="46.3671499126408" calcext:value-type="float">
            <text:p>46.3671499126408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4712814884075" calcext:value-type="float">
            <text:p>1.54712814884075</text:p>
          </table:table-cell>
          <table:table-cell office:value-type="float" office:value="2.3936055089354" calcext:value-type="float">
            <text:p>2.3936055089354</text:p>
          </table:table-cell>
          <table:table-cell table:style-name="ce6" table:formula="of:=IF(ROUND([.A101];6)=ROUND([.L101];6);0;1)" office:value-type="float" office:value="1" calcext:value-type="float">
            <text:p>1</text:p>
          </table:table-cell>
          <table:table-cell table:style-name="ce6" table:formula="of:=IF(ROUND([.B101];6)=ROUND([.M101];6);0;1)" office:value-type="float" office:value="0" calcext:value-type="float">
            <text:p>0</text:p>
          </table:table-cell>
          <table:table-cell table:style-name="ce6" table:formula="of:=IF(ROUND([.C101];6)=ROUND([.N101];6);0;1)" office:value-type="float" office:value="0" calcext:value-type="float">
            <text:p>0</text:p>
          </table:table-cell>
          <table:table-cell table:style-name="ce7" table:formula="of:=IF(ROUND([.D101];6)=ROUND([.O101];6);0;1)" office:value-type="float" office:value="0" calcext:value-type="float">
            <text:p>0</text:p>
          </table:table-cell>
          <table:table-cell table:style-name="ce7" table:formula="of:=IF(ROUND([.E101];6)=ROUND([.P101];6);0;1)" office:value-type="float" office:value="1" calcext:value-type="float">
            <text:p>1</text:p>
          </table:table-cell>
          <table:table-cell table:style-name="ce7" table:formula="of:=IF(ROUND([.F101];6)=ROUND([.Q101];6);0;1)" office:value-type="float" office:value="1" calcext:value-type="float">
            <text:p>1</text:p>
          </table:table-cell>
          <table:table-cell table:style-name="ce7" table:formula="of:=IF(ROUND([.G101];6)=ROUND([.R101];6);0;1)" office:value-type="float" office:value="1" calcext:value-type="float">
            <text:p>1</text:p>
          </table:table-cell>
          <table:table-cell table:style-name="ce7" table:formula="of:=IF(ROUND([.H101];6)=ROUND([.S101];6);0;1)" office:value-type="float" office:value="0" calcext:value-type="float">
            <text:p>0</text:p>
          </table:table-cell>
          <table:table-cell table:style-name="ce7" table:formula="of:=IF(ROUND([.I101];6)=ROUND([.T101];6);0;1)" office:value-type="float" office:value="0" calcext:value-type="float">
            <text:p>0</text:p>
          </table:table-cell>
          <table:table-cell table:style-name="ce7" table:formula="of:=IF(ROUND([.J101];6)=ROUND([.U101];6);0;1)" office:value-type="float" office:value="1" calcext:value-type="float">
            <text:p>1</text:p>
          </table:table-cell>
          <table:table-cell table:style-name="ce7" table:formula="of:=IF(ROUND([.K101];6)=ROUND([.V101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00584530276181886" calcext:value-type="float">
            <text:p>-5.84530276181886E-06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office:value-type="float" office:value="0.00186408346584627" calcext:value-type="float">
            <text:p>0.00186408346584627</text:p>
          </table:table-cell>
          <table:table-cell office:value-type="float" office:value="0.137293589101376" calcext:value-type="float">
            <text:p>0.137293589101376</text:p>
          </table:table-cell>
          <table:table-cell office:value-type="float" office:value="41.6667248316933" calcext:value-type="float">
            <text:p>41.6667248316933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1.93290489102812" calcext:value-type="float">
            <text:p>1.93290489102812</text:p>
          </table:table-cell>
          <table:table-cell office:value-type="float" office:value="-0.0000322212984305068" calcext:value-type="float">
            <text:p>-3.22212984305068E-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office:value-type="float" office:value="0.00186408307165891" calcext:value-type="float">
            <text:p>0.00186408307165891</text:p>
          </table:table-cell>
          <table:table-cell office:value-type="float" office:value="0.756809189595628" calcext:value-type="float">
            <text:p>0.756809189595628</text:p>
          </table:table-cell>
          <table:table-cell office:value-type="float" office:value="0.948023861744004" calcext:value-type="float">
            <text:p>0.948023861744004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09710512074238" calcext:value-type="float">
            <text:p>0.209710512074238</text:p>
          </table:table-cell>
          <table:table-cell office:value-type="float" office:value="0.0439784988744392" calcext:value-type="float">
            <text:p>0.0439784988744392</text:p>
          </table:table-cell>
          <table:table-cell table:style-name="ce6" table:formula="of:=IF(ROUND([.A102];6)=ROUND([.L102];6);0;1)" office:value-type="float" office:value="1" calcext:value-type="float">
            <text:p>1</text:p>
          </table:table-cell>
          <table:table-cell table:style-name="ce6" table:formula="of:=IF(ROUND([.B102];6)=ROUND([.M102];6);0;1)" office:value-type="float" office:value="0" calcext:value-type="float">
            <text:p>0</text:p>
          </table:table-cell>
          <table:table-cell table:style-name="ce6" table:formula="of:=IF(ROUND([.C102];6)=ROUND([.N102];6);0;1)" office:value-type="float" office:value="0" calcext:value-type="float">
            <text:p>0</text:p>
          </table:table-cell>
          <table:table-cell table:style-name="ce7" table:formula="of:=IF(ROUND([.D102];6)=ROUND([.O102];6);0;1)" office:value-type="float" office:value="0" calcext:value-type="float">
            <text:p>0</text:p>
          </table:table-cell>
          <table:table-cell table:style-name="ce7" table:formula="of:=IF(ROUND([.E102];6)=ROUND([.P102];6);0;1)" office:value-type="float" office:value="1" calcext:value-type="float">
            <text:p>1</text:p>
          </table:table-cell>
          <table:table-cell table:style-name="ce7" table:formula="of:=IF(ROUND([.F102];6)=ROUND([.Q102];6);0;1)" office:value-type="float" office:value="1" calcext:value-type="float">
            <text:p>1</text:p>
          </table:table-cell>
          <table:table-cell table:style-name="ce7" table:formula="of:=IF(ROUND([.G102];6)=ROUND([.R102];6);0;1)" office:value-type="float" office:value="0" calcext:value-type="float">
            <text:p>0</text:p>
          </table:table-cell>
          <table:table-cell table:style-name="ce7" table:formula="of:=IF(ROUND([.H102];6)=ROUND([.S102];6);0;1)" office:value-type="float" office:value="0" calcext:value-type="float">
            <text:p>0</text:p>
          </table:table-cell>
          <table:table-cell table:style-name="ce7" table:formula="of:=IF(ROUND([.I102];6)=ROUND([.T102];6);0;1)" office:value-type="float" office:value="0" calcext:value-type="float">
            <text:p>0</text:p>
          </table:table-cell>
          <table:table-cell table:style-name="ce7" table:formula="of:=IF(ROUND([.J102];6)=ROUND([.U102];6);0;1)" office:value-type="float" office:value="1" calcext:value-type="float">
            <text:p>1</text:p>
          </table:table-cell>
          <table:table-cell table:style-name="ce7" table:formula="of:=IF(ROUND([.K102];6)=ROUND([.V102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18377575628833" calcext:value-type="float">
            <text:p>-0.0018377575628833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office:value-type="float" office:value="0.0268764514325518" calcext:value-type="float">
            <text:p>0.0268764514325518</text:p>
          </table:table-cell>
          <table:table-cell office:value-type="float" office:value="0.4626800488625" calcext:value-type="float">
            <text:p>0.4626800488625</text:p>
          </table:table-cell>
          <table:table-cell office:value-type="float" office:value="3.6165047872" calcext:value-type="float">
            <text:p>3.6165047872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00183775722941574" calcext:value-type="float">
            <text:p>-0.00183775722941574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office:value-type="float" office:value="0.0268764476064853" calcext:value-type="float">
            <text:p>0.0268764476064853</text:p>
          </table:table-cell>
          <table:table-cell office:value-type="float" office:value="0.462680040285165" calcext:value-type="float">
            <text:p>0.462680040285165</text:p>
          </table:table-cell>
          <table:table-cell office:value-type="float" office:value="3.61650492955759" calcext:value-type="float">
            <text:p>3.61650492955759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103];6)=ROUND([.L103];6);0;1)" office:value-type="float" office:value="0" calcext:value-type="float">
            <text:p>0</text:p>
          </table:table-cell>
          <table:table-cell table:style-name="ce6" table:formula="of:=IF(ROUND([.B103];6)=ROUND([.M103];6);0;1)" office:value-type="float" office:value="0" calcext:value-type="float">
            <text:p>0</text:p>
          </table:table-cell>
          <table:table-cell table:style-name="ce6" table:formula="of:=IF(ROUND([.C103];6)=ROUND([.N103];6);0;1)" office:value-type="float" office:value="0" calcext:value-type="float">
            <text:p>0</text:p>
          </table:table-cell>
          <table:table-cell table:style-name="ce7" table:formula="of:=IF(ROUND([.D103];6)=ROUND([.O103];6);0;1)" office:value-type="float" office:value="0" calcext:value-type="float">
            <text:p>0</text:p>
          </table:table-cell>
          <table:table-cell table:style-name="ce7" table:formula="of:=IF(ROUND([.E103];6)=ROUND([.P103];6);0;1)" office:value-type="float" office:value="0" calcext:value-type="float">
            <text:p>0</text:p>
          </table:table-cell>
          <table:table-cell table:style-name="ce7" table:formula="of:=IF(ROUND([.F103];6)=ROUND([.Q103];6);0;1)" office:value-type="float" office:value="0" calcext:value-type="float">
            <text:p>0</text:p>
          </table:table-cell>
          <table:table-cell table:style-name="ce7" table:formula="of:=IF(ROUND([.G103];6)=ROUND([.R103];6);0;1)" office:value-type="float" office:value="0" calcext:value-type="float">
            <text:p>0</text:p>
          </table:table-cell>
          <table:table-cell table:style-name="ce7" table:formula="of:=IF(ROUND([.H103];6)=ROUND([.S103];6);0;1)" office:value-type="float" office:value="0" calcext:value-type="float">
            <text:p>0</text:p>
          </table:table-cell>
          <table:table-cell table:style-name="ce7" table:formula="of:=IF(ROUND([.I103];6)=ROUND([.T103];6);0;1)" office:value-type="float" office:value="0" calcext:value-type="float">
            <text:p>0</text:p>
          </table:table-cell>
          <table:table-cell table:style-name="ce7" table:formula="of:=IF(ROUND([.J103];6)=ROUND([.U103];6);0;1)" office:value-type="float" office:value="1" calcext:value-type="float">
            <text:p>1</text:p>
          </table:table-cell>
          <table:table-cell table:style-name="ce7" table:formula="of:=IF(ROUND([.K103];6)=ROUND([.V103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65461192922546" calcext:value-type="float">
            <text:p>-0.065461192922546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907642350415926" calcext:value-type="float">
            <text:p>0.907642350415926</text:p>
          </table:table-cell>
          <table:table-cell office:value-type="float" office:value="0.302689348973031" calcext:value-type="float">
            <text:p>0.302689348973031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.0873432250690126" calcext:value-type="float">
            <text:p>0.0873432250690126</text:p>
          </table:table-cell>
          <table:table-cell office:value-type="float" office:value="-0.0263051516503244" calcext:value-type="float">
            <text:p>-0.0263051516503244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364730167659658" calcext:value-type="float">
            <text:p>0.364730167659658</text:p>
          </table:table-cell>
          <table:table-cell office:value-type="float" office:value="5.89698762327917" calcext:value-type="float">
            <text:p>5.89698762327917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30446114710481" calcext:value-type="float">
            <text:p>1.30446114710481</text:p>
          </table:table-cell>
          <table:table-cell office:value-type="float" office:value="1.70161888430601" calcext:value-type="float">
            <text:p>1.70161888430601</text:p>
          </table:table-cell>
          <table:table-cell table:style-name="ce6" table:formula="of:=IF(ROUND([.A104];6)=ROUND([.L104];6);0;1)" office:value-type="float" office:value="1" calcext:value-type="float">
            <text:p>1</text:p>
          </table:table-cell>
          <table:table-cell table:style-name="ce6" table:formula="of:=IF(ROUND([.B104];6)=ROUND([.M104];6);0;1)" office:value-type="float" office:value="0" calcext:value-type="float">
            <text:p>0</text:p>
          </table:table-cell>
          <table:table-cell table:style-name="ce6" table:formula="of:=IF(ROUND([.C104];6)=ROUND([.N104];6);0;1)" office:value-type="float" office:value="0" calcext:value-type="float">
            <text:p>0</text:p>
          </table:table-cell>
          <table:table-cell table:style-name="ce7" table:formula="of:=IF(ROUND([.D104];6)=ROUND([.O104];6);0;1)" office:value-type="float" office:value="0" calcext:value-type="float">
            <text:p>0</text:p>
          </table:table-cell>
          <table:table-cell table:style-name="ce7" table:formula="of:=IF(ROUND([.E104];6)=ROUND([.P104];6);0;1)" office:value-type="float" office:value="1" calcext:value-type="float">
            <text:p>1</text:p>
          </table:table-cell>
          <table:table-cell table:style-name="ce7" table:formula="of:=IF(ROUND([.F104];6)=ROUND([.Q104];6);0;1)" office:value-type="float" office:value="1" calcext:value-type="float">
            <text:p>1</text:p>
          </table:table-cell>
          <table:table-cell table:style-name="ce7" table:formula="of:=IF(ROUND([.G104];6)=ROUND([.R104];6);0;1)" office:value-type="float" office:value="0" calcext:value-type="float">
            <text:p>0</text:p>
          </table:table-cell>
          <table:table-cell table:style-name="ce7" table:formula="of:=IF(ROUND([.H104];6)=ROUND([.S104];6);0;1)" office:value-type="float" office:value="0" calcext:value-type="float">
            <text:p>0</text:p>
          </table:table-cell>
          <table:table-cell table:style-name="ce7" table:formula="of:=IF(ROUND([.I104];6)=ROUND([.T104];6);0;1)" office:value-type="float" office:value="0" calcext:value-type="float">
            <text:p>0</text:p>
          </table:table-cell>
          <table:table-cell table:style-name="ce7" table:formula="of:=IF(ROUND([.J104];6)=ROUND([.U104];6);0;1)" office:value-type="float" office:value="1" calcext:value-type="float">
            <text:p>1</text:p>
          </table:table-cell>
          <table:table-cell table:style-name="ce7" table:formula="of:=IF(ROUND([.K104];6)=ROUND([.V104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077215746116935" calcext:value-type="float">
            <text:p>-0.00077215746116935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office:value-type="float" office:value="0.205037899603949" calcext:value-type="float">
            <text:p>0.205037899603949</text:p>
          </table:table-cell>
          <table:table-cell office:value-type="float" office:value="0.130148671281853" calcext:value-type="float">
            <text:p>0.130148671281853</text:p>
          </table:table-cell>
          <table:table-cell office:value-type="float" office:value="46.3671501767856" calcext:value-type="float">
            <text:p>46.3671501767856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2.39360544449084" calcext:value-type="float">
            <text:p>2.39360544449084</text:p>
          </table:table-cell>
          <table:table-cell office:value-type="float" office:value="-0.00582751381153122" calcext:value-type="float">
            <text:p>-0.00582751381153122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office:value-type="float" office:value="0.205037887303292" calcext:value-type="float">
            <text:p>0.205037887303292</text:p>
          </table:table-cell>
          <table:table-cell office:value-type="float" office:value="0.982239127580638" calcext:value-type="float">
            <text:p>0.982239127580638</text:p>
          </table:table-cell>
          <table:table-cell office:value-type="float" office:value="0.0541510958824676" calcext:value-type="float">
            <text:p>0.0541510958824676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528718750011113" calcext:value-type="float">
            <text:p>0.0528718750011113</text:p>
          </table:table-cell>
          <table:table-cell office:value-type="float" office:value="0.00279543516613314" calcext:value-type="float">
            <text:p>0.00279543516613314</text:p>
          </table:table-cell>
          <table:table-cell table:style-name="ce6" table:formula="of:=IF(ROUND([.A105];6)=ROUND([.L105];6);0;1)" office:value-type="float" office:value="1" calcext:value-type="float">
            <text:p>1</text:p>
          </table:table-cell>
          <table:table-cell table:style-name="ce6" table:formula="of:=IF(ROUND([.B105];6)=ROUND([.M105];6);0;1)" office:value-type="float" office:value="0" calcext:value-type="float">
            <text:p>0</text:p>
          </table:table-cell>
          <table:table-cell table:style-name="ce6" table:formula="of:=IF(ROUND([.C105];6)=ROUND([.N105];6);0;1)" office:value-type="float" office:value="0" calcext:value-type="float">
            <text:p>0</text:p>
          </table:table-cell>
          <table:table-cell table:style-name="ce7" table:formula="of:=IF(ROUND([.D105];6)=ROUND([.O105];6);0;1)" office:value-type="float" office:value="0" calcext:value-type="float">
            <text:p>0</text:p>
          </table:table-cell>
          <table:table-cell table:style-name="ce7" table:formula="of:=IF(ROUND([.E105];6)=ROUND([.P105];6);0;1)" office:value-type="float" office:value="1" calcext:value-type="float">
            <text:p>1</text:p>
          </table:table-cell>
          <table:table-cell table:style-name="ce7" table:formula="of:=IF(ROUND([.F105];6)=ROUND([.Q105];6);0;1)" office:value-type="float" office:value="1" calcext:value-type="float">
            <text:p>1</text:p>
          </table:table-cell>
          <table:table-cell table:style-name="ce7" table:formula="of:=IF(ROUND([.G105];6)=ROUND([.R105];6);0;1)" office:value-type="float" office:value="1" calcext:value-type="float">
            <text:p>1</text:p>
          </table:table-cell>
          <table:table-cell table:style-name="ce7" table:formula="of:=IF(ROUND([.H105];6)=ROUND([.S105];6);0;1)" office:value-type="float" office:value="0" calcext:value-type="float">
            <text:p>0</text:p>
          </table:table-cell>
          <table:table-cell table:style-name="ce7" table:formula="of:=IF(ROUND([.I105];6)=ROUND([.T105];6);0;1)" office:value-type="float" office:value="0" calcext:value-type="float">
            <text:p>0</text:p>
          </table:table-cell>
          <table:table-cell table:style-name="ce7" table:formula="of:=IF(ROUND([.J105];6)=ROUND([.U105];6);0;1)" office:value-type="float" office:value="1" calcext:value-type="float">
            <text:p>1</text:p>
          </table:table-cell>
          <table:table-cell table:style-name="ce7" table:formula="of:=IF(ROUND([.K105];6)=ROUND([.V105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263051545858477" calcext:value-type="float">
            <text:p>-0.0263051545858477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office:value-type="float" office:value="0.262889316994606" calcext:value-type="float">
            <text:p>0.262889316994606</text:p>
          </table:table-cell>
          <table:table-cell office:value-type="float" office:value="0.364730174786196" calcext:value-type="float">
            <text:p>0.364730174786196</text:p>
          </table:table-cell>
          <table:table-cell office:value-type="float" office:value="5.89698739108503" calcext:value-type="float">
            <text:p>5.89698739108503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1.70161883355387" calcext:value-type="float">
            <text:p>1.70161883355387</text:p>
          </table:table-cell>
          <table:table-cell office:value-type="float" office:value="-0.0654611866575383" calcext:value-type="float">
            <text:p>-0.0654611866575383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office:value-type="float" office:value="0.262889303187388" calcext:value-type="float">
            <text:p>0.262889303187388</text:p>
          </table:table-cell>
          <table:table-cell office:value-type="float" office:value="0.907642347103129" calcext:value-type="float">
            <text:p>0.907642347103129</text:p>
          </table:table-cell>
          <table:table-cell office:value-type="float" office:value="0.302689360852968" calcext:value-type="float">
            <text:p>0.302689360852968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295538876737043" calcext:value-type="float">
            <text:p>0.295538876737043</text:p>
          </table:table-cell>
          <table:table-cell office:value-type="float" office:value="0.0873432276629934" calcext:value-type="float">
            <text:p>0.0873432276629934</text:p>
          </table:table-cell>
          <table:table-cell table:style-name="ce6" table:formula="of:=IF(ROUND([.A106];6)=ROUND([.L106];6);0;1)" office:value-type="float" office:value="1" calcext:value-type="float">
            <text:p>1</text:p>
          </table:table-cell>
          <table:table-cell table:style-name="ce6" table:formula="of:=IF(ROUND([.B106];6)=ROUND([.M106];6);0;1)" office:value-type="float" office:value="0" calcext:value-type="float">
            <text:p>0</text:p>
          </table:table-cell>
          <table:table-cell table:style-name="ce6" table:formula="of:=IF(ROUND([.C106];6)=ROUND([.N106];6);0;1)" office:value-type="float" office:value="0" calcext:value-type="float">
            <text:p>0</text:p>
          </table:table-cell>
          <table:table-cell table:style-name="ce7" table:formula="of:=IF(ROUND([.D106];6)=ROUND([.O106];6);0;1)" office:value-type="float" office:value="0" calcext:value-type="float">
            <text:p>0</text:p>
          </table:table-cell>
          <table:table-cell table:style-name="ce7" table:formula="of:=IF(ROUND([.E106];6)=ROUND([.P106];6);0;1)" office:value-type="float" office:value="1" calcext:value-type="float">
            <text:p>1</text:p>
          </table:table-cell>
          <table:table-cell table:style-name="ce7" table:formula="of:=IF(ROUND([.F106];6)=ROUND([.Q106];6);0;1)" office:value-type="float" office:value="1" calcext:value-type="float">
            <text:p>1</text:p>
          </table:table-cell>
          <table:table-cell table:style-name="ce7" table:formula="of:=IF(ROUND([.G106];6)=ROUND([.R106];6);0;1)" office:value-type="float" office:value="0" calcext:value-type="float">
            <text:p>0</text:p>
          </table:table-cell>
          <table:table-cell table:style-name="ce7" table:formula="of:=IF(ROUND([.H106];6)=ROUND([.S106];6);0;1)" office:value-type="float" office:value="0" calcext:value-type="float">
            <text:p>0</text:p>
          </table:table-cell>
          <table:table-cell table:style-name="ce7" table:formula="of:=IF(ROUND([.I106];6)=ROUND([.T106];6);0;1)" office:value-type="float" office:value="0" calcext:value-type="float">
            <text:p>0</text:p>
          </table:table-cell>
          <table:table-cell table:style-name="ce7" table:formula="of:=IF(ROUND([.J106];6)=ROUND([.U106];6);0;1)" office:value-type="float" office:value="1" calcext:value-type="float">
            <text:p>1</text:p>
          </table:table-cell>
          <table:table-cell table:style-name="ce7" table:formula="of:=IF(ROUND([.K106];6)=ROUND([.V106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29165897385431" calcext:value-type="float">
            <text:p>-0.29165897385431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office:value-type="float" office:value="0.44071548690649" calcext:value-type="float">
            <text:p>0.44071548690649</text:p>
          </table:table-cell>
          <table:table-cell office:value-type="float" office:value="0.782755051472853" calcext:value-type="float">
            <text:p>0.782755051472853</text:p>
          </table:table-cell>
          <table:table-cell office:value-type="float" office:value="0.819355766144" calcext:value-type="float">
            <text:p>0.819355766144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291658944904609" calcext:value-type="float">
            <text:p>-0.291658944904609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office:value-type="float" office:value="0.440715472715237" calcext:value-type="float">
            <text:p>0.440715472715237</text:p>
          </table:table-cell>
          <table:table-cell office:value-type="float" office:value="0.782755044751816" calcext:value-type="float">
            <text:p>0.782755044751816</text:p>
          </table:table-cell>
          <table:table-cell office:value-type="float" office:value="0.819355798344486" calcext:value-type="float">
            <text:p>0.819355798344486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107];6)=ROUND([.L107];6);0;1)" office:value-type="float" office:value="0" calcext:value-type="float">
            <text:p>0</text:p>
          </table:table-cell>
          <table:table-cell table:style-name="ce6" table:formula="of:=IF(ROUND([.B107];6)=ROUND([.M107];6);0;1)" office:value-type="float" office:value="0" calcext:value-type="float">
            <text:p>0</text:p>
          </table:table-cell>
          <table:table-cell table:style-name="ce6" table:formula="of:=IF(ROUND([.C107];6)=ROUND([.N107];6);0;1)" office:value-type="float" office:value="0" calcext:value-type="float">
            <text:p>0</text:p>
          </table:table-cell>
          <table:table-cell table:style-name="ce7" table:formula="of:=IF(ROUND([.D107];6)=ROUND([.O107];6);0;1)" office:value-type="float" office:value="0" calcext:value-type="float">
            <text:p>0</text:p>
          </table:table-cell>
          <table:table-cell table:style-name="ce7" table:formula="of:=IF(ROUND([.E107];6)=ROUND([.P107];6);0;1)" office:value-type="float" office:value="0" calcext:value-type="float">
            <text:p>0</text:p>
          </table:table-cell>
          <table:table-cell table:style-name="ce7" table:formula="of:=IF(ROUND([.F107];6)=ROUND([.Q107];6);0;1)" office:value-type="float" office:value="0" calcext:value-type="float">
            <text:p>0</text:p>
          </table:table-cell>
          <table:table-cell table:style-name="ce7" table:formula="of:=IF(ROUND([.G107];6)=ROUND([.R107];6);0;1)" office:value-type="float" office:value="0" calcext:value-type="float">
            <text:p>0</text:p>
          </table:table-cell>
          <table:table-cell table:style-name="ce7" table:formula="of:=IF(ROUND([.H107];6)=ROUND([.S107];6);0;1)" office:value-type="float" office:value="0" calcext:value-type="float">
            <text:p>0</text:p>
          </table:table-cell>
          <table:table-cell table:style-name="ce7" table:formula="of:=IF(ROUND([.I107];6)=ROUND([.T107];6);0;1)" office:value-type="float" office:value="0" calcext:value-type="float">
            <text:p>0</text:p>
          </table:table-cell>
          <table:table-cell table:style-name="ce7" table:formula="of:=IF(ROUND([.J107];6)=ROUND([.U107];6);0;1)" office:value-type="float" office:value="1" calcext:value-type="float">
            <text:p>1</text:p>
          </table:table-cell>
          <table:table-cell table:style-name="ce7" table:formula="of:=IF(ROUND([.K107];6)=ROUND([.V107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860011919835397" calcext:value-type="float">
            <text:p>-0.00860011919835397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998826397201336" calcext:value-type="float">
            <text:p>0.998826397201336</text:p>
          </table:table-cell>
          <table:table-cell office:value-type="float" office:value="0.00352453196846402" calcext:value-type="float">
            <text:p>0.00352453196846402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.000186558045698453" calcext:value-type="float">
            <text:p>0.000186558045698453</text:p>
          </table:table-cell>
          <table:table-cell office:value-type="float" office:value="-0.00110667217611685" calcext:value-type="float">
            <text:p>-0.00110667217611685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128530013995771" calcext:value-type="float">
            <text:p>0.128530013995771</text:p>
          </table:table-cell>
          <table:table-cell office:value-type="float" office:value="47.5423638776145" calcext:value-type="float">
            <text:p>47.5423638776145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863413980818" calcext:value-type="float">
            <text:p>1.5863413980818</text:p>
          </table:table-cell>
          <table:table-cell office:value-type="float" office:value="2.51647903126812" calcext:value-type="float">
            <text:p>2.51647903126812</text:p>
          </table:table-cell>
          <table:table-cell table:style-name="ce6" table:formula="of:=IF(ROUND([.A108];6)=ROUND([.L108];6);0;1)" office:value-type="float" office:value="1" calcext:value-type="float">
            <text:p>1</text:p>
          </table:table-cell>
          <table:table-cell table:style-name="ce6" table:formula="of:=IF(ROUND([.B108];6)=ROUND([.M108];6);0;1)" office:value-type="float" office:value="0" calcext:value-type="float">
            <text:p>0</text:p>
          </table:table-cell>
          <table:table-cell table:style-name="ce6" table:formula="of:=IF(ROUND([.C108];6)=ROUND([.N108];6);0;1)" office:value-type="float" office:value="0" calcext:value-type="float">
            <text:p>0</text:p>
          </table:table-cell>
          <table:table-cell table:style-name="ce7" table:formula="of:=IF(ROUND([.D108];6)=ROUND([.O108];6);0;1)" office:value-type="float" office:value="0" calcext:value-type="float">
            <text:p>0</text:p>
          </table:table-cell>
          <table:table-cell table:style-name="ce7" table:formula="of:=IF(ROUND([.E108];6)=ROUND([.P108];6);0;1)" office:value-type="float" office:value="1" calcext:value-type="float">
            <text:p>1</text:p>
          </table:table-cell>
          <table:table-cell table:style-name="ce7" table:formula="of:=IF(ROUND([.F108];6)=ROUND([.Q108];6);0;1)" office:value-type="float" office:value="1" calcext:value-type="float">
            <text:p>1</text:p>
          </table:table-cell>
          <table:table-cell table:style-name="ce7" table:formula="of:=IF(ROUND([.G108];6)=ROUND([.R108];6);0;1)" office:value-type="float" office:value="1" calcext:value-type="float">
            <text:p>1</text:p>
          </table:table-cell>
          <table:table-cell table:style-name="ce7" table:formula="of:=IF(ROUND([.H108];6)=ROUND([.S108];6);0;1)" office:value-type="float" office:value="0" calcext:value-type="float">
            <text:p>0</text:p>
          </table:table-cell>
          <table:table-cell table:style-name="ce7" table:formula="of:=IF(ROUND([.I108];6)=ROUND([.T108];6);0;1)" office:value-type="float" office:value="0" calcext:value-type="float">
            <text:p>0</text:p>
          </table:table-cell>
          <table:table-cell table:style-name="ce7" table:formula="of:=IF(ROUND([.J108];6)=ROUND([.U108];6);0;1)" office:value-type="float" office:value="1" calcext:value-type="float">
            <text:p>1</text:p>
          </table:table-cell>
          <table:table-cell table:style-name="ce7" table:formula="of:=IF(ROUND([.K108];6)=ROUND([.V108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934377907657763" calcext:value-type="float">
            <text:p>-0.0934377907657763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992617880323312" calcext:value-type="float">
            <text:p>0.992617880323312</text:p>
          </table:table-cell>
          <table:table-cell office:value-type="float" office:value="0.022294686821254" calcext:value-type="float">
            <text:p>0.022294686821254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0.00746472525175883" calcext:value-type="float">
            <text:p>0.00746472525175883</text:p>
          </table:table-cell>
          <table:table-cell office:value-type="float" office:value="-0.0318849839179076" calcext:value-type="float">
            <text:p>-0.0318849839179076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338723827904602" calcext:value-type="float">
            <text:p>0.338723827904602</text:p>
          </table:table-cell>
          <table:table-cell office:value-type="float" office:value="6.84243347776398" calcext:value-type="float">
            <text:p>6.84243347776398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5136013832142" calcext:value-type="float">
            <text:p>1.5136013832142</text:p>
          </table:table-cell>
          <table:table-cell office:value-type="float" office:value="2.29098914726795" calcext:value-type="float">
            <text:p>2.29098914726795</text:p>
          </table:table-cell>
          <table:table-cell table:style-name="ce6" table:formula="of:=IF(ROUND([.A109];6)=ROUND([.L109];6);0;1)" office:value-type="float" office:value="1" calcext:value-type="float">
            <text:p>1</text:p>
          </table:table-cell>
          <table:table-cell table:style-name="ce6" table:formula="of:=IF(ROUND([.B109];6)=ROUND([.M109];6);0;1)" office:value-type="float" office:value="0" calcext:value-type="float">
            <text:p>0</text:p>
          </table:table-cell>
          <table:table-cell table:style-name="ce6" table:formula="of:=IF(ROUND([.C109];6)=ROUND([.N109];6);0;1)" office:value-type="float" office:value="0" calcext:value-type="float">
            <text:p>0</text:p>
          </table:table-cell>
          <table:table-cell table:style-name="ce7" table:formula="of:=IF(ROUND([.D109];6)=ROUND([.O109];6);0;1)" office:value-type="float" office:value="0" calcext:value-type="float">
            <text:p>0</text:p>
          </table:table-cell>
          <table:table-cell table:style-name="ce7" table:formula="of:=IF(ROUND([.E109];6)=ROUND([.P109];6);0;1)" office:value-type="float" office:value="1" calcext:value-type="float">
            <text:p>1</text:p>
          </table:table-cell>
          <table:table-cell table:style-name="ce7" table:formula="of:=IF(ROUND([.F109];6)=ROUND([.Q109];6);0;1)" office:value-type="float" office:value="1" calcext:value-type="float">
            <text:p>1</text:p>
          </table:table-cell>
          <table:table-cell table:style-name="ce7" table:formula="of:=IF(ROUND([.G109];6)=ROUND([.R109];6);0;1)" office:value-type="float" office:value="0" calcext:value-type="float">
            <text:p>0</text:p>
          </table:table-cell>
          <table:table-cell table:style-name="ce7" table:formula="of:=IF(ROUND([.H109];6)=ROUND([.S109];6);0;1)" office:value-type="float" office:value="0" calcext:value-type="float">
            <text:p>0</text:p>
          </table:table-cell>
          <table:table-cell table:style-name="ce7" table:formula="of:=IF(ROUND([.I109];6)=ROUND([.T109];6);0;1)" office:value-type="float" office:value="0" calcext:value-type="float">
            <text:p>0</text:p>
          </table:table-cell>
          <table:table-cell table:style-name="ce7" table:formula="of:=IF(ROUND([.J109];6)=ROUND([.U109];6);0;1)" office:value-type="float" office:value="1" calcext:value-type="float">
            <text:p>1</text:p>
          </table:table-cell>
          <table:table-cell table:style-name="ce7" table:formula="of:=IF(ROUND([.K109];6)=ROUND([.V109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412957293429176" calcext:value-type="float">
            <text:p>-0.412957293429176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972980826129829" calcext:value-type="float">
            <text:p>0.972980826129829</text:p>
          </table:table-cell>
          <table:table-cell office:value-type="float" office:value="0.0830883020277756" calcext:value-type="float">
            <text:p>0.0830883020277756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0.103679010403275" calcext:value-type="float">
            <text:p>0.103679010403275</text:p>
          </table:table-cell>
          <table:table-cell office:value-type="float" office:value="-0.294026863117448" calcext:value-type="float">
            <text:p>-0.29402686311744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692765373730482" calcext:value-type="float">
            <text:p>0.692765373730482</text:p>
          </table:table-cell>
          <table:table-cell office:value-type="float" office:value="1.30892883014833" calcext:value-type="float">
            <text:p>1.30892883014833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1.27800777371451" calcext:value-type="float">
            <text:p>1.27800777371451</text:p>
          </table:table-cell>
          <table:table-cell office:value-type="float" office:value="1.63330386967473" calcext:value-type="float">
            <text:p>1.63330386967473</text:p>
          </table:table-cell>
          <table:table-cell table:style-name="ce6" table:formula="of:=IF(ROUND([.A110];6)=ROUND([.L110];6);0;1)" office:value-type="float" office:value="1" calcext:value-type="float">
            <text:p>1</text:p>
          </table:table-cell>
          <table:table-cell table:style-name="ce6" table:formula="of:=IF(ROUND([.B110];6)=ROUND([.M110];6);0;1)" office:value-type="float" office:value="0" calcext:value-type="float">
            <text:p>0</text:p>
          </table:table-cell>
          <table:table-cell table:style-name="ce6" table:formula="of:=IF(ROUND([.C110];6)=ROUND([.N110];6);0;1)" office:value-type="float" office:value="0" calcext:value-type="float">
            <text:p>0</text:p>
          </table:table-cell>
          <table:table-cell table:style-name="ce7" table:formula="of:=IF(ROUND([.D110];6)=ROUND([.O110];6);0;1)" office:value-type="float" office:value="0" calcext:value-type="float">
            <text:p>0</text:p>
          </table:table-cell>
          <table:table-cell table:style-name="ce7" table:formula="of:=IF(ROUND([.E110];6)=ROUND([.P110];6);0;1)" office:value-type="float" office:value="1" calcext:value-type="float">
            <text:p>1</text:p>
          </table:table-cell>
          <table:table-cell table:style-name="ce7" table:formula="of:=IF(ROUND([.F110];6)=ROUND([.Q110];6);0;1)" office:value-type="float" office:value="1" calcext:value-type="float">
            <text:p>1</text:p>
          </table:table-cell>
          <table:table-cell table:style-name="ce7" table:formula="of:=IF(ROUND([.G110];6)=ROUND([.R110];6);0;1)" office:value-type="float" office:value="0" calcext:value-type="float">
            <text:p>0</text:p>
          </table:table-cell>
          <table:table-cell table:style-name="ce7" table:formula="of:=IF(ROUND([.H110];6)=ROUND([.S110];6);0;1)" office:value-type="float" office:value="0" calcext:value-type="float">
            <text:p>0</text:p>
          </table:table-cell>
          <table:table-cell table:style-name="ce7" table:formula="of:=IF(ROUND([.I110];6)=ROUND([.T110];6);0;1)" office:value-type="float" office:value="0" calcext:value-type="float">
            <text:p>0</text:p>
          </table:table-cell>
          <table:table-cell table:style-name="ce7" table:formula="of:=IF(ROUND([.J110];6)=ROUND([.U110];6);0;1)" office:value-type="float" office:value="1" calcext:value-type="float">
            <text:p>1</text:p>
          </table:table-cell>
          <table:table-cell table:style-name="ce7" table:formula="of:=IF(ROUND([.K110];6)=ROUND([.V110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0774821799122959" calcext:value-type="float">
            <text:p>-0.00774821799122959</text:p>
          </table:table-cell>
          <table:table-cell office:value-type="float" office:value="41.1781084941236" calcext:value-type="float">
            <text:p>41.1781084941236</text:p>
          </table:table-cell>
          <table:table-cell office:value-type="float" office:value="0.00112188851989315" calcext:value-type="float">
            <text:p>0.00112188851989315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6227392" calcext:value-type="float">
            <text:p>37.46227392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0774821718788424" calcext:value-type="float">
            <text:p>-0.00774821718788424</text:p>
          </table:table-cell>
          <table:table-cell office:value-type="float" office:value="41.1781063903472" calcext:value-type="float">
            <text:p>41.1781063903472</text:p>
          </table:table-cell>
          <table:table-cell office:value-type="float" office:value="0.00112188842267992" calcext:value-type="float">
            <text:p>0.001121888422679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7.462272644043" calcext:value-type="float">
            <text:p>37.46227264404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1];6)=ROUND([.L111];6);0;1)" office:value-type="float" office:value="0" calcext:value-type="float">
            <text:p>0</text:p>
          </table:table-cell>
          <table:table-cell table:style-name="ce6" table:formula="of:=IF(ROUND([.B111];6)=ROUND([.M111];6);0;1)" office:value-type="float" office:value="1" calcext:value-type="float">
            <text:p>1</text:p>
          </table:table-cell>
          <table:table-cell table:style-name="ce6" table:formula="of:=IF(ROUND([.C111];6)=ROUND([.N111];6);0;1)" office:value-type="float" office:value="0" calcext:value-type="float">
            <text:p>0</text:p>
          </table:table-cell>
          <table:table-cell table:style-name="ce7" table:formula="of:=IF(ROUND([.D111];6)=ROUND([.O111];6);0;1)" office:value-type="float" office:value="0" calcext:value-type="float">
            <text:p>0</text:p>
          </table:table-cell>
          <table:table-cell table:style-name="ce7" table:formula="of:=IF(ROUND([.E111];6)=ROUND([.P111];6);0;1)" office:value-type="float" office:value="0" calcext:value-type="float">
            <text:p>0</text:p>
          </table:table-cell>
          <table:table-cell table:style-name="ce7" table:formula="of:=IF(ROUND([.F111];6)=ROUND([.Q111];6);0;1)" office:value-type="float" office:value="0" calcext:value-type="float">
            <text:p>0</text:p>
          </table:table-cell>
          <table:table-cell table:style-name="ce7" table:formula="of:=IF(ROUND([.G111];6)=ROUND([.R111];6);0;1)" office:value-type="float" office:value="1" calcext:value-type="float">
            <text:p>1</text:p>
          </table:table-cell>
          <table:table-cell table:style-name="ce7" table:formula="of:=IF(ROUND([.H111];6)=ROUND([.S111];6);0;1)" office:value-type="float" office:value="0" calcext:value-type="float">
            <text:p>0</text:p>
          </table:table-cell>
          <table:table-cell table:style-name="ce7" table:formula="of:=IF(ROUND([.I111];6)=ROUND([.T111];6);0;1)" office:value-type="float" office:value="0" calcext:value-type="float">
            <text:p>0</text:p>
          </table:table-cell>
          <table:table-cell table:style-name="ce7" table:formula="of:=IF(ROUND([.J111];6)=ROUND([.U111];6);0;1)" office:value-type="float" office:value="0" calcext:value-type="float">
            <text:p>0</text:p>
          </table:table-cell>
          <table:table-cell table:style-name="ce7" table:formula="of:=IF(ROUND([.K111];6)=ROUND([.V111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28397527373418" calcext:value-type="float">
            <text:p>-0.0228397527373418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2];6)=ROUND([.L112];6);0;1)" office:value-type="float" office:value="0" calcext:value-type="float">
            <text:p>0</text:p>
          </table:table-cell>
          <table:table-cell table:style-name="ce6" table:formula="of:=IF(ROUND([.B112];6)=ROUND([.M112];6);0;1)" office:value-type="float" office:value="0" calcext:value-type="float">
            <text:p>0</text:p>
          </table:table-cell>
          <table:table-cell table:style-name="ce6" table:formula="of:=IF(ROUND([.C112];6)=ROUND([.N112];6);0;1)" office:value-type="float" office:value="0" calcext:value-type="float">
            <text:p>0</text:p>
          </table:table-cell>
          <table:table-cell table:style-name="ce7" table:formula="of:=IF(ROUND([.D112];6)=ROUND([.O112];6);0;1)" office:value-type="float" office:value="0" calcext:value-type="float">
            <text:p>0</text:p>
          </table:table-cell>
          <table:table-cell table:style-name="ce7" table:formula="of:=IF(ROUND([.E112];6)=ROUND([.P112];6);0;1)" office:value-type="float" office:value="0" calcext:value-type="float">
            <text:p>0</text:p>
          </table:table-cell>
          <table:table-cell table:style-name="ce7" table:formula="of:=IF(ROUND([.F112];6)=ROUND([.Q112];6);0;1)" office:value-type="float" office:value="0" calcext:value-type="float">
            <text:p>0</text:p>
          </table:table-cell>
          <table:table-cell table:style-name="ce7" table:formula="of:=IF(ROUND([.G112];6)=ROUND([.R112];6);0;1)" office:value-type="float" office:value="0" calcext:value-type="float">
            <text:p>0</text:p>
          </table:table-cell>
          <table:table-cell table:style-name="ce7" table:formula="of:=IF(ROUND([.H112];6)=ROUND([.S112];6);0;1)" office:value-type="float" office:value="0" calcext:value-type="float">
            <text:p>0</text:p>
          </table:table-cell>
          <table:table-cell table:style-name="ce7" table:formula="of:=IF(ROUND([.I112];6)=ROUND([.T112];6);0;1)" office:value-type="float" office:value="0" calcext:value-type="float">
            <text:p>0</text:p>
          </table:table-cell>
          <table:table-cell table:style-name="ce7" table:formula="of:=IF(ROUND([.J112];6)=ROUND([.U112];6);0;1)" office:value-type="float" office:value="0" calcext:value-type="float">
            <text:p>0</text:p>
          </table:table-cell>
          <table:table-cell table:style-name="ce7" table:formula="of:=IF(ROUND([.K112];6)=ROUND([.V112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89355664950086" calcext:value-type="float">
            <text:p>-0.0289355664950086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3];6)=ROUND([.L113];6);0;1)" office:value-type="float" office:value="0" calcext:value-type="float">
            <text:p>0</text:p>
          </table:table-cell>
          <table:table-cell table:style-name="ce6" table:formula="of:=IF(ROUND([.B113];6)=ROUND([.M113];6);0;1)" office:value-type="float" office:value="0" calcext:value-type="float">
            <text:p>0</text:p>
          </table:table-cell>
          <table:table-cell table:style-name="ce6" table:formula="of:=IF(ROUND([.C113];6)=ROUND([.N113];6);0;1)" office:value-type="float" office:value="0" calcext:value-type="float">
            <text:p>0</text:p>
          </table:table-cell>
          <table:table-cell table:style-name="ce7" table:formula="of:=IF(ROUND([.D113];6)=ROUND([.O113];6);0;1)" office:value-type="float" office:value="0" calcext:value-type="float">
            <text:p>0</text:p>
          </table:table-cell>
          <table:table-cell table:style-name="ce7" table:formula="of:=IF(ROUND([.E113];6)=ROUND([.P113];6);0;1)" office:value-type="float" office:value="0" calcext:value-type="float">
            <text:p>0</text:p>
          </table:table-cell>
          <table:table-cell table:style-name="ce7" table:formula="of:=IF(ROUND([.F113];6)=ROUND([.Q113];6);0;1)" office:value-type="float" office:value="0" calcext:value-type="float">
            <text:p>0</text:p>
          </table:table-cell>
          <table:table-cell table:style-name="ce7" table:formula="of:=IF(ROUND([.G113];6)=ROUND([.R113];6);0;1)" office:value-type="float" office:value="1" calcext:value-type="float">
            <text:p>1</text:p>
          </table:table-cell>
          <table:table-cell table:style-name="ce7" table:formula="of:=IF(ROUND([.H113];6)=ROUND([.S113];6);0;1)" office:value-type="float" office:value="0" calcext:value-type="float">
            <text:p>0</text:p>
          </table:table-cell>
          <table:table-cell table:style-name="ce7" table:formula="of:=IF(ROUND([.I113];6)=ROUND([.T113];6);0;1)" office:value-type="float" office:value="0" calcext:value-type="float">
            <text:p>0</text:p>
          </table:table-cell>
          <table:table-cell table:style-name="ce7" table:formula="of:=IF(ROUND([.J113];6)=ROUND([.U113];6);0;1)" office:value-type="float" office:value="0" calcext:value-type="float">
            <text:p>0</text:p>
          </table:table-cell>
          <table:table-cell table:style-name="ce7" table:formula="of:=IF(ROUND([.K113];6)=ROUND([.V113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28397527373418" calcext:value-type="float">
            <text:p>-0.0228397527373418</text:p>
          </table:table-cell>
          <table:table-cell office:value-type="float" office:value="9.96672774332274" calcext:value-type="float">
            <text:p>9.96672774332274</text:p>
          </table:table-cell>
          <table:table-cell office:value-type="float" office:value="0.00786208643541608" calcext:value-type="float">
            <text:p>0.00786208643541608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1325" calcext:value-type="float">
            <text:p>21.556531325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28397516861105" calcext:value-type="float">
            <text:p>-0.0228397516861105</text:p>
          </table:table-cell>
          <table:table-cell office:value-type="float" office:value="9.96672756019306" calcext:value-type="float">
            <text:p>9.96672756019306</text:p>
          </table:table-cell>
          <table:table-cell office:value-type="float" office:value="0.00786208599518062" calcext:value-type="float">
            <text:p>0.0078620859951806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1.556530714035" calcext:value-type="float">
            <text:p>21.55653071403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4];6)=ROUND([.L114];6);0;1)" office:value-type="float" office:value="0" calcext:value-type="float">
            <text:p>0</text:p>
          </table:table-cell>
          <table:table-cell table:style-name="ce6" table:formula="of:=IF(ROUND([.B114];6)=ROUND([.M114];6);0;1)" office:value-type="float" office:value="0" calcext:value-type="float">
            <text:p>0</text:p>
          </table:table-cell>
          <table:table-cell table:style-name="ce6" table:formula="of:=IF(ROUND([.C114];6)=ROUND([.N114];6);0;1)" office:value-type="float" office:value="0" calcext:value-type="float">
            <text:p>0</text:p>
          </table:table-cell>
          <table:table-cell table:style-name="ce7" table:formula="of:=IF(ROUND([.D114];6)=ROUND([.O114];6);0;1)" office:value-type="float" office:value="0" calcext:value-type="float">
            <text:p>0</text:p>
          </table:table-cell>
          <table:table-cell table:style-name="ce7" table:formula="of:=IF(ROUND([.E114];6)=ROUND([.P114];6);0;1)" office:value-type="float" office:value="0" calcext:value-type="float">
            <text:p>0</text:p>
          </table:table-cell>
          <table:table-cell table:style-name="ce7" table:formula="of:=IF(ROUND([.F114];6)=ROUND([.Q114];6);0;1)" office:value-type="float" office:value="0" calcext:value-type="float">
            <text:p>0</text:p>
          </table:table-cell>
          <table:table-cell table:style-name="ce7" table:formula="of:=IF(ROUND([.G114];6)=ROUND([.R114];6);0;1)" office:value-type="float" office:value="0" calcext:value-type="float">
            <text:p>0</text:p>
          </table:table-cell>
          <table:table-cell table:style-name="ce7" table:formula="of:=IF(ROUND([.H114];6)=ROUND([.S114];6);0;1)" office:value-type="float" office:value="0" calcext:value-type="float">
            <text:p>0</text:p>
          </table:table-cell>
          <table:table-cell table:style-name="ce7" table:formula="of:=IF(ROUND([.I114];6)=ROUND([.T114];6);0;1)" office:value-type="float" office:value="0" calcext:value-type="float">
            <text:p>0</text:p>
          </table:table-cell>
          <table:table-cell table:style-name="ce7" table:formula="of:=IF(ROUND([.J114];6)=ROUND([.U114];6);0;1)" office:value-type="float" office:value="0" calcext:value-type="float">
            <text:p>0</text:p>
          </table:table-cell>
          <table:table-cell table:style-name="ce7" table:formula="of:=IF(ROUND([.K114];6)=ROUND([.V114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147786756854894" calcext:value-type="float">
            <text:p>-0.147786756854894</text:p>
          </table:table-cell>
          <table:table-cell office:value-type="float" office:value="2.41234154608377" calcext:value-type="float">
            <text:p>2.41234154608377</text:p>
          </table:table-cell>
          <table:table-cell office:value-type="float" office:value="0.0550967426993912" calcext:value-type="float">
            <text:p>0.055096742699391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078873" calcext:value-type="float">
            <text:p>5.650788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147786753816758" calcext:value-type="float">
            <text:p>-0.147786753816758</text:p>
          </table:table-cell>
          <table:table-cell office:value-type="float" office:value="2.4123415806803" calcext:value-type="float">
            <text:p>2.4123415806803</text:p>
          </table:table-cell>
          <table:table-cell office:value-type="float" office:value="0.0550967413033467" calcext:value-type="float">
            <text:p>0.055096741303346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5.6507887840271" calcext:value-type="float">
            <text:p>5.650788784027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5];6)=ROUND([.L115];6);0;1)" office:value-type="float" office:value="0" calcext:value-type="float">
            <text:p>0</text:p>
          </table:table-cell>
          <table:table-cell table:style-name="ce6" table:formula="of:=IF(ROUND([.B115];6)=ROUND([.M115];6);0;1)" office:value-type="float" office:value="0" calcext:value-type="float">
            <text:p>0</text:p>
          </table:table-cell>
          <table:table-cell table:style-name="ce6" table:formula="of:=IF(ROUND([.C115];6)=ROUND([.N115];6);0;1)" office:value-type="float" office:value="0" calcext:value-type="float">
            <text:p>0</text:p>
          </table:table-cell>
          <table:table-cell table:style-name="ce7" table:formula="of:=IF(ROUND([.D115];6)=ROUND([.O115];6);0;1)" office:value-type="float" office:value="0" calcext:value-type="float">
            <text:p>0</text:p>
          </table:table-cell>
          <table:table-cell table:style-name="ce7" table:formula="of:=IF(ROUND([.E115];6)=ROUND([.P115];6);0;1)" office:value-type="float" office:value="0" calcext:value-type="float">
            <text:p>0</text:p>
          </table:table-cell>
          <table:table-cell table:style-name="ce7" table:formula="of:=IF(ROUND([.F115];6)=ROUND([.Q115];6);0;1)" office:value-type="float" office:value="0" calcext:value-type="float">
            <text:p>0</text:p>
          </table:table-cell>
          <table:table-cell table:style-name="ce7" table:formula="of:=IF(ROUND([.G115];6)=ROUND([.R115];6);0;1)" office:value-type="float" office:value="0" calcext:value-type="float">
            <text:p>0</text:p>
          </table:table-cell>
          <table:table-cell table:style-name="ce7" table:formula="of:=IF(ROUND([.H115];6)=ROUND([.S115];6);0;1)" office:value-type="float" office:value="0" calcext:value-type="float">
            <text:p>0</text:p>
          </table:table-cell>
          <table:table-cell table:style-name="ce7" table:formula="of:=IF(ROUND([.I115];6)=ROUND([.T115];6);0;1)" office:value-type="float" office:value="0" calcext:value-type="float">
            <text:p>0</text:p>
          </table:table-cell>
          <table:table-cell table:style-name="ce7" table:formula="of:=IF(ROUND([.J115];6)=ROUND([.U115];6);0;1)" office:value-type="float" office:value="0" calcext:value-type="float">
            <text:p>0</text:p>
          </table:table-cell>
          <table:table-cell table:style-name="ce7" table:formula="of:=IF(ROUND([.K115];6)=ROUND([.V115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7434447947121" calcext:value-type="float">
            <text:p>-0.27434447947121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6];6)=ROUND([.L116];6);0;1)" office:value-type="float" office:value="0" calcext:value-type="float">
            <text:p>0</text:p>
          </table:table-cell>
          <table:table-cell table:style-name="ce6" table:formula="of:=IF(ROUND([.B116];6)=ROUND([.M116];6);0;1)" office:value-type="float" office:value="0" calcext:value-type="float">
            <text:p>0</text:p>
          </table:table-cell>
          <table:table-cell table:style-name="ce6" table:formula="of:=IF(ROUND([.C116];6)=ROUND([.N116];6);0;1)" office:value-type="float" office:value="0" calcext:value-type="float">
            <text:p>0</text:p>
          </table:table-cell>
          <table:table-cell table:style-name="ce7" table:formula="of:=IF(ROUND([.D116];6)=ROUND([.O116];6);0;1)" office:value-type="float" office:value="0" calcext:value-type="float">
            <text:p>0</text:p>
          </table:table-cell>
          <table:table-cell table:style-name="ce7" table:formula="of:=IF(ROUND([.E116];6)=ROUND([.P116];6);0;1)" office:value-type="float" office:value="0" calcext:value-type="float">
            <text:p>0</text:p>
          </table:table-cell>
          <table:table-cell table:style-name="ce7" table:formula="of:=IF(ROUND([.F116];6)=ROUND([.Q116];6);0;1)" office:value-type="float" office:value="0" calcext:value-type="float">
            <text:p>0</text:p>
          </table:table-cell>
          <table:table-cell table:style-name="ce7" table:formula="of:=IF(ROUND([.G116];6)=ROUND([.R116];6);0;1)" office:value-type="float" office:value="0" calcext:value-type="float">
            <text:p>0</text:p>
          </table:table-cell>
          <table:table-cell table:style-name="ce7" table:formula="of:=IF(ROUND([.H116];6)=ROUND([.S116];6);0;1)" office:value-type="float" office:value="0" calcext:value-type="float">
            <text:p>0</text:p>
          </table:table-cell>
          <table:table-cell table:style-name="ce7" table:formula="of:=IF(ROUND([.I116];6)=ROUND([.T116];6);0;1)" office:value-type="float" office:value="0" calcext:value-type="float">
            <text:p>0</text:p>
          </table:table-cell>
          <table:table-cell table:style-name="ce7" table:formula="of:=IF(ROUND([.J116];6)=ROUND([.U116];6);0;1)" office:value-type="float" office:value="0" calcext:value-type="float">
            <text:p>0</text:p>
          </table:table-cell>
          <table:table-cell table:style-name="ce7" table:formula="of:=IF(ROUND([.K116];6)=ROUND([.V116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289355664950086" calcext:value-type="float">
            <text:p>-0.0289355664950086</text:p>
          </table:table-cell>
          <table:table-cell office:value-type="float" office:value="3.27295623080905" calcext:value-type="float">
            <text:p>3.27295623080905</text:p>
          </table:table-cell>
          <table:table-cell office:value-type="float" office:value="0.0272564796664959" calcext:value-type="float">
            <text:p>0.02725647966649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6523" calcext:value-type="float">
            <text:p>19.371258652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289355647375398" calcext:value-type="float">
            <text:p>-0.0289355647375398</text:p>
          </table:table-cell>
          <table:table-cell office:value-type="float" office:value="3.27295617051543" calcext:value-type="float">
            <text:p>3.27295617051543</text:p>
          </table:table-cell>
          <table:table-cell office:value-type="float" office:value="0.0272564776240043" calcext:value-type="float">
            <text:p>0.0272564776240043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9.371258020401" calcext:value-type="float">
            <text:p>19.371258020401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7];6)=ROUND([.L117];6);0;1)" office:value-type="float" office:value="0" calcext:value-type="float">
            <text:p>0</text:p>
          </table:table-cell>
          <table:table-cell table:style-name="ce6" table:formula="of:=IF(ROUND([.B117];6)=ROUND([.M117];6);0;1)" office:value-type="float" office:value="0" calcext:value-type="float">
            <text:p>0</text:p>
          </table:table-cell>
          <table:table-cell table:style-name="ce6" table:formula="of:=IF(ROUND([.C117];6)=ROUND([.N117];6);0;1)" office:value-type="float" office:value="0" calcext:value-type="float">
            <text:p>0</text:p>
          </table:table-cell>
          <table:table-cell table:style-name="ce7" table:formula="of:=IF(ROUND([.D117];6)=ROUND([.O117];6);0;1)" office:value-type="float" office:value="0" calcext:value-type="float">
            <text:p>0</text:p>
          </table:table-cell>
          <table:table-cell table:style-name="ce7" table:formula="of:=IF(ROUND([.E117];6)=ROUND([.P117];6);0;1)" office:value-type="float" office:value="0" calcext:value-type="float">
            <text:p>0</text:p>
          </table:table-cell>
          <table:table-cell table:style-name="ce7" table:formula="of:=IF(ROUND([.F117];6)=ROUND([.Q117];6);0;1)" office:value-type="float" office:value="0" calcext:value-type="float">
            <text:p>0</text:p>
          </table:table-cell>
          <table:table-cell table:style-name="ce7" table:formula="of:=IF(ROUND([.G117];6)=ROUND([.R117];6);0;1)" office:value-type="float" office:value="1" calcext:value-type="float">
            <text:p>1</text:p>
          </table:table-cell>
          <table:table-cell table:style-name="ce7" table:formula="of:=IF(ROUND([.H117];6)=ROUND([.S117];6);0;1)" office:value-type="float" office:value="0" calcext:value-type="float">
            <text:p>0</text:p>
          </table:table-cell>
          <table:table-cell table:style-name="ce7" table:formula="of:=IF(ROUND([.I117];6)=ROUND([.T117];6);0;1)" office:value-type="float" office:value="0" calcext:value-type="float">
            <text:p>0</text:p>
          </table:table-cell>
          <table:table-cell table:style-name="ce7" table:formula="of:=IF(ROUND([.J117];6)=ROUND([.U117];6);0;1)" office:value-type="float" office:value="0" calcext:value-type="float">
            <text:p>0</text:p>
          </table:table-cell>
          <table:table-cell table:style-name="ce7" table:formula="of:=IF(ROUND([.K117];6)=ROUND([.V117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27434447947121" calcext:value-type="float">
            <text:p>-0.27434447947121</text:p>
          </table:table-cell>
          <table:table-cell office:value-type="float" office:value="0.792184606365316" calcext:value-type="float">
            <text:p>0.792184606365316</text:p>
          </table:table-cell>
          <table:table-cell office:value-type="float" office:value="0.191010778043759" calcext:value-type="float">
            <text:p>0.191010778043759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573" calcext:value-type="float">
            <text:p>3.4655160573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274344468625069" calcext:value-type="float">
            <text:p>-0.274344468625069</text:p>
          </table:table-cell>
          <table:table-cell office:value-type="float" office:value="0.792184617688657" calcext:value-type="float">
            <text:p>0.792184617688657</text:p>
          </table:table-cell>
          <table:table-cell office:value-type="float" office:value="0.191010769585931" calcext:value-type="float">
            <text:p>0.191010769585931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3.46551609039307" calcext:value-type="float">
            <text:p>3.46551609039307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8];6)=ROUND([.L118];6);0;1)" office:value-type="float" office:value="0" calcext:value-type="float">
            <text:p>0</text:p>
          </table:table-cell>
          <table:table-cell table:style-name="ce6" table:formula="of:=IF(ROUND([.B118];6)=ROUND([.M118];6);0;1)" office:value-type="float" office:value="0" calcext:value-type="float">
            <text:p>0</text:p>
          </table:table-cell>
          <table:table-cell table:style-name="ce6" table:formula="of:=IF(ROUND([.C118];6)=ROUND([.N118];6);0;1)" office:value-type="float" office:value="0" calcext:value-type="float">
            <text:p>0</text:p>
          </table:table-cell>
          <table:table-cell table:style-name="ce7" table:formula="of:=IF(ROUND([.D118];6)=ROUND([.O118];6);0;1)" office:value-type="float" office:value="0" calcext:value-type="float">
            <text:p>0</text:p>
          </table:table-cell>
          <table:table-cell table:style-name="ce7" table:formula="of:=IF(ROUND([.E118];6)=ROUND([.P118];6);0;1)" office:value-type="float" office:value="0" calcext:value-type="float">
            <text:p>0</text:p>
          </table:table-cell>
          <table:table-cell table:style-name="ce7" table:formula="of:=IF(ROUND([.F118];6)=ROUND([.Q118];6);0;1)" office:value-type="float" office:value="0" calcext:value-type="float">
            <text:p>0</text:p>
          </table:table-cell>
          <table:table-cell table:style-name="ce7" table:formula="of:=IF(ROUND([.G118];6)=ROUND([.R118];6);0;1)" office:value-type="float" office:value="0" calcext:value-type="float">
            <text:p>0</text:p>
          </table:table-cell>
          <table:table-cell table:style-name="ce7" table:formula="of:=IF(ROUND([.H118];6)=ROUND([.S118];6);0;1)" office:value-type="float" office:value="0" calcext:value-type="float">
            <text:p>0</text:p>
          </table:table-cell>
          <table:table-cell table:style-name="ce7" table:formula="of:=IF(ROUND([.I118];6)=ROUND([.T118];6);0;1)" office:value-type="float" office:value="0" calcext:value-type="float">
            <text:p>0</text:p>
          </table:table-cell>
          <table:table-cell table:style-name="ce7" table:formula="of:=IF(ROUND([.J118];6)=ROUND([.U118];6);0;1)" office:value-type="float" office:value="0" calcext:value-type="float">
            <text:p>0</text:p>
          </table:table-cell>
          <table:table-cell table:style-name="ce7" table:formula="of:=IF(ROUND([.K118];6)=ROUND([.V118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845456276176125" calcext:value-type="float">
            <text:p>-0.845456276176125</text:p>
          </table:table-cell>
          <table:table-cell office:value-type="float" office:value="0.260144112503868" calcext:value-type="float">
            <text:p>0.260144112503868</text:p>
          </table:table-cell>
          <table:table-cell office:value-type="float" office:value="0.662200985781422" calcext:value-type="float">
            <text:p>0.662200985781422</text:p>
          </table:table-cell>
          <table:table-cell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office:value-type="float" office:value="6.3120872204923E-032" calcext:value-type="float">
            <text:p>6.3120872204923E-32</text:p>
          </table:table-cell>
          <table:table-cell office:value-type="float" office:value="1.2802433846" calcext:value-type="float">
            <text:p>1.2802433846</text:p>
          </table:table-cell>
          <table:table-cell table:number-columns-repeated="3"/>
          <table:table-cell office:value-type="float" office:value="4.93038065763132E-032" calcext:value-type="float">
            <text:p>4.93038065763132E-32</text:p>
          </table:table-cell>
          <table:table-cell office:value-type="float" office:value="-0.845456226740718" calcext:value-type="float">
            <text:p>-0.845456226740718</text:p>
          </table:table-cell>
          <table:table-cell office:value-type="float" office:value="0.260144116209922" calcext:value-type="float">
            <text:p>0.260144116209922</text:p>
          </table:table-cell>
          <table:table-cell office:value-type="float" office:value="0.662200943916687" calcext:value-type="float">
            <text:p>0.66220094391668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.28024339675903" calcext:value-type="float">
            <text:p>1.28024339675903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19];6)=ROUND([.L119];6);0;1)" office:value-type="float" office:value="0" calcext:value-type="float">
            <text:p>0</text:p>
          </table:table-cell>
          <table:table-cell table:style-name="ce6" table:formula="of:=IF(ROUND([.B119];6)=ROUND([.M119];6);0;1)" office:value-type="float" office:value="0" calcext:value-type="float">
            <text:p>0</text:p>
          </table:table-cell>
          <table:table-cell table:style-name="ce6" table:formula="of:=IF(ROUND([.C119];6)=ROUND([.N119];6);0;1)" office:value-type="float" office:value="0" calcext:value-type="float">
            <text:p>0</text:p>
          </table:table-cell>
          <table:table-cell table:style-name="ce7" table:formula="of:=IF(ROUND([.D119];6)=ROUND([.O119];6);0;1)" office:value-type="float" office:value="0" calcext:value-type="float">
            <text:p>0</text:p>
          </table:table-cell>
          <table:table-cell table:style-name="ce7" table:formula="of:=IF(ROUND([.E119];6)=ROUND([.P119];6);0;1)" office:value-type="float" office:value="0" calcext:value-type="float">
            <text:p>0</text:p>
          </table:table-cell>
          <table:table-cell table:style-name="ce7" table:formula="of:=IF(ROUND([.F119];6)=ROUND([.Q119];6);0;1)" office:value-type="float" office:value="0" calcext:value-type="float">
            <text:p>0</text:p>
          </table:table-cell>
          <table:table-cell table:style-name="ce7" table:formula="of:=IF(ROUND([.G119];6)=ROUND([.R119];6);0;1)" office:value-type="float" office:value="0" calcext:value-type="float">
            <text:p>0</text:p>
          </table:table-cell>
          <table:table-cell table:style-name="ce7" table:formula="of:=IF(ROUND([.H119];6)=ROUND([.S119];6);0;1)" office:value-type="float" office:value="0" calcext:value-type="float">
            <text:p>0</text:p>
          </table:table-cell>
          <table:table-cell table:style-name="ce7" table:formula="of:=IF(ROUND([.I119];6)=ROUND([.T119];6);0;1)" office:value-type="float" office:value="0" calcext:value-type="float">
            <text:p>0</text:p>
          </table:table-cell>
          <table:table-cell table:style-name="ce7" table:formula="of:=IF(ROUND([.J119];6)=ROUND([.U119];6);0;1)" office:value-type="float" office:value="0" calcext:value-type="float">
            <text:p>0</text:p>
          </table:table-cell>
          <table:table-cell table:style-name="ce7" table:formula="of:=IF(ROUND([.K119];6)=ROUND([.V11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129655635621074" calcext:value-type="float">
            <text:p>-0.0129655635621074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20];6)=ROUND([.L120];6);0;1)" office:value-type="float" office:value="0" calcext:value-type="float">
            <text:p>0</text:p>
          </table:table-cell>
          <table:table-cell table:style-name="ce6" table:formula="of:=IF(ROUND([.B120];6)=ROUND([.M120];6);0;1)" office:value-type="float" office:value="0" calcext:value-type="float">
            <text:p>0</text:p>
          </table:table-cell>
          <table:table-cell table:style-name="ce6" table:formula="of:=IF(ROUND([.C120];6)=ROUND([.N120];6);0;1)" office:value-type="float" office:value="0" calcext:value-type="float">
            <text:p>0</text:p>
          </table:table-cell>
          <table:table-cell table:style-name="ce7" table:formula="of:=IF(ROUND([.D120];6)=ROUND([.O120];6);0;1)" office:value-type="float" office:value="0" calcext:value-type="float">
            <text:p>0</text:p>
          </table:table-cell>
          <table:table-cell table:style-name="ce7" table:formula="of:=IF(ROUND([.E120];6)=ROUND([.P120];6);0;1)" office:value-type="float" office:value="0" calcext:value-type="float">
            <text:p>0</text:p>
          </table:table-cell>
          <table:table-cell table:style-name="ce7" table:formula="of:=IF(ROUND([.F120];6)=ROUND([.Q120];6);0;1)" office:value-type="float" office:value="0" calcext:value-type="float">
            <text:p>0</text:p>
          </table:table-cell>
          <table:table-cell table:style-name="ce7" table:formula="of:=IF(ROUND([.G120];6)=ROUND([.R120];6);0;1)" office:value-type="float" office:value="1" calcext:value-type="float">
            <text:p>1</text:p>
          </table:table-cell>
          <table:table-cell table:style-name="ce7" table:formula="of:=IF(ROUND([.H120];6)=ROUND([.S120];6);0;1)" office:value-type="float" office:value="0" calcext:value-type="float">
            <text:p>0</text:p>
          </table:table-cell>
          <table:table-cell table:style-name="ce7" table:formula="of:=IF(ROUND([.I120];6)=ROUND([.T120];6);0;1)" office:value-type="float" office:value="0" calcext:value-type="float">
            <text:p>0</text:p>
          </table:table-cell>
          <table:table-cell table:style-name="ce7" table:formula="of:=IF(ROUND([.J120];6)=ROUND([.U120];6);0;1)" office:value-type="float" office:value="0" calcext:value-type="float">
            <text:p>0</text:p>
          </table:table-cell>
          <table:table-cell table:style-name="ce7" table:formula="of:=IF(ROUND([.K120];6)=ROUND([.V12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139112332401368" calcext:value-type="float">
            <text:p>-0.139112332401368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1.47254304698702E-031" calcext:value-type="float">
            <text:p>1.47254304698702E-31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4.93038065763132E-032" calcext:value-type="float">
            <text:p>4.93038065763132E-32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21];6)=ROUND([.L121];6);0;1)" office:value-type="float" office:value="0" calcext:value-type="float">
            <text:p>0</text:p>
          </table:table-cell>
          <table:table-cell table:style-name="ce6" table:formula="of:=IF(ROUND([.B121];6)=ROUND([.M121];6);0;1)" office:value-type="float" office:value="0" calcext:value-type="float">
            <text:p>0</text:p>
          </table:table-cell>
          <table:table-cell table:style-name="ce6" table:formula="of:=IF(ROUND([.C121];6)=ROUND([.N121];6);0;1)" office:value-type="float" office:value="0" calcext:value-type="float">
            <text:p>0</text:p>
          </table:table-cell>
          <table:table-cell table:style-name="ce7" table:formula="of:=IF(ROUND([.D121];6)=ROUND([.O121];6);0;1)" office:value-type="float" office:value="0" calcext:value-type="float">
            <text:p>0</text:p>
          </table:table-cell>
          <table:table-cell table:style-name="ce7" table:formula="of:=IF(ROUND([.E121];6)=ROUND([.P121];6);0;1)" office:value-type="float" office:value="0" calcext:value-type="float">
            <text:p>0</text:p>
          </table:table-cell>
          <table:table-cell table:style-name="ce7" table:formula="of:=IF(ROUND([.F121];6)=ROUND([.Q121];6);0;1)" office:value-type="float" office:value="0" calcext:value-type="float">
            <text:p>0</text:p>
          </table:table-cell>
          <table:table-cell table:style-name="ce7" table:formula="of:=IF(ROUND([.G121];6)=ROUND([.R121];6);0;1)" office:value-type="float" office:value="0" calcext:value-type="float">
            <text:p>0</text:p>
          </table:table-cell>
          <table:table-cell table:style-name="ce7" table:formula="of:=IF(ROUND([.H121];6)=ROUND([.S121];6);0;1)" office:value-type="float" office:value="0" calcext:value-type="float">
            <text:p>0</text:p>
          </table:table-cell>
          <table:table-cell table:style-name="ce7" table:formula="of:=IF(ROUND([.I121];6)=ROUND([.T121];6);0;1)" office:value-type="float" office:value="0" calcext:value-type="float">
            <text:p>0</text:p>
          </table:table-cell>
          <table:table-cell table:style-name="ce7" table:formula="of:=IF(ROUND([.J121];6)=ROUND([.U121];6);0;1)" office:value-type="float" office:value="0" calcext:value-type="float">
            <text:p>0</text:p>
          </table:table-cell>
          <table:table-cell table:style-name="ce7" table:formula="of:=IF(ROUND([.K121];6)=ROUND([.V121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590233278058303" calcext:value-type="float">
            <text:p>-0.590233278058303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99997" calcext:value-type="float">
            <text:p>0.999999999999997</text:p>
          </table:table-cell>
          <table:table-cell office:value-type="float" office:value="3.9512043527398E-032" calcext:value-type="float">
            <text:p>3.9512043527398E-32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4.93038065763132E-032" calcext:value-type="float">
            <text:p>4.93038065763132E-32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22];6)=ROUND([.L122];6);0;1)" office:value-type="float" office:value="0" calcext:value-type="float">
            <text:p>0</text:p>
          </table:table-cell>
          <table:table-cell table:style-name="ce6" table:formula="of:=IF(ROUND([.B122];6)=ROUND([.M122];6);0;1)" office:value-type="float" office:value="0" calcext:value-type="float">
            <text:p>0</text:p>
          </table:table-cell>
          <table:table-cell table:style-name="ce6" table:formula="of:=IF(ROUND([.C122];6)=ROUND([.N122];6);0;1)" office:value-type="float" office:value="0" calcext:value-type="float">
            <text:p>0</text:p>
          </table:table-cell>
          <table:table-cell table:style-name="ce7" table:formula="of:=IF(ROUND([.D122];6)=ROUND([.O122];6);0;1)" office:value-type="float" office:value="0" calcext:value-type="float">
            <text:p>0</text:p>
          </table:table-cell>
          <table:table-cell table:style-name="ce7" table:formula="of:=IF(ROUND([.E122];6)=ROUND([.P122];6);0;1)" office:value-type="float" office:value="0" calcext:value-type="float">
            <text:p>0</text:p>
          </table:table-cell>
          <table:table-cell table:style-name="ce7" table:formula="of:=IF(ROUND([.F122];6)=ROUND([.Q122];6);0;1)" office:value-type="float" office:value="0" calcext:value-type="float">
            <text:p>0</text:p>
          </table:table-cell>
          <table:table-cell table:style-name="ce7" table:formula="of:=IF(ROUND([.G122];6)=ROUND([.R122];6);0;1)" office:value-type="float" office:value="0" calcext:value-type="float">
            <text:p>0</text:p>
          </table:table-cell>
          <table:table-cell table:style-name="ce7" table:formula="of:=IF(ROUND([.H122];6)=ROUND([.S122];6);0;1)" office:value-type="float" office:value="0" calcext:value-type="float">
            <text:p>0</text:p>
          </table:table-cell>
          <table:table-cell table:style-name="ce7" table:formula="of:=IF(ROUND([.I122];6)=ROUND([.T122];6);0;1)" office:value-type="float" office:value="0" calcext:value-type="float">
            <text:p>0</text:p>
          </table:table-cell>
          <table:table-cell table:style-name="ce7" table:formula="of:=IF(ROUND([.J122];6)=ROUND([.U122];6);0;1)" office:value-type="float" office:value="0" calcext:value-type="float">
            <text:p>0</text:p>
          </table:table-cell>
          <table:table-cell table:style-name="ce7" table:formula="of:=IF(ROUND([.K122];6)=ROUND([.V122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0110667223212395" calcext:value-type="float">
            <text:p>-0.00110667223212395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office:value-type="float" office:value="0.664084067021541" calcext:value-type="float">
            <text:p>0.664084067021541</text:p>
          </table:table-cell>
          <table:table-cell office:value-type="float" office:value="0.128530013712681" calcext:value-type="float">
            <text:p>0.128530013712681</text:p>
          </table:table-cell>
          <table:table-cell office:value-type="float" office:value="47.5423640870405" calcext:value-type="float">
            <text:p>47.5423640870405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2.51647895701393" calcext:value-type="float">
            <text:p>2.51647895701393</text:p>
          </table:table-cell>
          <table:table-cell office:value-type="float" office:value="-0.00860011874386777" calcext:value-type="float">
            <text:p>-0.00860011874386777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office:value-type="float" office:value="0.664084063519685" calcext:value-type="float">
            <text:p>0.664084063519685</text:p>
          </table:table-cell>
          <table:table-cell office:value-type="float" office:value="0.998826397165967" calcext:value-type="float">
            <text:p>0.998826397165967</text:p>
          </table:table-cell>
          <table:table-cell office:value-type="float" office:value="0.00352453207479591" calcext:value-type="float">
            <text:p>0.00352453207479591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136586257600585" calcext:value-type="float">
            <text:p>0.0136586257600585</text:p>
          </table:table-cell>
          <table:table-cell office:value-type="float" office:value="0.000186558057653335" calcext:value-type="float">
            <text:p>0.000186558057653335</text:p>
          </table:table-cell>
          <table:table-cell table:style-name="ce6" table:formula="of:=IF(ROUND([.A123];6)=ROUND([.L123];6);0;1)" office:value-type="float" office:value="1" calcext:value-type="float">
            <text:p>1</text:p>
          </table:table-cell>
          <table:table-cell table:style-name="ce6" table:formula="of:=IF(ROUND([.B123];6)=ROUND([.M123];6);0;1)" office:value-type="float" office:value="0" calcext:value-type="float">
            <text:p>0</text:p>
          </table:table-cell>
          <table:table-cell table:style-name="ce6" table:formula="of:=IF(ROUND([.C123];6)=ROUND([.N123];6);0;1)" office:value-type="float" office:value="0" calcext:value-type="float">
            <text:p>0</text:p>
          </table:table-cell>
          <table:table-cell table:style-name="ce7" table:formula="of:=IF(ROUND([.D123];6)=ROUND([.O123];6);0;1)" office:value-type="float" office:value="0" calcext:value-type="float">
            <text:p>0</text:p>
          </table:table-cell>
          <table:table-cell table:style-name="ce7" table:formula="of:=IF(ROUND([.E123];6)=ROUND([.P123];6);0;1)" office:value-type="float" office:value="1" calcext:value-type="float">
            <text:p>1</text:p>
          </table:table-cell>
          <table:table-cell table:style-name="ce7" table:formula="of:=IF(ROUND([.F123];6)=ROUND([.Q123];6);0;1)" office:value-type="float" office:value="1" calcext:value-type="float">
            <text:p>1</text:p>
          </table:table-cell>
          <table:table-cell table:style-name="ce7" table:formula="of:=IF(ROUND([.G123];6)=ROUND([.R123];6);0;1)" office:value-type="float" office:value="1" calcext:value-type="float">
            <text:p>1</text:p>
          </table:table-cell>
          <table:table-cell table:style-name="ce7" table:formula="of:=IF(ROUND([.H123];6)=ROUND([.S123];6);0;1)" office:value-type="float" office:value="0" calcext:value-type="float">
            <text:p>0</text:p>
          </table:table-cell>
          <table:table-cell table:style-name="ce7" table:formula="of:=IF(ROUND([.I123];6)=ROUND([.T123];6);0;1)" office:value-type="float" office:value="0" calcext:value-type="float">
            <text:p>0</text:p>
          </table:table-cell>
          <table:table-cell table:style-name="ce7" table:formula="of:=IF(ROUND([.J123];6)=ROUND([.U123];6);0;1)" office:value-type="float" office:value="1" calcext:value-type="float">
            <text:p>1</text:p>
          </table:table-cell>
          <table:table-cell table:style-name="ce7" table:formula="of:=IF(ROUND([.K123];6)=ROUND([.V123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031884985581974" calcext:value-type="float">
            <text:p>-0.031884985581974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0.676666747804193" calcext:value-type="float">
            <text:p>0.676666747804193</text:p>
          </table:table-cell>
          <table:table-cell office:value-type="float" office:value="0.33872383479031" calcext:value-type="float">
            <text:p>0.33872383479031</text:p>
          </table:table-cell>
          <table:table-cell office:value-type="float" office:value="6.84243319869325" calcext:value-type="float">
            <text:p>6.84243319869325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2.29098907247559" calcext:value-type="float">
            <text:p>2.29098907247559</text:p>
          </table:table-cell>
          <table:table-cell office:value-type="float" office:value="-0.0934377877969314" calcext:value-type="float">
            <text:p>-0.0934377877969314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office:value-type="float" office:value="0.676666743984781" calcext:value-type="float">
            <text:p>0.676666743984781</text:p>
          </table:table-cell>
          <table:table-cell office:value-type="float" office:value="0.992617880410443" calcext:value-type="float">
            <text:p>0.992617880410443</text:p>
          </table:table-cell>
          <table:table-cell office:value-type="float" office:value="0.022294686556346" calcext:value-type="float">
            <text:p>0.022294686556346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0863986406276558" calcext:value-type="float">
            <text:p>0.0863986406276558</text:p>
          </table:table-cell>
          <table:table-cell office:value-type="float" office:value="0.00746472510230681" calcext:value-type="float">
            <text:p>0.00746472510230681</text:p>
          </table:table-cell>
          <table:table-cell table:style-name="ce6" table:formula="of:=IF(ROUND([.A124];6)=ROUND([.L124];6);0;1)" office:value-type="float" office:value="1" calcext:value-type="float">
            <text:p>1</text:p>
          </table:table-cell>
          <table:table-cell table:style-name="ce6" table:formula="of:=IF(ROUND([.B124];6)=ROUND([.M124];6);0;1)" office:value-type="float" office:value="0" calcext:value-type="float">
            <text:p>0</text:p>
          </table:table-cell>
          <table:table-cell table:style-name="ce6" table:formula="of:=IF(ROUND([.C124];6)=ROUND([.N124];6);0;1)" office:value-type="float" office:value="0" calcext:value-type="float">
            <text:p>0</text:p>
          </table:table-cell>
          <table:table-cell table:style-name="ce7" table:formula="of:=IF(ROUND([.D124];6)=ROUND([.O124];6);0;1)" office:value-type="float" office:value="0" calcext:value-type="float">
            <text:p>0</text:p>
          </table:table-cell>
          <table:table-cell table:style-name="ce7" table:formula="of:=IF(ROUND([.E124];6)=ROUND([.P124];6);0;1)" office:value-type="float" office:value="1" calcext:value-type="float">
            <text:p>1</text:p>
          </table:table-cell>
          <table:table-cell table:style-name="ce7" table:formula="of:=IF(ROUND([.F124];6)=ROUND([.Q124];6);0;1)" office:value-type="float" office:value="1" calcext:value-type="float">
            <text:p>1</text:p>
          </table:table-cell>
          <table:table-cell table:style-name="ce7" table:formula="of:=IF(ROUND([.G124];6)=ROUND([.R124];6);0;1)" office:value-type="float" office:value="0" calcext:value-type="float">
            <text:p>0</text:p>
          </table:table-cell>
          <table:table-cell table:style-name="ce7" table:formula="of:=IF(ROUND([.H124];6)=ROUND([.S124];6);0;1)" office:value-type="float" office:value="0" calcext:value-type="float">
            <text:p>0</text:p>
          </table:table-cell>
          <table:table-cell table:style-name="ce7" table:formula="of:=IF(ROUND([.I124];6)=ROUND([.T124];6);0;1)" office:value-type="float" office:value="0" calcext:value-type="float">
            <text:p>0</text:p>
          </table:table-cell>
          <table:table-cell table:style-name="ce7" table:formula="of:=IF(ROUND([.J124];6)=ROUND([.U124];6);0;1)" office:value-type="float" office:value="1" calcext:value-type="float">
            <text:p>1</text:p>
          </table:table-cell>
          <table:table-cell table:style-name="ce7" table:formula="of:=IF(ROUND([.K124];6)=ROUND([.V124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294026881029265" calcext:value-type="float">
            <text:p>-0.294026881029265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0.719079929029466" calcext:value-type="float">
            <text:p>0.719079929029466</text:p>
          </table:table-cell>
          <table:table-cell office:value-type="float" office:value="0.692765383152862" calcext:value-type="float">
            <text:p>0.692765383152862</text:p>
          </table:table-cell>
          <table:table-cell office:value-type="float" office:value="1.30892877178778" calcext:value-type="float">
            <text:p>1.30892877178778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1.63330380372877" calcext:value-type="float">
            <text:p>1.63330380372877</text:p>
          </table:table-cell>
          <table:table-cell office:value-type="float" office:value="-0.412957273977888" calcext:value-type="float">
            <text:p>-0.41295727397788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office:value-type="float" office:value="0.719079924685926" calcext:value-type="float">
            <text:p>0.719079924685926</text:p>
          </table:table-cell>
          <table:table-cell office:value-type="float" office:value="0.972980826339456" calcext:value-type="float">
            <text:p>0.972980826339456</text:p>
          </table:table-cell>
          <table:table-cell office:value-type="float" office:value="0.0830883013669061" calcext:value-type="float">
            <text:p>0.0830883013669061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321992250127343" calcext:value-type="float">
            <text:p>0.321992250127343</text:p>
          </table:table-cell>
          <table:table-cell office:value-type="float" office:value="0.10367900914207" calcext:value-type="float">
            <text:p>0.10367900914207</text:p>
          </table:table-cell>
          <table:table-cell table:style-name="ce6" table:formula="of:=IF(ROUND([.A125];6)=ROUND([.L125];6);0;1)" office:value-type="float" office:value="1" calcext:value-type="float">
            <text:p>1</text:p>
          </table:table-cell>
          <table:table-cell table:style-name="ce6" table:formula="of:=IF(ROUND([.B125];6)=ROUND([.M125];6);0;1)" office:value-type="float" office:value="0" calcext:value-type="float">
            <text:p>0</text:p>
          </table:table-cell>
          <table:table-cell table:style-name="ce6" table:formula="of:=IF(ROUND([.C125];6)=ROUND([.N125];6);0;1)" office:value-type="float" office:value="0" calcext:value-type="float">
            <text:p>0</text:p>
          </table:table-cell>
          <table:table-cell table:style-name="ce7" table:formula="of:=IF(ROUND([.D125];6)=ROUND([.O125];6);0;1)" office:value-type="float" office:value="0" calcext:value-type="float">
            <text:p>0</text:p>
          </table:table-cell>
          <table:table-cell table:style-name="ce7" table:formula="of:=IF(ROUND([.E125];6)=ROUND([.P125];6);0;1)" office:value-type="float" office:value="1" calcext:value-type="float">
            <text:p>1</text:p>
          </table:table-cell>
          <table:table-cell table:style-name="ce7" table:formula="of:=IF(ROUND([.F125];6)=ROUND([.Q125];6);0;1)" office:value-type="float" office:value="1" calcext:value-type="float">
            <text:p>1</text:p>
          </table:table-cell>
          <table:table-cell table:style-name="ce7" table:formula="of:=IF(ROUND([.G125];6)=ROUND([.R125];6);0;1)" office:value-type="float" office:value="0" calcext:value-type="float">
            <text:p>0</text:p>
          </table:table-cell>
          <table:table-cell table:style-name="ce7" table:formula="of:=IF(ROUND([.H125];6)=ROUND([.S125];6);0;1)" office:value-type="float" office:value="0" calcext:value-type="float">
            <text:p>0</text:p>
          </table:table-cell>
          <table:table-cell table:style-name="ce7" table:formula="of:=IF(ROUND([.I125];6)=ROUND([.T125];6);0;1)" office:value-type="float" office:value="0" calcext:value-type="float">
            <text:p>0</text:p>
          </table:table-cell>
          <table:table-cell table:style-name="ce7" table:formula="of:=IF(ROUND([.J125];6)=ROUND([.U125];6);0;1)" office:value-type="float" office:value="1" calcext:value-type="float">
            <text:p>1</text:p>
          </table:table-cell>
          <table:table-cell table:style-name="ce7" table:formula="of:=IF(ROUND([.K125];6)=ROUND([.V125];6);0;1)" office:value-type="float" office:value="1" calcext:value-type="float">
            <text:p>1</text:p>
          </table:table-cell>
          <table:table-cell table:number-columns-repeated="991"/>
        </table:table-row>
        <table:table-row table:style-name="ro2">
          <table:table-cell office:value-type="float" office:value="-0.487562678116902" calcext:value-type="float">
            <text:p>-0.487562678116902</text:p>
          </table:table-cell>
          <table:table-cell office:value-type="float" office:value="0.0328989398964694" calcext:value-type="float">
            <text:p>0.0328989398964694</text:p>
          </table:table-cell>
          <table:table-cell office:value-type="float" office:value="1" calcext:value-type="float">
            <text:p>1</text:p>
          </table:table-cell>
          <table:table-cell office:value-type="float" office:value="0.813478703710291" calcext:value-type="float">
            <text:p>0.813478703710291</text:p>
          </table:table-cell>
          <table:table-cell office:value-type="float" office:value="0.935248389550161" calcext:value-type="float">
            <text:p>0.935248389550161</text:p>
          </table:table-cell>
          <table:table-cell office:value-type="float" office:value="0.206435531264" calcext:value-type="float">
            <text:p>0.206435531264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0.64" calcext:value-type="float">
            <text:p>0.64</text:p>
          </table:table-cell>
          <table:table-cell office:value-type="float" office:value="-0.487562672303027" calcext:value-type="float">
            <text:p>-0.487562672303027</text:p>
          </table:table-cell>
          <table:table-cell office:value-type="float" office:value="0.0328989390687621" calcext:value-type="float">
            <text:p>0.0328989390687621</text:p>
          </table:table-cell>
          <table:table-cell office:value-type="float" office:value="1" calcext:value-type="float">
            <text:p>1</text:p>
          </table:table-cell>
          <table:table-cell office:value-type="float" office:value="0.813478701522219" calcext:value-type="float">
            <text:p>0.813478701522219</text:p>
          </table:table-cell>
          <table:table-cell office:value-type="float" office:value="0.935248388756856" calcext:value-type="float">
            <text:p>0.935248388756856</text:p>
          </table:table-cell>
          <table:table-cell office:value-type="float" office:value="0.206435533953772" calcext:value-type="float">
            <text:p>0.206435533953772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0.800000011920929" calcext:value-type="float">
            <text:p>0.800000011920929</text:p>
          </table:table-cell>
          <table:table-cell office:value-type="float" office:value="0.640000019073487" calcext:value-type="float">
            <text:p>0.640000019073487</text:p>
          </table:table-cell>
          <table:table-cell table:style-name="ce6" table:formula="of:=IF(ROUND([.A126];6)=ROUND([.L126];6);0;1)" office:value-type="float" office:value="0" calcext:value-type="float">
            <text:p>0</text:p>
          </table:table-cell>
          <table:table-cell table:style-name="ce6" table:formula="of:=IF(ROUND([.B126];6)=ROUND([.M126];6);0;1)" office:value-type="float" office:value="0" calcext:value-type="float">
            <text:p>0</text:p>
          </table:table-cell>
          <table:table-cell table:style-name="ce6" table:formula="of:=IF(ROUND([.C126];6)=ROUND([.N126];6);0;1)" office:value-type="float" office:value="0" calcext:value-type="float">
            <text:p>0</text:p>
          </table:table-cell>
          <table:table-cell table:style-name="ce7" table:formula="of:=IF(ROUND([.D126];6)=ROUND([.O126];6);0;1)" office:value-type="float" office:value="0" calcext:value-type="float">
            <text:p>0</text:p>
          </table:table-cell>
          <table:table-cell table:style-name="ce7" table:formula="of:=IF(ROUND([.E126];6)=ROUND([.P126];6);0;1)" office:value-type="float" office:value="0" calcext:value-type="float">
            <text:p>0</text:p>
          </table:table-cell>
          <table:table-cell table:style-name="ce7" table:formula="of:=IF(ROUND([.F126];6)=ROUND([.Q126];6);0;1)" office:value-type="float" office:value="0" calcext:value-type="float">
            <text:p>0</text:p>
          </table:table-cell>
          <table:table-cell table:style-name="ce7" table:formula="of:=IF(ROUND([.G126];6)=ROUND([.R126];6);0;1)" office:value-type="float" office:value="0" calcext:value-type="float">
            <text:p>0</text:p>
          </table:table-cell>
          <table:table-cell table:style-name="ce7" table:formula="of:=IF(ROUND([.H126];6)=ROUND([.S126];6);0;1)" office:value-type="float" office:value="0" calcext:value-type="float">
            <text:p>0</text:p>
          </table:table-cell>
          <table:table-cell table:style-name="ce7" table:formula="of:=IF(ROUND([.I126];6)=ROUND([.T126];6);0;1)" office:value-type="float" office:value="0" calcext:value-type="float">
            <text:p>0</text:p>
          </table:table-cell>
          <table:table-cell table:style-name="ce7" table:formula="of:=IF(ROUND([.J126];6)=ROUND([.U126];6);0;1)" office:value-type="float" office:value="1" calcext:value-type="float">
            <text:p>1</text:p>
          </table:table-cell>
          <table:table-cell table:style-name="ce7" table:formula="of:=IF(ROUND([.K126];6)=ROUND([.V126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0129655635621074" calcext:value-type="float">
            <text:p>-0.0129655635621074</text:p>
          </table:table-cell>
          <table:table-cell office:value-type="float" office:value="1.16392272784686" calcext:value-type="float">
            <text:p>1.16392272784686</text:p>
          </table:table-cell>
          <table:table-cell office:value-type="float" office:value="0.03349460434" calcext:value-type="float">
            <text:p>0.03349460434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7188" calcext:value-type="float">
            <text:p>18.8924147188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012965562945752" calcext:value-type="float">
            <text:p>-0.012965562945752</text:p>
          </table:table-cell>
          <table:table-cell office:value-type="float" office:value="1.16392268347302" calcext:value-type="float">
            <text:p>1.16392268347302</text:p>
          </table:table-cell>
          <table:table-cell office:value-type="float" office:value="0.0334946028888226" calcext:value-type="float">
            <text:p>0.0334946028888226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18.8924140781164" calcext:value-type="float">
            <text:p>18.8924140781164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27];6)=ROUND([.L127];6);0;1)" office:value-type="float" office:value="0" calcext:value-type="float">
            <text:p>0</text:p>
          </table:table-cell>
          <table:table-cell table:style-name="ce6" table:formula="of:=IF(ROUND([.B127];6)=ROUND([.M127];6);0;1)" office:value-type="float" office:value="0" calcext:value-type="float">
            <text:p>0</text:p>
          </table:table-cell>
          <table:table-cell table:style-name="ce6" table:formula="of:=IF(ROUND([.C127];6)=ROUND([.N127];6);0;1)" office:value-type="float" office:value="0" calcext:value-type="float">
            <text:p>0</text:p>
          </table:table-cell>
          <table:table-cell table:style-name="ce7" table:formula="of:=IF(ROUND([.D127];6)=ROUND([.O127];6);0;1)" office:value-type="float" office:value="0" calcext:value-type="float">
            <text:p>0</text:p>
          </table:table-cell>
          <table:table-cell table:style-name="ce7" table:formula="of:=IF(ROUND([.E127];6)=ROUND([.P127];6);0;1)" office:value-type="float" office:value="0" calcext:value-type="float">
            <text:p>0</text:p>
          </table:table-cell>
          <table:table-cell table:style-name="ce7" table:formula="of:=IF(ROUND([.F127];6)=ROUND([.Q127];6);0;1)" office:value-type="float" office:value="0" calcext:value-type="float">
            <text:p>0</text:p>
          </table:table-cell>
          <table:table-cell table:style-name="ce7" table:formula="of:=IF(ROUND([.G127];6)=ROUND([.R127];6);0;1)" office:value-type="float" office:value="1" calcext:value-type="float">
            <text:p>1</text:p>
          </table:table-cell>
          <table:table-cell table:style-name="ce7" table:formula="of:=IF(ROUND([.H127];6)=ROUND([.S127];6);0;1)" office:value-type="float" office:value="0" calcext:value-type="float">
            <text:p>0</text:p>
          </table:table-cell>
          <table:table-cell table:style-name="ce7" table:formula="of:=IF(ROUND([.I127];6)=ROUND([.T127];6);0;1)" office:value-type="float" office:value="0" calcext:value-type="float">
            <text:p>0</text:p>
          </table:table-cell>
          <table:table-cell table:style-name="ce7" table:formula="of:=IF(ROUND([.J127];6)=ROUND([.U127];6);0;1)" office:value-type="float" office:value="0" calcext:value-type="float">
            <text:p>0</text:p>
          </table:table-cell>
          <table:table-cell table:style-name="ce7" table:formula="of:=IF(ROUND([.K127];6)=ROUND([.V127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139112332401368" calcext:value-type="float">
            <text:p>-0.139112332401368</text:p>
          </table:table-cell>
          <table:table-cell office:value-type="float" office:value="0.281715245477354" calcext:value-type="float">
            <text:p>0.281715245477354</text:p>
          </table:table-cell>
          <table:table-cell office:value-type="float" office:value="0.2347269535" calcext:value-type="float">
            <text:p>0.2347269535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99999" calcext:value-type="float">
            <text:p>0.999999999999999</text:p>
          </table:table-cell>
          <table:table-cell office:value-type="float" office:value="1.47254304698702E-031" calcext:value-type="float">
            <text:p>1.47254304698702E-31</text:p>
          </table:table-cell>
          <table:table-cell office:value-type="float" office:value="2.9866721238" calcext:value-type="float">
            <text:p>2.9866721238</text:p>
          </table:table-cell>
          <table:table-cell table:number-columns-repeated="3"/>
          <table:table-cell office:value-type="float" office:value="4.93038065763132E-032" calcext:value-type="float">
            <text:p>4.93038065763132E-32</text:p>
          </table:table-cell>
          <table:table-cell office:value-type="float" office:value="-0.139112328754285" calcext:value-type="float">
            <text:p>-0.139112328754285</text:p>
          </table:table-cell>
          <table:table-cell office:value-type="float" office:value="0.281715243953611" calcext:value-type="float">
            <text:p>0.281715243953611</text:p>
          </table:table-cell>
          <table:table-cell office:value-type="float" office:value="0.234726950526237" calcext:value-type="float">
            <text:p>0.234726950526237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2.98667214810848" calcext:value-type="float">
            <text:p>2.98667214810848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28];6)=ROUND([.L128];6);0;1)" office:value-type="float" office:value="0" calcext:value-type="float">
            <text:p>0</text:p>
          </table:table-cell>
          <table:table-cell table:style-name="ce6" table:formula="of:=IF(ROUND([.B128];6)=ROUND([.M128];6);0;1)" office:value-type="float" office:value="0" calcext:value-type="float">
            <text:p>0</text:p>
          </table:table-cell>
          <table:table-cell table:style-name="ce6" table:formula="of:=IF(ROUND([.C128];6)=ROUND([.N128];6);0;1)" office:value-type="float" office:value="0" calcext:value-type="float">
            <text:p>0</text:p>
          </table:table-cell>
          <table:table-cell table:style-name="ce7" table:formula="of:=IF(ROUND([.D128];6)=ROUND([.O128];6);0;1)" office:value-type="float" office:value="0" calcext:value-type="float">
            <text:p>0</text:p>
          </table:table-cell>
          <table:table-cell table:style-name="ce7" table:formula="of:=IF(ROUND([.E128];6)=ROUND([.P128];6);0;1)" office:value-type="float" office:value="0" calcext:value-type="float">
            <text:p>0</text:p>
          </table:table-cell>
          <table:table-cell table:style-name="ce7" table:formula="of:=IF(ROUND([.F128];6)=ROUND([.Q128];6);0;1)" office:value-type="float" office:value="0" calcext:value-type="float">
            <text:p>0</text:p>
          </table:table-cell>
          <table:table-cell table:style-name="ce7" table:formula="of:=IF(ROUND([.G128];6)=ROUND([.R128];6);0;1)" office:value-type="float" office:value="0" calcext:value-type="float">
            <text:p>0</text:p>
          </table:table-cell>
          <table:table-cell table:style-name="ce7" table:formula="of:=IF(ROUND([.H128];6)=ROUND([.S128];6);0;1)" office:value-type="float" office:value="0" calcext:value-type="float">
            <text:p>0</text:p>
          </table:table-cell>
          <table:table-cell table:style-name="ce7" table:formula="of:=IF(ROUND([.I128];6)=ROUND([.T128];6);0;1)" office:value-type="float" office:value="0" calcext:value-type="float">
            <text:p>0</text:p>
          </table:table-cell>
          <table:table-cell table:style-name="ce7" table:formula="of:=IF(ROUND([.J128];6)=ROUND([.U128];6);0;1)" office:value-type="float" office:value="0" calcext:value-type="float">
            <text:p>0</text:p>
          </table:table-cell>
          <table:table-cell table:style-name="ce7" table:formula="of:=IF(ROUND([.K128];6)=ROUND([.V128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590233278058303" calcext:value-type="float">
            <text:p>-0.590233278058303</text:p>
          </table:table-cell>
          <table:table-cell office:value-type="float" office:value="0.0925119750177518" calcext:value-type="float">
            <text:p>0.0925119750177518</text:p>
          </table:table-cell>
          <table:table-cell office:value-type="float" office:value="0.8137573261" calcext:value-type="float">
            <text:p>0.8137573261</text:p>
          </table:table-cell>
          <table:table-cell office:value-type="float" office:value="1" calcext:value-type="float">
            <text:p>1</text:p>
          </table:table-cell>
          <table:table-cell office:value-type="float" office:value="0.999999999999997" calcext:value-type="float">
            <text:p>0.999999999999997</text:p>
          </table:table-cell>
          <table:table-cell office:value-type="float" office:value="3.9512043527398E-032" calcext:value-type="float">
            <text:p>3.9512043527398E-32</text:p>
          </table:table-cell>
          <table:table-cell office:value-type="float" office:value="0.8013994511" calcext:value-type="float">
            <text:p>0.8013994511</text:p>
          </table:table-cell>
          <table:table-cell table:number-columns-repeated="3"/>
          <table:table-cell office:value-type="float" office:value="4.93038065763132E-032" calcext:value-type="float">
            <text:p>4.93038065763132E-32</text:p>
          </table:table-cell>
          <table:table-cell office:value-type="float" office:value="-0.590233253694978" calcext:value-type="float">
            <text:p>-0.590233253694978</text:p>
          </table:table-cell>
          <table:table-cell office:value-type="float" office:value="0.0925119745129634" calcext:value-type="float">
            <text:p>0.0925119745129634</text:p>
          </table:table-cell>
          <table:table-cell office:value-type="float" office:value="0.813757300376892" calcext:value-type="float">
            <text:p>0.813757300376892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801399454474449" calcext:value-type="float">
            <text:p>0.801399454474449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29];6)=ROUND([.L129];6);0;1)" office:value-type="float" office:value="0" calcext:value-type="float">
            <text:p>0</text:p>
          </table:table-cell>
          <table:table-cell table:style-name="ce6" table:formula="of:=IF(ROUND([.B129];6)=ROUND([.M129];6);0;1)" office:value-type="float" office:value="0" calcext:value-type="float">
            <text:p>0</text:p>
          </table:table-cell>
          <table:table-cell table:style-name="ce6" table:formula="of:=IF(ROUND([.C129];6)=ROUND([.N129];6);0;1)" office:value-type="float" office:value="0" calcext:value-type="float">
            <text:p>0</text:p>
          </table:table-cell>
          <table:table-cell table:style-name="ce7" table:formula="of:=IF(ROUND([.D129];6)=ROUND([.O129];6);0;1)" office:value-type="float" office:value="0" calcext:value-type="float">
            <text:p>0</text:p>
          </table:table-cell>
          <table:table-cell table:style-name="ce7" table:formula="of:=IF(ROUND([.E129];6)=ROUND([.P129];6);0;1)" office:value-type="float" office:value="0" calcext:value-type="float">
            <text:p>0</text:p>
          </table:table-cell>
          <table:table-cell table:style-name="ce7" table:formula="of:=IF(ROUND([.F129];6)=ROUND([.Q129];6);0;1)" office:value-type="float" office:value="0" calcext:value-type="float">
            <text:p>0</text:p>
          </table:table-cell>
          <table:table-cell table:style-name="ce7" table:formula="of:=IF(ROUND([.G129];6)=ROUND([.R129];6);0;1)" office:value-type="float" office:value="0" calcext:value-type="float">
            <text:p>0</text:p>
          </table:table-cell>
          <table:table-cell table:style-name="ce7" table:formula="of:=IF(ROUND([.H129];6)=ROUND([.S129];6);0;1)" office:value-type="float" office:value="0" calcext:value-type="float">
            <text:p>0</text:p>
          </table:table-cell>
          <table:table-cell table:style-name="ce7" table:formula="of:=IF(ROUND([.I129];6)=ROUND([.T129];6);0;1)" office:value-type="float" office:value="0" calcext:value-type="float">
            <text:p>0</text:p>
          </table:table-cell>
          <table:table-cell table:style-name="ce7" table:formula="of:=IF(ROUND([.J129];6)=ROUND([.U129];6);0;1)" office:value-type="float" office:value="0" calcext:value-type="float">
            <text:p>0</text:p>
          </table:table-cell>
          <table:table-cell table:style-name="ce7" table:formula="of:=IF(ROUND([.K129];6)=ROUND([.V129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>
          <table:table-cell office:value-type="float" office:value="-0.640851340312899" calcext:value-type="float">
            <text:p>-0.640851340312899</text:p>
          </table:table-cell>
          <table:table-cell office:value-type="float" office:value="0.0328989398964694" calcext:value-type="float">
            <text:p>0.0328989398964694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25555176" calcext:value-type="float">
            <text:p>0.3225555176</text:p>
          </table:table-cell>
          <table:table-cell table:number-columns-repeated="3"/>
          <table:table-cell office:value-type="float" office:value="0" calcext:value-type="float">
            <text:p>0</text:p>
          </table:table-cell>
          <table:table-cell office:value-type="float" office:value="-0.640851334938487" calcext:value-type="float">
            <text:p>-0.640851334938487</text:p>
          </table:table-cell>
          <table:table-cell office:value-type="float" office:value="0.0328989390687621" calcext:value-type="float">
            <text:p>0.0328989390687621</text:p>
          </table:table-cell>
          <table:table-cell table:number-columns-repeated="3"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office:value-type="float" office:value="0.322555512189865" calcext:value-type="float">
            <text:p>0.322555512189865</text:p>
          </table:table-cell>
          <table:table-cell table:number-columns-repeated="4" office:value-type="float" office:value="0" calcext:value-type="float">
            <text:p>0</text:p>
          </table:table-cell>
          <table:table-cell table:style-name="ce6" table:formula="of:=IF(ROUND([.A130];6)=ROUND([.L130];6);0;1)" office:value-type="float" office:value="0" calcext:value-type="float">
            <text:p>0</text:p>
          </table:table-cell>
          <table:table-cell table:style-name="ce6" table:formula="of:=IF(ROUND([.B130];6)=ROUND([.M130];6);0;1)" office:value-type="float" office:value="0" calcext:value-type="float">
            <text:p>0</text:p>
          </table:table-cell>
          <table:table-cell table:style-name="ce6" table:formula="of:=IF(ROUND([.C130];6)=ROUND([.N130];6);0;1)" office:value-type="float" office:value="0" calcext:value-type="float">
            <text:p>0</text:p>
          </table:table-cell>
          <table:table-cell table:style-name="ce7" table:formula="of:=IF(ROUND([.D130];6)=ROUND([.O130];6);0;1)" office:value-type="float" office:value="0" calcext:value-type="float">
            <text:p>0</text:p>
          </table:table-cell>
          <table:table-cell table:style-name="ce7" table:formula="of:=IF(ROUND([.E130];6)=ROUND([.P130];6);0;1)" office:value-type="float" office:value="0" calcext:value-type="float">
            <text:p>0</text:p>
          </table:table-cell>
          <table:table-cell table:style-name="ce7" table:formula="of:=IF(ROUND([.F130];6)=ROUND([.Q130];6);0;1)" office:value-type="float" office:value="0" calcext:value-type="float">
            <text:p>0</text:p>
          </table:table-cell>
          <table:table-cell table:style-name="ce7" table:formula="of:=IF(ROUND([.G130];6)=ROUND([.R130];6);0;1)" office:value-type="float" office:value="0" calcext:value-type="float">
            <text:p>0</text:p>
          </table:table-cell>
          <table:table-cell table:style-name="ce7" table:formula="of:=IF(ROUND([.H130];6)=ROUND([.S130];6);0;1)" office:value-type="float" office:value="0" calcext:value-type="float">
            <text:p>0</text:p>
          </table:table-cell>
          <table:table-cell table:style-name="ce7" table:formula="of:=IF(ROUND([.I130];6)=ROUND([.T130];6);0;1)" office:value-type="float" office:value="0" calcext:value-type="float">
            <text:p>0</text:p>
          </table:table-cell>
          <table:table-cell table:style-name="ce7" table:formula="of:=IF(ROUND([.J130];6)=ROUND([.U130];6);0;1)" office:value-type="float" office:value="0" calcext:value-type="float">
            <text:p>0</text:p>
          </table:table-cell>
          <table:table-cell table:style-name="ce7" table:formula="of:=IF(ROUND([.K130];6)=ROUND([.V130];6);0;1)" office:value-type="float" office:value="0" calcext:value-type="float">
            <text:p>0</text:p>
          </table:table-cell>
          <table:table-cell table:number-columns-repeated="991"/>
        </table:table-row>
        <table:table-row table:style-name="ro2" table:number-rows-repeated="1048445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Sheet1.W4:Sheet1.W1048576 Sheet1.Z3:Sheet1.AG130 Sheet1.W1:Sheet1.W1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  <calcext:conditional-format calcext:target-range-address="Sheet1.W3:Sheet1.Y130">
            <calcext:color-scale>
              <calcext:color-scale-entry calcext:value="0" calcext:type="minimum" calcext:color="#81d41a"/>
              <calcext:color-scale-entry calcext:value="50" calcext:type="percentile" calcext:color="#ffff00"/>
              <calcext:color-scale-entry calcext:value="0" calcext:type="maximum" calcext:color="#ff4000"/>
            </calcext:color-scale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0-19T18:38:39.290583450</meta:creation-date>
    <dc:date>2022-10-19T18:55:37.172002506</dc:date>
    <meta:editing-duration>PT16M54S</meta:editing-duration>
    <meta:editing-cycles>10</meta:editing-cycles>
    <meta:generator>LibreOffice/7.3.6.2$Linux_X86_64 LibreOffice_project/30$Build-2</meta:generator>
    <meta:document-statistic meta:table-count="1" meta:cell-count="3870" meta:object-count="0"/>
  </office:meta>
</office:document-meta>
</file>